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7CE155E8D689C890.png" manifest:media-type="image/png"/>
  <manifest:file-entry manifest:full-path="Pictures/1000000100000027000000296D1A5F36279E49EF.png" manifest:media-type="image/png"/>
  <manifest:file-entry manifest:full-path="Pictures/100000010000002B0000002F96F67F8A7B8D38E0.png" manifest:media-type="image/png"/>
  <manifest:file-entry manifest:full-path="Pictures/10000001000000270000002F574407562B5B0B0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pple Chancery" svg:font-family="'Apple Chancery'" style:font-adornments="Gra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face style:name="OpenSymbol1" svg:font-family="OpenSymbol" style:font-pitch="variable" style:font-charset="x-symbol"/>
    <style:font-face style:name="OpenSymbol2"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adornments="Roman"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automatic-styles>
    <style:style style:name="Tableau1" style:family="table">
      <style:table-properties style:width="9.151cm" table:align="margins"/>
    </style:style>
    <style:style style:name="Tableau1.A" style:family="table-column">
      <style:table-column-properties style:column-width="4.574cm" style:rel-column-width="32754*"/>
    </style:style>
    <style:style style:name="Tableau1.B" style:family="table-column">
      <style:table-column-properties style:column-width="4.577cm" style:rel-column-width="32781*"/>
    </style:style>
    <style:style style:name="Tableau1.1" style:family="table-row">
      <style:table-row-properties style:row-height="2.6cm"/>
    </style:style>
    <style:style style:name="Tableau1.A1" style:family="table-cell">
      <style:table-cell-properties fo:padding-left="0cm" fo:padding-right="0cm" fo:padding-top="0.101cm" fo:padding-bottom="0.101cm" fo:border-left="0.6pt solid #ffffff" fo:border-right="none" fo:border-top="0.6pt solid #ffffff" fo:border-bottom="0.6pt solid #ffffff"/>
    </style:style>
    <style:style style:name="Tableau1.B1" style:family="table-cell">
      <style:table-cell-properties style:vertical-align="middle" fo:padding-left="0cm" fo:padding-right="0cm" fo:padding-top="0.101cm" fo:padding-bottom="0.101cm" fo:border="0.6pt solid #ffffff"/>
    </style:style>
    <style:style style:name="Tableau1.2" style:family="table-row">
      <style:table-row-properties style:row-height="3.5cm"/>
    </style:style>
    <style:style style:name="Tableau1.A2" style:family="table-cell">
      <style:table-cell-properties fo:padding-left="0cm" fo:padding-right="0cm" fo:padding-top="0.101cm" fo:padding-bottom="0.101cm" fo:border-left="0.6pt solid #ffffff" fo:border-right="none" fo:border-top="none" fo:border-bottom="0.6pt solid #ffffff"/>
    </style:style>
    <style:style style:name="Tableau1.B2" style:family="table-cell">
      <style:table-cell-properties style:vertical-align="middle" fo:padding-left="0cm" fo:padding-right="0cm" fo:padding-top="0.101cm" fo:padding-bottom="0.101cm" fo:border-left="0.6pt solid #ffffff" fo:border-right="0.6pt solid #ffffff" fo:border-top="none" fo:border-bottom="0.6pt solid #ffffff"/>
    </style:style>
    <style:style style:name="Tableau1.3" style:family="table-row">
      <style:table-row-properties style:row-height="3cm"/>
    </style:style>
    <style:style style:name="Tableau1.A3" style:family="table-cell">
      <style:table-cell-properties fo:padding-left="0cm" fo:padding-right="0cm" fo:padding-top="0.101cm" fo:padding-bottom="0.101cm" fo:border-left="0.6pt solid #ffffff" fo:border-right="none" fo:border-top="none" fo:border-bottom="0.6pt solid #ffffff"/>
    </style:style>
    <style:style style:name="Tableau1.4" style:family="table-row">
      <style:table-row-properties style:row-height="3.099cm"/>
    </style:style>
    <style:style style:name="Tableau1.A4" style:family="table-cell">
      <style:table-cell-properties fo:padding-left="0cm" fo:padding-right="0cm" fo:padding-top="0.101cm" fo:padding-bottom="0.101cm" fo:border-left="0.6pt solid #ffffff" fo:border-right="none" fo:border-top="none" fo:border-bottom="0.6pt solid #ffffff"/>
    </style:style>
    <style:style style:name="Tableau1.B4" style:family="table-cell">
      <style:table-cell-properties style:vertical-align="bottom" fo:padding-left="0cm" fo:padding-right="0cm" fo:padding-top="0.101cm" fo:padding-bottom="0.101cm" fo:border-left="0.6pt solid #ffffff" fo:border-right="0.6pt solid #ffffff" fo:border-top="none" fo:border-bottom="0.6pt solid #ffffff"/>
    </style:style>
    <style:style style:name="Tableau9" style:family="table">
      <style:table-properties style:width="9.151cm" table:align="margins"/>
    </style:style>
    <style:style style:name="Tableau9.A" style:family="table-column">
      <style:table-column-properties style:column-width="3.385cm" style:rel-column-width="24240*"/>
    </style:style>
    <style:style style:name="Tableau9.B" style:family="table-column">
      <style:table-column-properties style:column-width="5.766cm" style:rel-column-width="41295*"/>
    </style:style>
    <style:style style:name="Tableau9.1" style:family="table-row">
      <style:table-row-properties style:row-height="3.099cm"/>
    </style:style>
    <style:style style:name="Tableau9.A1" style:family="table-cell">
      <style:table-cell-properties fo:padding-left="0cm" fo:padding-right="0cm" fo:padding-top="0.101cm" fo:padding-bottom="0.101cm" fo:border-left="none" fo:border-right="none" fo:border-top="none" fo:border-bottom="0.6pt solid #ffffff"/>
    </style:style>
    <style:style style:name="Tableau9.B1" style:family="table-cell">
      <style:table-cell-properties style:vertical-align="middle" fo:padding-left="0cm" fo:padding-right="0cm" fo:padding-top="0.101cm" fo:padding-bottom="0.101cm" fo:border-left="none" fo:border-right="none" fo:border-top="none" fo:border-bottom="0.6pt solid #ffffff"/>
    </style:style>
    <style:style style:name="Tableau9.A4" style:family="table-cell">
      <style:table-cell-properties fo:padding-left="0cm" fo:padding-right="0cm" fo:padding-top="0.101cm" fo:padding-bottom="0.101cm" fo:border="none"/>
    </style:style>
    <style:style style:name="Tableau9.B4" style:family="table-cell">
      <style:table-cell-properties style:vertical-align="middle" fo:padding-left="0cm" fo:padding-right="0cm" fo:padding-top="0.101cm" fo:padding-bottom="0.101cm" fo:border="none"/>
    </style:style>
    <style:style style:name="Tableau2" style:family="table">
      <style:table-properties style:width="9.149cm" table:align="left"/>
    </style:style>
    <style:style style:name="Tableau2.A" style:family="table-column">
      <style:table-column-properties style:column-width="0.699cm"/>
    </style:style>
    <style:style style:name="Tableau2.B" style:family="table-column">
      <style:table-column-properties style:column-width="1.385cm"/>
    </style:style>
    <style:style style:name="Tableau2.D" style:family="table-column">
      <style:table-column-properties style:column-width="1.302cm"/>
    </style:style>
    <style:style style:name="Tableau2.E" style:family="table-column">
      <style:table-column-properties style:column-width="2.099cm"/>
    </style:style>
    <style:style style:name="Tableau2.F" style:family="table-column">
      <style:table-column-properties style:column-width="2.281cm"/>
    </style:style>
    <style:style style:name="Tableau2.1" style:family="table-row">
      <style:table-row-properties style:min-row-height="0.7cm"/>
    </style:style>
    <style:style style:name="Tableau2.A1" style:family="table-cell">
      <style:table-cell-properties style:vertical-align="middle" fo:background-color="transparent" fo:padding-left="0cm" fo:padding-right="0.101cm" fo:padding-top="0.101cm" fo:padding-bottom="0.101cm" fo:border="none">
        <style:background-image/>
      </style:table-cell-properties>
    </style:style>
    <style:style style:name="Tableau2.B1" style:family="table-cell">
      <style:table-cell-properties style:vertical-align="middle" fo:background-color="#a9ce7b" fo:padding="0.097cm" fo:border-left="0.5pt solid #000000" fo:border-right="none" fo:border-top="0.5pt solid #000000" fo:border-bottom="0.5pt solid #000000">
        <style:background-image/>
      </style:table-cell-properties>
    </style:style>
    <style:style style:name="Tableau2.F1" style:family="table-cell">
      <style:table-cell-properties style:vertical-align="middle" fo:background-color="#a9ce7b" fo:padding="0.097cm" fo:border="0.5pt solid #000000">
        <style:background-image/>
      </style:table-cell-properties>
    </style:style>
    <style:style style:name="Tableau2.2" style:family="table-row">
      <style:table-row-properties style:row-height="0.801cm"/>
    </style:style>
    <style:style style:name="Tableau2.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2.F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B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none" fo:border-top="none" fo:border-bottom="0.5pt solid #000000"/>
    </style:style>
    <style:style style:name="Tableau2.F3" style:family="table-cell">
      <style:table-cell-properties style:vertical-align="middle" fo:padding="0.097cm" fo:border-left="0.5pt solid #000000" fo:border-right="0.5pt solid #000000"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none" fo:border-top="none" fo:border-bottom="0.5pt solid #000000"/>
    </style:style>
    <style:style style:name="Tableau2.F4" style:family="table-cell">
      <style:table-cell-properties style:vertical-align="middle" fo:padding="0.097cm" fo:border-left="0.5pt solid #000000" fo:border-right="0.5pt solid #000000"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none" fo:border-top="none" fo:border-bottom="0.5pt solid #000000"/>
    </style:style>
    <style:style style:name="Tableau2.F5" style:family="table-cell">
      <style:table-cell-properties style:vertical-align="middle" fo:padding="0.097cm" fo:border-left="0.5pt solid #000000" fo:border-right="0.5pt solid #000000"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none" fo:border-top="none" fo:border-bottom="0.5pt solid #000000"/>
    </style:style>
    <style:style style:name="Tableau2.F6" style:family="table-cell">
      <style:table-cell-properties style:vertical-align="middle" fo:padding="0.097cm" fo:border-left="0.5pt solid #000000" fo:border-right="0.5pt solid #000000" fo:border-top="none" fo:border-bottom="0.5pt solid #000000"/>
    </style:style>
    <style:style style:name="Tableau7" style:family="table">
      <style:table-properties style:width="9.151cm" table:align="margins"/>
    </style:style>
    <style:style style:name="Tableau7.A" style:family="table-column">
      <style:table-column-properties style:column-width="2.288cm" style:rel-column-width="16383*"/>
    </style:style>
    <style:style style:name="Tableau7.D" style:family="table-column">
      <style:table-column-properties style:column-width="2.288cm" style:rel-column-width="16386*"/>
    </style:style>
    <style:style style:name="Tableau7.A1" style:family="table-cell">
      <style:table-cell-properties style:vertical-align="middle" fo:background-color="#a9ce7b" fo:padding="0.097cm" fo:border-left="0.5pt solid #000000" fo:border-right="none" fo:border-top="0.5pt solid #000000" fo:border-bottom="0.5pt solid #000000">
        <style:background-image/>
      </style:table-cell-properties>
    </style:style>
    <style:style style:name="Tableau7.D1" style:family="table-cell">
      <style:table-cell-properties style:vertical-align="middle" fo:background-color="#a9ce7b" fo:padding="0.097cm" fo:border="0.5pt solid #000000">
        <style:background-image/>
      </style:table-cell-properties>
    </style:style>
    <style:style style:name="Tableau7.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7.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fo:font-size="2pt" style:font-size-asian="2pt" style:font-size-complex="2pt"/>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6"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master-page-name="">
      <style:paragraph-properties fo:margin-top="0cm" fo:margin-bottom="0cm" style:contextual-spacing="false" style:page-number="auto" fo:break-before="auto" fo:break-after="auto"/>
      <style:text-properties style:font-name="Bitstream Vera Sans1" fo:font-size="10pt" officeooo:paragraph-rsid="00290c92" style:font-size-asian="10pt" style:font-size-complex="10pt"/>
    </style:style>
    <style:style style:name="P20" style:family="paragraph" style:parent-style-name="Standard">
      <style:paragraph-properties fo:margin-top="0cm" fo:margin-bottom="0cm" style:contextual-spacing="false" fo:line-height="0.43cm"/>
      <style:text-properties style:font-name="Bitstream Vera Sans1" fo:font-size="10pt" officeooo:paragraph-rsid="006c2a9d" style:font-size-asian="10pt" style:font-size-complex="10pt"/>
    </style:style>
    <style:style style:name="P21" style:family="paragraph" style:parent-style-name="Standard">
      <style:paragraph-properties fo:margin-top="0cm" fo:margin-bottom="0cm" style:contextual-spacing="false" fo:line-height="0.43cm"/>
      <style:text-properties style:font-name="Bitstream Vera Sans1" fo:font-size="10pt" officeooo:paragraph-rsid="0075b88d" style:font-size-asian="10pt" style:font-size-complex="10pt"/>
    </style:style>
    <style:style style:name="P22" style:family="paragraph" style:parent-style-name="Standard">
      <style:paragraph-properties fo:margin-top="0.101cm" fo:margin-bottom="0cm" style:contextual-spacing="false" fo:line-height="0.43cm"/>
      <style:text-properties style:font-name="Bitstream Vera Sans1" fo:font-size="10pt" officeooo:paragraph-rsid="0075b88d" style:font-size-asian="10pt" style:font-size-complex="10pt"/>
    </style:style>
    <style:style style:name="P23" style:family="paragraph" style:parent-style-name="Standard">
      <style:paragraph-properties fo:margin-top="0.101cm" fo:margin-bottom="0cm" style:contextual-spacing="false" fo:line-height="0.43cm"/>
      <style:text-properties style:font-name="Bitstream Vera Sans1" fo:font-size="10pt" officeooo:paragraph-rsid="007e09d0" style:font-size-asian="10pt" style:font-size-complex="10pt"/>
    </style:style>
    <style:style style:name="P24" style:family="paragraph" style:parent-style-name="Standard">
      <style:paragraph-properties fo:margin-top="0.101cm" fo:margin-bottom="0cm" style:contextual-spacing="false" fo:line-height="0.43cm"/>
      <style:text-properties style:font-name="Bitstream Vera Sans1" fo:font-size="10pt" officeooo:paragraph-rsid="007e0db5" style:font-size-asian="10pt" style:font-size-complex="10pt"/>
    </style:style>
    <style:style style:name="P25" style:family="paragraph" style:parent-style-name="Standard">
      <style:paragraph-properties fo:margin-top="0.101cm" fo:margin-bottom="0cm" style:contextual-spacing="false" fo:line-height="0.43cm"/>
      <style:text-properties style:font-name="Bitstream Vera Sans1" fo:font-size="10pt" officeooo:paragraph-rsid="007fbb28" style:font-size-asian="10pt" style:font-size-complex="10pt"/>
    </style:style>
    <style:style style:name="P26" style:family="paragraph" style:parent-style-name="Standard">
      <style:paragraph-properties fo:margin-top="0.101cm" fo:margin-bottom="0cm" style:contextual-spacing="false"/>
      <style:text-properties style:font-name="Bitstream Vera Sans1" fo:font-size="10pt" style:text-underline-style="none" fo:font-weight="normal" officeooo:paragraph-rsid="006b411d" style:font-size-asian="10pt" style:font-weight-asian="normal" style:font-size-complex="10pt" style:font-weight-complex="normal"/>
    </style:style>
    <style:style style:name="P27" style:family="paragraph" style:parent-style-name="Standard">
      <style:paragraph-properties fo:margin-top="0.199cm" fo:margin-bottom="0cm" style:contextual-spacing="false" fo:text-align="start" style:justify-single-word="false"/>
      <style:text-properties style:font-name="Bitstream Vera Sans1" fo:font-size="9pt" style:text-underline-style="none" fo:font-weight="normal" officeooo:paragraph-rsid="006b411d" style:font-size-asian="9pt" style:font-weight-asian="normal" style:font-size-complex="9pt" style:font-weight-complex="normal"/>
    </style:style>
    <style:style style:name="P28" style:family="paragraph" style:parent-style-name="Standard">
      <style:text-properties fo:font-size="6pt" style:font-size-asian="6pt" style:font-size-complex="6pt"/>
    </style:style>
    <style:style style:name="P29" style:family="paragraph" style:parent-style-name="_5f_En-tête">
      <style:text-properties fo:font-variant="normal" fo:text-transform="none" fo:color="#7fb241" loext:opacity="100%" style:font-name="Bitstream Vera Sans1" fo:font-size="16pt" fo:font-style="normal" fo:text-shadow="none" fo:font-weight="bold" officeooo:rsid="006b66e5" officeooo:paragraph-rsid="0083f2e1" style:font-size-asian="16pt" style:font-style-asian="normal" style:font-size-complex="16pt" style:font-style-complex="normal"/>
    </style:style>
    <style:style style:name="P30" style:family="paragraph" style:parent-style-name="_5f_Paragraphe_20_livret_20_">
      <style:paragraph-properties fo:text-align="center" style:justify-single-word="false"/>
    </style:style>
    <style:style style:name="P31" style:family="paragraph" style:parent-style-name="_5f_Paragraphe_20_livret_20_">
      <style:paragraph-properties fo:text-align="center" style:justify-single-word="false"/>
      <style:text-properties officeooo:paragraph-rsid="00654728"/>
    </style:style>
    <style:style style:name="P32" style:family="paragraph" style:parent-style-name="Footer">
      <style:text-properties officeooo:rsid="00178920" officeooo:paragraph-rsid="00178920"/>
    </style:style>
    <style:style style:name="P33" style:family="paragraph" style:parent-style-name="Folio">
      <style:paragraph-properties fo:text-align="center" style:justify-single-word="false"/>
      <style:text-properties fo:font-size="8pt" officeooo:paragraph-rsid="001ce334" style:font-size-asian="8pt" style:font-size-complex="8pt"/>
    </style:style>
    <style:style style:name="P34" style:family="paragraph" style:parent-style-name="Footer">
      <style:text-properties officeooo:paragraph-rsid="002aa84d"/>
    </style:style>
    <style:style style:name="P35" style:family="paragraph" style:parent-style-name="Header">
      <style:text-properties fo:font-size="14pt" style:font-size-asian="14pt" style:font-size-complex="14pt"/>
    </style:style>
    <style:style style:name="P36" style:family="paragraph" style:parent-style-name="Header">
      <style:paragraph-properties fo:text-align="end" style:justify-single-word="false"/>
      <style:text-properties fo:font-size="12pt" style:font-size-asian="12pt" style:font-size-complex="12pt"/>
    </style:style>
    <style:style style:name="P37" style:family="paragraph" style:parent-style-name="Standard">
      <style:text-properties officeooo:paragraph-rsid="009ac59a"/>
    </style:style>
    <style:style style:name="P38" style:family="paragraph" style:parent-style-name="_5f_Paragraphe_20_livret_20_">
      <style:paragraph-properties fo:margin-top="0.199cm" fo:margin-bottom="0cm" style:contextual-spacing="false"/>
      <style:text-properties officeooo:paragraph-rsid="009ac59a"/>
    </style:style>
    <style:style style:name="P39" style:family="paragraph" style:parent-style-name="_5f_Paragraphe_20_livret_20_réponse_20_élève">
      <style:text-properties officeooo:paragraph-rsid="009ac59a"/>
    </style:style>
    <style:style style:name="P40" style:family="paragraph" style:parent-style-name="Table_20_Contents">
      <style:paragraph-properties fo:text-align="start" style:justify-single-word="false"/>
      <style:text-properties style:font-name="Times New Roman" fo:font-size="12pt" fo:font-style="italic" fo:font-weight="normal" officeooo:paragraph-rsid="00654728" style:font-size-asian="12pt" style:font-style-asian="italic" style:font-weight-asian="normal" style:font-size-complex="12pt" style:font-style-complex="italic" style:font-weight-complex="normal"/>
    </style:style>
    <style:style style:name="P41" style:family="paragraph" style:parent-style-name="Table_20_Contents">
      <style:paragraph-properties fo:text-align="center" style:justify-single-word="false"/>
      <style:text-properties style:font-name="Times New Roman" fo:font-size="9pt" fo:font-style="italic" fo:font-weight="bold" officeooo:paragraph-rsid="006e055d" style:font-size-asian="9pt" style:font-style-asian="italic" style:font-weight-asian="bold" style:font-size-complex="9pt" style:font-style-complex="italic" style:font-weight-complex="bold"/>
    </style:style>
    <style:style style:name="P42" style:family="paragraph" style:parent-style-name="_5f_Paragraphe_20_livret_20_">
      <style:paragraph-properties fo:text-align="center" style:justify-single-word="false"/>
      <style:text-properties fo:font-weight="bold" officeooo:paragraph-rsid="00654728" style:font-weight-asian="bold" style:font-weight-complex="bold"/>
    </style:style>
    <style:style style:name="P43" style:family="paragraph" style:parent-style-name="_5f_Paragraphe_20_livret_20_">
      <style:paragraph-properties fo:text-align="center" style:justify-single-word="false"/>
      <style:text-properties fo:font-size="9pt" fo:font-weight="bold" officeooo:paragraph-rsid="006e055d" style:font-size-asian="9pt" style:font-weight-asian="bold" style:font-size-complex="9pt" style:font-weight-complex="bold"/>
    </style:style>
    <style:style style:name="P44" style:family="paragraph" style:parent-style-name="_5f_Paragraphe_20_livret_20_réponse_20_élève">
      <style:paragraph-properties fo:margin-top="0cm" fo:margin-bottom="0cm" style:contextual-spacing="false" fo:line-height="100%" fo:text-align="center" style:justify-single-word="false"/>
      <style:text-properties fo:font-size="9pt" officeooo:paragraph-rsid="006e055d" style:font-size-asian="9pt" style:font-size-complex="9pt"/>
    </style:style>
    <style:style style:name="P45" style:family="paragraph" style:parent-style-name="_5f_Paragraphe_20_livret_20_réponse_20_élève">
      <style:paragraph-properties fo:margin-top="0cm" fo:margin-bottom="0cm" style:contextual-spacing="false" fo:line-height="100%" fo:text-align="center" style:justify-single-word="false"/>
      <style:text-properties fo:font-size="9pt" officeooo:paragraph-rsid="0090a97d" style:font-size-asian="9pt" style:font-size-complex="9pt"/>
    </style:style>
    <style:style style:name="P46" style:family="paragraph" style:parent-style-name="_5f_Paragraphe_20_livret_20_réponse_20_élève">
      <style:paragraph-properties fo:margin-top="0cm" fo:margin-bottom="0cm" style:contextual-spacing="false" fo:line-height="100%" fo:text-align="center" style:justify-single-word="false"/>
      <style:text-properties fo:font-size="9pt" officeooo:rsid="00915298" officeooo:paragraph-rsid="00915298" style:font-size-asian="9pt" style:font-size-complex="9pt"/>
    </style:style>
    <style:style style:name="P47" style:family="paragraph" style:parent-style-name="_5f_Paragraphe_20_livret_20_réponse_20_élève">
      <style:paragraph-properties fo:margin-top="0cm" fo:margin-bottom="0cm" style:contextual-spacing="false" fo:line-height="100%" fo:text-align="center" style:justify-single-word="false"/>
      <style:text-properties fo:font-size="9pt" officeooo:rsid="0090a97d" officeooo:paragraph-rsid="0090a97d" fo:background-color="#ffff00" style:font-size-asian="9pt" style:font-size-complex="9pt"/>
    </style:style>
    <style:style style:name="P48" style:family="paragraph" style:parent-style-name="_5f_Paragraphe_20_livret_20_réponse_20_élève">
      <style:paragraph-properties fo:margin-top="0cm" fo:margin-bottom="0cm" style:contextual-spacing="false" fo:line-height="100%" fo:text-align="center" style:justify-single-word="false"/>
      <style:text-properties fo:font-size="9pt" officeooo:rsid="00915298" officeooo:paragraph-rsid="00915298" fo:background-color="#ffff00" style:font-size-asian="9pt" style:font-size-complex="9pt"/>
    </style:style>
    <style:style style:name="P49" style:family="paragraph" style:parent-style-name="_5f_Paragraphe_20_livret_20_">
      <style:paragraph-properties fo:margin-top="0cm" fo:margin-bottom="0cm" style:contextual-spacing="false"/>
      <style:text-properties officeooo:paragraph-rsid="00654728"/>
    </style:style>
    <style:style style:name="P50" style:family="paragraph" style:parent-style-name="_5f_Paragraphe_20_livret_20_">
      <style:paragraph-properties fo:margin-top="0.199cm" fo:margin-bottom="0cm" style:contextual-spacing="false"/>
      <style:text-properties officeooo:paragraph-rsid="00654728"/>
    </style:style>
    <style:style style:name="P51" style:family="paragraph" style:parent-style-name="_5f_Paragraphe_20_livret_20_">
      <style:paragraph-properties fo:margin-top="0.15cm" fo:margin-bottom="0.15cm" style:contextual-spacing="false"/>
      <style:text-properties officeooo:paragraph-rsid="00654728"/>
    </style:style>
    <style:style style:name="P52" style:family="paragraph" style:parent-style-name="_5f_Paragraphe_20_livret_20_réponse_20_élève">
      <style:text-properties officeooo:paragraph-rsid="00654728"/>
    </style:style>
    <style:style style:name="P53" style:family="paragraph" style:parent-style-name="_5f_Paragraphe_20_livret_20_">
      <style:paragraph-properties fo:margin-top="0.3cm" fo:margin-bottom="0.191cm" style:contextual-spacing="false"/>
      <style:text-properties officeooo:paragraph-rsid="00654728"/>
    </style:style>
    <style:style style:name="P54" style:family="paragraph" style:parent-style-name="_5f_Paragraphe_20_livret_20_">
      <style:paragraph-properties fo:margin-top="0.3cm" fo:margin-bottom="0cm" style:contextual-spacing="false"/>
      <style:text-properties officeooo:paragraph-rsid="00654728"/>
    </style:style>
    <style:style style:name="P55" style:family="paragraph" style:parent-style-name="_5f_Paragraphe_20_livret_20_">
      <style:paragraph-properties fo:margin-top="0cm" fo:margin-bottom="0cm" style:contextual-spacing="false"/>
      <style:text-properties officeooo:paragraph-rsid="008ac84e"/>
    </style:style>
    <style:style style:name="P56" style:family="paragraph" style:parent-style-name="_5f_Paragraphe_20_livret_20_réponse_20_élève">
      <style:paragraph-properties fo:margin-top="0cm" fo:margin-bottom="0cm" style:contextual-spacing="false" fo:line-height="100%" fo:text-align="end" style:justify-single-word="false"/>
      <style:text-properties officeooo:paragraph-rsid="006e055d"/>
    </style:style>
    <style:style style:name="P57" style:family="paragraph" style:parent-style-name="_5f_Paragraphe_20_livret_20_réponse_20_élève">
      <style:paragraph-properties fo:margin-top="0cm" fo:margin-bottom="0cm" style:contextual-spacing="false" fo:line-height="100%" fo:text-align="end" style:justify-single-word="false"/>
      <style:text-properties officeooo:paragraph-rsid="0089b37f"/>
    </style:style>
    <style:style style:name="P58" style:family="paragraph" style:parent-style-name="_5f_Paragraphe_20_livret_20_réponse_20_élève">
      <style:paragraph-properties fo:margin-top="0cm" fo:margin-bottom="0cm" style:contextual-spacing="false" fo:line-height="100%" fo:text-align="end" style:justify-single-word="false"/>
      <style:text-properties officeooo:paragraph-rsid="00915298"/>
    </style:style>
    <style:style style:name="P59" style:family="paragraph" style:parent-style-name="_5f_Paragraphe_20_livret_20_">
      <style:paragraph-properties fo:margin-top="0.199cm" fo:margin-bottom="0cm" style:contextual-spacing="false" fo:line-height="100%"/>
      <style:text-properties officeooo:paragraph-rsid="0097182c"/>
    </style:style>
    <style:style style:name="P60" style:family="paragraph" style:parent-style-name="_5f_Paragraphe_20_livret_20_réponse_20_élève">
      <style:paragraph-properties fo:line-height="100%" fo:keep-together="always" fo:keep-with-next="always"/>
      <style:text-properties officeooo:paragraph-rsid="00966029"/>
    </style:style>
    <style:style style:name="P61" style:family="paragraph" style:parent-style-name="_5f_Paragraphe_20_livret_20_réponse_20_élève">
      <style:paragraph-properties fo:margin-top="0cm" fo:margin-bottom="0cm" style:contextual-spacing="false" style:line-height-at-least="0.801cm" fo:text-align="justify" style:justify-single-word="false"/>
      <style:text-properties style:font-name="Bitstream Vera Sans4" fo:font-size="10pt" officeooo:paragraph-rsid="0090a97d"/>
    </style:style>
    <style:style style:name="P62" style:family="paragraph" style:parent-style-name="_5f_Paragraphe_20_livret_20_réponse_20_élève">
      <style:paragraph-properties fo:margin-top="0cm" fo:margin-bottom="0cm" style:contextual-spacing="false" fo:line-height="115%" fo:text-align="start" style:justify-single-word="false" fo:keep-together="always" fo:keep-with-next="always"/>
      <style:text-properties style:font-name="Bitstream Vera Sans4" fo:font-size="10pt" officeooo:paragraph-rsid="008f7d34"/>
    </style:style>
    <style:style style:name="P63" style:family="paragraph" style:parent-style-name="_5f_Paragraphe_20_livret_20_réponse_20_élève">
      <style:paragraph-properties fo:margin-top="0.101cm" fo:margin-bottom="0cm" style:contextual-spacing="false" fo:line-height="115%" fo:text-align="justify" style:justify-single-word="false" fo:keep-together="always" fo:keep-with-next="always"/>
      <style:text-properties style:font-name="Bitstream Vera Sans4" fo:font-size="10pt" officeooo:paragraph-rsid="008f7d34"/>
    </style:style>
    <style:style style:name="P64" style:family="paragraph" style:parent-style-name="_5f_Paragraphe_20_livret_20_">
      <style:paragraph-properties fo:margin-top="0.199cm" fo:margin-bottom="0cm" style:contextual-spacing="false"/>
      <style:text-properties officeooo:paragraph-rsid="009356ee"/>
    </style:style>
    <style:style style:name="P65" style:family="paragraph" style:parent-style-name="Standard" style:master-page-name="">
      <style:paragraph-properties fo:margin-top="0.199cm" fo:margin-bottom="0cm" style:contextual-spacing="false" style:page-number="auto"/>
      <style:text-properties officeooo:paragraph-rsid="009356ee"/>
    </style:style>
    <style:style style:name="P66" style:family="paragraph" style:parent-style-name="_5f_Paragraphe_20_livret_20_réponse_20_élève">
      <style:text-properties officeooo:paragraph-rsid="009356ee"/>
    </style:style>
    <style:style style:name="P67" style:family="paragraph" style:parent-style-name="_5f_Paragraphe_20_livret_20_réponse_20_élève">
      <style:text-properties officeooo:paragraph-rsid="0090a97d"/>
    </style:style>
    <style:style style:name="P68" style:family="paragraph" style:parent-style-name="FILET_5f_POINTILLES">
      <style:text-properties officeooo:paragraph-rsid="0090a97d"/>
    </style:style>
    <style:style style:name="P69" style:family="paragraph" style:parent-style-name="_5f_Paragraphe_20_livret_20_réponse_20_élève">
      <style:paragraph-properties fo:line-height="115%"/>
      <style:text-properties officeooo:paragraph-rsid="009356ee"/>
    </style:style>
    <style:style style:name="P70" style:family="paragraph" style:parent-style-name="FILET_5f_POINTILLES">
      <style:paragraph-properties fo:line-height="115%"/>
      <style:text-properties officeooo:paragraph-rsid="009356ee"/>
    </style:style>
    <style:style style:name="P71" style:family="paragraph" style:parent-style-name="_5f_Paragraphe_20_livret_20_réponse_20_élève" style:master-page-name="">
      <style:paragraph-properties fo:line-height="115%" fo:keep-together="always" style:page-number="auto" fo:keep-with-next="always"/>
      <style:text-properties officeooo:paragraph-rsid="009356ee"/>
    </style:style>
    <style:style style:name="P72" style:family="paragraph" style:parent-style-name="_5f_Paragraphe_20_livret_20_réponse_20_élève">
      <style:paragraph-properties fo:line-height="115%" fo:keep-together="always" fo:keep-with-next="always"/>
      <style:text-properties officeooo:paragraph-rsid="009356ee"/>
    </style:style>
    <style:style style:name="P73" style:family="paragraph" style:parent-style-name="_5f_Paragraphe_20_livret_20_">
      <style:paragraph-properties fo:margin-top="0.101cm" fo:margin-bottom="0cm" style:contextual-spacing="false" fo:line-height="115%" fo:keep-together="always" fo:keep-with-next="always"/>
      <style:text-properties officeooo:paragraph-rsid="00654728"/>
    </style:style>
    <style:style style:name="P74" style:family="paragraph" style:parent-style-name="_5f_Paragraphe_20_livret_20_réponse_20_élève">
      <style:paragraph-properties fo:margin-top="0.101cm" fo:margin-bottom="0cm" style:contextual-spacing="false" fo:line-height="115%" fo:keep-together="always" fo:keep-with-next="always"/>
      <style:text-properties officeooo:paragraph-rsid="00654728"/>
    </style:style>
    <style:style style:name="P75" style:family="paragraph" style:parent-style-name="_5f_Paragraphe_20_livret_20_">
      <style:paragraph-properties fo:margin-top="0cm" fo:margin-bottom="0cm" style:contextual-spacing="false" fo:line-height="115%" fo:keep-together="always" fo:keep-with-next="always"/>
      <style:text-properties officeooo:paragraph-rsid="00654728"/>
    </style:style>
    <style:style style:name="P76" style:family="paragraph" style:parent-style-name="_5f_Paragraphe_20_livret_20_réponse_20_élève">
      <style:paragraph-properties fo:margin-top="0cm" fo:margin-bottom="0cm" style:contextual-spacing="false" fo:line-height="115%" fo:keep-together="always" fo:keep-with-next="always"/>
      <style:text-properties officeooo:paragraph-rsid="008f7d34"/>
    </style:style>
    <style:style style:name="P77" style:family="paragraph" style:parent-style-name="FILET_5f_POINTILLES">
      <style:paragraph-properties fo:margin-top="0.199cm" fo:margin-bottom="0cm" style:contextual-spacing="false" fo:line-height="115%"/>
      <style:text-properties officeooo:paragraph-rsid="007a7550"/>
    </style:style>
    <style:style style:name="P78" style:family="paragraph" style:parent-style-name="_5f_Paragraphe_20_livret_20_">
      <style:paragraph-properties fo:margin-top="0.199cm" fo:margin-bottom="0cm" style:contextual-spacing="false" fo:line-height="115%"/>
      <style:text-properties officeooo:paragraph-rsid="00654728"/>
    </style:style>
    <style:style style:name="P79" style:family="paragraph" style:parent-style-name="_5f_Paragraphe_20_livret_20_réponse_20_élève">
      <style:paragraph-properties fo:margin-top="0.199cm" fo:margin-bottom="0cm" style:contextual-spacing="false" fo:line-height="115%"/>
      <style:text-properties officeooo:paragraph-rsid="00654728"/>
    </style:style>
    <style:style style:name="P80" style:family="paragraph" style:parent-style-name="_5f_Paragraphe_20_livret_20_réponse_20_élève">
      <style:paragraph-properties fo:margin-top="0.199cm" fo:margin-bottom="0cm" style:contextual-spacing="false" fo:line-height="115%"/>
      <style:text-properties officeooo:paragraph-rsid="008fcc5b"/>
    </style:style>
    <style:style style:name="P81" style:family="paragraph" style:parent-style-name="_5f_Paragraphe_20_livret_20_réponse_20_élève">
      <style:text-properties officeooo:paragraph-rsid="0094b45d"/>
    </style:style>
    <style:style style:name="P82" style:family="paragraph" style:parent-style-name="_5f_Paragraphe_20_livret_20_réponse_20_élève">
      <style:paragraph-properties style:line-height-at-least="0.635cm"/>
      <style:text-properties officeooo:paragraph-rsid="0094b45d"/>
    </style:style>
    <style:style style:name="P83" style:family="paragraph" style:parent-style-name="_5f_Paragraphe_20_livret_20_réponse_20_élève" style:master-page-name="">
      <style:paragraph-properties style:line-height-at-least="0.635cm" style:page-number="auto"/>
      <style:text-properties officeooo:paragraph-rsid="0094b45d"/>
    </style:style>
    <style:style style:name="P84" style:family="paragraph" style:parent-style-name="_5f_Paragraphe_20_livret_20_réponse_20_élève">
      <style:text-properties officeooo:paragraph-rsid="00966029"/>
    </style:style>
    <style:style style:name="P85" style:family="paragraph" style:parent-style-name="_5f_Paragraphe_20_livret_20_réponse_20_élève">
      <style:text-properties officeooo:paragraph-rsid="0097182c"/>
    </style:style>
    <style:style style:name="P86" style:family="paragraph" style:parent-style-name="_5f_Paragraphe_20_livret_20_réponse_20_élève">
      <style:text-properties officeooo:paragraph-rsid="00990742"/>
    </style:style>
    <style:style style:name="P87" style:family="paragraph" style:parent-style-name="FILET_5f_POINTILLES">
      <style:text-properties officeooo:paragraph-rsid="007a7550"/>
    </style:style>
    <style:style style:name="P88" style:family="paragraph" style:parent-style-name="FILET_5f_POINTILLES">
      <style:text-properties officeooo:paragraph-rsid="0092a2c9"/>
    </style:style>
    <style:style style:name="P89" style:family="paragraph" style:parent-style-name="FILET_5f_POINTILLES">
      <style:text-properties officeooo:paragraph-rsid="009c38ef"/>
    </style:style>
    <style:style style:name="P90" style:family="paragraph" style:parent-style-name="_5f_Paragraphe_20_livret_20_">
      <style:paragraph-properties fo:margin-top="0.3cm" fo:margin-bottom="0cm" style:contextual-spacing="false" fo:text-align="start" style:justify-single-word="false" fo:keep-together="always" fo:keep-with-next="always"/>
      <style:text-properties fo:letter-spacing="-0.004cm" officeooo:paragraph-rsid="00654728"/>
    </style:style>
    <style:style style:name="P91" style:family="paragraph" style:parent-style-name="FILET_5f_POINTILLES">
      <style:paragraph-properties fo:keep-together="always" fo:keep-with-next="always"/>
      <style:text-properties officeooo:paragraph-rsid="00990742"/>
    </style:style>
    <style:style style:name="P92" style:family="paragraph" style:parent-style-name="_5f_Paragraphe_20_livret_20_réponse_20_élève">
      <style:paragraph-properties fo:keep-together="always" fo:keep-with-next="always"/>
      <style:text-properties officeooo:paragraph-rsid="00990742"/>
    </style:style>
    <style:style style:name="P93" style:family="paragraph" style:parent-style-name="_5f_Paragraphe_20_livret_20_">
      <style:paragraph-properties fo:keep-together="always" fo:keep-with-next="always"/>
    </style:style>
    <style:style style:name="P94" style:family="paragraph" style:parent-style-name="_5f_Paragraphe_20_livret_20_réponse_20_élève">
      <style:paragraph-properties fo:keep-together="always" fo:keep-with-next="always">
        <style:tab-stops>
          <style:tab-stop style:position="9.2cm" style:type="right" style:leader-style="dotted" style:leader-text="."/>
        </style:tab-stops>
      </style:paragraph-properties>
      <style:text-properties officeooo:paragraph-rsid="007a7550"/>
    </style:style>
    <style:style style:name="P95" style:family="paragraph" style:parent-style-name="_5f_Paragraphe_20_livret_20_">
      <style:paragraph-properties fo:margin-top="0.101cm" fo:margin-bottom="0.9cm" style:contextual-spacing="false" fo:keep-together="always" fo:keep-with-next="always"/>
    </style:style>
    <style:style style:name="P96" style:family="paragraph" style:parent-style-name="_5f_Paragraphe_20_livret_20_réponse_20_élève">
      <style:paragraph-properties fo:line-height="150%" fo:text-align="start" style:justify-single-word="false" fo:keep-together="always" fo:keep-with-next="always"/>
      <style:text-properties officeooo:paragraph-rsid="0097182c"/>
    </style:style>
    <style:style style:name="P97" style:family="paragraph" style:parent-style-name="_5f_Paragraphe_20_livret_20_réponse_20_élève">
      <style:paragraph-properties fo:line-height="150%" fo:text-align="start" style:justify-single-word="false" fo:keep-together="always" fo:keep-with-next="always"/>
      <style:text-properties officeooo:paragraph-rsid="00990742"/>
    </style:style>
    <style:style style:name="P98" style:family="paragraph" style:parent-style-name="Exo_5f_Num">
      <style:paragraph-properties fo:margin-top="1cm" fo:margin-bottom="0.101cm" style:contextual-spacing="false"/>
      <style:text-properties officeooo:paragraph-rsid="00781f00"/>
    </style:style>
    <style:style style:name="P99" style:family="paragraph" style:parent-style-name="Exo_5f_Num">
      <style:paragraph-properties fo:margin-top="1cm" fo:margin-bottom="0.101cm" style:contextual-spacing="false" fo:break-before="column"/>
      <style:text-properties officeooo:paragraph-rsid="00781f00"/>
    </style:style>
    <style:style style:name="P100" style:family="paragraph" style:parent-style-name="Exo_5f_Num">
      <style:paragraph-properties fo:margin-top="0.298cm" fo:margin-bottom="0cm" style:contextual-spacing="false" fo:break-before="column"/>
      <style:text-properties officeooo:paragraph-rsid="00781f00"/>
    </style:style>
    <style:style style:name="P101" style:family="paragraph" style:parent-style-name="Exo_5f_Num" style:master-page-name="">
      <style:paragraph-properties style:page-number="auto" fo:break-before="auto" fo:break-after="auto"/>
      <style:text-properties officeooo:paragraph-rsid="00781f00"/>
    </style:style>
    <style:style style:name="P102" style:family="paragraph" style:parent-style-name="Exo_5f_Num">
      <style:paragraph-properties fo:margin-top="0.801cm" fo:margin-bottom="0.101cm" style:contextual-spacing="false"/>
    </style:style>
    <style:style style:name="P103" style:family="paragraph" style:parent-style-name="Exo_5f_Num">
      <style:paragraph-properties fo:margin-top="0.801cm" fo:margin-bottom="0.101cm" style:contextual-spacing="false" fo:break-before="page"/>
    </style:style>
    <style:style style:name="P104" style:family="paragraph" style:parent-style-name="Exo_5f_Num" style:list-style-name="Num_5f_Exo">
      <style:paragraph-properties fo:margin-top="0.298cm" fo:margin-bottom="0cm" style:contextual-spacing="false"/>
      <style:text-properties officeooo:paragraph-rsid="006e055d"/>
    </style:style>
    <style:style style:name="P105" style:family="paragraph" style:parent-style-name="Exo_5f_Num" style:master-page-name="">
      <style:paragraph-properties fo:margin-top="0.621cm" fo:margin-bottom="0.101cm" style:contextual-spacing="false" fo:keep-together="always" style:page-number="auto" fo:keep-with-next="always"/>
      <style:text-properties officeooo:paragraph-rsid="008d9992"/>
    </style:style>
    <style:style style:name="P106" style:family="paragraph" style:parent-style-name="Exo_5f_Num" style:master-page-name="">
      <style:paragraph-properties fo:margin-top="0.499cm" fo:margin-bottom="0cm" style:contextual-spacing="false" fo:keep-together="always" style:page-number="auto" fo:keep-with-next="always"/>
    </style:style>
    <style:style style:name="P107" style:family="paragraph" style:parent-style-name="Exo_5f_Num" style:master-page-name="">
      <style:paragraph-properties fo:margin-top="0.388cm" fo:margin-bottom="0cm" style:contextual-spacing="false" fo:keep-together="always" style:page-number="auto" fo:break-before="auto" fo:break-after="auto" fo:keep-with-next="always"/>
    </style:style>
    <style:style style:name="P108" style:family="paragraph" style:parent-style-name="Exo_5f_Num">
      <style:paragraph-properties fo:margin-top="0.499cm" fo:margin-bottom="0.199cm" style:contextual-spacing="false" fo:line-height="0.43cm"/>
    </style:style>
    <style:style style:name="P109" style:family="paragraph" style:parent-style-name="Exo_5f_Num" style:master-page-name="">
      <style:paragraph-properties fo:margin-top="0.621cm" fo:margin-bottom="0.101cm" style:contextual-spacing="false" style:page-number="auto" fo:break-before="auto" fo:break-after="auto"/>
    </style:style>
    <style:style style:name="P110" style:family="paragraph" style:parent-style-name="Exo_5f_Num" style:master-page-name="">
      <style:paragraph-properties fo:margin-top="0.7cm" fo:margin-bottom="0.101cm" style:contextual-spacing="false" style:page-number="auto" fo:break-before="auto" fo:break-after="auto"/>
    </style:style>
    <style:style style:name="P111" style:family="paragraph" style:parent-style-name="Exo_5f_Num" style:master-page-name="">
      <style:paragraph-properties fo:text-align="start" style:justify-single-word="false" fo:keep-together="always" style:page-number="auto" fo:keep-with-next="always"/>
      <style:text-properties officeooo:paragraph-rsid="006c2a9d"/>
    </style:style>
    <style:style style:name="P112" style:family="paragraph" style:parent-style-name="Exo_5f_Num">
      <style:paragraph-properties fo:margin-top="0.298cm" fo:margin-bottom="0cm" style:contextual-spacing="false"/>
      <style:text-properties officeooo:paragraph-rsid="00a44781"/>
    </style:style>
    <style:style style:name="P113" style:family="paragraph" style:parent-style-name="Standard" style:list-style-name="_5f_Numérotation_20_des_20_exercices_20_livrets">
      <style:paragraph-properties fo:margin-top="0.199cm" fo:margin-bottom="0cm" style:contextual-spacing="false"/>
      <style:text-properties officeooo:rsid="009ec5eb" officeooo:paragraph-rsid="006b411d"/>
    </style:style>
    <style:style style:name="P114" style:family="paragraph" style:parent-style-name="Standard" style:list-style-name="List_20_1">
      <style:paragraph-properties fo:margin-top="0.101cm" fo:margin-bottom="0.101cm" style:contextual-spacing="false" fo:line-height="0.43cm"/>
      <style:text-properties officeooo:paragraph-rsid="0075b88d"/>
    </style:style>
    <style:style style:name="P115" style:family="paragraph" style:parent-style-name="Standard" style:list-style-name="List_20_1">
      <style:paragraph-properties fo:margin-top="0.101cm" fo:margin-bottom="0.101cm" style:contextual-spacing="false" fo:line-height="0.43cm"/>
      <style:text-properties style:font-name="Bitstream Vera Sans1" fo:font-size="10pt" officeooo:rsid="0075b88d" officeooo:paragraph-rsid="0075b88d" style:font-size-asian="10pt" style:font-size-complex="10pt"/>
    </style:style>
    <style:style style:name="P116" style:family="paragraph" style:parent-style-name="Standard" style:list-style-name="liste_5f_abc">
      <style:paragraph-properties fo:margin-top="0.101cm" fo:margin-bottom="0.101cm" style:contextual-spacing="false" fo:text-align="start" style:justify-single-word="false" fo:keep-together="always" fo:keep-with-next="always"/>
      <style:text-properties style:font-name="Bitstream Vera Sans4" fo:font-size="10pt" officeooo:paragraph-rsid="00654728"/>
    </style:style>
    <style:style style:name="P117" style:family="paragraph" style:parent-style-name="Standard" style:list-style-name="liste_5f_abc">
      <style:paragraph-properties fo:margin-top="0cm" fo:margin-bottom="0cm" style:contextual-spacing="false" fo:text-align="justify" style:justify-single-word="false" fo:keep-together="always" fo:keep-with-next="always"/>
      <style:text-properties style:font-name="Bitstream Vera Sans4" fo:font-size="10pt" officeooo:paragraph-rsid="008f7d34"/>
    </style:style>
    <style:style style:name="P118" style:family="paragraph" style:parent-style-name="Standard" style:list-style-name="liste_5f_abc">
      <style:paragraph-properties fo:text-align="justify" style:justify-single-word="false"/>
      <style:text-properties style:font-name="Bitstream Vera Sans4" fo:font-size="10pt" officeooo:paragraph-rsid="00654728"/>
    </style:style>
    <style:style style:name="P119" style:family="paragraph" style:parent-style-name="Standard" style:list-style-name="liste_5f_abc">
      <style:paragraph-properties fo:text-align="justify" style:justify-single-word="false" fo:keep-together="always" fo:keep-with-next="always"/>
      <style:text-properties officeooo:paragraph-rsid="008f7d34"/>
    </style:style>
    <style:style style:name="P120" style:family="paragraph" style:parent-style-name="Standard" style:list-style-name="liste_5f_abc">
      <style:paragraph-properties fo:text-align="justify" style:justify-single-word="false"/>
      <style:text-properties officeooo:paragraph-rsid="008fcc5b"/>
    </style:style>
    <style:style style:name="P121" style:family="paragraph" style:parent-style-name="Standard" style:list-style-name="liste_5f_abc">
      <style:paragraph-properties fo:text-align="justify" style:justify-single-word="false"/>
      <style:text-properties officeooo:paragraph-rsid="00654728"/>
    </style:style>
    <style:style style:name="P122" style:family="paragraph" style:parent-style-name="_5f_Paragraphe_20_livret_20_" style:list-style-name="liste_5f_abc">
      <style:paragraph-properties fo:margin-top="0.4cm" fo:margin-bottom="0cm" style:contextual-spacing="false"/>
      <style:text-properties officeooo:paragraph-rsid="00654728"/>
    </style:style>
    <style:style style:name="P123" style:family="paragraph" style:parent-style-name="_5f_Paragraphe_20_livret_20_" style:list-style-name="liste_5f_abc">
      <style:paragraph-properties fo:margin-top="0.199cm" fo:margin-bottom="0cm" style:contextual-spacing="false"/>
      <style:text-properties officeooo:paragraph-rsid="00654728"/>
    </style:style>
    <style:style style:name="P124" style:family="paragraph" style:parent-style-name="_5f_Paragraphe_20_livret_20_" style:list-style-name="liste_5f_abc">
      <style:paragraph-properties fo:margin-top="0.4cm" fo:margin-bottom="0cm" style:contextual-spacing="false"/>
      <style:text-properties officeooo:paragraph-rsid="008dc49e"/>
    </style:style>
    <style:style style:name="P125" style:family="paragraph" style:parent-style-name="_5f_Paragraphe_20_livret_20_" style:list-style-name="liste_5f_abc">
      <style:paragraph-properties fo:margin-top="0.4cm" fo:margin-bottom="0cm" style:contextual-spacing="false"/>
      <style:text-properties officeooo:paragraph-rsid="008ac84e"/>
    </style:style>
    <style:style style:name="P126" style:family="paragraph" style:parent-style-name="_5f_Paragraphe_20_livret_20_" style:list-style-name="liste_5f_abc">
      <style:paragraph-properties fo:margin-top="0.199cm" fo:margin-bottom="0.101cm" style:contextual-spacing="false" fo:keep-together="always" fo:keep-with-next="always">
        <style:tab-stops>
          <style:tab-stop style:position="4.498cm" style:type="center"/>
        </style:tab-stops>
      </style:paragraph-properties>
      <style:text-properties officeooo:paragraph-rsid="00654728"/>
    </style:style>
    <style:style style:name="P127" style:family="paragraph" style:parent-style-name="_5f_Paragraphe_20_livret_20_" style:list-style-name="liste_5f_abc">
      <style:paragraph-properties fo:margin-top="0.64cm" fo:margin-bottom="0cm" style:contextual-spacing="false" fo:keep-together="always" fo:keep-with-next="always"/>
      <style:text-properties officeooo:paragraph-rsid="00654728"/>
    </style:style>
    <style:style style:name="P128" style:family="paragraph" style:parent-style-name="_5f_Paragraphe_20_livret_20_" style:list-style-name="liste_5f_abc" style:master-page-name="">
      <style:paragraph-properties fo:margin-top="0.4cm" fo:margin-bottom="0cm" style:contextual-spacing="false" fo:keep-together="always" style:page-number="auto" fo:break-before="auto" fo:break-after="auto" fo:keep-with-next="always"/>
      <style:text-properties officeooo:paragraph-rsid="00654728"/>
    </style:style>
    <style:style style:name="P129" style:family="paragraph" style:parent-style-name="_5f_Paragraphe_20_livret_20_" style:list-style-name="liste_5f_abc">
      <style:paragraph-properties fo:margin-top="0.199cm" fo:margin-bottom="0cm" style:contextual-spacing="false" fo:keep-together="always" fo:keep-with-next="always"/>
      <style:text-properties officeooo:paragraph-rsid="00654728"/>
    </style:style>
    <style:style style:name="P130" style:family="paragraph" style:parent-style-name="_5f_Paragraphe_20_livret_20_" style:list-style-name="liste_5f_abc">
      <style:paragraph-properties fo:margin-top="0.349cm" fo:margin-bottom="0cm" style:contextual-spacing="false" fo:text-align="justify" style:justify-single-word="false" fo:keep-together="always" fo:keep-with-next="always">
        <style:tab-stops>
          <style:tab-stop style:position="4.477cm" style:type="center"/>
        </style:tab-stops>
      </style:paragraph-properties>
      <style:text-properties officeooo:paragraph-rsid="008dc49e"/>
    </style:style>
    <style:style style:name="P131" style:family="paragraph" style:parent-style-name="_5f_Paragraphe_20_livret_20_" style:list-style-name="_5f_Numérotation_20_des_20_exercices_20_livrets">
      <style:paragraph-properties fo:margin-top="0.101cm" fo:margin-bottom="0cm" style:contextual-spacing="false" fo:line-height="115%" fo:text-align="start" style:justify-single-word="false"/>
      <style:text-properties officeooo:paragraph-rsid="00966029"/>
    </style:style>
    <style:style style:name="P132" style:family="paragraph" style:parent-style-name="_5f_Paragraphe_20_livret_20_" style:list-style-name="liste_5f_abc" style:master-page-name="">
      <style:paragraph-properties fo:margin-top="0.3cm" fo:margin-bottom="0cm" style:contextual-spacing="false" fo:text-align="start" style:justify-single-word="false" fo:keep-together="always" style:page-number="auto" fo:keep-with-next="always"/>
      <style:text-properties officeooo:paragraph-rsid="00654728"/>
    </style:style>
    <style:style style:name="P133" style:family="paragraph" style:parent-style-name="_5f_Paragraphe_20_livret_20_" style:list-style-name="liste_5f_abc">
      <style:paragraph-properties fo:margin-top="0.4cm" fo:margin-bottom="0cm" style:contextual-spacing="false" fo:keep-together="always" fo:keep-with-next="always"/>
      <style:text-properties fo:letter-spacing="-0.004cm" officeooo:paragraph-rsid="008dc49e"/>
    </style:style>
    <style:style style:name="P134" style:family="paragraph" style:parent-style-name="_5f_Paragraphe_20_livret_20_réponse_20_élève" style:list-style-name="liste_5f_abc">
      <style:paragraph-properties fo:margin-top="0cm" fo:margin-bottom="0cm" style:contextual-spacing="false" fo:line-height="100%" fo:text-align="start" style:justify-single-word="false"/>
      <style:text-properties officeooo:paragraph-rsid="00654728"/>
    </style:style>
    <style:style style:name="P135" style:family="paragraph" style:parent-style-name="_5f_Paragraphe_20_livret_20_réponse_20_élève" style:list-style-name="_5f_Numérotation_20_des_20_exercices_20_livrets">
      <style:paragraph-properties fo:line-height="150%" fo:text-align="start" style:justify-single-word="false" fo:keep-together="always" fo:keep-with-next="always"/>
      <style:text-properties officeooo:paragraph-rsid="0097182c"/>
    </style:style>
    <style:style style:name="P136" style:family="paragraph" style:parent-style-name="_5f_Paragraphe_20_livret_20_réponse_20_élève" style:list-style-name="_5f_Numérotation_20_des_20_exercices_20_livrets">
      <style:paragraph-properties fo:line-height="150%" fo:text-align="start" style:justify-single-word="false" fo:keep-together="always" fo:keep-with-next="always"/>
      <style:text-properties officeooo:paragraph-rsid="00990742"/>
    </style:style>
    <style:style style:name="P137" style:family="paragraph" style:parent-style-name="_5f_Pied_20_de_20_page" style:list-style-name=""/>
    <style:style style:name="P138" style:family="paragraph" style:parent-style-name="_5f_Pied_20_de_20_page" style:list-style-name="">
      <style:paragraph-properties fo:text-align="end" style:justify-single-word="false"/>
    </style:style>
    <style:style style:name="P139" style:family="paragraph" style:parent-style-name="_5f_Pied_20_de_20_page">
      <style:paragraph-properties fo:text-align="end" style:justify-single-word="false"/>
    </style:style>
    <style:style style:name="P140"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141"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82" fo:break-before="auto" fo:break-after="auto" style:shadow="none"/>
      <style:text-properties style:font-name="Liberation Serif" fo:font-size="10pt" fo:font-style="normal" style:text-underline-style="none" fo:font-weight="bold" officeooo:rsid="00290c92" officeooo:paragraph-rsid="006b411d" style:font-size-asian="10pt" style:font-style-asian="normal" style:font-weight-asian="bold" style:font-size-complex="10pt" style:font-style-complex="normal" style:font-weight-complex="bold"/>
    </style:style>
    <style:style style:name="P142" style:family="paragraph" style:parent-style-name="_5f_paragraphre_20_fiche_20__20_livret" style:list-style-name="liste_5f_abc">
      <style:paragraph-properties fo:margin-top="0.199cm" fo:margin-bottom="0cm" style:contextual-spacing="false"/>
      <style:text-properties officeooo:paragraph-rsid="00654728"/>
    </style:style>
    <style:style style:name="P143" style:family="paragraph" style:parent-style-name="_5f_paragraphre_20_fiche_20__20_livret" style:list-style-name="liste_5f_abc">
      <style:paragraph-properties fo:margin-top="0.3cm" fo:margin-bottom="0cm" style:contextual-spacing="false"/>
      <style:text-properties officeooo:paragraph-rsid="00654728"/>
    </style:style>
    <style:style style:name="P144" style:family="paragraph" style:parent-style-name="_5f_paragraphre_20_fiche_20__20_livret" style:list-style-name="liste_5f_abc">
      <style:paragraph-properties fo:margin-top="0.199cm" fo:margin-bottom="0cm" style:contextual-spacing="false" fo:keep-together="always" fo:keep-with-next="always"/>
      <style:text-properties officeooo:paragraph-rsid="00654728"/>
    </style:style>
    <style:style style:name="P145" style:family="paragraph" style:parent-style-name="_5f_paragraphre_20_fiche_20__20_livret" style:list-style-name="liste_5f_abc">
      <style:paragraph-properties fo:margin-top="0.3cm" fo:margin-bottom="0cm" style:contextual-spacing="false" fo:keep-together="always" fo:keep-with-next="always"/>
      <style:text-properties officeooo:paragraph-rsid="00654728"/>
    </style:style>
    <style:style style:name="P146" style:family="paragraph">
      <loext:graphic-properties draw:fill="solid" draw:fill-color="#ff99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66ff99"/>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ffcc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1" style:family="paragraph">
      <loext:graphic-properties draw:fill="solid" draw:fill-color="#c74028"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2" style:family="paragraph">
      <loext:graphic-properties draw:fill="solid" draw:fill-color="#d18578"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3"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indent="0cm"/>
    </style:style>
    <style:style style:name="P155"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5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9" style:family="paragraph">
      <loext:graphic-properties draw:fill="solid" draw:fill-color="#ffff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2"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6" fo:font-size="10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ff6600" draw:opacity="5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4"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6" style:family="paragraph">
      <loext:graphic-properties draw:fill="none" draw:fill-color="#ffffff" draw:opacity="5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writing-mode="lr-tb"/>
    </style:style>
    <style:style style:name="P16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69"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70" style:family="paragraph">
      <loext:graphic-properties draw:fill="none" draw:fill-color="#99cc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6" fo:font-size="9pt" fo:font-style="normal" fo:text-shadow="none" style:text-underline-style="none" fo:font-weight="normal" style:letter-kerning="true" style:font-name-asian="SimSun1"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P171"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bold"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2"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4" style:family="paragraph">
      <style:paragraph-properties fo:margin-top="0cm" fo:margin-bottom="0.199cm" fo:text-align="center" style:writing-mode="lr-tb"/>
      <style:text-properties fo:color="#ffffff" loext:opacity="100%" style:font-name="Bitstream Vera Sans1" fo:font-size="11pt" fo:font-weight="bold" style:font-size-asian="11pt" style:font-weight-asian="bold" style:font-size-complex="11pt" style:font-weight-complex="bold"/>
    </style:style>
    <style:style style:name="P175" style:family="paragraph">
      <loext:graphic-properties draw:fill-color="#e8c32a"/>
      <style:paragraph-properties fo:margin-top="0cm" fo:margin-bottom="0.199cm" fo:text-align="center" style:writing-mode="lr-tb"/>
      <style:text-properties fo:color="#ffffff" loext:opacity="100%" loext:color-lum-mod="100%" loext:color-lum-off="0%" style:font-name="Bitstream Vera Sans1" fo:font-size="11pt" fo:font-weight="bold" style:font-size-asian="11pt" style:font-weight-asian="bold" style:font-size-complex="11pt" style:font-weight-complex="bold"/>
    </style:style>
    <style:style style:name="P176"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77"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7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79"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180"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67c0ce" draw:opacity="54%"/>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2"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84" style:family="paragraph">
      <loext:graphic-properties draw:fill="none" draw:fill-color="#99cc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6" fo:font-size="9pt" fo:font-style="normal" fo:text-shadow="none" style:text-underline-style="none" fo:font-weight="normal" style:letter-kerning="true" style:font-name-asian="SimSun1"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P185"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86"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7"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bold"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8" style:family="paragraph">
      <loext:graphic-properties draw:fill="none" draw:fill-color="#99ccff"/>
      <style:paragraph-properties fo:margin-left="0cm" fo:margin-right="0cm" fo:margin-top="0cm" fo:margin-bottom="0cm" fo:line-height="100%" fo:text-indent="0cm" style:writing-mode="lr-tb"/>
      <style:text-properties fo:color="#e8c32a" loext:opacity="100%" loext:color-lum-mod="100%" loext:color-lum-off="0%" style:text-outline="false" style:text-line-through-style="none" style:text-line-through-type="none" style:font-name="Bitstream Vera Sans6" fo:font-size="10pt" fo:font-style="normal" fo:text-shadow="none" style:text-underline-style="none" fo:font-weight="bold" style:letter-kerning="true" style:font-name-asian="SimSun1" style:font-size-asian="18pt" style:font-style-asian="normal" style:font-weight-asian="bold" style:font-name-complex="Tahoma2" style:font-size-complex="18pt" style:font-style-complex="normal" style:font-weight-complex="bold" style:text-emphasize="none" style:font-relief="none" style:text-overline-style="none" style:text-overline-color="font-color"/>
    </style:style>
    <style:style style:name="P189"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7fb241" draw:opacity="5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9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92"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93" style:family="paragraph">
      <loext:graphic-properties draw:fill="solid" draw:fill-color="#9d0f89" draw:opacity="5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1ca2b8" draw:opacity="5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6" style:family="paragraph">
      <style:paragraph-properties fo:text-align="center"/>
    </style:style>
    <style:style style:name="P197"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198" style:family="paragraph">
      <loext:graphic-properties draw:fill="solid" draw:fill-color="#7fb241"/>
    </style:style>
    <style:style style:name="P19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size="12pt" style:font-size-asian="12pt" style:font-size-complex="12pt"/>
    </style:style>
    <style:style style:name="T4" style:family="text">
      <style:text-properties officeooo:rsid="0083f2e1"/>
    </style:style>
    <style:style style:name="T5" style:family="text">
      <style:text-properties fo:text-transform="uppercase" fo:color="#808080" loext:opacity="100%" style:font-name="Bitstream Vera Sans6" fo:font-size="9pt" officeooo:rsid="0084bac9" fo:background-color="transparent" loext:char-shading-value="0"/>
    </style:style>
    <style:style style:name="T6" style:family="text">
      <style:text-properties fo:text-transform="uppercase" fo:color="#808080" loext:opacity="100%" style:font-name="Bitstream Vera Sans6" fo:font-size="9pt" officeooo:rsid="00861fb3" fo:background-color="transparent" loext:char-shading-value="0"/>
    </style:style>
    <style:style style:name="T7" style:family="text">
      <style:text-properties officeooo:rsid="008d9992"/>
    </style:style>
    <style:style style:name="T8" style:family="text">
      <style:text-properties officeooo:rsid="002aa84d"/>
    </style:style>
    <style:style style:name="T9" style:family="text">
      <style:text-properties style:font-name="Times New Roman" fo:font-size="12pt" style:font-size-asian="12pt" style:font-size-complex="12pt"/>
    </style:style>
    <style:style style:name="T10" style:family="text">
      <style:text-properties style:font-name="Times New Roman" fo:font-size="12pt" style:font-size-asian="12pt" style:font-style-asian="normal" style:font-size-complex="12pt" style:font-style-complex="normal"/>
    </style:style>
    <style:style style:name="T11" style:family="text">
      <style:text-properties style:font-name="Times New Roman" fo:font-size="12pt" fo:font-style="italic" style:font-size-asian="12pt" style:font-style-asian="italic" style:font-size-complex="12pt" style:font-style-complex="italic"/>
    </style:style>
    <style:style style:name="T12" style:family="text">
      <style:text-properties style:font-name="Times New Roman" fo:font-size="12pt" fo:font-style="normal" style:font-size-asian="12pt" style:font-style-asian="normal" style:font-size-complex="12pt" style:font-style-complex="normal"/>
    </style:style>
    <style:style style:name="T13" style:family="text">
      <style:text-properties style:font-name="Times New Roman" fo:font-size="11pt" fo:font-style="normal" style:font-name-asian="OpenSymbol1" style:font-size-asian="11pt" style:font-style-asian="normal" style:font-name-complex="OpenSymbol1" style:font-size-complex="11pt" style:font-style-complex="normal"/>
    </style:style>
    <style:style style:name="T14" style:family="text">
      <style:text-properties style:font-name="Times New Roman" fo:font-size="10pt" style:font-size-asian="10pt" style:font-size-complex="10pt"/>
    </style:style>
    <style:style style:name="T15" style:family="text">
      <style:text-properties style:font-name="Times New Roman" fo:font-size="10pt" officeooo:rsid="008a1ed5" style:font-size-asian="10pt" style:font-size-complex="10pt"/>
    </style:style>
    <style:style style:name="T16" style:family="text">
      <style:text-properties style:font-name="Bitstream Vera Sans1"/>
    </style:style>
    <style:style style:name="T17" style:family="text">
      <style:text-properties style:font-name="Bitstream Vera Sans1" fo:font-size="10pt" style:font-size-asian="10pt" style:font-size-complex="10pt"/>
    </style:style>
    <style:style style:name="T18" style:family="text">
      <style:text-properties style:font-name="Bitstream Vera Sans1" fo:font-size="10pt" officeooo:rsid="009ac59a" style:font-size-asian="10pt" style:font-size-complex="10pt"/>
    </style:style>
    <style:style style:name="T19" style:family="text">
      <style:text-properties style:font-name="Bitstream Vera Sans1" fo:font-size="10pt" fo:font-style="normal" style:font-size-asian="10pt" style:font-style-asian="normal" style:font-size-complex="10pt" style:font-style-complex="normal"/>
    </style:style>
    <style:style style:name="T20" style:family="text">
      <style:text-properties style:font-name="Bitstream Vera Sans1" fo:font-size="10pt" fo:font-style="normal" style:font-name-asian="OpenSymbol1" style:font-size-asian="10pt" style:font-style-asian="normal" style:font-name-complex="OpenSymbol1" style:font-size-complex="10pt" style:font-style-complex="normal"/>
    </style:style>
    <style:style style:name="T21" style:family="text">
      <style:text-properties style:font-name="Bitstream Vera Sans1" fo:font-style="normal" style:font-name-asian="OpenSymbol1" style:font-style-asian="normal" style:font-name-complex="OpenSymbol1" style:font-style-complex="normal"/>
    </style:style>
    <style:style style:name="T22" style:family="text">
      <style:text-properties style:font-name="Bitstream Vera Sans1" fo:font-style="normal" style:font-name-asian="OpenSymbol1" style:font-size-asian="12pt" style:font-style-asian="normal" style:font-name-complex="OpenSymbol1" style:font-size-complex="12pt" style:font-style-complex="normal"/>
    </style:style>
    <style:style style:name="T23" style:family="text">
      <style:text-properties style:font-name="Bitstream Vera Sans1" fo:font-style="normal" style:font-style-asian="normal" style:font-style-complex="normal"/>
    </style:style>
    <style:style style:name="T24" style:family="text">
      <style:text-properties style:font-name="Bitstream Vera Sans1" fo:font-style="normal" officeooo:rsid="008a1ed5" style:font-style-asian="normal" style:font-style-complex="normal"/>
    </style:style>
    <style:style style:name="T25" style:family="text">
      <style:text-properties style:font-name="Bitstream Vera Sans1" fo:font-style="normal" officeooo:rsid="006f15b7" style:font-style-asian="normal" style:font-style-complex="normal"/>
    </style:style>
    <style:style style:name="T26" style:family="text">
      <style:text-properties style:font-name="Bitstream Vera Sans1" fo:font-style="normal" style:font-size-asian="12pt" style:font-style-asian="normal" style:font-size-complex="12pt" style:font-style-complex="normal"/>
    </style:style>
    <style:style style:name="T27" style:family="text">
      <style:text-properties style:font-name="Bitstream Vera Sans1" fo:font-style="normal" fo:font-weight="normal" style:font-name-asian="OpenSymbol1" style:font-style-asian="normal" style:font-weight-asian="normal" style:font-name-complex="OpenSymbol1" style:font-style-complex="normal" style:font-weight-complex="normal"/>
    </style:style>
    <style:style style:name="T28" style:family="text">
      <style:text-properties style:font-name="Bitstream Vera Sans1" fo:font-size="12pt" fo:font-style="normal" style:font-size-asian="12pt" style:font-style-asian="normal" style:font-size-complex="12pt" style:font-style-complex="normal"/>
    </style:style>
    <style:style style:name="T29" style:family="text">
      <style:text-properties style:font-name="Bitstream Vera Sans1" officeooo:rsid="008f7d34" fo:background-color="#ffff00" loext:char-shading-value="0"/>
    </style:style>
    <style:style style:name="T30" style:family="text">
      <style:text-properties style:text-position="0% 100%"/>
    </style:style>
    <style:style style:name="T31" style:family="text">
      <style:text-properties style:text-position="0% 100%" style:font-name="Bitstream Vera Sans1"/>
    </style:style>
    <style:style style:name="T32" style:family="text">
      <style:text-properties style:text-position="0% 100%" style:font-name="Bitstream Vera Sans1" fo:font-size="10pt" style:font-size-asian="10pt" style:font-size-complex="10pt"/>
    </style:style>
    <style:style style:name="T33" style:family="text">
      <style:text-properties style:text-position="0% 100%" style:font-name="Bitstream Vera Sans1" fo:font-size="10pt" fo:font-style="normal" style:font-size-asian="10pt" style:font-style-asian="normal" style:font-size-complex="10pt" style:font-style-complex="normal"/>
    </style:style>
    <style:style style:name="T34" style:family="text">
      <style:text-properties style:text-position="0% 100%" style:font-name="Bitstream Vera Sans1" fo:font-size="10pt" fo:font-style="normal" style:font-name-asian="OpenSymbol1" style:font-size-asian="10pt" style:font-style-asian="normal" style:font-name-complex="OpenSymbol1" style:font-size-complex="10pt" style:font-style-complex="normal"/>
    </style:style>
    <style:style style:name="T35" style:family="text">
      <style:text-properties style:text-position="0% 100%" style:font-name="Bitstream Vera Sans1" fo:font-style="normal" style:text-underline-style="none" fo:font-weight="normal" style:font-size-asian="10pt" style:font-style-asian="normal" style:font-weight-asian="normal" style:font-size-complex="10pt" style:font-style-complex="normal" style:font-weight-complex="normal"/>
    </style:style>
    <style:style style:name="T36" style:family="text">
      <style:text-properties style:text-position="0% 100%" style:font-name="Bitstream Vera Sans1" fo:font-style="normal" style:font-name-asian="OpenSymbol1" style:font-style-asian="normal" style:font-name-complex="OpenSymbol1" style:font-style-complex="normal"/>
    </style:style>
    <style:style style:name="T37" style:family="text">
      <style:text-properties style:text-position="0% 100%" style:font-name="Bitstream Vera Sans1" fo:font-style="normal" officeooo:rsid="008a1ed5" style:font-name-asian="OpenSymbol1" style:font-style-asian="normal" style:font-name-complex="OpenSymbol1" style:font-style-complex="normal"/>
    </style:style>
    <style:style style:name="T38" style:family="text">
      <style:text-properties style:text-position="0% 100%" style:font-name="Bitstream Vera Sans1" fo:font-style="normal" officeooo:rsid="008e437d" style:font-name-asian="OpenSymbol1" style:font-style-asian="normal" style:font-name-complex="OpenSymbol1" style:font-style-complex="normal"/>
    </style:style>
    <style:style style:name="T39" style:family="text">
      <style:text-properties style:text-position="0% 100%" style:font-name="Bitstream Vera Sans1" fo:font-style="normal" style:font-name-asian="OpenSymbol1" style:font-size-asian="12pt" style:font-style-asian="normal" style:font-name-complex="OpenSymbol1" style:font-size-complex="12pt" style:font-style-complex="normal"/>
    </style:style>
    <style:style style:name="T40" style:family="text">
      <style:text-properties style:text-position="0% 100%" style:font-name="Bitstream Vera Sans1" fo:font-style="normal" officeooo:rsid="008c4cc7" style:font-name-asian="OpenSymbol1" style:font-size-asian="12pt" style:font-style-asian="normal" style:font-name-complex="OpenSymbol1" style:font-size-complex="12pt" style:font-style-complex="normal"/>
    </style:style>
    <style:style style:name="T41" style:family="text">
      <style:text-properties style:text-position="0% 100%" style:font-name="Bitstream Vera Sans1" fo:font-size="9pt" style:font-size-asian="9pt" style:font-size-complex="9pt"/>
    </style:style>
    <style:style style:name="T42" style:family="text">
      <style:text-properties style:text-position="0% 100%" style:font-name="Bitstream Vera Sans1" fo:font-size="12pt" fo:font-style="normal" style:font-name-asian="OpenSymbol1" style:font-size-asian="12pt" style:font-style-asian="normal" style:font-name-complex="OpenSymbol1" style:font-size-complex="12pt" style:font-style-complex="normal"/>
    </style:style>
    <style:style style:name="T43" style:family="text">
      <style:text-properties style:text-position="0% 100%" style:font-size-asian="10pt" style:font-size-complex="10pt"/>
    </style:style>
    <style:style style:name="T44" style:family="text">
      <style:text-properties style:text-position="0% 100%" style:font-name="Times New Roman" fo:font-size="12pt" style:font-size-asian="12pt" style:font-size-complex="12pt"/>
    </style:style>
    <style:style style:name="T45" style:family="text">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style:text-position="0% 100%" style:font-name="Times New Roman" fo:font-size="12pt" fo:font-style="normal" style:font-name-asian="OpenSymbol1" style:font-size-asian="12pt" style:font-style-asian="normal" style:font-name-complex="OpenSymbol1" style:font-size-complex="12pt" style:font-style-complex="normal"/>
    </style:style>
    <style:style style:name="T47" style:family="text">
      <style:text-properties style:text-position="0% 100%" style:font-name="Times New Roman" fo:font-size="12pt" style:font-name-asian="OpenSymbol1" style:font-size-asian="12pt" style:font-style-asian="normal" style:font-name-complex="OpenSymbol1" style:font-size-complex="12pt" style:font-style-complex="normal"/>
    </style:style>
    <style:style style:name="T48" style:family="text">
      <style:text-properties style:text-position="0% 100%" style:font-name="Times New Roman" fo:font-size="12pt" fo:font-style="italic" style:font-name-asian="OpenSymbol1" style:font-size-asian="12pt" style:font-style-asian="italic" style:font-name-complex="OpenSymbol1" style:font-size-complex="12pt" style:font-style-complex="italic"/>
    </style:style>
    <style:style style:name="T49" style:family="text">
      <style:text-properties style:text-position="0% 100%" style:font-name="Times New Roman" fo:font-size="11pt" style:font-size-asian="11pt" style:font-size-complex="11pt"/>
    </style:style>
    <style:style style:name="T50" style:family="text">
      <style:text-properties style:text-position="0% 100%" style:font-name="Times New Roman" fo:font-size="9pt" style:font-size-asian="9pt" style:font-size-complex="9pt"/>
    </style:style>
    <style:style style:name="T51" style:family="text">
      <style:text-properties style:text-position="0% 100%" fo:font-style="normal" style:text-underline-style="none" fo:font-weight="normal" style:font-style-asian="normal" style:font-weight-asian="normal" style:font-style-complex="normal" style:font-weight-complex="normal"/>
    </style:style>
    <style:style style:name="T52" style:family="text">
      <style:text-properties style:text-position="0% 100%" fo:font-style="normal" style:font-name-asian="OpenSymbol1" style:font-style-asian="normal" style:font-name-complex="OpenSymbol1" style:font-style-complex="normal"/>
    </style:style>
    <style:style style:name="T53" style:family="text">
      <style:text-properties style:text-position="0% 100%" fo:font-style="normal" officeooo:rsid="008c4cc7" style:font-name-asian="OpenSymbol1" style:font-size-asian="12pt" style:font-style-asian="normal" style:font-name-complex="OpenSymbol1" style:font-size-complex="12pt" style:font-style-complex="normal"/>
    </style:style>
    <style:style style:name="T54" style:family="text">
      <style:text-properties style:text-position="0% 100%" fo:font-style="normal" officeooo:rsid="0094b45d" style:font-name-asian="OpenSymbol1" style:font-size-asian="12pt" style:font-style-asian="normal" style:font-name-complex="OpenSymbol1" style:font-size-complex="12pt" style:font-style-complex="normal"/>
    </style:style>
    <style:style style:name="T55" style:family="text">
      <style:text-properties style:text-position="0% 100%" style:text-underline-style="none" fo:font-weight="normal" style:font-style-asian="normal" style:font-weight-asian="normal" style:font-style-complex="normal" style:font-weight-complex="normal"/>
    </style:style>
    <style:style style:name="T56" style:family="text">
      <style:text-properties style:text-position="0% 100%" style:text-underline-style="none" fo:font-weight="normal" style:font-size-asian="10pt" style:font-style-asian="normal" style:font-weight-asian="normal" style:font-size-complex="10pt" style:font-style-complex="normal" style:font-weight-complex="normal"/>
    </style:style>
    <style:style style:name="T57" style:family="text">
      <style:text-properties style:text-position="0% 100%" fo:font-size="10pt" fo:font-style="normal" style:font-size-asian="10pt" style:font-style-asian="normal" style:font-size-complex="10pt" style:font-style-complex="normal"/>
    </style:style>
    <style:style style:name="T58" style:family="text">
      <style:text-properties style:text-position="0% 100%" fo:font-size="10pt" fo:font-style="normal" style:font-name-asian="OpenSymbol1" style:font-size-asian="10pt" style:font-style-asian="normal" style:font-name-complex="OpenSymbol1" style:font-size-complex="10pt" style:font-style-complex="normal"/>
    </style:style>
    <style:style style:name="T59" style:family="text">
      <style:text-properties style:text-position="0% 100%" fo:font-size="10pt" style:font-size-asian="10pt" style:font-size-complex="10pt"/>
    </style:style>
    <style:style style:name="T60" style:family="text">
      <style:text-properties style:text-position="0% 100%" fo:font-size="10pt" officeooo:rsid="008dc49e" style:font-size-asian="10pt" style:font-size-complex="10pt"/>
    </style:style>
    <style:style style:name="T61" style:family="text">
      <style:text-properties style:text-position="0% 100%" fo:font-size="10pt" officeooo:rsid="008a1ed5" style:font-size-asian="10pt" style:font-size-complex="10pt"/>
    </style:style>
    <style:style style:name="T62" style:family="text">
      <style:text-properties style:text-position="0% 100%" fo:font-size="10pt" style:font-name-asian="OpenSymbol1" style:font-size-asian="10pt" style:font-style-asian="normal" style:font-name-complex="OpenSymbol1" style:font-size-complex="10pt" style:font-style-complex="normal"/>
    </style:style>
    <style:style style:name="T63" style:family="text">
      <style:text-properties style:text-position="0% 100%" fo:font-size="10pt" officeooo:rsid="00966029" style:font-name-asian="OpenSymbol1" style:font-size-asian="10pt" style:font-style-asian="normal" style:font-name-complex="OpenSymbol1" style:font-size-complex="10pt" style:font-style-complex="normal"/>
    </style:style>
    <style:style style:name="T64" style:family="text">
      <style:text-properties style:text-position="0% 100%" style:font-name-asian="OpenSymbol1" style:font-style-asian="normal" style:font-name-complex="OpenSymbol1" style:font-style-complex="normal"/>
    </style:style>
    <style:style style:name="T65" style:family="text">
      <style:text-properties style:text-position="0% 100%" officeooo:rsid="009356ee" style:font-name-asian="OpenSymbol1" style:font-style-asian="normal" style:font-name-complex="OpenSymbol1" style:font-style-complex="normal"/>
    </style:style>
    <style:style style:name="T66" style:family="text">
      <style:text-properties style:text-position="0% 100%" officeooo:rsid="008c4cc7" style:font-name-asian="OpenSymbol1" style:font-style-asian="normal" style:font-name-complex="OpenSymbol1" style:font-style-complex="normal"/>
    </style:style>
    <style:style style:name="T67" style:family="text">
      <style:text-properties style:text-position="0% 100%" officeooo:rsid="006b7800" style:font-name-asian="OpenSymbol1" style:font-style-asian="normal" style:font-name-complex="OpenSymbol1" style:font-style-complex="normal"/>
    </style:style>
    <style:style style:name="T68" style:family="text">
      <style:text-properties style:text-position="0% 100%" officeooo:rsid="0094b45d" style:font-name-asian="OpenSymbol1" style:font-style-asian="normal" style:font-name-complex="OpenSymbol1" style:font-style-complex="normal"/>
    </style:style>
    <style:style style:name="T69" style:family="text">
      <style:text-properties style:text-position="0% 100%" officeooo:rsid="006ea3de" style:font-name-asian="OpenSymbol1" style:font-style-asian="normal" style:font-name-complex="OpenSymbol1" style:font-style-complex="normal"/>
    </style:style>
    <style:style style:name="T70" style:family="text">
      <style:text-properties style:text-position="0% 100%" officeooo:rsid="006f15b7" style:font-name-asian="OpenSymbol1" style:font-style-asian="normal" style:font-name-complex="OpenSymbol1" style:font-style-complex="normal"/>
    </style:style>
    <style:style style:name="T71" style:family="text">
      <style:text-properties style:text-position="0% 100%" officeooo:rsid="008a1ed5" style:font-name-asian="OpenSymbol1" style:font-style-asian="normal" style:font-name-complex="OpenSymbol1" style:font-style-complex="normal"/>
    </style:style>
    <style:style style:name="T72" style:family="text">
      <style:text-properties style:text-position="0% 100%" fo:font-size="9pt" style:font-size-asian="9pt" style:font-size-complex="9pt"/>
    </style:style>
    <style:style style:name="T73" style:family="text">
      <style:text-properties style:text-position="0% 100%" fo:font-size="9pt" officeooo:rsid="008a1ed5" style:font-size-asian="9pt" style:font-size-complex="9pt"/>
    </style:style>
    <style:style style:name="T74" style:family="text">
      <style:text-properties style:text-position="0% 100%" fo:font-size="9pt" officeooo:rsid="008a1ed5" style:font-name-asian="OpenSymbol1" style:font-size-asian="9pt" style:font-style-asian="normal" style:font-name-complex="OpenSymbol1" style:font-size-complex="9pt" style:font-style-complex="normal"/>
    </style:style>
    <style:style style:name="T75" style:family="text">
      <style:text-properties style:text-position="0% 100%" style:font-name="OpenSymbol" fo:font-style="normal" style:font-name-asian="OpenSymbol1" style:font-style-asian="normal" style:font-name-complex="OpenSymbol1" style:font-style-complex="normal"/>
    </style:style>
    <style:style style:name="T76" style:family="text">
      <style:text-properties style:text-position="0% 100%" style:font-name="OpenSymbol" fo:font-style="normal" officeooo:rsid="0094b45d" style:font-name-asian="OpenSymbol1" style:font-size-asian="12pt" style:font-style-asian="normal" style:font-name-complex="OpenSymbol1" style:font-size-complex="12pt" style:font-style-complex="normal"/>
    </style:style>
    <style:style style:name="T77" style:family="text">
      <style:text-properties style:text-position="0% 100%" style:font-name="OpenSymbol" fo:font-size="12pt" fo:font-style="normal" style:font-name-asian="OpenSymbol1" style:font-size-asian="12pt" style:font-style-asian="normal" style:font-name-complex="OpenSymbol1" style:font-size-complex="12pt" style:font-style-complex="normal"/>
    </style:style>
    <style:style style:name="T78" style:family="text">
      <style:text-properties style:text-position="0% 100%" style:font-name="OpenSymbol" fo:font-size="14pt" fo:font-style="normal" style:font-name-asian="OpenSymbol1" style:font-size-asian="14pt" style:font-style-asian="normal" style:font-name-complex="OpenSymbol1" style:font-size-complex="14pt" style:font-style-complex="normal"/>
    </style:style>
    <style:style style:name="T79" style:family="text">
      <style:text-properties style:text-position="0% 100%" style:font-name="OpenSymbol" fo:font-size="10pt" fo:font-style="normal" style:font-name-asian="OpenSymbol1" style:font-size-asian="10pt" style:font-style-asian="normal" style:font-name-complex="OpenSymbol1" style:font-size-complex="10pt" style:font-style-complex="normal"/>
    </style:style>
    <style:style style:name="T80" style:family="text">
      <style:text-properties style:text-position="0% 100%" style:font-name="OpenSymbol1" fo:font-style="normal" style:font-name-asian="OpenSymbol1" style:font-style-asian="normal" style:font-name-complex="OpenSymbol1" style:font-style-complex="normal"/>
    </style:style>
    <style:style style:name="T81" style:family="text">
      <style:text-properties style:text-position="0% 100%" style:font-name="OpenSymbol1" fo:font-size="12pt" fo:font-style="normal" style:font-name-asian="OpenSymbol1" style:font-size-asian="12pt" style:font-style-asian="normal" style:font-name-complex="OpenSymbol1" style:font-size-complex="12pt" style:font-style-complex="normal"/>
    </style:style>
    <style:style style:name="T82" style:family="text">
      <style:text-properties style:text-position="0% 100%" style:font-name="OpenSymbol1" fo:font-size="10pt" fo:font-style="normal" style:font-name-asian="OpenSymbol1" style:font-size-asian="10pt" style:font-style-asian="normal" style:font-name-complex="OpenSymbol1" style:font-size-complex="10pt" style:font-style-complex="normal"/>
    </style:style>
    <style:style style:name="T83" style:family="text">
      <style:text-properties style:text-position="0% 100%" style:font-size-asian="12pt" style:font-size-complex="12pt"/>
    </style:style>
    <style:style style:name="T84" style:family="text">
      <style:text-properties fo:color="#000000" loext:opacity="100%" style:text-position="0% 100%" style:font-name="Bitstream Vera Sans1" fo:font-size="10pt" fo:font-style="normal" fo:font-weight="normal" officeooo:rsid="0075b88d" fo:background-color="transparent" loext:char-shading-value="0" style:font-name-asian="Times New Roman" style:font-style-asian="normal" style:font-weight-asian="normal" style:font-name-complex="Times New Roman" style:font-style-complex="normal" style:font-weight-complex="normal"/>
    </style:style>
    <style:style style:name="T85" style:family="text">
      <style:text-properties fo:color="#000000" loext:opacity="100%" style:text-position="0% 100%" style:font-name="Bitstream Vera Sans1" fo:font-size="10pt" fo:font-style="normal" style:text-underline-style="none" fo:font-weight="normal" officeooo:rsid="0090a97d" fo:background-color="#ffff00" loext:char-shading-value="0" style:font-size-asian="10pt" style:font-style-asian="normal" style:font-weight-asian="normal" style:font-size-complex="10pt" style:font-style-complex="normal" style:font-weight-complex="normal"/>
    </style:style>
    <style:style style:name="T86" style:family="text">
      <style:text-properties fo:color="#000000" loext:opacity="100%" style:text-position="0% 100%" style:font-name="Bitstream Vera Sans1" fo:font-size="10pt" fo:font-style="normal" style:text-underline-style="none"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87" style:family="text">
      <style:text-properties fo:color="#000000" loext:opacity="100%" style:text-position="0% 100%" style:font-name="Bitstream Vera Sans1" fo:font-size="10pt" fo:font-style="normal" style:text-underline-style="none" fo:font-weight="normal" officeooo:rsid="0090a97d"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88" style:family="text">
      <style:text-properties fo:color="#000000" loext:opacity="100%" style:text-position="0% 100%" style:font-name="Bitstream Vera Sans1" fo:font-size="10pt" fo:font-style="normal" style:text-underline-style="none" fo:font-weight="normal" officeooo:rsid="009f1a74"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89" style:family="text">
      <style:text-properties fo:color="#000000" loext:opacity="100%" style:text-position="0% 100%" style:font-name="Bitstream Vera Sans1" fo:font-size="10pt" fo:font-style="normal" officeooo:rsid="0090a97d" fo:background-color="#ffff00" loext:char-shading-value="0" style:font-name-asian="OpenSymbol1" style:font-size-asian="10pt" style:font-style-asian="normal" style:font-name-complex="OpenSymbol1" style:font-size-complex="10pt" style:font-style-complex="normal"/>
    </style:style>
    <style:style style:name="T90" style:family="text">
      <style:text-properties fo:color="#000000" loext:opacity="100%" style:text-position="0% 100%" style:font-name="Bitstream Vera Sans1" fo:font-size="10pt" fo:background-color="#ffff00" loext:char-shading-value="0" style:font-name-asian="OpenSymbol1" style:font-size-asian="10pt" style:font-style-asian="normal" style:font-name-complex="OpenSymbol1" style:font-size-complex="10pt" style:font-style-complex="normal"/>
    </style:style>
    <style:style style:name="T91" style:family="text">
      <style:text-properties fo:color="#000000" loext:opacity="100%" style:text-position="0% 100%" style:font-name="Bitstream Vera Sans1" fo:font-size="10pt" officeooo:rsid="0090a97d" fo:background-color="#ffff00" loext:char-shading-value="0" style:font-name-asian="OpenSymbol1" style:font-size-asian="10pt" style:font-style-asian="normal" style:font-name-complex="OpenSymbol1" style:font-size-complex="10pt" style:font-style-complex="normal"/>
    </style:style>
    <style:style style:name="T92" style:family="text">
      <style:text-properties fo:color="#000000" loext:opacity="100%" style:text-position="0% 100%" style:font-name="Bitstream Vera Sans1" fo:font-size="10pt" style:text-underline-style="none" fo:font-weight="normal" officeooo:rsid="009f1a74"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93" style:family="text">
      <style:text-properties fo:color="#000000" loext:opacity="100%" style:text-position="0% 100%" style:font-name="Bitstream Vera Sans1" fo:font-size="10pt" style:text-underline-style="none" fo:font-weight="normal" officeooo:rsid="00a21195"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94" style:family="text">
      <style:text-properties fo:color="#000000" loext:opacity="100%" style:text-position="0% 100%" style:font-name="Bitstream Vera Sans1" fo:font-style="normal" style:text-underline-style="none"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95" style:family="text">
      <style:text-properties fo:color="#000000" loext:opacity="100%" style:text-position="0% 100%" style:font-name="Bitstream Vera Sans1" fo:font-style="normal" fo:background-color="#ffff00" loext:char-shading-value="0" style:font-name-asian="OpenSymbol1" style:font-style-asian="normal" style:font-name-complex="OpenSymbol1" style:font-style-complex="normal"/>
    </style:style>
    <style:style style:name="T96" style:family="text">
      <style:text-properties fo:color="#000000" loext:opacity="100%" style:text-position="0% 100%" style:font-name="Times New Roman" fo:font-size="12pt" fo:font-style="normal" style:text-underline-style="none" fo:font-weight="normal" officeooo:rsid="00d7fb35" style:font-size-asian="12pt" style:font-style-asian="normal" style:font-weight-asian="normal" style:font-size-complex="12pt" style:font-style-complex="normal" style:font-weight-complex="normal"/>
    </style:style>
    <style:style style:name="T97" style:family="text">
      <style:text-properties fo:color="#000000" loext:opacity="100%" style:text-position="0% 100%" style:font-name="Times New Roman" fo:font-size="12pt" fo:font-style="normal" style:text-underline-style="none" fo:font-weight="normal" officeooo:rsid="00d7fb35" fo:background-color="transparent"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98" style:family="text">
      <style:text-properties fo:color="#000000" loext:opacity="100%" style:text-position="0% 100%" style:font-name="Times New Roman" fo:font-size="12pt" fo:font-style="normal" style:text-underline-style="none" fo:font-weight="normal" fo:background-color="#ffff00" loext:char-shading-value="0" style:font-name-asian="OpenSymbol1" style:font-size-asian="12pt" style:font-style-asian="normal" style:font-weight-asian="normal" style:font-name-complex="OpenSymbol1" style:font-size-complex="12pt" style:font-style-complex="normal" style:font-weight-complex="normal"/>
    </style:style>
    <style:style style:name="T99" style:family="text">
      <style:text-properties fo:color="#000000" loext:opacity="100%" style:text-position="0% 100%" style:font-name="Times New Roman" fo:font-size="12pt" fo:font-style="normal" fo:background-color="#ffff00" loext:char-shading-value="0" style:font-name-asian="OpenSymbol1" style:font-size-asian="12pt" style:font-style-asian="normal" style:font-name-complex="OpenSymbol1" style:font-size-complex="12pt" style:font-style-complex="normal"/>
    </style:style>
    <style:style style:name="T100" style:family="text">
      <style:text-properties fo:color="#000000" loext:opacity="100%" style:text-position="0% 100%" style:font-name="Times New Roman" fo:font-size="12pt" fo:background-color="#ffff00" loext:char-shading-value="0" style:font-name-asian="OpenSymbol1" style:font-size-asian="12pt" style:font-style-asian="normal" style:font-name-complex="OpenSymbol1" style:font-size-complex="12pt" style:font-style-complex="normal"/>
    </style:style>
    <style:style style:name="T101" style:family="text">
      <style:text-properties fo:color="#000000" loext:opacity="100%" style:text-position="0% 100%" style:text-underline-style="none" fo:font-weight="normal" style:font-style-asian="normal" style:font-weight-asian="normal" style:font-style-complex="normal" style:font-weight-complex="normal"/>
    </style:style>
    <style:style style:name="T102" style:family="text">
      <style:text-properties fo:color="#000000" loext:opacity="100%" style:text-position="0% 100%" style:text-underline-style="none" fo:font-weight="normal" officeooo:rsid="00e0888a" style:font-style-asian="normal" style:font-weight-asian="normal" style:font-style-complex="normal" style:font-weight-complex="normal"/>
    </style:style>
    <style:style style:name="T103" style:family="text">
      <style:text-properties fo:color="#000000" loext:opacity="100%" style:text-position="0% 100%" style:text-underline-style="none"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04" style:family="text">
      <style:text-properties fo:color="#000000" loext:opacity="100%" style:text-position="0% 100%" style:font-name="Bitstream Vera Sans6" fo:font-size="10pt" fo:font-style="normal" fo:font-weight="normal" officeooo:rsid="008dc49e" style:font-size-asian="10pt" style:font-size-complex="10pt"/>
    </style:style>
    <style:style style:name="T105" style:family="text">
      <style:text-properties fo:color="#000000" loext:opacity="100%" style:text-position="0% 100%" style:font-name="Bitstream Vera Sans6" fo:font-size="10pt" fo:font-style="normal" officeooo:rsid="009ac59a" fo:background-color="#ffff00" loext:char-shading-value="0" style:font-name-asian="OpenSymbol1" style:font-style-asian="normal" style:font-name-complex="OpenSymbol1" style:font-style-complex="normal"/>
    </style:style>
    <style:style style:name="T106" style:family="text">
      <style:text-properties fo:color="#000000" loext:opacity="100%" style:text-position="0% 100%" style:font-name="Bitstream Vera Sans6" fo:font-size="10pt" fo:font-style="normal" officeooo:rsid="009c38ef" fo:background-color="#ffff00" loext:char-shading-value="0" style:font-name-asian="OpenSymbol1" style:font-style-asian="normal" style:font-name-complex="OpenSymbol1" style:font-style-complex="normal"/>
    </style:style>
    <style:style style:name="T107" style:family="text">
      <style:text-properties fo:color="#000000" loext:opacity="100%" style:text-position="0% 100%" style:font-name="Bitstream Vera Sans4" fo:font-size="10pt" fo:font-style="normal" officeooo:rsid="008f7d34" fo:background-color="#ffff00" loext:char-shading-value="0"/>
    </style:style>
    <style:style style:name="T108" style:family="text">
      <style:text-properties fo:color="#000000" loext:opacity="100%" style:text-position="0% 100%" style:font-name="Bitstream Vera Sans4" fo:font-size="10pt" fo:font-style="normal" officeooo:rsid="0090a97d" fo:background-color="#ffff00" loext:char-shading-value="0" style:font-size-asian="10pt" style:font-size-complex="10pt"/>
    </style:style>
    <style:style style:name="T109" style:family="text">
      <style:text-properties fo:color="#000000" loext:opacity="100%" style:text-position="0% 100%" style:font-name="Bitstream Vera Sans4" fo:font-size="10pt" fo:font-style="normal" officeooo:rsid="0092a2c9" fo:background-color="#ffff00" loext:char-shading-value="0" style:font-name-asian="OpenSymbol1" style:font-size-asian="10pt" style:font-style-asian="normal" style:font-name-complex="OpenSymbol1" style:font-size-complex="10pt" style:font-style-complex="normal"/>
    </style:style>
    <style:style style:name="T110" style:family="text">
      <style:text-properties fo:color="#000000" loext:opacity="100%" style:text-position="0% 100%" style:font-name="Bitstream Vera Sans4" fo:font-size="10pt" fo:font-style="normal" officeooo:rsid="0092a2c9" fo:background-color="#ffff00" loext:char-shading-value="0" style:font-name-asian="OpenSymbol1" style:font-style-asian="normal" style:font-name-complex="OpenSymbol1" style:font-style-complex="normal"/>
    </style:style>
    <style:style style:name="T111" style:family="text">
      <style:text-properties fo:color="#000000" loext:opacity="100%" style:text-position="0% 100%" style:font-name="Bitstream Vera Sans4" fo:font-size="10pt" fo:font-style="normal" officeooo:rsid="009356ee" fo:background-color="#ffff00" loext:char-shading-value="0" style:font-name-asian="OpenSymbol1" style:font-style-asian="normal" style:font-name-complex="OpenSymbol1" style:font-style-complex="normal"/>
    </style:style>
    <style:style style:name="T112" style:family="text">
      <style:text-properties fo:color="#000000" loext:opacity="100%" style:text-position="0% 100%" style:font-name="Bitstream Vera Sans4" fo:font-size="10pt" fo:font-style="normal" style:text-underline-style="none" fo:font-weight="normal" officeooo:rsid="0090a97d" fo:background-color="#ffff00" loext:char-shading-value="0" style:font-size-asian="10pt" style:font-style-asian="normal" style:font-weight-asian="normal" style:font-size-complex="10pt" style:font-style-complex="normal" style:font-weight-complex="normal"/>
    </style:style>
    <style:style style:name="T113" style:family="text">
      <style:text-properties fo:color="#000000" loext:opacity="100%" style:text-position="0% 100%" style:font-name="Bitstream Vera Sans4" fo:font-size="10pt" fo:font-style="normal" style:text-underline-style="none" fo:font-weight="normal" officeooo:rsid="0090a97d"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14" style:family="text">
      <style:text-properties fo:color="#000000" loext:opacity="100%" style:text-position="0% 100%" style:font-name="Bitstream Vera Sans4" fo:font-size="10pt" fo:font-style="normal" fo:font-weight="normal" officeooo:rsid="00966029" fo:background-color="#ffff00" loext:char-shading-value="0" style:font-name-asian="OpenSymbol1" style:font-size-asian="10pt" style:font-style-asian="normal" style:font-name-complex="OpenSymbol1" style:font-size-complex="10pt" style:font-style-complex="normal"/>
    </style:style>
    <style:style style:name="T115" style:family="text">
      <style:text-properties fo:color="#000000" loext:opacity="100%" style:text-position="0% 100%" style:font-name-asian="OpenSymbol1" style:font-style-asian="normal" style:font-name-complex="OpenSymbol1" style:font-style-complex="normal"/>
    </style:style>
    <style:style style:name="T116" style:family="text">
      <style:text-properties fo:color="#000000" loext:opacity="100%" style:text-position="0% 100%" officeooo:rsid="006f15b7" style:font-name-asian="OpenSymbol1" style:font-style-asian="normal" style:font-name-complex="OpenSymbol1" style:font-style-complex="normal"/>
    </style:style>
    <style:style style:name="T117"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118" style:family="text">
      <style:text-properties fo:color="#000000" loext:opacity="100%" style:text-position="0% 100%" officeooo:rsid="008fcc5b" fo:background-color="#ffff00" loext:char-shading-value="0" style:font-name-asian="OpenSymbol1" style:font-style-asian="normal" style:font-name-complex="OpenSymbol1" style:font-style-complex="normal"/>
    </style:style>
    <style:style style:name="T119" style:family="text">
      <style:text-properties fo:color="#000000" loext:opacity="100%" style:text-position="0% 100%" officeooo:rsid="0092a2c9" fo:background-color="#ffff00" loext:char-shading-value="0" style:font-name-asian="OpenSymbol1" style:font-style-asian="normal" style:font-name-complex="OpenSymbol1" style:font-style-complex="normal"/>
    </style:style>
    <style:style style:name="T120" style:family="text">
      <style:text-properties fo:color="#000000" loext:opacity="100%" style:text-position="0% 100%" officeooo:rsid="009356ee" fo:background-color="#ffff00" loext:char-shading-value="0" style:font-name-asian="OpenSymbol1" style:font-style-asian="normal" style:font-name-complex="OpenSymbol1" style:font-style-complex="normal"/>
    </style:style>
    <style:style style:name="T121" style:family="text">
      <style:text-properties fo:color="#000000" loext:opacity="100%" style:text-position="0% 100%" officeooo:rsid="009d6974" fo:background-color="#ffff00" loext:char-shading-value="0" style:font-name-asian="OpenSymbol1" style:font-style-asian="normal" style:font-name-complex="OpenSymbol1" style:font-style-complex="normal"/>
    </style:style>
    <style:style style:name="T122" style:family="text">
      <style:text-properties fo:color="#000000" loext:opacity="100%" style:text-position="0% 100%" fo:background-color="#ffff00" loext:char-shading-value="0" style:font-name-asian="OpenSymbol1" style:font-size-asian="10pt" style:font-style-asian="normal" style:font-name-complex="OpenSymbol1" style:font-size-complex="10pt" style:font-style-complex="normal"/>
    </style:style>
    <style:style style:name="T123" style:family="text">
      <style:text-properties fo:color="#000000" loext:opacity="100%" style:text-position="0% 100%" officeooo:rsid="00c173fd" fo:background-color="#ffff00" loext:char-shading-value="0" style:font-name-asian="OpenSymbol1" style:font-size-asian="10pt" style:font-style-asian="normal" style:font-name-complex="OpenSymbol1" style:font-size-complex="10pt" style:font-style-complex="normal"/>
    </style:style>
    <style:style style:name="T124" style:family="text">
      <style:text-properties fo:color="#000000" loext:opacity="100%" style:text-position="0% 100%" officeooo:rsid="00afa806" fo:background-color="#ffff00" loext:char-shading-value="0" style:font-name-asian="OpenSymbol1" style:font-size-asian="10pt" style:font-style-asian="normal" style:font-name-complex="OpenSymbol1" style:font-size-complex="10pt" style:font-style-complex="normal"/>
    </style:style>
    <style:style style:name="T125" style:family="text">
      <style:text-properties fo:color="#000000" loext:opacity="100%" style:text-position="0% 100%" officeooo:rsid="00b0d071" fo:background-color="#ffff00" loext:char-shading-value="0" style:font-name-asian="OpenSymbol1" style:font-size-asian="10pt" style:font-style-asian="normal" style:font-name-complex="OpenSymbol1" style:font-size-complex="10pt" style:font-style-complex="normal"/>
    </style:style>
    <style:style style:name="T126" style:family="text">
      <style:text-properties fo:color="#000000" loext:opacity="100%" style:text-position="0% 100%" officeooo:rsid="00966029" fo:background-color="#ffff00" loext:char-shading-value="0" style:font-name-asian="OpenSymbol1" style:font-size-asian="10pt" style:font-style-asian="normal" style:font-name-complex="OpenSymbol1" style:font-size-complex="10pt" style:font-style-complex="normal"/>
    </style:style>
    <style:style style:name="T127" style:family="text">
      <style:text-properties fo:color="#000000" loext:opacity="100%" style:text-position="0% 100%" officeooo:rsid="0092a2c9" fo:background-color="#ffff00" loext:char-shading-value="0" style:font-name-asian="OpenSymbol1" style:font-size-asian="12pt" style:font-style-asian="normal" style:font-name-complex="OpenSymbol1" style:font-size-complex="12pt" style:font-style-complex="normal"/>
    </style:style>
    <style:style style:name="T128" style:family="text">
      <style:text-properties fo:color="#000000" loext:opacity="100%" style:text-position="0% 100%" fo:font-style="normal" style:font-name-asian="OpenSymbol1" style:font-style-asian="normal" style:font-name-complex="OpenSymbol1" style:font-style-complex="normal"/>
    </style:style>
    <style:style style:name="T129" style:family="text">
      <style:text-properties fo:color="#000000" loext:opacity="100%" style:text-position="0% 100%" fo:font-style="normal" officeooo:rsid="006f15b7" style:font-name-asian="OpenSymbol1" style:font-style-asian="normal" style:font-name-complex="OpenSymbol1" style:font-style-complex="normal"/>
    </style:style>
    <style:style style:name="T130" style:family="text">
      <style:text-properties fo:color="#000000" loext:opacity="100%" style:text-position="0% 100%" fo:font-style="normal" fo:background-color="#ffff00" loext:char-shading-value="0" style:font-name-asian="OpenSymbol1" style:font-style-asian="normal" style:font-name-complex="OpenSymbol1" style:font-style-complex="normal"/>
    </style:style>
    <style:style style:name="T131" style:family="text">
      <style:text-properties fo:color="#000000" loext:opacity="100%" style:text-position="0% 100%" style:font-name="OpenSymbol" fo:font-style="normal" fo:background-color="#ffff00" loext:char-shading-value="0" style:font-name-asian="OpenSymbol1" style:font-style-asian="normal" style:font-name-complex="OpenSymbol1" style:font-style-complex="normal"/>
    </style:style>
    <style:style style:name="T132" style:family="text">
      <style:text-properties fo:color="#000000" loext:opacity="100%" style:text-position="0% 100%" style:font-name="OpenSymbol" fo:font-size="14pt" fo:font-style="normal" officeooo:rsid="006f15b7" style:font-name-asian="OpenSymbol1" style:font-size-asian="14pt" style:font-style-asian="normal" style:font-name-complex="OpenSymbol1" style:font-size-complex="14pt" style:font-style-complex="normal"/>
    </style:style>
    <style:style style:name="T133" style:family="text">
      <style:text-properties fo:color="#000000" loext:opacity="100%" fo:font-weight="normal" style:font-weight-asian="normal" style:font-weight-complex="normal"/>
    </style:style>
    <style:style style:name="T134" style:family="text">
      <style:text-properties fo:color="#000000" loext:opacity="100%" fo:font-weight="normal" officeooo:rsid="00d7fb35" style:font-weight-asian="normal" style:font-weight-complex="normal"/>
    </style:style>
    <style:style style:name="T135" style:family="text">
      <style:text-properties fo:color="#000000" loext:opacity="100%" fo:font-weight="normal" officeooo:rsid="00e0888a" style:font-weight-asian="normal" style:font-weight-complex="normal"/>
    </style:style>
    <style:style style:name="T136" style:family="text">
      <style:text-properties fo:color="#000000" loext:opacity="100%" fo:font-weight="normal" officeooo:rsid="0075b88d" style:font-weight-asian="normal" style:font-weight-complex="normal"/>
    </style:style>
    <style:style style:name="T137" style:family="text">
      <style:text-properties fo:color="#000000" loext:opacity="100%" fo:font-weight="normal" officeooo:rsid="00781f00" style:font-weight-asian="normal" style:font-weight-complex="normal"/>
    </style:style>
    <style:style style:name="T138" style:family="text">
      <style:text-properties fo:color="#000000" loext:opacity="100%" style:text-outline="false" style:text-line-through-style="none" style:text-line-through-type="none" style:text-position="0% 100%" style:font-name="Apple Chancery" fo:font-size="12pt" fo:letter-spacing="normal" fo:font-style="italic" fo:text-shadow="none" style:text-underline-style="none" fo:font-weight="normal" officeooo:rsid="00d7fb35" style:letter-kerning="true"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T139" style:family="text">
      <style:text-properties fo:color="#000000" loext:opacity="100%" style:font-name="Bitstream Vera Sans4" fo:font-size="10pt" fo:font-style="normal" fo:font-weight="normal" officeooo:rsid="008dc49e"/>
    </style:style>
    <style:style style:name="T140" style:family="text">
      <style:text-properties fo:color="#000000" loext:opacity="100%" style:font-name="Bitstream Vera Sans4" fo:font-size="10pt" fo:font-style="normal" officeooo:rsid="008f7d34" fo:background-color="#ffff00" loext:char-shading-value="0"/>
    </style:style>
    <style:style style:name="T141" style:family="text">
      <style:text-properties fo:color="#000000" loext:opacity="100%" style:font-name="Bitstream Vera Sans4" fo:font-size="10pt" fo:font-style="normal" officeooo:rsid="0090a97d" fo:background-color="#ffff00" loext:char-shading-value="0" style:font-size-asian="10pt" style:font-size-complex="10pt"/>
    </style:style>
    <style:style style:name="T142" style:family="text">
      <style:text-properties fo:color="#000000" loext:opacity="100%" style:text-position="super 58%" style:font-name="Bitstream Vera Sans1" fo:font-size="10pt" fo:background-color="#ffff00" loext:char-shading-value="0" style:font-name-asian="OpenSymbol1" style:font-size-asian="10pt" style:font-style-asian="normal" style:font-name-complex="OpenSymbol1" style:font-size-complex="10pt" style:font-style-complex="normal"/>
    </style:style>
    <style:style style:name="T143" style:family="text">
      <style:text-properties fo:color="#000000" loext:opacity="100%" style:text-position="super 58%" style:font-name="Bitstream Vera Sans1" fo:font-size="10pt" fo:font-style="normal" style:text-underline-style="none" fo:font-weight="normal" fo:background-color="#ffff00" loext:char-shading-value="0" style:font-name-asian="OpenSymbol1" style:font-size-asian="10pt" style:font-style-asian="normal" style:font-weight-asian="normal" style:font-name-complex="OpenSymbol1" style:font-size-complex="10pt" style:font-style-complex="normal" style:font-weight-complex="normal"/>
    </style:style>
    <style:style style:name="T144" style:family="text">
      <style:text-properties fo:color="#000000" loext:opacity="100%" style:text-position="super 58%" style:font-name="Bitstream Vera Sans4" fo:font-size="10pt" fo:font-style="normal" officeooo:rsid="009356ee" fo:background-color="#ffff00" loext:char-shading-value="0" style:font-name-asian="OpenSymbol1" style:font-style-asian="normal" style:font-name-complex="OpenSymbol1" style:font-style-complex="normal"/>
    </style:style>
    <style:style style:name="T145" style:family="text">
      <style:text-properties fo:color="#000000" loext:opacity="100%" style:text-position="super 58%" fo:background-color="#ffff00" loext:char-shading-value="0" style:font-name-asian="OpenSymbol1" style:font-style-asian="normal" style:font-name-complex="OpenSymbol1" style:font-style-complex="normal"/>
    </style:style>
    <style:style style:name="T146" style:family="text">
      <style:text-properties fo:color="#000000" loext:opacity="100%" style:text-position="super 58%" officeooo:rsid="0092a2c9" fo:background-color="#ffff00" loext:char-shading-value="0" style:font-name-asian="OpenSymbol1" style:font-style-asian="normal" style:font-name-complex="OpenSymbol1" style:font-style-complex="normal"/>
    </style:style>
    <style:style style:name="T147" style:family="text">
      <style:text-properties fo:color="#000000" loext:opacity="100%" style:font-name="Bitstream Vera Sans1" fo:font-style="normal" officeooo:rsid="0094b45d" style:font-name-asian="OpenSymbol1" style:font-style-asian="normal" style:font-name-complex="OpenSymbol1" style:font-style-complex="normal"/>
    </style:style>
    <style:style style:name="T148" style:family="text">
      <style:text-properties fo:color="#000000" loext:opacity="100%" style:font-name="Bitstream Vera Sans6" fo:font-size="10pt" officeooo:rsid="0094b45d" fo:background-color="#ffff00" loext:char-shading-value="0"/>
    </style:style>
    <style:style style:name="T149" style:family="text">
      <style:text-properties fo:color="#000000" loext:opacity="100%" style:font-name="Bitstream Vera Sans6" fo:font-size="10pt" officeooo:rsid="00990742" fo:background-color="#ffff00" loext:char-shading-value="0"/>
    </style:style>
    <style:style style:name="T150" style:family="text">
      <style:text-properties style:use-window-font-color="true" loext:opacity="0%"/>
    </style:style>
    <style:style style:name="T151" style:family="text">
      <style:text-properties style:use-window-font-color="true" loext:opacity="0%" fo:font-style="normal" style:font-style-asian="normal" style:font-style-complex="normal"/>
    </style:style>
    <style:style style:name="T152" style:family="text">
      <style:text-properties style:use-window-font-color="true" loext:opacity="0%" fo:font-style="normal" style:font-size-asian="2pt" style:font-style-asian="normal" style:font-size-complex="2pt" style:font-style-complex="normal"/>
    </style:style>
    <style:style style:name="T153" style:family="text">
      <style:text-properties style:use-window-font-color="true" loext:opacity="0%" fo:font-style="normal" style:font-name-asian="OpenSymbol1" style:font-style-asian="normal" style:font-name-complex="OpenSymbol1" style:font-style-complex="normal"/>
    </style:style>
    <style:style style:name="T154" style:family="text">
      <style:text-properties style:use-window-font-color="true" loext:opacity="0%" style:text-position="0% 100%"/>
    </style:style>
    <style:style style:name="T155" style:family="text">
      <style:text-properties style:use-window-font-color="true" loext:opacity="0%" style:text-position="0% 100%" style:font-name="Bitstream Vera Sans1" fo:font-size="10pt" style:font-size-asian="10pt" style:font-size-complex="10pt"/>
    </style:style>
    <style:style style:name="T156" style:family="text">
      <style:text-properties style:use-window-font-color="true" loext:opacity="0%" style:text-position="0% 100%" style:font-name="Bitstream Vera Sans1" fo:font-size="10pt" fo:font-style="normal" fo:font-weight="normal" officeooo:rsid="00e3ced4" fo:background-color="transparent" loext:char-shading-value="0" style:font-name-asian="Times New Roman" style:font-style-asian="normal" style:font-weight-asian="normal" style:font-name-complex="Times New Roman" style:font-style-complex="normal" style:font-weight-complex="normal"/>
    </style:style>
    <style:style style:name="T157" style:family="text">
      <style:text-properties style:use-window-font-color="true" loext:opacity="0%" style:text-position="0% 100%" style:font-name="Bitstream Vera Sans1" fo:font-size="10pt" fo:font-style="normal" fo:font-weight="normal" officeooo:rsid="0075b88d" fo:background-color="transparent" loext:char-shading-value="0" style:font-name-asian="Times New Roman" style:font-style-asian="normal" style:font-weight-asian="normal" style:font-name-complex="Times New Roman" style:font-style-complex="normal" style:font-weight-complex="normal"/>
    </style:style>
    <style:style style:name="T158" style:family="text">
      <style:text-properties style:use-window-font-color="true" loext:opacity="0%" style:text-position="0% 100%" style:font-name="Bitstream Vera Sans1" fo:font-size="10pt" fo:font-style="normal" fo:font-weight="bold" officeooo:rsid="00e3ced4" fo:background-color="transparent" loext:char-shading-value="0" style:font-name-asian="Times New Roman" style:font-style-asian="normal" style:font-weight-asian="bold" style:font-name-complex="Times New Roman" style:font-style-complex="normal" style:font-weight-complex="bold"/>
    </style:style>
    <style:style style:name="T159" style:family="text">
      <style:text-properties style:use-window-font-color="true" loext:opacity="0%" style:text-position="0% 100%" style:font-name="Bitstream Vera Sans1" fo:font-size="10pt" fo:font-style="normal" fo:font-weight="bold" officeooo:rsid="0075b88d" fo:background-color="transparent" loext:char-shading-value="0" style:font-name-asian="Times New Roman" style:font-style-asian="normal" style:font-weight-asian="bold" style:font-name-complex="Times New Roman" style:font-style-complex="normal" style:font-weight-complex="bold"/>
    </style:style>
    <style:style style:name="T160" style:family="text">
      <style:text-properties style:use-window-font-color="true" loext:opacity="0%" style:text-position="0% 100%" style:font-name="Bitstream Vera Sans1" fo:font-size="10pt" fo:font-style="normal" officeooo:rsid="0092a2c9" style:font-name-asian="OpenSymbol1" style:font-size-asian="10pt" style:font-style-asian="normal" style:font-name-complex="OpenSymbol1" style:font-size-complex="10pt" style:font-style-complex="normal"/>
    </style:style>
    <style:style style:name="T161" style:family="text">
      <style:text-properties style:use-window-font-color="true" loext:opacity="0%" style:text-position="0% 100%" style:font-name="Bitstream Vera Sans1" fo:font-size="10pt" fo:font-style="normal" officeooo:rsid="00752807" style:font-name-asian="OpenSymbol1" style:font-size-asian="10pt" style:font-style-asian="normal" style:font-name-complex="OpenSymbol1" style:font-size-complex="10pt" style:font-style-complex="normal"/>
    </style:style>
    <style:style style:name="T162" style:family="text">
      <style:text-properties style:use-window-font-color="true" loext:opacity="0%" style:text-position="0% 100%" style:font-name="Bitstream Vera Sans1" fo:font-size="10pt" fo:font-style="normal" officeooo:rsid="009d6974" style:font-name-asian="OpenSymbol1" style:font-size-asian="10pt" style:font-style-asian="normal" style:font-name-complex="OpenSymbol1" style:font-size-complex="10pt" style:font-style-complex="normal"/>
    </style:style>
    <style:style style:name="T163" style:family="text">
      <style:text-properties style:use-window-font-color="true" loext:opacity="0%" style:text-position="0% 100%" style:font-name="Bitstream Vera Sans1" fo:font-size="10pt" fo:font-style="normal" officeooo:rsid="00752807" fo:background-color="#ffff00" loext:char-shading-value="0" style:font-name-asian="OpenSymbol1" style:font-size-asian="10pt" style:font-style-asian="normal" style:font-name-complex="OpenSymbol1" style:font-size-complex="10pt" style:font-style-complex="normal"/>
    </style:style>
    <style:style style:name="T164" style:family="text">
      <style:text-properties style:use-window-font-color="true" loext:opacity="0%" style:text-position="0% 100%" style:font-name="Bitstream Vera Sans1" fo:font-size="10pt" fo:font-style="normal" style:text-underline-style="none" fo:font-weight="normal" officeooo:rsid="009f1a74" fo:background-color="#ffff00"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165" style:family="text">
      <style:text-properties style:use-window-font-color="true" loext:opacity="0%" style:text-position="0% 100%" style:font-name="Bitstream Vera Sans1" fo:font-style="normal" officeooo:rsid="0092a2c9" style:font-name-asian="OpenSymbol1" style:font-style-asian="normal" style:font-name-complex="OpenSymbol1" style:font-style-complex="normal"/>
    </style:style>
    <style:style style:name="T166" style:family="text">
      <style:text-properties style:use-window-font-color="true" loext:opacity="0%" style:text-position="0% 100%" style:font-name="Bitstream Vera Sans1" fo:font-style="normal" officeooo:rsid="00752807" style:font-name-asian="OpenSymbol1" style:font-style-asian="normal" style:font-name-complex="OpenSymbol1" style:font-style-complex="normal"/>
    </style:style>
    <style:style style:name="T167" style:family="text">
      <style:text-properties style:use-window-font-color="true" loext:opacity="0%" style:text-position="0% 100%" style:font-name="Bitstream Vera Sans1" fo:font-size="12pt" fo:font-style="normal" officeooo:rsid="0092a2c9" style:font-name-asian="OpenSymbol1" style:font-size-asian="12pt" style:font-style-asian="normal" style:font-name-complex="OpenSymbol1" style:font-size-complex="12pt" style:font-style-complex="normal"/>
    </style:style>
    <style:style style:name="T168" style:family="text">
      <style:text-properties style:use-window-font-color="true" loext:opacity="0%" style:text-position="0% 100%" style:font-name="Bitstream Vera Sans1" fo:font-size="12pt" fo:font-style="normal" officeooo:rsid="009d6974" style:font-name-asian="OpenSymbol1" style:font-size-asian="12pt" style:font-style-asian="normal" style:font-name-complex="OpenSymbol1" style:font-size-complex="12pt" style:font-style-complex="normal"/>
    </style:style>
    <style:style style:name="T169" style:family="text">
      <style:text-properties style:use-window-font-color="true" loext:opacity="0%" style:text-position="0% 100%" style:font-name="Bitstream Vera Sans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170" style:family="text">
      <style:text-properties style:use-window-font-color="true" loext:opacity="0%" style:text-position="0% 100%" fo:font-weight="normal" style:font-weight-asian="normal" style:font-weight-complex="normal"/>
    </style:style>
    <style:style style:name="T171" style:family="text">
      <style:text-properties style:use-window-font-color="true" loext:opacity="0%" style:text-position="0% 100%" style:font-name="OpenSymbol" fo:font-size="10pt" fo:font-style="normal" fo:font-weight="normal" officeooo:rsid="00e3ced4" fo:background-color="transparent" loext:char-shading-value="0" style:font-name-asian="Times New Roman" style:font-style-asian="normal" style:font-weight-asian="normal" style:font-name-complex="Times New Roman" style:font-style-complex="normal" style:font-weight-complex="normal"/>
    </style:style>
    <style:style style:name="T172" style:family="text">
      <style:text-properties style:use-window-font-color="true" loext:opacity="0%" style:text-position="0% 100%" style:font-name="OpenSymbol" fo:font-style="normal" officeooo:rsid="0092a2c9" style:font-name-asian="OpenSymbol1" style:font-style-asian="normal" style:font-name-complex="OpenSymbol1" style:font-style-complex="normal"/>
    </style:style>
    <style:style style:name="T173" style:family="text">
      <style:text-properties style:use-window-font-color="true" loext:opacity="0%" style:text-position="0% 100%" style:font-name="OpenSymbol"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174" style:family="text">
      <style:text-properties style:use-window-font-color="true" loext:opacity="0%" style:text-position="0% 100%" style:text-underline-style="none" fo:font-weight="normal" style:font-style-asian="normal" style:font-weight-asian="normal" style:font-style-complex="normal" style:font-weight-complex="normal"/>
    </style:style>
    <style:style style:name="T175" style:family="text">
      <style:text-properties style:use-window-font-color="true" loext:opacity="0%" style:text-position="0% 100%" style:text-underline-style="none" fo:font-weight="normal" officeooo:rsid="00e3ced4" style:font-style-asian="normal" style:font-weight-asian="normal" style:font-style-complex="normal" style:font-weight-complex="normal"/>
    </style:style>
    <style:style style:name="T176" style:family="text">
      <style:text-properties style:use-window-font-color="true" loext:opacity="0%" style:text-position="0% 100%" style:text-underline-style="none" fo:font-weight="normal" officeooo:rsid="00e3ced4" fo:background-color="transparent" loext:char-shading-value="0" style:font-name-asian="Times New Roman" style:font-style-asian="normal" style:font-weight-asian="normal" style:font-name-complex="Times New Roman" style:font-style-complex="normal" style:font-weight-complex="normal"/>
    </style:style>
    <style:style style:name="T177" style:family="text">
      <style:text-properties style:use-window-font-color="true" loext:opacity="0%" style:text-position="0% 100%" style:font-name="Times New Roman" fo:font-size="12pt" fo:font-style="normal" officeooo:rsid="0092a2c9" style:font-name-asian="OpenSymbol1" style:font-size-asian="12pt" style:font-style-asian="normal" style:font-name-complex="OpenSymbol1" style:font-size-complex="12pt" style:font-style-complex="normal"/>
    </style:style>
    <style:style style:name="T178" style:family="text">
      <style:text-properties style:use-window-font-color="true" loext:opacity="0%" style:text-position="0% 100%" style:font-name="Times New Roman" fo:font-size="12pt" fo:font-style="normal" style:text-underline-style="none" fo:font-weight="normal" fo:background-color="#ffff00" loext:char-shading-value="0" style:font-size-asian="12pt" style:font-style-asian="normal" style:font-weight-asian="normal" style:font-size-complex="12pt" style:font-style-complex="normal" style:font-weight-complex="normal"/>
    </style:style>
    <style:style style:name="T179" style:family="text">
      <style:text-properties style:use-window-font-color="true" loext:opacity="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80" style:family="text">
      <style:text-properties style:use-window-font-color="true" loext:opacity="0%" style:text-position="0% 100%" style:font-name="Times New Roman" fo:font-size="12pt" officeooo:rsid="0092a2c9" style:font-name-asian="OpenSymbol1" style:font-size-asian="12pt" style:font-style-asian="normal" style:font-name-complex="OpenSymbol1" style:font-size-complex="12pt" style:font-style-complex="normal"/>
    </style:style>
    <style:style style:name="T181" style:family="text">
      <style:text-properties style:use-window-font-color="true" loext:opacity="0%" style:text-position="0% 100%" officeooo:rsid="0092a2c9" style:font-name-asian="OpenSymbol1" style:font-style-asian="normal" style:font-name-complex="OpenSymbol1" style:font-style-complex="normal"/>
    </style:style>
    <style:style style:name="T182" style:family="text">
      <style:text-properties style:use-window-font-color="true" loext:opacity="0%" style:text-position="0% 100%" officeooo:rsid="00752807" style:font-name-asian="OpenSymbol1" style:font-style-asian="normal" style:font-name-complex="OpenSymbol1" style:font-style-complex="normal"/>
    </style:style>
    <style:style style:name="T183" style:family="text">
      <style:text-properties style:use-window-font-color="true" loext:opacity="0%" style:text-position="0% 100%" officeooo:rsid="0092a2c9"/>
    </style:style>
    <style:style style:name="T184" style:family="text">
      <style:text-properties style:use-window-font-color="true" loext:opacity="0%" style:text-position="0% 100%" fo:font-style="normal" officeooo:rsid="0092a2c9" style:font-name-asian="OpenSymbol1" style:font-style-asian="normal" style:font-name-complex="OpenSymbol1" style:font-style-complex="normal"/>
    </style:style>
    <style:style style:name="T185" style:family="text">
      <style:text-properties style:use-window-font-color="true" loext:opacity="0%" style:text-position="0% 100%" fo:font-style="normal" officeooo:rsid="00752807" style:font-name-asian="OpenSymbol1" style:font-style-asian="normal" style:font-name-complex="OpenSymbol1" style:font-style-complex="normal"/>
    </style:style>
    <style:style style:name="T186" style:family="text">
      <style:text-properties style:use-window-font-color="true" loext:opacity="0%" style:text-position="0% 100%" fo:font-style="normal" officeooo:rsid="0092a2c9" style:font-name-asian="OpenSymbol1" style:font-size-asian="12pt" style:font-style-asian="normal" style:font-name-complex="OpenSymbol1" style:font-size-complex="12pt" style:font-style-complex="normal"/>
    </style:style>
    <style:style style:name="T187" style:family="text">
      <style:text-properties style:use-window-font-color="true" loext:opacity="0%" style:text-position="0% 100%" style:font-name="OpenSymbol1" fo:font-style="normal" officeooo:rsid="0092a2c9" style:font-name-asian="OpenSymbol1" style:font-style-asian="normal" style:font-name-complex="OpenSymbol1" style:font-style-complex="normal"/>
    </style:style>
    <style:style style:name="T188" style:family="text">
      <style:text-properties style:use-window-font-color="true" loext:opacity="0%" style:text-position="0% 100%" style:font-name="Bitstream Vera Sans4" fo:font-size="10pt" fo:font-style="normal" officeooo:rsid="0092a2c9" fo:background-color="#ffff00" loext:char-shading-value="0" style:font-name-asian="OpenSymbol1" style:font-size-asian="10pt" style:font-style-asian="normal" style:font-name-complex="OpenSymbol1" style:font-size-complex="10pt" style:font-style-complex="normal"/>
    </style:style>
    <style:style style:name="T189" style:family="text">
      <style:text-properties style:use-window-font-color="true" loext:opacity="0%" style:text-position="super 58%"/>
    </style:style>
    <style:style style:name="T190" style:family="text">
      <style:text-properties style:use-window-font-color="true" loext:opacity="0%" style:text-position="super 58%" style:font-name="Bitstream Vera Sans1" fo:font-size="10pt" style:font-size-asian="10pt" style:font-size-complex="10pt"/>
    </style:style>
    <style:style style:name="T191" style:family="text">
      <style:text-properties style:use-window-font-color="true" loext:opacity="0%" style:text-position="super 58%" style:font-name="Bitstream Vera Sans1" fo:font-size="10pt" fo:font-style="normal" fo:font-weight="normal" officeooo:rsid="00e3ced4" fo:background-color="transparent" loext:char-shading-value="0" style:font-name-asian="Times New Roman" style:font-style-asian="normal" style:font-weight-asian="normal" style:font-name-complex="Times New Roman" style:font-style-complex="normal" style:font-weight-complex="normal"/>
    </style:style>
    <style:style style:name="T192" style:family="text">
      <style:text-properties style:use-window-font-color="true" loext:opacity="0%" style:text-position="super 58%" fo:font-weight="normal" style:font-weight-asian="normal" style:font-weight-complex="normal"/>
    </style:style>
    <style:style style:name="T193" style:family="text">
      <style:text-properties style:use-window-font-color="true" loext:opacity="0%" style:text-position="super 58%" officeooo:rsid="0092a2c9" style:font-name-asian="OpenSymbol1" style:font-style-asian="normal" style:font-name-complex="OpenSymbol1" style:font-style-complex="normal"/>
    </style:style>
    <style:style style:name="T194" style:family="text">
      <style:text-properties style:use-window-font-color="true" loext:opacity="0%" style:text-position="super 58%"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95" style:family="text">
      <style:text-properties style:use-window-font-color="true" loext:opacity="0%" fo:font-weight="normal" style:font-weight-asian="normal" style:font-weight-complex="normal"/>
    </style:style>
    <style:style style:name="T196" style:family="text">
      <style:text-properties style:use-window-font-color="true" loext:opacity="0%" fo:font-weight="normal" officeooo:rsid="00e3ced4" style:font-weight-asian="normal" style:font-weight-complex="normal"/>
    </style:style>
    <style:style style:name="T197" style:family="text">
      <style:text-properties style:use-window-font-color="true" loext:opacity="0%" fo:font-weight="normal" officeooo:rsid="0075b88d" style:font-weight-asian="normal" style:font-weight-complex="normal"/>
    </style:style>
    <style:style style:name="T198" style:family="text">
      <style:text-properties style:use-window-font-color="true" loext:opacity="0%" fo:font-weight="normal" officeooo:rsid="00781f00" style:font-weight-asian="normal" style:font-weight-complex="normal"/>
    </style:style>
    <style:style style:name="T199" style:family="text">
      <style:text-properties style:use-window-font-color="true" loext:opacity="0%" style:text-underline-style="none" fo:font-weight="bold" style:font-weight-asian="bold" style:font-weight-complex="bold"/>
    </style:style>
    <style:style style:name="T200" style:family="text">
      <style:text-properties style:use-window-font-color="true" loext:opacity="0%" style:font-name="Bitstream Vera Sans1" fo:font-size="10pt" style:text-underline-style="none" fo:font-weight="bold" officeooo:rsid="00e3ced4" style:font-size-asian="10pt" style:font-weight-asian="bold" style:font-size-complex="10pt" style:font-weight-complex="bold"/>
    </style:style>
    <style:style style:name="T201" style:family="text">
      <style:text-properties style:use-window-font-color="true" loext:opacity="0%" style:font-name="Bitstream Vera Sans1" fo:font-size="10pt" style:text-underline-style="none" fo:font-weight="bold" officeooo:rsid="0075b88d" style:font-size-asian="10pt" style:font-weight-asian="bold" style:font-size-complex="10pt" style:font-weight-complex="bold"/>
    </style:style>
    <style:style style:name="T202" style:family="text">
      <style:text-properties style:use-window-font-color="true" loext:opacity="0%" style:font-name="Bitstream Vera Sans1" fo:font-size="10pt" fo:font-weight="normal" officeooo:rsid="0075b88d" style:font-size-asian="10pt" style:font-weight-asian="normal" style:font-size-complex="10pt" style:font-weight-complex="normal"/>
    </style:style>
    <style:style style:name="T203" style:family="text">
      <style:text-properties style:use-window-font-color="true" loext:opacity="0%" style:font-name="Bitstream Vera Sans1" fo:font-style="normal" style:font-name-asian="OpenSymbol1" style:font-style-asian="normal" style:font-name-complex="OpenSymbol1" style:font-style-complex="normal"/>
    </style:style>
    <style:style style:name="T204" style:family="text">
      <style:text-properties style:use-window-font-color="true" loext:opacity="0%" style:font-name="Bitstream Vera Sans1" fo:font-style="normal" style:font-style-asian="normal" style:font-style-complex="normal"/>
    </style:style>
    <style:style style:name="T205" style:family="text">
      <style:text-properties style:use-window-font-color="true" loext:opacity="0%" style:font-name="Bitstream Vera Sans1" fo:font-size="11pt" fo:font-style="normal" style:font-name-asian="OpenSymbol1" style:font-size-asian="11pt" style:font-style-asian="normal" style:font-name-complex="OpenSymbol1" style:font-size-complex="11pt" style:font-style-complex="normal"/>
    </style:style>
    <style:style style:name="T206" style:family="text">
      <style:text-properties style:use-window-font-color="true" loext:opacity="0%" style:font-name="Bitstream Vera Sans4" fo:font-size="10pt" fo:letter-spacing="-0.007cm" fo:font-style="normal" style:text-underline-style="none" fo:font-weight="normal" officeooo:rsid="008d9992" style:font-size-asian="10pt" style:font-style-asian="normal" style:font-size-complex="10pt" style:font-style-complex="normal"/>
    </style:style>
    <style:style style:name="T207" style:family="text">
      <style:text-properties style:use-window-font-color="true" loext:opacity="0%" style:font-name="Times New Roman" fo:font-size="12pt" fo:font-style="normal" style:font-size-asian="12pt" style:font-style-asian="normal" style:font-size-complex="12pt" style:font-style-complex="normal"/>
    </style:style>
    <style:style style:name="T208" style:family="text">
      <style:text-properties style:use-window-font-color="true" loext:opacity="0%" style:font-name="OpenSymbol" fo:font-style="normal" style:font-name-asian="OpenSymbol1" style:font-style-asian="normal" style:font-name-complex="OpenSymbol1" style:font-style-complex="normal"/>
    </style:style>
    <style:style style:name="T209" style:family="text">
      <style:text-properties style:use-window-font-color="true" loext:opacity="0%" style:font-name="OpenSymbol1" fo:font-style="normal" style:font-style-asian="normal" style:font-style-complex="normal"/>
    </style:style>
    <style:style style:name="T210" style:family="text">
      <style:text-properties style:use-window-font-color="true" loext:opacity="0%" fo:background-color="#ffff00" loext:char-shading-value="0"/>
    </style:style>
    <style:style style:name="T211" style:family="text">
      <style:text-properties fo:font-size="10pt" style:font-size-asian="10pt" style:font-style-asian="italic" style:font-size-complex="10pt" style:font-style-complex="italic"/>
    </style:style>
    <style:style style:name="T212" style:family="text">
      <style:text-properties fo:font-size="10pt" officeooo:rsid="008dc49e" style:font-size-asian="10pt" style:font-style-asian="italic" style:font-size-complex="10pt" style:font-style-complex="italic"/>
    </style:style>
    <style:style style:name="T213" style:family="text">
      <style:text-properties fo:font-size="10pt" style:font-size-asian="10pt" style:font-size-complex="10pt"/>
    </style:style>
    <style:style style:name="T214" style:family="text">
      <style:text-properties fo:font-size="10pt" fo:font-style="normal" style:font-size-asian="10pt" style:font-style-asian="normal" style:font-size-complex="10pt" style:font-style-complex="normal"/>
    </style:style>
    <style:style style:name="T215" style:family="text">
      <style:text-properties fo:font-size="10pt" fo:font-style="normal" officeooo:rsid="00783aaa" style:font-size-asian="10pt" style:font-style-asian="normal" style:font-size-complex="10pt" style:font-style-complex="normal"/>
    </style:style>
    <style:style style:name="T216" style:family="text">
      <style:text-properties fo:font-size="10pt" fo:font-style="normal" officeooo:rsid="00a44781" style:font-size-asian="10pt" style:font-style-asian="normal" style:font-size-complex="10pt" style:font-style-complex="normal"/>
    </style:style>
    <style:style style:name="T217" style:family="text">
      <style:text-properties fo:font-size="10pt" fo:font-style="normal" style:font-name-asian="OpenSymbol1" style:font-size-asian="10pt" style:font-style-asian="normal" style:font-name-complex="OpenSymbol1" style:font-size-complex="10pt" style:font-style-complex="normal"/>
    </style:style>
    <style:style style:name="T218" style:family="text">
      <style:text-properties fo:font-size="10pt" fo:letter-spacing="-0.007cm" fo:font-style="normal" style:font-size-asian="10pt" style:font-style-asian="normal" style:font-size-complex="10pt" style:font-style-complex="normal"/>
    </style:style>
    <style:style style:name="T219" style:family="text">
      <style:text-properties fo:font-size="10pt" fo:letter-spacing="-0.007cm" fo:font-style="normal" officeooo:rsid="008d9992" style:font-size-asian="10pt" style:font-style-asian="normal" style:font-size-complex="10pt" style:font-style-complex="normal"/>
    </style:style>
    <style:style style:name="T220" style:family="text">
      <style:text-properties style:font-size-asian="10pt" style:font-size-complex="10pt"/>
    </style:style>
    <style:style style:name="T221" style:family="text">
      <style:text-properties style:text-position="super 58%"/>
    </style:style>
    <style:style style:name="T222" style:family="text">
      <style:text-properties style:text-position="super 58%" style:font-name="Bitstream Vera Sans1"/>
    </style:style>
    <style:style style:name="T223" style:family="text">
      <style:text-properties style:text-position="super 58%" style:font-name="Bitstream Vera Sans1" fo:font-size="10pt" style:font-size-asian="10pt" style:font-size-complex="10pt"/>
    </style:style>
    <style:style style:name="T224" style:family="text">
      <style:text-properties style:text-position="super 58%" style:font-name="Bitstream Vera Sans1" fo:font-size="10pt" fo:font-style="normal" style:font-size-asian="10pt" style:font-style-asian="normal" style:font-size-complex="10pt" style:font-style-complex="normal"/>
    </style:style>
    <style:style style:name="T225" style:family="text">
      <style:text-properties style:text-position="super 58%" style:font-name="Bitstream Vera Sans1" fo:font-size="10pt" fo:font-style="normal" style:font-name-asian="OpenSymbol1" style:font-size-asian="10pt" style:font-style-asian="normal" style:font-name-complex="OpenSymbol1" style:font-size-complex="10pt" style:font-style-complex="normal"/>
    </style:style>
    <style:style style:name="T226" style:family="text">
      <style:text-properties style:text-position="super 58%" style:font-name="Bitstream Vera Sans1" fo:font-style="normal" style:text-underline-style="none" fo:font-weight="normal" style:font-size-asian="10pt" style:font-style-asian="normal" style:font-weight-asian="normal" style:font-size-complex="10pt" style:font-style-complex="normal" style:font-weight-complex="normal"/>
    </style:style>
    <style:style style:name="T227" style:family="text">
      <style:text-properties style:text-position="super 58%" style:font-name="Bitstream Vera Sans1" fo:font-size="9pt" style:font-size-asian="9pt" style:font-size-complex="9pt"/>
    </style:style>
    <style:style style:name="T228" style:family="text">
      <style:text-properties style:text-position="super 58%" fo:font-size="10pt" style:font-size-asian="10pt" style:font-size-complex="10pt"/>
    </style:style>
    <style:style style:name="T229" style:family="text">
      <style:text-properties style:text-position="super 58%" fo:font-size="10pt" fo:font-style="normal" style:font-size-asian="10pt" style:font-style-asian="normal" style:font-size-complex="10pt" style:font-style-complex="normal"/>
    </style:style>
    <style:style style:name="T230" style:family="text">
      <style:text-properties style:text-position="super 58%" fo:font-size="10pt" style:font-name-asian="OpenSymbol1" style:font-size-asian="10pt" style:font-style-asian="normal" style:font-name-complex="OpenSymbol1" style:font-size-complex="10pt" style:font-style-complex="normal"/>
    </style:style>
    <style:style style:name="T231" style:family="text">
      <style:text-properties style:text-position="super 58%" fo:background-color="#ffff00" loext:char-shading-value="0"/>
    </style:style>
    <style:style style:name="T232" style:family="text">
      <style:text-properties style:text-position="super 58%" officeooo:rsid="008f7d34" fo:background-color="#ffff00" loext:char-shading-value="0"/>
    </style:style>
    <style:style style:name="T233" style:family="text">
      <style:text-properties style:text-position="super 58%" style:font-name-asian="OpenSymbol1" style:font-style-asian="normal" style:font-name-complex="OpenSymbol1" style:font-style-complex="normal"/>
    </style:style>
    <style:style style:name="T234" style:family="text">
      <style:text-properties style:text-position="super 58%" fo:font-size="9pt"/>
    </style:style>
    <style:style style:name="T235" style:family="text">
      <style:text-properties fo:font-style="italic" style:font-size-asian="2pt" style:font-style-asian="italic" style:font-size-complex="2pt" style:font-style-complex="italic"/>
    </style:style>
    <style:style style:name="T236" style:family="text">
      <style:text-properties fo:font-style="italic" officeooo:rsid="008a1ed5" style:font-style-asian="italic" style:font-style-complex="italic"/>
    </style:style>
    <style:style style:name="T237" style:family="text">
      <style:text-properties fo:letter-spacing="-0.004cm"/>
    </style:style>
    <style:style style:name="T238" style:family="text">
      <style:text-properties officeooo:rsid="0075b88d"/>
    </style:style>
    <style:style style:name="T239" style:family="text">
      <style:text-properties officeooo:rsid="00e3ced4"/>
    </style:style>
    <style:style style:name="T240" style:family="text">
      <style:text-properties officeooo:rsid="007ce512"/>
    </style:style>
    <style:style style:name="T241" style:family="text">
      <style:text-properties fo:letter-spacing="-0.007cm"/>
    </style:style>
    <style:style style:name="T242" style:family="text">
      <style:text-properties fo:letter-spacing="-0.007cm" officeooo:rsid="00781f00"/>
    </style:style>
    <style:style style:name="T243" style:family="text">
      <style:text-properties fo:letter-spacing="-0.007cm" officeooo:rsid="008dc49e"/>
    </style:style>
    <style:style style:name="T244" style:family="text">
      <style:text-properties fo:letter-spacing="-0.011cm"/>
    </style:style>
    <style:style style:name="T245" style:family="text">
      <style:text-properties fo:letter-spacing="normal"/>
    </style:style>
    <style:style style:name="T246" style:family="text">
      <style:text-properties fo:background-color="#ffff00" loext:char-shading-value="0"/>
    </style:style>
    <style:style style:name="T247" style:family="text">
      <style:text-properties officeooo:rsid="008f7d34" fo:background-color="#ffff00" loext:char-shading-value="0"/>
    </style:style>
    <style:style style:name="T248" style:family="text">
      <style:text-properties officeooo:rsid="008fcc5b"/>
    </style:style>
    <style:style style:name="T249" style:family="text">
      <style:text-properties style:font-name="OpenSymbol" fo:font-style="normal" style:font-name-asian="OpenSymbol1" style:font-style-asian="normal" style:font-name-complex="OpenSymbol1" style:font-style-complex="normal"/>
    </style:style>
    <style:style style:name="T250" style:family="text">
      <style:text-properties style:font-name="OpenSymbol" fo:font-style="normal" style:font-style-asian="normal" style:font-style-complex="normal"/>
    </style:style>
    <style:style style:name="T251" style:family="text">
      <style:text-properties style:font-name="OpenSymbol" fo:font-size="10pt" fo:font-style="normal" style:font-name-asian="OpenSymbol1" style:font-size-asian="10pt" style:font-style-asian="normal" style:font-name-complex="OpenSymbol1" style:font-size-complex="10pt" style:font-style-complex="normal"/>
    </style:style>
    <style:style style:name="T252" style:family="text">
      <style:text-properties style:font-name="OpenSymbol" fo:font-size="11pt" fo:font-style="normal" style:font-name-asian="OpenSymbol1" style:font-size-asian="11pt" style:font-style-asian="normal" style:font-name-complex="OpenSymbol1" style:font-size-complex="11pt" style:font-style-complex="normal"/>
    </style:style>
    <style:style style:name="T253" style:family="text">
      <style:text-properties style:font-name="OpenSymbol" fo:font-size="14pt" fo:font-style="normal" style:font-size-asian="14pt" style:font-style-asian="normal" style:font-size-complex="14pt" style:font-style-complex="normal"/>
    </style:style>
    <style:style style:name="T254" style:family="text">
      <style:text-properties fo:font-style="normal" style:font-style-asian="normal" style:font-style-complex="normal"/>
    </style:style>
    <style:style style:name="T255" style:family="text">
      <style:text-properties fo:font-style="normal" style:font-name-asian="OpenSymbol1" style:font-style-asian="normal" style:font-name-complex="OpenSymbol1" style:font-style-complex="normal"/>
    </style:style>
    <style:style style:name="T256" style:family="text">
      <style:text-properties fo:font-style="normal" style:font-size-asian="12pt" style:font-style-asian="normal" style:font-size-complex="12pt" style:font-style-complex="normal"/>
    </style:style>
    <style:style style:name="T257" style:family="text">
      <style:text-properties style:font-name="OpenSymbol1" fo:font-style="normal" style:font-style-asian="normal" style:font-style-complex="normal"/>
    </style:style>
    <style:style style:name="T258" style:family="text">
      <style:text-properties style:font-name="OpenSymbol1" fo:font-style="normal" style:font-name-asian="OpenSymbol1" style:font-style-asian="normal" style:font-name-complex="OpenSymbol1" style:font-style-complex="normal"/>
    </style:style>
    <style:style style:name="T259" style:family="text">
      <style:text-properties style:font-name="OpenSymbol1" fo:font-style="normal" style:font-name-asian="OpenSymbol1" style:font-size-asian="12pt" style:font-style-asian="normal" style:font-name-complex="OpenSymbol1" style:font-size-complex="12pt" style:font-style-complex="normal"/>
    </style:style>
    <style:style style:name="T260" style:family="text">
      <style:text-properties style:font-name="OpenSymbol1" fo:font-style="normal" fo:font-weight="normal" officeooo:rsid="006cebc0" style:font-name-asian="OpenSymbol1" style:font-style-asian="normal" style:font-weight-asian="normal" style:font-name-complex="OpenSymbol1" style:font-style-complex="normal" style:font-weight-complex="normal"/>
    </style:style>
    <style:style style:name="T261" style:family="text">
      <style:text-properties style:font-name="OpenSymbol1" fo:font-size="10pt" fo:font-style="normal" style:font-size-asian="10pt" style:font-style-asian="normal" style:font-size-complex="10pt" style:font-style-complex="normal"/>
    </style:style>
    <style:style style:name="T262" style:family="text">
      <style:text-properties officeooo:rsid="0090a97d"/>
    </style:style>
    <style:style style:name="T263" style:family="text">
      <style:text-properties fo:font-size="9pt"/>
    </style:style>
    <style:style style:name="T264" style:family="text">
      <style:text-properties fo:font-size="8pt" style:font-size-asian="8pt" style:font-size-complex="8pt"/>
    </style:style>
    <style:style style:name="T265" style:family="text">
      <style:text-properties officeooo:rsid="009356ee"/>
    </style:style>
    <style:style style:name="T266" style:family="text">
      <style:text-properties officeooo:rsid="008c4cc7"/>
    </style:style>
    <style:style style:name="T267" style:family="text">
      <style:text-properties officeooo:rsid="006b7800"/>
    </style:style>
    <style:style style:name="T268" style:family="text">
      <style:text-properties style:font-style-asian="normal" style:font-style-complex="normal"/>
    </style:style>
    <style:style style:name="T269" style:family="text">
      <style:text-properties style:text-position="sub 58%"/>
    </style:style>
    <style:style style:name="T270" style:family="text">
      <style:text-properties style:text-position="sub 58%" style:font-name="Times New Roman" fo:font-size="12pt" fo:font-style="italic" officeooo:rsid="008c4cc7" style:font-size-asian="12pt" style:font-style-asian="italic" style:font-size-complex="12pt" style:font-style-complex="italic"/>
    </style:style>
    <style:style style:name="T271" style:family="text">
      <style:text-properties style:text-position="sub 58%" style:font-name="Times New Roman" fo:font-size="12pt" fo:font-style="italic" officeooo:rsid="008c4cc7" style:font-name-asian="OpenSymbol1" style:font-size-asian="12pt" style:font-style-asian="italic" style:font-name-complex="OpenSymbol1" style:font-size-complex="12pt" style:font-style-complex="italic"/>
    </style:style>
    <style:style style:name="T272" style:family="text">
      <style:text-properties style:text-position="sub 58%" style:font-name="Bitstream Vera Sans1" fo:font-style="italic" officeooo:rsid="008c4cc7" style:font-size-asian="12pt" style:font-style-asian="italic" style:font-size-complex="12pt" style:font-style-complex="italic"/>
    </style:style>
    <style:style style:name="T273" style:family="text">
      <style:text-properties style:text-position="sub 58%" style:font-name="Bitstream Vera Sans1" fo:font-style="normal" officeooo:rsid="008c4cc7" style:font-size-asian="12pt" style:font-style-asian="normal" style:font-size-complex="12pt" style:font-style-complex="normal"/>
    </style:style>
    <style:style style:name="T274" style:family="text">
      <style:text-properties style:text-position="sub 58%" fo:font-size="10pt" style:font-name-asian="OpenSymbol1" style:font-size-asian="10pt" style:font-style-asian="normal" style:font-name-complex="OpenSymbol1" style:font-size-complex="10pt" style:font-style-complex="normal"/>
    </style:style>
    <style:style style:name="T275" style:family="text">
      <style:text-properties officeooo:rsid="006ea3de"/>
    </style:style>
    <style:style style:name="T276" style:family="text">
      <style:text-properties officeooo:rsid="0097182c"/>
    </style:style>
    <style:style style:name="T277" style:family="text">
      <style:text-properties officeooo:rsid="006f15b7"/>
    </style:style>
    <style:style style:name="T278" style:family="text">
      <style:text-properties officeooo:rsid="008a1ed5"/>
    </style:style>
    <style:style style:name="T279" style:family="text">
      <style:text-properties style:font-name="Symbol" officeooo:rsid="008a1ed5" style:font-name-asian="Symbol" style:font-name-complex="Symbol"/>
    </style:style>
    <style:style style:name="T280" style:family="text">
      <style:text-properties style:font-name="Bitstream Vera Sans6" officeooo:rsid="008a1ed5" style:font-name-asian="SimSun1" style:font-name-complex="Lucida Sans1"/>
    </style:style>
    <style:style style:name="T281" style:family="text">
      <style:text-properties style:font-name="Bitstream Vera Sans6" officeooo:rsid="0097182c" style:font-name-asian="SimSun1" style:font-name-complex="Lucida Sans1"/>
    </style:style>
    <style:style style:name="T282" style:family="text">
      <style:text-properties style:font-name="Bitstream Vera Sans6" officeooo:rsid="00990742" style:font-name-asian="SimSun1" style:font-name-complex="Lucida Sans1"/>
    </style:style>
    <style:style style:name="T283" style:family="text">
      <style:text-properties style:font-name="Bitstream Vera Sans6" fo:font-size="10pt" officeooo:rsid="009ac59a" fo:background-color="#ffff00" loext:char-shading-value="0"/>
    </style:style>
    <style:style style:name="T284" style:family="text">
      <style:text-properties style:font-name="Bitstream Vera Sans5" officeooo:rsid="0097182c" style:font-name-asian="Bitstream Vera Sans5" style:font-name-complex="Bitstream Vera Sans5"/>
    </style:style>
    <style:style style:name="T285" style:family="text">
      <style:text-properties officeooo:rsid="00990742"/>
    </style:style>
    <style:style style:name="T286" style:family="text">
      <style:text-properties officeooo:rsid="009ac59a"/>
    </style:style>
    <style:style style:name="T287" style:family="text">
      <style:text-properties fo:font-weight="normal" style:font-weight-asian="normal" style:font-weight-complex="normal"/>
    </style:style>
    <style:style style:name="T288" style:family="text">
      <style:text-properties fo:font-weight="normal" officeooo:rsid="006cebc0" style:font-weight-asian="normal" style:font-weight-complex="normal"/>
    </style:style>
    <style:style style:name="T289"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90"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91"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92" style:family="text">
      <style:text-properties style:use-window-font-color="true" loext:opacity="0%" style:text-outline="false" style:text-line-through-style="none" style:text-line-through-type="none" style:font-name="Bitstream Vera Sans6" fo:font-size="10pt" fo:font-style="normal" fo:text-shadow="none" style:text-underline-style="none" fo:font-weight="normal" style:letter-kerning="true" style:font-name-asian="SimSun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T293"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1"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T295" style:family="text">
      <style:text-properties fo:color="#ffffff" loext:opacity="100%" style:font-name="Bitstream Vera Sans1" fo:font-size="11pt" fo:font-weight="bold" style:font-size-asian="11pt" style:font-weight-asian="bold" style:font-size-complex="11pt" style:font-weight-complex="bold"/>
    </style:style>
    <style:style style:name="T296"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297"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98"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299"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300" style:family="text">
      <style:text-properties fo:color="#e8c32a" loext:opacity="100%" style:text-outline="false" style:text-line-through-style="none" style:text-line-through-type="none" style:font-name="Bitstream Vera Sans6" fo:font-size="10pt" fo:font-style="normal" fo:text-shadow="none" style:text-underline-style="none" fo:font-weight="bold" style:letter-kerning="true" style:font-name-asian="SimSun1" style:font-size-asian="18pt" style:font-style-asian="normal" style:font-weight-asian="bold" style:font-name-complex="Tahoma2" style:font-size-complex="18pt" style:font-style-complex="normal" style:font-weight-complex="bold" style:text-emphasize="none" style:font-relief="none" style:text-overline-style="none" style:text-overline-color="font-color"/>
    </style:style>
    <style:style style:name="T301" style:family="text">
      <style:text-properties style:use-window-font-color="true" loext:opacity="0%" style:text-outline="false" style:text-line-through-style="none" style:text-line-through-type="none" style:font-name="Bitstream Vera Sans6" fo:font-size="9pt" fo:font-style="normal" fo:text-shadow="none" style:text-underline-style="none" fo:font-weight="normal" style:letter-kerning="true" style:font-name-asian="SimSun1"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T302" style:family="text">
      <style:text-properties fo:color="#ffffff" loext:opacity="100%" style:font-name="Bitstream Vera Sans1" fo:font-size="16pt" fo:font-weight="bold" style:font-size-asian="16pt" style:font-weight-asian="bold" style:font-size-complex="16pt" style:font-weight-complex="bold"/>
    </style:style>
    <style:style style:name="T303" style:family="text"/>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5f_Formule_5f_corrigée">
      <style:graphic-properties style:vertical-pos="middle" style:vertical-rel="text" style:horizontal-pos="from-left" style:horizontal-rel="paragraph-content" draw:fill-color="#ffff00" draw:ole-draw-aspect="1"/>
    </style:style>
    <style:style style:name="fr6" style:family="graphic" style:parent-style-name="Formula">
      <style:graphic-properties fo:margin-left="0cm" fo:margin-right="0cm"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f99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66ff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cc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7581"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758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solid" draw:stroke-dash="Dashed_20__28_var_29__20_758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 style:family="graphic">
      <style:graphic-properties draw:stroke="solid" draw:stroke-dash="Dashed_20__28_var_29__20_758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 style:family="graphic">
      <style:graphic-properties draw:stroke="solid" draw:stroke-dash="Dashed_20__28_var_29__20_7585"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 style:family="graphic">
      <style:graphic-properties draw:stroke="solid" draw:stroke-dash="Dashed_20__28_var_29__20_758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 style:family="graphic">
      <style:graphic-properties draw:stroke="solid" draw:stroke-dash="Dashed_20__28_var_29__20_758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 style:family="graphic">
      <style:graphic-properties draw:stroke="solid" draw:stroke-dash="Dashed_20__28_var_29__20_758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 style:family="graphic">
      <style:graphic-properties draw:stroke="solid" draw:stroke-dash="Dashed_20__28_var_29__20_7589"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5" style:family="graphic">
      <style:graphic-properties draw:stroke="solid" draw:stroke-dash="Dashed_20__28_var_29__20_759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 style:family="graphic">
      <style:graphic-properties draw:stroke="solid" draw:stroke-dash="Dashed_20__28_var_29__20_7591"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dash" draw:stroke-dash="Dashed_20__28_var_29__20_759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Dashed_20__28_var_29__20_7593"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dash" draw:stroke-dash="Dashed_20__28_var_29__20_759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solid" draw:stroke-dash="Dashed_20__28_var_29__20_7595"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 style:family="graphic">
      <style:graphic-properties draw:stroke="solid" draw:stroke-dash="Dashed_20__28_var_29__20_759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 style:family="graphic">
      <style:graphic-properties draw:stroke="solid" draw:stroke-dash="Dashed_20__28_var_29__20_7597"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 style:family="graphic">
      <style:graphic-properties draw:stroke="dash" draw:stroke-dash="Dashed_20__28_var_29__20_759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7599"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draw:stroke-dash="Dashed_20__28_var_29__20_7600" svg:stroke-width="0.019cm" svg:stroke-color="#000000" draw:marker-start="" draw:marker-start-width="0.229cm" draw:marker-start-center="false" draw:marker-end="" draw:marker-end-width="0.229cm" draw:marker-end-center="false" svg:stroke-opacity="100%" draw:stroke-linejoin="round" draw:fill="solid" draw:fill-color="#c7402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draw:stroke="solid" draw:stroke-dash="Dashed_20__28_var_29__20_7601" svg:stroke-width="0.019cm" svg:stroke-color="#000000" draw:marker-start="" draw:marker-start-width="0.229cm" draw:marker-start-center="false" draw:marker-end="" draw:marker-end-width="0.229cm" draw:marker-end-center="false" svg:stroke-opacity="100%" draw:stroke-linejoin="round" draw:fill="solid" draw:fill-color="#d18578"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7602"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solid" draw:stroke-dash="Dashed_20__28_var_29__20_7603"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solid" draw:stroke-dash="Dashed_20__28_var_29__20_7604"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7605"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solid" draw:stroke-dash="Dashed_20__28_var_29__20_7606"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draw:stroke="solid" draw:stroke-dash="Dashed_20__28_var_29__20_7607"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dash" draw:stroke-dash="Dashed_20__28_var_29__20_760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dash" draw:stroke-dash="Dashed_20__28_var_29__20_7609"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none" draw:stroke-dash="Dashed_20__28_var_29__20_761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4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 style:family="graphic">
      <style:graphic-properties draw:stroke="none" draw:stroke-dash="Dashed_20__28_var_29__20_7611"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4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 style:family="graphic">
      <style:graphic-properties draw:stroke="none" draw:stroke-dash="Dashed_20__28_var_29__20_7612"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4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 style:family="graphic">
      <style:graphic-properties draw:stroke="none" draw:stroke-dash="Dashed_20__28_var_29__20_7613"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4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 style:family="graphic">
      <style:graphic-properties draw:stroke="none" draw:stroke-dash="Dashed_20__28_var_29__20_761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4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 style:family="graphic">
      <style:graphic-properties draw:stroke="solid" draw:stroke-dash="Dashed_20__28_var_29__20_7615"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1" style:family="graphic">
      <style:graphic-properties draw:stroke="solid" draw:stroke-dash="Dashed_20__28_var_29__20_7616"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2" style:family="graphic">
      <style:graphic-properties draw:stroke="solid" draw:stroke-dash="Dashed_20__28_var_29__20_7617"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ed_20__28_var_29__20_7618"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0.014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draw:stroke-dash="Dashed_20__28_var_29__20_7619"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 style:family="graphic">
      <style:graphic-properties draw:stroke="none"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0.012cm" fo:min-width="0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draw:stroke-dash="Dashed_20__28_var_29__20_762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 style:family="graphic">
      <style:graphic-properties draw:stroke="none" draw:stroke-dash="Dashed_20__28_var_29__20_7621"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 style:family="graphic">
      <style:graphic-properties draw:stroke="none" draw:stroke-dash="Dashed_20__28_var_29__20_7622"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 style:family="graphic">
      <style:graphic-properties draw:stroke="none" draw:stroke-dash="Dashed_20__28_var_29__20_7623"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 style:family="graphic">
      <style:graphic-properties draw:stroke="none" draw:stroke-dash="Dashed_20__28_var_29__20_762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 style:family="graphic">
      <style:graphic-properties draw:stroke="none" draw:stroke-dash="Dashed_20__28_var_29__20_762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4"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ed_20__28_var_29__20_7496"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7" style:family="graphic">
      <style:graphic-properties draw:stroke="solid" draw:stroke-dash="Dashed_20__28_var_29__20_7497"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8" style:family="graphic">
      <style:graphic-properties draw:stroke="solid" draw:stroke-dash="Dashed_20__28_var_29__20_7498"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0" style:family="graphic">
      <style:graphic-properties draw:stroke="solid" draw:stroke-dash="Dashed_20__28_var_29__20_7499"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1" style:family="graphic">
      <style:graphic-properties draw:stroke="dash" draw:stroke-dash="Ultrafine_20_Dashe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2" style:family="graphic">
      <style:graphic-properties draw:stroke="solid" draw:stroke-dash="Dashed_20__28_var_29__20_7500"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3" style:family="graphic">
      <style:graphic-properties draw:stroke="none" draw:stroke-dash="Dashed_20__28_var_29__20_7501" svg:stroke-width="0cm" svg:stroke-color="#000000" draw:marker-start="" draw:marker-start-width="0.3cm" draw:marker-start-center="false" draw:marker-end="" draw:marker-end-width="0.3cm" draw:marker-end-center="false" draw:fill="none" draw:fill-color="#99ccff"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64" style:family="graphic">
      <style:graphic-properties draw:stroke="solid" draw:stroke-dash="Dashed_20__28_var_29__20_7502"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5" style:family="graphic">
      <style:graphic-properties draw:stroke="solid" draw:stroke-dash="Dashed_20__28_var_29__20_7503"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6" style:family="graphic">
      <style:graphic-properties draw:stroke="none" draw:stroke-dash="Dashed_20__28_var_29__20_7504" svg:stroke-width="0cm" svg:stroke-color="#000000" draw:marker-start="" draw:marker-start-width="0.3cm" draw:marker-start-center="false" draw:marker-end="" draw:marker-end-width="0.3cm" draw:marker-end-center="false" draw:fill="none" draw:fill-color="#99ccff"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67" style:family="graphic">
      <style:graphic-properties draw:stroke="none" draw:stroke-dash="Dashed_20__28_var_29__20_7505" svg:stroke-width="0cm" svg:stroke-color="#000000" draw:marker-start="" draw:marker-start-width="0.3cm" draw:marker-start-center="false" draw:marker-end="" draw:marker-end-width="0.3cm" draw:marker-end-center="false" draw:fill="none" draw:fill-color="#99ccff" draw:auto-grow-width="true" fo:min-height="0.413cm" fo:min-width="1.104cm" fo:padding-top="0cm" fo:padding-bottom="0cm" fo:padding-left="0cm" fo:padding-right="0cm" draw:shadow="hidden" draw:shadow-offset-x="0.3cm" draw:shadow-offset-y="0.3cm" draw:shadow-color="#808080" style:run-through="foreground"/>
      <style:paragraph-properties style:writing-mode="lr-tb"/>
    </style:style>
    <style:style style:name="gr68" style:family="graphic">
      <style:graphic-properties draw:stroke="solid" draw:stroke-dash="Dashed_20__28_var_29__20_7506"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9" style:family="graphic">
      <style:graphic-properties draw:stroke="none" draw:stroke-dash="Dashed_20__28_var_29__20_7507" svg:stroke-width="0cm" svg:stroke-color="#000000" draw:marker-start="" draw:marker-start-width="0.3cm" draw:marker-start-center="false" draw:marker-end="" draw:marker-end-width="0.3cm" draw:marker-end-center="false" draw:fill="none" draw:fill-color="#99ccff"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70"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99ccff" draw:auto-grow-width="true" fo:min-height="0.413cm" fo:min-width="0.88cm" fo:padding-top="0cm" fo:padding-bottom="0cm" fo:padding-left="0cm" fo:padding-right="0cm" draw:shadow="hidden" draw:shadow-offset-x="0.3cm" draw:shadow-offset-y="0.3cm" draw:shadow-color="#808080" style:run-through="foreground"/>
      <style:paragraph-properties style:writing-mode="lr-tb"/>
    </style:style>
    <style:style style:name="gr71" style:family="graphic">
      <style:graphic-properties draw:stroke="solid" draw:stroke-dash="Ultrafine_20_Dashed"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2" style:family="graphic">
      <style:graphic-properties draw:stroke="solid" draw:stroke-dash="Ultrafine_20_Dashe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3"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4"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99ccff" draw:auto-grow-width="true" fo:min-height="0.413cm" fo:min-width="0.928cm" fo:padding-top="0cm" fo:padding-bottom="0cm" fo:padding-left="0cm" fo:padding-right="0cm" draw:shadow="hidden" draw:shadow-offset-x="0.3cm" draw:shadow-offset-y="0.3cm" draw:shadow-color="#808080" style:run-through="foreground"/>
      <style:paragraph-properties style:writing-mode="lr-tb"/>
    </style:style>
    <style:style style:name="gr75" style:family="graphic">
      <style:graphic-properties draw:stroke="none" draw:stroke-dash="Ultrafine_20_Dashed" svg:stroke-width="0cm" svg:stroke-color="#000000" draw:marker-start="" draw:marker-start-width="0.3cm" draw:marker-start-center="false" draw:marker-end="" draw:marker-end-width="0.3cm" draw:marker-end-center="false" draw:fill="none" draw:fill-color="#99ccff" draw:auto-grow-width="true" fo:min-height="0.416cm" fo:min-width="0.88cm" fo:padding-top="0cm" fo:padding-bottom="0cm" fo:padding-left="0cm" fo:padding-right="0cm" draw:shadow="hidden" draw:shadow-offset-x="0.3cm" draw:shadow-offset-y="0.3cm" draw:shadow-color="#808080" style:run-through="foreground"/>
      <style:paragraph-properties style:writing-mode="lr-tb"/>
    </style:style>
    <style:style style:name="gr7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7" style:family="graphic">
      <style:graphic-properties draw:stroke="none" draw:stroke-dash="Ultrafine_20_Dashed" svg:stroke-width="0.019cm" svg:stroke-color="#000000" draw:marker-start="" draw:marker-start-width="0.229cm" draw:marker-start-center="false" draw:marker-end="" draw:marker-end-width="0.229cm" draw:marker-end-center="false" draw:fill="solid" draw:fill-color="#ff66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7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9" style:family="graphic">
      <style:graphic-properties draw:stroke="solid"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0" style:family="graphic">
      <style:graphic-properties draw:stroke="dash" draw:stroke-dash="Ultrafine_20_Dashed" svg:stroke-width="0.019cm" svg:stroke-color="#000000" draw:marker-start="" draw:marker-start-width="0.3cm" draw:marker-start-center="false" draw:marker-end="" draw:marker-end-width="0.3cm" draw:marker-end-center="false" draw:fill="none" draw:fill-color="#ffffff" draw:opacity="50%" draw:textarea-horizontal-align="center" draw:textarea-vertical-align="middle" fo:padding-top="0.009cm" fo:padding-bottom="0.009cm" fo:padding-left="0.009cm" fo:padding-right="0.009cm" draw:shadow="hidden" draw:shadow-offset-x="0.3cm" draw:shadow-offset-y="0.3cm" draw:shadow-color="#808080" draw:shadow-opacity="50%" style:run-through="foreground"/>
    </style:style>
    <style:style style:name="gr8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2" style:family="graphic">
      <style:graphic-properties draw:stroke="none" draw:stroke-dash="Ultrafine_20_Dashed"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4cm" fo:min-width="0.954cm" fo:padding-top="0.125cm" fo:padding-bottom="0.125cm" fo:padding-left="0.25cm" fo:padding-right="0.25cm" draw:shadow="hidden" draw:shadow-offset-x="0.3cm" draw:shadow-offset-y="0.3cm" draw:shadow-color="#808080" style:run-through="foreground"/>
      <style:paragraph-properties style:writing-mode="lr-tb"/>
    </style:style>
    <style:style style:name="gr83" style:family="graphic">
      <style:graphic-properties draw:stroke="none" draw:stroke-dash="Ultrafine_20_Dashed"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4cm" fo:min-width="1.139cm" fo:padding-top="0.125cm" fo:padding-bottom="0.125cm" fo:padding-left="0.25cm" fo:padding-right="0.25cm" draw:shadow="hidden" draw:shadow-offset-x="0.3cm" draw:shadow-offset-y="0.3cm" draw:shadow-color="#808080" style:run-through="foreground"/>
      <style:paragraph-properties style:writing-mode="lr-tb"/>
    </style:style>
    <style:style style:name="gr84" style:family="graphic">
      <style:graphic-properties draw:stroke="solid" draw:stroke-dash="Dashed_20__28_var_29__20_7430"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5"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6" style:family="graphic">
      <style:graphic-properties draw:stroke="none" draw:stroke-dash="Dashed_20__28_var_29__20_7488" svg:stroke-width="0cm" svg:stroke-color="#000000" draw:marker-start-width="0.3cm" draw:marker-start-center="false" draw:marker-end-width="0.3cm" draw:marker-end-center="false" draw:fill="none" draw:fill-color="#99ccff" draw:textarea-horizontal-align="justify" draw:auto-grow-width="true" fo:min-height="0.427cm" fo:min-width="0.875cm" fo:padding-top="0cm" fo:padding-bottom="0cm" fo:padding-left="0cm" fo:padding-right="0cm" draw:shadow="hidden" draw:shadow-offset-x="0.3cm" draw:shadow-offset-y="0.3cm" draw:shadow-color="#808080" style:run-through="foreground"/>
      <style:paragraph-properties style:writing-mode="lr-tb"/>
    </style:style>
    <style:style style:name="gr87" style:family="graphic">
      <style:graphic-properties draw:stroke="solid" draw:stroke-dash="Dashed_20__28_var_29__20_7489"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8" style:family="graphic">
      <style:graphic-properties draw:stroke="solid" draw:stroke-dash="Dashed_20__28_var_29__20_7490" svg:stroke-width="0.019cm" svg:stroke-color="#000000" draw:marker-start="Short_20_line_20_Arrow" draw:marker-start-width="0.229cm" draw:marker-start-center="false" draw:marker-end="Short_20_line_20_Arrow"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dash" draw:stroke-dash="Dashed_20__28_var_29__20_7491"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0" style:family="graphic">
      <style:graphic-properties draw:stroke="solid" draw:stroke-dash="Dashed_20__28_var_29__20_7492"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1" style:family="graphic">
      <style:graphic-properties draw:stroke="solid" draw:stroke-dash="Dashed_20__28_var_29__20_7493"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2" style:family="graphic">
      <style:graphic-properties draw:stroke="solid" draw:stroke-dash="Dashed_20__28_var_29__20_7494"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3" style:family="graphic">
      <style:graphic-properties draw:stroke="none" draw:stroke-dash="Dashed_20__28_var_29__20_7495" svg:stroke-width="0cm" svg:stroke-color="#000000" draw:marker-start-width="0.3cm" draw:marker-start-center="false" draw:marker-end-width="0.3cm" draw:marker-end-center="false" draw:fill="none" draw:fill-color="#99ccff" draw:textarea-horizontal-align="justify" draw:auto-grow-width="true" fo:min-height="0.462cm" fo:min-width="0.877cm" fo:padding-top="0cm" fo:padding-bottom="0cm" fo:padding-left="0cm" fo:padding-right="0cm" draw:shadow="hidden" draw:shadow-offset-x="0.3cm" draw:shadow-offset-y="0.3cm" draw:shadow-color="#808080" style:run-through="foreground"/>
      <style:paragraph-properties style:writing-mode="lr-tb"/>
    </style:style>
    <style:style style:name="gr94"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95" style:family="graphic">
      <style:graphic-properties draw:stroke="solid" draw:stroke-dash="Dashed_20__28_var_29__20_7304"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dash" draw:stroke-dash="Dashed_20__28_var_29__20_7305"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7" style:family="graphic">
      <style:graphic-properties draw:stroke="dash" draw:stroke-dash="Dashed_20__28_var_29__20_7306"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8" style:family="graphic">
      <style:graphic-properties draw:stroke="solid" draw:stroke-dash="Dashed_20__28_var_29__20_730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9" style:family="graphic">
      <style:graphic-properties draw:stroke="solid" draw:stroke-dash="Dashed_20__28_var_29__20_730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0" style:family="graphic">
      <style:graphic-properties draw:stroke="dash" draw:stroke-dash="Dashed_20__28_var_29__20_730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1" style:family="graphic">
      <style:graphic-properties draw:stroke="solid" draw:stroke-dash="Dashed_20__28_var_29__20_7310"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2" style:family="graphic">
      <style:graphic-properties draw:stroke="none" draw:stroke-dash="Dashed_20__28_var_29__20_7311" svg:stroke-width="0cm" svg:stroke-color="#000000" draw:marker-start-width="0.3cm" draw:marker-start-center="false" draw:marker-end-width="0.3cm" draw:marker-end-center="false" draw:fill="none" draw:fill-color="#ffffff" draw:textarea-horizontal-align="left" draw:auto-grow-height="true" draw:auto-grow-width="true" fo:min-height="0.418cm" fo:min-width="0.885cm" draw:shadow="hidden" draw:shadow-offset-x="0.3cm" draw:shadow-offset-y="0.3cm" draw:shadow-color="#808080" style:run-through="foreground"/>
      <style:paragraph-properties style:writing-mode="lr-tb"/>
    </style:style>
    <style:style style:name="gr103" style:family="graphic">
      <style:graphic-properties draw:stroke="none" draw:stroke-dash="Dashed_20__28_var_29__20_7312" svg:stroke-width="0cm" svg:stroke-color="#000000" draw:marker-start-width="0.3cm" draw:marker-start-center="false" draw:marker-end-width="0.3cm" draw:marker-end-center="false" draw:fill="none" draw:fill-color="#ffffff" draw:textarea-horizontal-align="left" draw:auto-grow-height="true" draw:auto-grow-width="true" fo:min-height="0.418cm" fo:min-width="0.885cm" draw:shadow="hidden" draw:shadow-offset-x="0.3cm" draw:shadow-offset-y="0.3cm" draw:shadow-color="#808080" style:run-through="foreground"/>
      <style:paragraph-properties style:writing-mode="lr-tb"/>
    </style:style>
    <style:style style:name="gr104" style:family="graphic">
      <style:graphic-properties draw:stroke="none" draw:stroke-dash="Dashed_20__28_var_29__20_7313" svg:stroke-width="0cm" svg:stroke-color="#000000" draw:marker-start-width="0.3cm" draw:marker-start-center="false" draw:marker-end-width="0.3cm" draw:marker-end-center="false" draw:fill="none" draw:fill-color="#ffffff" draw:textarea-horizontal-align="left" draw:auto-grow-height="true" draw:auto-grow-width="true" fo:min-height="0.418cm" fo:min-width="0.887cm" draw:shadow="hidden" draw:shadow-offset-x="0.3cm" draw:shadow-offset-y="0.3cm" draw:shadow-color="#808080" style:run-through="foreground"/>
      <style:paragraph-properties style:writing-mode="lr-tb"/>
    </style:style>
    <style:style style:name="gr105" style:family="graphic">
      <style:graphic-properties draw:stroke="solid" draw:stroke-dash="Dashed_20__28_var_29__20_7314"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106" style:family="graphic">
      <style:graphic-properties fo:margin-left="0.3cm" fo:margin-right="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7" style:family="graphic">
      <style:graphic-properties draw:stroke="solid" draw:stroke-dash="Dashed_20__28_var_29__20_7473"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8" style:family="graphic">
      <style:graphic-properties draw:stroke="solid" draw:stroke-dash="Dashed_20__28_var_29__20_747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solid" draw:stroke-dash="Dashed_20__28_var_29__20_747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Dashed_20__28_var_29__20_7476"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1" style:family="graphic">
      <style:graphic-properties draw:stroke="solid" draw:stroke-dash="Dashed_20__28_var_29__20_747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dash"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3" style:family="graphic">
      <style:graphic-properties draw:stroke="solid" draw:stroke-dash="Dashed_20__28_var_29__20_747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4" style:family="graphic">
      <style:graphic-properties draw:stroke="solid"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solid" draw:stroke-dash="Dashed_20__28_var_29__20_747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6"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17" style:family="graphic">
      <style:graphic-properties draw:stroke="solid" draw:stroke-dash="Dashed_20__28_var_29__20_2313" svg:stroke-width="0.019cm" svg:stroke-color="#000000" draw:marker-start-width="0.3cm" draw:marker-start-center="false" draw:marker-end-width="0.3cm" draw:marker-end-center="false" draw:fill="solid" draw:fill-color="#67c0ce" draw:opacity="54%"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8" style:family="graphic">
      <style:graphic-properties draw:stroke="solid" draw:stroke-dash="Dashed_20__28_var_29__20_744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9" style:family="graphic">
      <style:graphic-properties draw:stroke="solid" draw:stroke-dash="Dashed_20__28_var_29__20_744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0" style:family="graphic">
      <style:graphic-properties draw:stroke="solid" draw:stroke-dash="Dashed_20__28_var_29__20_744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1" style:family="graphic">
      <style:graphic-properties draw:stroke="solid" draw:stroke-dash="Dashed_20__28_var_29__20_7445"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2" style:family="graphic">
      <style:graphic-properties draw:stroke="solid" draw:stroke-dash="Dashed_20__28_var_29__20_7446"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3" style:family="graphic">
      <style:graphic-properties draw:stroke="solid" draw:stroke-dash="Dashed_20__28_var_29__20_744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4" style:family="graphic">
      <style:graphic-properties draw:stroke="solid" draw:stroke-dash="Dashed_20__28_var_29__20_744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5" style:family="graphic">
      <style:graphic-properties draw:stroke="solid" draw:stroke-dash="Dashed_20__28_var_29__20_744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6" style:family="graphic">
      <style:graphic-properties draw:stroke="solid" draw:stroke-dash="Dashed_20__28_var_29__20_7450"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7" style:family="graphic">
      <style:graphic-properties draw:stroke="solid" draw:stroke-dash="Dashed_20__28_var_29__20_7451"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8" style:family="graphic">
      <style:graphic-properties draw:stroke="solid" draw:stroke-dash="Dashed_20__28_var_29__20_745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9" style:family="graphic">
      <style:graphic-properties draw:stroke="solid" draw:stroke-dash="Dashed_20__28_var_29__20_745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0" style:family="graphic">
      <style:graphic-properties draw:stroke="solid" draw:stroke-dash="Dashed_20__28_var_29__20_745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1" style:family="graphic">
      <style:graphic-properties draw:stroke="solid" draw:stroke-dash="Dashed_20__28_var_29__20_7455"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2" style:family="graphic">
      <style:graphic-properties draw:stroke="solid" draw:stroke-dash="Dashed_20__28_var_29__20_567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3" style:family="graphic">
      <style:graphic-properties draw:stroke="solid" draw:stroke-dash="Dashed_20__28_var_29__20_7456"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4" style:family="graphic">
      <style:graphic-properties draw:stroke="solid" draw:stroke-dash="Dashed_20__28_var_29__20_745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5" style:family="graphic">
      <style:graphic-properties draw:stroke="solid" draw:stroke-dash="Dashed_20__28_var_29__20_745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6" style:family="graphic">
      <style:graphic-properties draw:stroke="solid" draw:stroke-dash="Dashed_20__28_var_29__20_7459"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7" style:family="graphic">
      <style:graphic-properties draw:stroke="solid" draw:stroke-dash="Dashed_20__28_var_29__20_7460"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8" style:family="graphic">
      <style:graphic-properties draw:stroke="solid" draw:stroke-dash="Dashed_20__28_var_29__20_746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9" style:family="graphic">
      <style:graphic-properties draw:stroke="none" draw:stroke-dash="Dashed_20__28_var_29__20_7462"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681cm" fo:padding-top="0.125cm" fo:padding-bottom="0.125cm" fo:padding-left="0.25cm" fo:padding-right="0.25cm" draw:shadow="hidden" draw:shadow-offset-x="0.3cm" draw:shadow-offset-y="0.3cm" draw:shadow-color="#808080" style:run-through="foreground"/>
      <style:paragraph-properties style:writing-mode="lr-tb"/>
    </style:style>
    <style:style style:name="gr140" style:family="graphic">
      <style:graphic-properties draw:stroke="none" draw:stroke-dash="Dashed_20__28_var_29__20_7463" svg:stroke-width="0cm" svg:stroke-color="#000000" draw:marker-start-width="0.3cm" draw:marker-start-center="false" draw:marker-end-width="0.3cm" draw:marker-end-center="false" draw:fill="none" draw:fill-color="#99ccff" draw:textarea-horizontal-align="left" draw:auto-grow-height="true" draw:auto-grow-width="true" fo:min-height="0.413cm" fo:min-width="0.905cm" fo:padding-top="0cm" fo:padding-bottom="0cm" fo:padding-left="0cm" fo:padding-right="0cm" draw:shadow="hidden" draw:shadow-offset-x="0.3cm" draw:shadow-offset-y="0.3cm" draw:shadow-color="#808080" style:run-through="foreground"/>
      <style:paragraph-properties style:writing-mode="lr-tb"/>
    </style:style>
    <style:style style:name="gr141" style:family="graphic">
      <style:graphic-properties draw:stroke="none" draw:stroke-dash="Dashed_20__28_var_29__20_7464" svg:stroke-width="0cm" svg:stroke-color="#000000" draw:marker-start-width="0.3cm" draw:marker-start-center="false" draw:marker-end-width="0.3cm" draw:marker-end-center="false" draw:fill="none" draw:fill-color="#99ccff" draw:textarea-horizontal-align="left" draw:auto-grow-height="true" draw:auto-grow-width="true" fo:min-height="0.413cm" fo:min-width="0.681cm" fo:padding-top="0cm" fo:padding-bottom="0cm" fo:padding-left="0cm" fo:padding-right="0cm" draw:shadow="hidden" draw:shadow-offset-x="0.3cm" draw:shadow-offset-y="0.3cm" draw:shadow-color="#808080" style:run-through="foreground"/>
      <style:paragraph-properties style:writing-mode="lr-tb"/>
    </style:style>
    <style:style style:name="gr142" style:family="graphic">
      <style:graphic-properties draw:stroke="solid" draw:stroke-dash="Dashed_20__28_var_29__20_7465"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3" style:family="graphic">
      <style:graphic-properties draw:stroke="none" draw:stroke-dash="Dashed_20__28_var_29__20_7466" svg:stroke-width="0cm" svg:stroke-color="#000000" draw:marker-start-width="0.3cm" draw:marker-start-center="false" draw:marker-end-width="0.3cm" draw:marker-end-center="false" draw:fill="none" draw:fill-color="#99ccff" draw:textarea-horizontal-align="left" draw:auto-grow-height="true" draw:auto-grow-width="true" fo:min-height="0.413cm" fo:min-width="1.016cm" fo:padding-top="0cm" fo:padding-bottom="0cm" fo:padding-left="0cm" fo:padding-right="0cm" draw:shadow="hidden" draw:shadow-offset-x="0.3cm" draw:shadow-offset-y="0.3cm" draw:shadow-color="#808080" style:run-through="foreground"/>
      <style:paragraph-properties style:writing-mode="lr-tb"/>
    </style:style>
    <style:style style:name="gr144" style:family="graphic">
      <style:graphic-properties draw:stroke="solid" draw:stroke-dash="Dashed_20__28_var_29__20_746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5" style:family="graphic">
      <style:graphic-properties draw:stroke="solid" draw:stroke-dash="Dashed_20__28_var_29__20_746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6" style:family="graphic">
      <style:graphic-properties draw:stroke="solid" draw:stroke-dash="Dashed_20__28_var_29__20_746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7" style:family="graphic">
      <style:graphic-properties draw:stroke="solid" draw:stroke-dash="Dashed_20__28_var_29__20_747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8" style:family="graphic">
      <style:graphic-properties draw:stroke="solid" draw:stroke-dash="Dashed_20__28_var_29__20_747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9" style:family="graphic">
      <style:graphic-properties draw:stroke="none" draw:stroke-dash="Dashed_20__28_var_29__20_7472" svg:stroke-width="0cm" svg:stroke-color="#000000" draw:marker-start-width="0.3cm" draw:marker-start-center="false" draw:marker-end-width="0.3cm" draw:marker-end-center="false" draw:fill="none" draw:fill-color="#99ccff" draw:textarea-horizontal-align="left" draw:auto-grow-height="true" draw:auto-grow-width="true" fo:min-height="0.413cm" fo:min-width="1.016cm" fo:padding-top="0cm" fo:padding-bottom="0cm" fo:padding-left="0cm" fo:padding-right="0cm" draw:shadow="hidden" draw:shadow-offset-x="0.3cm" draw:shadow-offset-y="0.3cm" draw:shadow-color="#808080" style:run-through="foreground"/>
      <style:paragraph-properties style:writing-mode="lr-tb"/>
    </style:style>
    <style:style style:name="gr150" style:family="graphic">
      <style:graphic-properties draw:stroke="dash" draw:stroke-dash="Ultrafine_20_Dashe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1" style:family="graphic">
      <style:graphic-properties draw:stroke="dash"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2" style:family="graphic">
      <style:graphic-properties draw:stroke="solid"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3" style:family="graphic">
      <style:graphic-properties draw:stroke="solid" draw:stroke-dash="Ultrafine_20_Dashe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4" style:family="graphic">
      <style:graphic-properties draw:stroke="dash" draw:stroke-dash="Ultrafine_20_Dashe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5" style:family="graphic">
      <style:graphic-properties draw:stroke="solid" draw:stroke-dash="Dashed_20__28_var_29__20_7387"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6" style:family="graphic">
      <style:graphic-properties draw:stroke="none" draw:stroke-dash="Dashed_20__28_var_29__20_7388"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157" style:family="graphic">
      <style:graphic-properties draw:stroke="solid" draw:stroke-dash="Dashed_20__28_var_29__20_7389"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8" style:family="graphic">
      <style:graphic-properties draw:stroke="solid" draw:stroke-dash="Dashed_20__28_var_29__20_7390"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9" style:family="graphic">
      <style:graphic-properties draw:stroke="solid" draw:stroke-dash="Dashed_20__28_var_29__20_739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0" style:family="graphic">
      <style:graphic-properties draw:stroke="solid" draw:stroke-dash="Dashed_20__28_var_29__20_7392"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1" style:family="graphic">
      <style:graphic-properties draw:stroke="none" draw:stroke-dash="Dashed_20__28_var_29__20_7393" svg:stroke-width="0cm" svg:stroke-color="#000000" draw:marker-start-width="0.3cm" draw:marker-start-center="false" draw:marker-end-width="0.3cm" draw:marker-end-center="false" draw:fill="none" draw:fill-color="#99ccff" draw:auto-grow-width="true" fo:min-height="0.413cm" fo:min-width="1.101cm" fo:padding-top="0cm" fo:padding-bottom="0cm" fo:padding-left="0cm" fo:padding-right="0cm" draw:shadow="hidden" draw:shadow-offset-x="0.3cm" draw:shadow-offset-y="0.3cm" draw:shadow-color="#808080" style:run-through="foreground"/>
      <style:paragraph-properties style:writing-mode="lr-tb"/>
    </style:style>
    <style:style style:name="gr162" style:family="graphic">
      <style:graphic-properties draw:stroke="solid" draw:stroke-dash="Dashed_20__28_var_29__20_7394"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3" style:family="graphic">
      <style:graphic-properties draw:stroke="none" draw:stroke-dash="Dashed_20__28_var_29__20_7395"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164" style:family="graphic">
      <style:graphic-properties draw:stroke="solid" draw:stroke-dash="Dashed_20__28_var_29__20_7396"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5" style:family="graphic">
      <style:graphic-properties draw:stroke="solid" draw:stroke-dash="Dashed_20__28_var_29__20_7397"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6" style:family="graphic">
      <style:graphic-properties draw:stroke="solid" draw:stroke-dash="Dashed_20__28_var_29__20_7398"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7" style:family="graphic">
      <style:graphic-properties draw:stroke="solid" draw:stroke-dash="Dashed_20__28_var_29__20_7399"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8" style:family="graphic">
      <style:graphic-properties draw:stroke="none" draw:stroke-dash="Dashed_20__28_var_29__20_7400"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169" style:family="graphic">
      <style:graphic-properties draw:stroke="solid" draw:stroke-dash="Dashed_20__28_var_29__20_7401"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0" style:family="graphic">
      <style:graphic-properties draw:stroke="solid" draw:stroke-dash="Dashed_20__28_var_29__20_7402"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1" style:family="graphic">
      <style:graphic-properties draw:stroke="none" draw:stroke-dash="Dashed_20__28_var_29__20_7403"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172" style:family="graphic">
      <style:graphic-properties draw:stroke="solid" draw:stroke-dash="Dashed_20__28_var_29__20_7404"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3" style:family="graphic">
      <style:graphic-properties draw:stroke="solid" draw:stroke-dash="Dashed_20__28_var_29__20_7405"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4" style:family="graphic">
      <style:graphic-properties draw:stroke="solid" draw:stroke-dash="Dashed_20__28_var_29__20_7406"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5" style:family="graphic">
      <style:graphic-properties draw:stroke="solid" draw:stroke-dash="Dashed_20__28_var_29__20_7407"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6" style:family="graphic">
      <style:graphic-properties draw:stroke="none" draw:stroke-dash="Dashed_20__28_var_29__20_7408"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177" style:family="graphic">
      <style:graphic-properties draw:stroke="solid" draw:stroke-dash="Dashed_20__28_var_29__20_7409"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8" style:family="graphic">
      <style:graphic-properties draw:stroke="solid" draw:stroke-dash="Dashed_20__28_var_29__20_7410"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9" style:family="graphic">
      <style:graphic-properties draw:stroke="none" draw:stroke-dash="Dashed_20__28_var_29__20_7411"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180" style:family="graphic">
      <style:graphic-properties draw:stroke="solid" draw:stroke-dash="Dashed_20__28_var_29__20_7412"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1" style:family="graphic">
      <style:graphic-properties draw:stroke="solid" draw:stroke-dash="Dashed_20__28_var_29__20_7413"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2" style:family="graphic">
      <style:graphic-properties draw:stroke="none" draw:stroke-dash="Dashed_20__28_var_29__20_7414"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183" style:family="graphic">
      <style:graphic-properties draw:stroke="solid" draw:stroke-dash="Dashed_20__28_var_29__20_7415"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4" style:family="graphic">
      <style:graphic-properties draw:stroke="solid" draw:stroke-dash="Dashed_20__28_var_29__20_7416"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5" style:family="graphic">
      <style:graphic-properties draw:stroke="solid" draw:stroke-dash="Dashed_20__28_var_29__20_7417"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6" style:family="graphic">
      <style:graphic-properties draw:stroke="solid" draw:stroke-dash="Dashed_20__28_var_29__20_7418"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7" style:family="graphic">
      <style:graphic-properties draw:stroke="none" draw:stroke-dash="Dashed_20__28_var_29__20_7419" svg:stroke-width="0cm" svg:stroke-color="#000000" draw:marker-start-width="0.3cm" draw:marker-start-center="false" draw:marker-end-width="0.3cm" draw:marker-end-center="false" draw:fill="none" draw:fill-color="#99ccff" draw:auto-grow-width="true" fo:min-height="0.413cm" fo:min-width="0.376cm" fo:padding-top="0cm" fo:padding-bottom="0cm" fo:padding-left="0cm" fo:padding-right="0cm" draw:shadow="hidden" draw:shadow-offset-x="0.3cm" draw:shadow-offset-y="0.3cm" draw:shadow-color="#808080" style:run-through="foreground"/>
      <style:paragraph-properties style:writing-mode="lr-tb"/>
    </style:style>
    <style:style style:name="gr188" style:family="graphic">
      <style:graphic-properties draw:stroke="none" draw:stroke-dash="Dashed_20__28_var_29__20_7420" svg:stroke-width="0cm" svg:stroke-color="#000000" draw:marker-start-width="0.3cm" draw:marker-start-center="false" draw:marker-end-width="0.3cm" draw:marker-end-center="false" draw:fill="none" draw:fill-color="#99ccff" draw:auto-grow-width="true" fo:min-height="0.413cm" fo:min-width="0.388cm" fo:padding-top="0cm" fo:padding-bottom="0cm" fo:padding-left="0cm" fo:padding-right="0cm" draw:shadow="hidden" draw:shadow-offset-x="0.3cm" draw:shadow-offset-y="0.3cm" draw:shadow-color="#808080" style:run-through="foreground"/>
      <style:paragraph-properties style:writing-mode="lr-tb"/>
    </style:style>
    <style:style style:name="gr189" style:family="graphic">
      <style:graphic-properties draw:stroke="none" draw:stroke-dash="Dashed_20__28_var_29__20_7421" svg:stroke-width="0cm" svg:stroke-color="#000000" draw:marker-start-width="0.3cm" draw:marker-start-center="false" draw:marker-end-width="0.3cm" draw:marker-end-center="false" draw:fill="none" draw:fill-color="#99ccff" draw:auto-grow-width="true" fo:min-height="0.413cm" fo:min-width="0.346cm" fo:padding-top="0cm" fo:padding-bottom="0cm" fo:padding-left="0cm" fo:padding-right="0cm" draw:shadow="hidden" draw:shadow-offset-x="0.3cm" draw:shadow-offset-y="0.3cm" draw:shadow-color="#808080" style:run-through="foreground"/>
      <style:paragraph-properties style:writing-mode="lr-tb"/>
    </style:style>
    <style:style style:name="gr190" style:family="graphic">
      <style:graphic-properties draw:stroke="none" draw:stroke-dash="Dashed_20__28_var_29__20_7422" svg:stroke-width="0cm" svg:stroke-color="#000000" draw:marker-start-width="0.3cm" draw:marker-start-center="false" draw:marker-end-width="0.3cm" draw:marker-end-center="false" draw:fill="none" draw:fill-color="#99ccff" draw:auto-grow-width="true" fo:min-height="0.413cm" fo:min-width="0.388cm" fo:padding-top="0cm" fo:padding-bottom="0cm" fo:padding-left="0cm" fo:padding-right="0cm" draw:shadow="hidden" draw:shadow-offset-x="0.3cm" draw:shadow-offset-y="0.3cm" draw:shadow-color="#808080" style:run-through="foreground"/>
      <style:paragraph-properties style:writing-mode="lr-tb"/>
    </style:style>
    <style:style style:name="gr191" style:family="graphic">
      <style:graphic-properties draw:stroke="solid" draw:stroke-dash="Dashed_20__28_var_29__20_7333"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2" style:family="graphic">
      <style:graphic-properties draw:stroke="solid" draw:stroke-dash="Dashed_20__28_var_29__20_733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3" style:family="graphic">
      <style:graphic-properties draw:stroke="dash" draw:stroke-dash="Dashed_20__28_var_29__20_733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4" style:family="graphic">
      <style:graphic-properties draw:stroke="solid" draw:stroke-dash="Dashed_20__28_var_29__20_7336"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5" style:family="graphic">
      <style:graphic-properties draw:stroke="solid" draw:stroke-dash="Dashed_20__28_var_29__20_733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6" style:family="graphic">
      <style:graphic-properties draw:stroke="solid" draw:stroke-dash="Dashed_20__28_var_29__20_733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7" style:family="graphic">
      <style:graphic-properties draw:stroke="dash" draw:stroke-dash="Dashed_20__28_var_29__20_733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8" style:family="graphic">
      <style:graphic-properties draw:stroke="dash" draw:stroke-dash="Dashed_20__28_var_29__20_734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99" style:family="graphic">
      <style:graphic-properties draw:stroke="solid" draw:stroke-dash="Dashed_20__28_var_29__20_7341"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0" style:family="graphic">
      <style:graphic-properties draw:stroke="solid" draw:stroke-dash="Dashed_20__28_var_29__20_7342"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1" style:family="graphic">
      <style:graphic-properties draw:stroke="dash" draw:stroke-dash="Dashed_20__28_var_29__20_7343"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2" style:family="graphic">
      <style:graphic-properties draw:stroke="dash" draw:stroke-dash="Dashed_20__28_var_29__20_734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3" style:family="graphic">
      <style:graphic-properties draw:stroke="dash" draw:stroke-dash="Dashed_20__28_var_29__20_734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4" style:family="graphic">
      <style:graphic-properties draw:stroke="solid" draw:stroke-dash="Dashed_20__28_var_29__20_7346"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5" style:family="graphic">
      <style:graphic-properties draw:stroke="solid" draw:stroke-dash="Dashed_20__28_var_29__20_7347"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6" style:family="graphic">
      <style:graphic-properties draw:stroke="solid" draw:stroke-dash="Dashed_20__28_var_29__20_7348"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7" style:family="graphic">
      <style:graphic-properties draw:stroke="solid" draw:stroke-dash="Dashed_20__28_var_29__20_7349"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8" style:family="graphic">
      <style:graphic-properties draw:stroke="solid" draw:stroke-dash="Dashed_20__28_var_29__20_7350"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9" style:family="graphic">
      <style:graphic-properties draw:stroke="solid" draw:stroke-dash="Dashed_20__28_var_29__20_7351" svg:stroke-width="0.019cm" svg:stroke-color="#000000" draw:marker-start-width="0.3cm" draw:marker-start-center="false" draw:marker-end-width="0.3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10" style:family="graphic">
      <style:graphic-properties draw:stroke="solid" draw:stroke-dash="Dashed_20__28_var_29__20_7352"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11" style:family="graphic">
      <style:graphic-properties draw:stroke="none" draw:stroke-dash="Dashed_20__28_var_29__20_7353" svg:stroke-width="0cm" svg:stroke-color="#000000" draw:marker-start-width="0.3cm" draw:marker-start-center="false" draw:marker-end-width="0.3cm" draw:marker-end-center="false" draw:fill="none" draw:fill-color="#99ccff" draw:auto-grow-width="true" fo:min-height="0.413cm" fo:min-width="1.21cm" fo:padding-top="0cm" fo:padding-bottom="0cm" fo:padding-left="0cm" fo:padding-right="0cm" draw:shadow="hidden" draw:shadow-offset-x="0.3cm" draw:shadow-offset-y="0.3cm" draw:shadow-color="#808080" style:run-through="foreground"/>
      <style:paragraph-properties style:writing-mode="lr-tb"/>
    </style:style>
    <style:style style:name="gr212" style:family="graphic">
      <style:graphic-properties draw:stroke="none" draw:stroke-dash="Dashed_20__28_var_29__20_7354" svg:stroke-width="0cm" svg:stroke-color="#000000" draw:marker-start-width="0.3cm" draw:marker-start-center="false" draw:marker-end-width="0.3cm" draw:marker-end-center="false" draw:fill="none" draw:fill-color="#99ccff" draw:auto-grow-width="true" fo:min-height="0.413cm" fo:min-width="1.124cm" fo:padding-top="0cm" fo:padding-bottom="0cm" fo:padding-left="0cm" fo:padding-right="0cm" draw:shadow="hidden" draw:shadow-offset-x="0.3cm" draw:shadow-offset-y="0.3cm" draw:shadow-color="#808080" style:run-through="foreground"/>
      <style:paragraph-properties style:writing-mode="lr-tb"/>
    </style:style>
    <style:style style:name="gr213" style:family="graphic">
      <style:graphic-properties draw:stroke="none" draw:stroke-dash="Dashed_20__28_var_29__20_7355" svg:stroke-width="0cm" svg:stroke-color="#000000" draw:marker-start-width="0.3cm" draw:marker-start-center="false" draw:marker-end-width="0.3cm" draw:marker-end-center="false" draw:fill="none" draw:fill-color="#99ccff" draw:auto-grow-width="true" fo:min-height="0.413cm" fo:min-width="1.21cm" fo:padding-top="0cm" fo:padding-bottom="0cm" fo:padding-left="0cm" fo:padding-right="0cm" draw:shadow="hidden" draw:shadow-offset-x="0.3cm" draw:shadow-offset-y="0.3cm" draw:shadow-color="#808080" style:run-through="foreground"/>
      <style:paragraph-properties style:writing-mode="lr-tb"/>
    </style:style>
    <style:style style:name="gr214" style:family="graphic">
      <style:graphic-properties draw:stroke="solid" draw:stroke-dash="Dashed_20__28_var_29__20_7315"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215" style:family="graphic">
      <style:graphic-properties draw:stroke="none" draw:stroke-dash="Dashed_20__28_var_29__20_7316"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216" style:family="graphic">
      <style:graphic-properties draw:stroke="solid" draw:stroke-dash="Dashed_20__28_var_29__20_7317"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217" style:family="graphic">
      <style:graphic-properties draw:stroke="solid" draw:stroke-dash="Dashed_20__28_var_29__20_731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18" style:family="graphic">
      <style:graphic-properties draw:stroke="solid" draw:stroke-dash="Dashed_20__28_var_29__20_731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19" style:family="graphic">
      <style:graphic-properties draw:stroke="solid" draw:stroke-dash="Dashed_20__28_var_29__20_7320"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220" style:family="graphic">
      <style:graphic-properties draw:stroke="none" draw:stroke-dash="Dashed_20__28_var_29__20_7321"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221" style:family="graphic">
      <style:graphic-properties draw:stroke="solid" draw:stroke-dash="Dashed_20__28_var_29__20_7322"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2" style:family="graphic">
      <style:graphic-properties draw:stroke="solid" draw:stroke-dash="Dashed_20__28_var_29__20_7323"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3" style:family="graphic">
      <style:graphic-properties draw:stroke="solid" draw:stroke-dash="Dashed_20__28_var_29__20_732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4" style:family="graphic">
      <style:graphic-properties draw:stroke="solid" draw:stroke-dash="Dashed_20__28_var_29__20_7325"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5" style:family="graphic">
      <style:graphic-properties draw:stroke="none" draw:stroke-dash="Dashed_20__28_var_29__20_7326"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226" style:family="graphic">
      <style:graphic-properties draw:stroke="solid" draw:stroke-dash="Dashed_20__28_var_29__20_7327"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7" style:family="graphic">
      <style:graphic-properties draw:stroke="none" draw:stroke-dash="Dashed_20__28_var_29__20_7328"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228" style:family="graphic">
      <style:graphic-properties draw:stroke="solid" draw:stroke-dash="Dashed_20__28_var_29__20_7329"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9" style:family="graphic">
      <style:graphic-properties draw:stroke="none" draw:stroke-dash="Dashed_20__28_var_29__20_7330"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230" style:family="graphic">
      <style:graphic-properties draw:stroke="solid" draw:stroke-dash="Dashed_20__28_var_29__20_733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1" style:family="graphic">
      <style:graphic-properties draw:stroke="none" draw:stroke-dash="Dashed_20__28_var_29__20_7332"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paragraph-properties style:writing-mode="lr-tb"/>
    </style:style>
    <style:style style:name="gr232" style:family="graphic">
      <style:graphic-properties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style:style style:name="gr233" style:family="graphic">
      <style:graphic-properties draw:stroke="solid" draw:stroke-dash="Ultrafine_20_Dashe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4"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1.023cm" fo:padding-top="0cm" fo:padding-bottom="0cm" fo:padding-left="0cm" fo:padding-right="0cm" draw:shadow="hidden" draw:shadow-offset-x="0.3cm" draw:shadow-offset-y="0.3cm" draw:shadow-color="#808080" style:run-through="foreground"/>
      <style:paragraph-properties style:writing-mode="lr-tb"/>
    </style:style>
    <style:style style:name="gr235" style:family="graphic">
      <style:graphic-properties draw:stroke="dash" draw:stroke-dash="Ultrafine_20_Dashe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6" style:family="graphic">
      <style:graphic-properties draw:stroke="solid" draw:stroke-dash="Ultrafine_20_Dashe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7"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1.21cm" fo:padding-top="0cm" fo:padding-bottom="0cm" fo:padding-left="0cm" fo:padding-right="0cm" draw:shadow="hidden" draw:shadow-offset-x="0.3cm" draw:shadow-offset-y="0.3cm" draw:shadow-color="#808080" style:run-through="foreground"/>
      <style:paragraph-properties style:writing-mode="lr-tb"/>
    </style:style>
    <style:style style:name="gr238"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1.101cm" fo:padding-top="0cm" fo:padding-bottom="0cm" fo:padding-left="0cm" fo:padding-right="0cm" draw:shadow="hidden" draw:shadow-offset-x="0.3cm" draw:shadow-offset-y="0.3cm" draw:shadow-color="#808080" style:run-through="foreground"/>
      <style:paragraph-properties style:writing-mode="lr-tb"/>
    </style:style>
    <style:style style:name="gr239"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0.905cm" fo:padding-top="0cm" fo:padding-bottom="0cm" fo:padding-left="0cm" fo:padding-right="0cm" draw:shadow="hidden" draw:shadow-offset-x="0.3cm" draw:shadow-offset-y="0.3cm" draw:shadow-color="#808080" style:run-through="foreground"/>
      <style:paragraph-properties style:writing-mode="lr-tb"/>
    </style:style>
    <style:style style:name="gr240"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0.875cm" fo:padding-top="0cm" fo:padding-bottom="0cm" fo:padding-left="0cm" fo:padding-right="0cm" draw:shadow="hidden" draw:shadow-offset-x="0.3cm" draw:shadow-offset-y="0.3cm" draw:shadow-color="#808080" style:run-through="foreground"/>
      <style:paragraph-properties style:writing-mode="lr-tb"/>
    </style:style>
    <style:style style:name="gr241"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0.875cm" fo:padding-top="0cm" fo:padding-bottom="0cm" fo:padding-left="0cm" fo:padding-right="0cm" draw:shadow="hidden" draw:shadow-offset-x="0.3cm" draw:shadow-offset-y="0.3cm" draw:shadow-color="#808080" style:run-through="foreground"/>
      <style:paragraph-properties style:writing-mode="lr-tb"/>
    </style:style>
    <style:style style:name="gr242"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0.79cm" fo:padding-top="0cm" fo:padding-bottom="0cm" fo:padding-left="0cm" fo:padding-right="0cm" draw:shadow="hidden" draw:shadow-offset-x="0.3cm" draw:shadow-offset-y="0.3cm" draw:shadow-color="#808080" style:run-through="foreground"/>
      <style:paragraph-properties style:writing-mode="lr-tb"/>
    </style:style>
    <style:style style:name="gr24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5"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47"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1" text:outline-level="1"><draw:g text:anchor-type="paragraph" draw:z-index="36" draw:name="Forme5" draw:style-name="gr76"><draw:custom-shape draw:style-name="gr94" draw:text-style-name="P175" svg:width="3.964cm" svg:height="0.641cm" draw:transform="skewX (0.00279252680319092) rotate (0.0872664625997165) translate (-0.370416666666667cm -0.0934861111111111cm)"><text:p text:style-name="P174"><text:span text:style-name="T295">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y="-9.439cm" svg:width="9.135cm" draw:z-index="34"><draw:text-box fo:min-height="3.93cm"><text:section text:style-name="Sect1" text:name="Section4"><text:p text:style-name="P19"/><text:p text:style-name="P26">Détermine le<text:span text:style-name="T238">s</text:span> volume<text:span text:style-name="T238">s</text:span> d<text:span text:style-name="T238">es solides</text:span> suivant<text:span text:style-name="T238">s</text:span>.</text:p><text:p text:style-name="P27"><draw:g text:anchor-type="paragraph" draw:z-index="37" draw:name="Forme1" draw:style-name="gr76"><draw:frame draw:style-name="gr86" draw:text-style-name="P170" svg:width="0.876cm" svg:height="0.428cm" svg:x="5.589cm" svg:y="2.117cm"><draw:text-box><text:p text:style-name="P154"><text:span text:style-name="T294">6 cm</text:span></text:p></draw:text-box></draw:frame><draw:g draw:style-name="gr44"><draw:ellipse draw:style-name="gr87" draw:text-style-name="P171" svg:width="2.169cm" svg:height="0.493cm" svg:x="4.933cm" svg:y="0.201cm"><text:p/></draw:ellipse><draw:line draw:style-name="gr88" draw:text-style-name="P165" svg:x1="4.912cm" svg:y1="2.484cm" svg:x2="7.101cm" svg:y2="2.46cm"><text:p/></draw:line><draw:ellipse draw:style-name="gr89" draw:text-style-name="P172" svg:width="2.169cm" svg:height="0.495cm" svg:x="4.935cm" svg:y="2.207cm"><text:p/></draw:ellipse><draw:line draw:style-name="gr90" draw:text-style-name="P173" svg:x1="4.93cm" svg:y1="0.431cm" svg:x2="4.93cm" svg:y2="2.443cm"><text:p/></draw:line><draw:line draw:style-name="gr91" draw:text-style-name="P173" svg:x1="7.096cm" svg:y1="0.42cm" svg:x2="7.096cm" svg:y2="2.432cm"><text:p/></draw:line><draw:ellipse draw:style-name="gr92" draw:text-style-name="P173" svg:width="2.169cm" svg:height="0.481cm" draw:transform="rotate (-3.14159265358979) translate (7.096125cm 2.69698611111111cm)" draw:kind="arc" draw:start-angle="358.93" draw:end-angle="178.51"><text:p/></draw:ellipse></draw:g><draw:frame draw:style-name="gr93" draw:text-style-name="P170" svg:width="0.877cm" svg:height="0.463cm" draw:transform="rotate (-1.5707963267949) translate (7.51945833333333cm 1.03716666666667cm)"><draw:text-box><text:p text:style-name="P154"><text:span text:style-name="T294">5 cm</text:span></text:p></draw:text-box></draw:frame></draw:g><draw:g text:anchor-type="as-char" svg:y="-0.088cm" draw:z-index="35" draw:name="Forme6" draw:style-name="gr54"><draw:polygon draw:style-name="gr95" draw:text-style-name="P176" svg:width="1.994cm" svg:height="1.493cm" svg:x="0.416cm" svg:y="1.058cm" svg:viewBox="0 0 1995 1494" draw:points="0,0 0,1494 1995,1494"><text:p/></draw:polygon><draw:line draw:style-name="gr96" draw:text-style-name="P176" svg:x1="1.916cm" svg:y1="0.065cm" svg:x2="1.916cm" svg:y2="1.557cm"><text:p/></draw:line><draw:line draw:style-name="gr97" draw:text-style-name="P176" svg:x1="1.916cm" svg:y1="1.556cm" svg:x2="3.909cm" svg:y2="1.556cm"><text:p/></draw:line><draw:line draw:style-name="gr98" draw:text-style-name="P177" svg:x1="1.916cm" svg:y1="0.065cm" svg:x2="3.909cm" svg:y2="1.557cm"><text:p/></draw:line><draw:line draw:style-name="gr99" draw:text-style-name="P177" svg:x1="0.416cm" svg:y1="1.06cm" svg:x2="1.915cm" svg:y2="0.065cm"><text:p/></draw:line><draw:line draw:style-name="gr100" draw:text-style-name="P177" svg:x1="0.416cm" svg:y1="2.553cm" svg:x2="1.915cm" svg:y2="1.556cm"><text:p/></draw:line><draw:line draw:style-name="gr101" draw:text-style-name="P177" svg:x1="2.411cm" svg:y1="2.553cm" svg:x2="3.91cm" svg:y2="1.556cm"><text:p/></draw:line><draw:frame draw:style-name="gr102" draw:text-style-name="P178" svg:width="0.886cm" svg:height="0.419cm" svg:x="0.866cm" svg:y="2.552cm"><draw:text-box><text:p text:style-name="P154"><text:span text:style-name="T296">4 cm</text:span></text:p></draw:text-box></draw:frame><draw:frame draw:style-name="gr103" draw:text-style-name="P178" svg:width="0.886cm" svg:height="0.419cm" draw:transform="rotate (1.5707963267949) translate (0cm 2.19761111111111cm)"><draw:text-box><text:p text:style-name="P154"><text:span text:style-name="T296">3 cm</text:span></text:p></draw:text-box></draw:frame><draw:frame draw:style-name="gr104" draw:text-style-name="P178" svg:width="0.888cm" svg:height="0.419cm" draw:transform="rotate (0.590270353024482) translate (0.520347222222222cm 0.493694444444445cm)"><draw:text-box><text:p text:style-name="P154"><text:span text:style-name="T296">5 cm</text:span></text:p></draw:text-box></draw:frame><draw:rect draw:style-name="gr105" draw:text-style-name="P179" svg:width="0.223cm" svg:height="0.225cm" svg:x="0.416cm" svg:y="2.332cm"><text:p/></draw:rect></draw:g></text:p><text:list xml:id="list3008463287" text:style-name="_5f_Numérotation_20_des_20_exercices_20_livrets"><text:list-header><text:p text:style-name="P113"><text:span text:style-name="Bold_5f_niv1">Correction</text:span></text:p></text:list-header></text:list><text:p text:style-name="P25"><text:span text:style-name="T239">La formule du volume, </text:span><text:span text:style-name="T197">pour un prisme droit ou un cylindre,</text:span><text:span text:style-name="T239"> est : </text:span><text:span text:style-name="_5f_livret"><text:span text:style-name="T138"><draw:frame draw:style-name="fr4" draw:name="Image2" text:anchor-type="as-char" svg:width="0.33cm" svg:height="0.349cm" draw:z-index="44"><draw:image xlink:href="Pictures/1000000100000027000000296D1A5F36279E49EF.png" xlink:type="simple" xlink:show="embed" xlink:actuate="onLoad" draw:mime-type="image/png"/></draw:frame></text:span></text:span><text:span text:style-name="T196">  Aire de la base </text:span><text:span text:style-name="_5f_opensymbol"><text:span text:style-name="T175">×</text:span></text:span><text:span text:style-name="T196"> hauteur </text:span></text:p><text:list xml:id="list2230804244" text:style-name="List_20_1"><text:list-item><text:p text:style-name="P114"><text:span text:style-name="T200">P</text:span><text:span text:style-name="T201">our le prisme droit</text:span><text:span text:style-name="T202"> :</text:span></text:p></text:list-item></text:list><text:p text:style-name="P20"><text:span text:style-name="T195">Ici, la base est un triangle</text:span><text:span text:style-name="T135"> </text:span><text:span text:style-name="T137">rectangle.</text:span></text:p><text:p text:style-name="P23"><text:span text:style-name="T138"><draw:frame draw:style-name="fr4" draw:name="Image6" text:anchor-type="as-char" svg:width="0.36cm" svg:height="0.36cm" draw:z-index="45"><draw:image xlink:href="Pictures/100000010000002B0000002F96F67F8A7B8D38E0.png" xlink:type="simple" xlink:show="embed" xlink:actuate="onLoad" draw:mime-type="image/png"/></draw:frame></text:span><text:span text:style-name="T134"> </text:span><text:span text:style-name="T135"></text:span><text:span text:style-name="T134"> </text:span><text:span text:style-name="T133">4 cm</text:span><text:span text:style-name="T135"> </text:span><text:span text:style-name="_5f_opensymbol"><text:span text:style-name="T102">×</text:span></text:span><text:span text:style-name="T135"> </text:span><text:span text:style-name="T133">3 cm</text:span><text:span text:style-name="T135"> ÷ 2 </text:span><text:span text:style-name="T133"></text:span><text:span text:style-name="T135"> </text:span><text:span text:style-name="T133">6 cm²</text:span></text:p><text:p text:style-name="P23"><text:span text:style-name="_5f_livret"><text:span text:style-name="T138"><draw:frame draw:style-name="fr4" draw:name="Image3" text:anchor-type="as-char" svg:width="0.33cm" svg:height="0.349cm" draw:z-index="46"><draw:image xlink:href="Pictures/1000000100000027000000296D1A5F36279E49EF.png" xlink:type="simple" xlink:show="embed" xlink:actuate="onLoad" draw:mime-type="image/png"/></draw:frame></text:span></text:span><text:span text:style-name="T170">  6 cm</text:span><text:span text:style-name="T192">2</text:span><text:span text:style-name="T170"> </text:span><text:span text:style-name="_5f_opensymbol"><text:span text:style-name="T174">×</text:span></text:span><text:span text:style-name="T170"> 5 cm</text:span><text:span text:style-name="corps"><text:span text:style-name="T156">  </text:span></text:span><text:span text:style-name="corps"><text:span text:style-name="T158">30</text:span></text:span><text:span text:style-name="corps"><text:span text:style-name="T156"> </text:span></text:span><text:span text:style-name="corps"><text:span text:style-name="T158">cm³</text:span></text:span></text:p><text:p text:style-name="P22"><text:span text:style-name="corps"><text:span text:style-name="T157">Le volume du prisme est de </text:span></text:span><text:span text:style-name="corps"><text:span text:style-name="T156"> 30 cm³.</text:span></text:span></text:p><text:list xml:id="list211104809570517" text:continue-numbering="true" text:style-name="List_20_1"><text:list-item><text:p text:style-name="P115"><text:span text:style-name="T199">Pour le cylindre</text:span><text:span text:style-name="T195"> : </text:span></text:p></text:list-item></text:list><text:p text:style-name="P21"><text:span text:style-name="T195">Ici, la base est un </text:span><text:span text:style-name="T197">disque </text:span><text:span text:style-name="T198">de rayon 3 cm.</text:span></text:p><text:p text:style-name="P24"><text:span text:style-name="T138"><draw:frame draw:style-name="fr4" draw:name="Image1" text:anchor-type="as-char" svg:width="0.36cm" svg:height="0.36cm" draw:z-index="47"><draw:image xlink:href="Pictures/100000010000002B0000002F96F67F8A7B8D38E0.png" xlink:type="simple" xlink:show="embed" xlink:actuate="onLoad" draw:mime-type="image/png"/></draw:frame></text:span><text:span text:style-name="T134"> </text:span><text:span text:style-name="T135"></text:span><text:span text:style-name="T134"> </text:span><text:span text:style-name="corps"><text:span text:style-name="T96">π</text:span></text:span><text:span text:style-name="T133"> </text:span><text:span text:style-name="_5f_opensymbol"><text:span text:style-name="T101">×</text:span></text:span><text:span text:style-name="T135"> </text:span><text:span text:style-name="T133">3</text:span><text:span text:style-name="T136">²</text:span><text:span text:style-name="T135"> </text:span><text:span text:style-name="T133"></text:span><text:span text:style-name="T135"> </text:span><text:span text:style-name="T136">9</text:span><text:span text:style-name="corps"><text:span text:style-name="T96">π</text:span></text:span><text:span text:style-name="T133"> cm²</text:span></text:p><text:p text:style-name="P23"><text:span text:style-name="_5f_livret"><draw:frame draw:style-name="fr4" draw:name="Image4" text:anchor-type="as-char" svg:width="0.33cm" svg:height="0.349cm" draw:z-index="48"><draw:image xlink:href="Pictures/1000000100000027000000296D1A5F36279E49EF.png" xlink:type="simple" xlink:show="embed" xlink:actuate="onLoad" draw:mime-type="image/png"/></draw:frame></text:span><text:span text:style-name="corps"><text:span text:style-name="T156">  </text:span></text:span><text:span text:style-name="corps"><text:span text:style-name="T84">9</text:span></text:span><text:span text:style-name="corps"><text:span text:style-name="T97">π</text:span></text:span><text:span text:style-name="corps"><text:span text:style-name="T156"> cm</text:span></text:span><text:span text:style-name="corps"><text:span text:style-name="T191">2</text:span></text:span><text:span text:style-name="corps"><text:span text:style-name="T156"> </text:span></text:span><text:span text:style-name="_5f_opensymbol"><text:span text:style-name="T176">×</text:span></text:span><text:span text:style-name="corps"><text:span text:style-name="T156"> 5 cm  </text:span></text:span><text:span text:style-name="corps"><text:span text:style-name="T157">45</text:span></text:span><text:span text:style-name="corps"><text:span text:style-name="T97">π</text:span></text:span><text:span text:style-name="corps"><text:span text:style-name="T156"> cm³</text:span></text:span><text:span text:style-name="_5f_Correction_5f_surligné"><text:span text:style-name="T156"> </text:span></text:span><text:span text:style-name="_5f_Correction_5f_surligné"><text:span text:style-name="T171">≈</text:span></text:span><text:span text:style-name="_5f_Correction_5f_surligné"><text:span text:style-name="T156"> </text:span></text:span><text:span text:style-name="_5f_Correction_5f_surligné"><text:span text:style-name="T159">141</text:span></text:span><text:span text:style-name="_5f_Correction_5f_surligné"><text:span text:style-name="T156"> </text:span></text:span><text:span text:style-name="corps"><text:span text:style-name="T158">cm³</text:span></text:span></text:p><text:p text:style-name="P22"><text:span text:style-name="corps"><text:span text:style-name="T157">Le volume du cylindre est d’environ </text:span></text:span><text:span text:style-name="corps"><text:span text:style-name="T156"> </text:span></text:span><text:span text:style-name="corps"><text:span text:style-name="T157">141</text:span></text:span><text:span text:style-name="corps"><text:span text:style-name="T156"> cm³. </text:span></text:span></text:p></text:section></draw:text-box></draw:frame></text:h>
      <text:list xml:id="list544229338" text:style-name="Num_5f_Exo">
        <text:list-header>
          <text:h text:style-name="P98" text:outline-level="1"/>
        </text:list-header>
        <text:list-item>
          <text:h text:style-name="P99" text:outline-level="1"> <text:span text:style-name="T242">C</text:span><text:span text:style-name="T241">olorie une base, repasse en couleur une hauteur </text:span><text:span text:style-name="T242">et détermine</text:span><text:span text:style-name="T241"> le volume.</text:span></text:h>
        </text:list-item>
      </text:list>
      <table:table table:name="Tableau1" table:style-name="Tableau1">
        <table:table-column table:style-name="Tableau1.A"/>
        <table:table-column table:style-name="Tableau1.B"/>
        <table:table-row table:style-name="Tableau1.1">
          <table:table-cell table:style-name="Tableau1.A1" office:value-type="string">
            <text:list xml:id="list3270701656" text:style-name="liste_5f_abc">
              <text:list-item>
                <text:list>
                  <text:list-item>
                    <text:p text:style-name="P116"><draw:g text:anchor-type="paragraph" draw:z-index="41" draw:name="Forme7" draw:style-name="gr76"><draw:polygon draw:style-name="gr77" draw:text-style-name="P163" svg:width="1.988cm" svg:height="0.695cm" svg:x="0.599cm" svg:y="1.434cm" svg:viewBox="0 0 1989 696" draw:points="0,696 397,347 1592,0 1989,696"><text:p/></draw:polygon><draw:polygon draw:style-name="gr78" draw:text-style-name="P164" svg:width="1.988cm" svg:height="0.695cm" svg:x="0.599cm" svg:y="0.04cm" svg:viewBox="0 0 1989 696" draw:points="0,696 1989,696 1592,0 397,347"><text:p/></draw:polygon><draw:line draw:style-name="gr79" draw:text-style-name="P165" svg:x1="0.599cm" svg:y1="2.129cm" svg:x2="2.588cm" svg:y2="2.129cm"><text:p/></draw:line><draw:polyline draw:style-name="gr80" draw:text-style-name="P166" svg:width="1.988cm" svg:height="0.695cm" svg:x="0.599cm" svg:y="1.434cm" svg:viewBox="0 0 1989 696" draw:points="0,696 397,347 1592,0 1989,696"><text:p/></draw:polyline><draw:line draw:style-name="gr79" draw:text-style-name="P165" svg:x1="0.599cm" svg:y1="0.736cm" svg:x2="0.599cm" svg:y2="2.128cm"><text:p/></draw:line><draw:line draw:style-name="gr79" draw:text-style-name="P165" svg:x1="2.588cm" svg:y1="0.736cm" svg:x2="2.588cm" svg:y2="2.128cm"><text:p/></draw:line><draw:line draw:style-name="gr81" draw:text-style-name="P165" svg:x1="0.996cm" svg:y1="0.388cm" svg:x2="0.996cm" svg:y2="1.78cm"><text:p/></draw:line><draw:line draw:style-name="gr81" draw:text-style-name="P165" svg:x1="2.191cm" svg:y1="0.04cm" svg:x2="2.191cm" svg:y2="1.432cm"><text:p/></draw:line><draw:frame draw:style-name="gr82" draw:text-style-name="P168" svg:width="1.456cm" svg:height="0.625cm" svg:x="1.002cm" svg:y="1.65cm"><draw:text-box><text:p text:style-name="P167"><text:span text:style-name="T293">8 cm²</text:span></text:p></draw:text-box></draw:frame><draw:line draw:style-name="gr73" draw:text-style-name="P165" svg:x1="2.755cm" svg:y1="0.736cm" svg:x2="2.755cm" svg:y2="2.128cm"><text:p/></draw:line><draw:frame draw:style-name="gr83" draw:text-style-name="P168" svg:width="1.641cm" svg:height="0.625cm" draw:transform="rotate (-1.5707963267949) translate (3.37431944444444cm 0.613833333333333cm)"><draw:text-box><text:p text:style-name="P167"><text:span text:style-name="T293">6,5 cm</text:span></text:p></draw:text-box></draw:frame><draw:rect draw:style-name="gr84" draw:text-style-name="P164" svg:width="0.207cm" svg:height="0.207cm" svg:x="2.382cm" svg:y="1.921cm"><text:p/></draw:rect></draw:g><text:s/></text:p>
                  </text:list-item>
                </text:list>
              </text:list-item>
            </text:list>
          </table:table-cell>
          <table:table-cell table:style-name="Tableau1.B1" office:value-type="string">
            <text:p text:style-name="P94"><text:span text:style-name="_5f_livret"><draw:frame text:anchor-type="as-char" svg:y="-0.349cm" draw:z-index="39" draw:name="Forme8" draw:style-name="gr85" draw:text-style-name="P169" svg:width="0.331cm" svg:height="0.35cm"><draw:image xlink:href="Pictures/10000001000000270000002F574407562B5B0B0E.png" xlink:type="simple" xlink:show="embed" xlink:actuate="onLoad" draw:mime-type="image/png"><text:p/></draw:image></draw:frame></text:span><text:span text:style-name="_5f_livret"> </text:span><text:span text:style-name="_5f_opensymbol"></text:span><text:span text:style-name="_5f_opensymbol"><text:span text:style-name="T16"> </text:span></text:span><text:span text:style-name="_5f_opensymbol"><text:span text:style-name="T29">8 × 6,5</text:span></text:span></text:p>
            <text:p text:style-name="P94"><text:span text:style-name="_5f_livret"><draw:frame text:anchor-type="as-char" svg:y="-0.349cm" draw:z-index="40" draw:name="Forme9" draw:style-name="gr85" draw:text-style-name="P169" svg:width="0.331cm" svg:height="0.35cm"><draw:image xlink:href="Pictures/10000001000000270000002F574407562B5B0B0E.png" xlink:type="simple" xlink:show="embed" xlink:actuate="onLoad" draw:mime-type="image/png"><text:p/></draw:image></draw:frame></text:span><text:span text:style-name="_5f_livret"> </text:span><text:span text:style-name="_5f_opensymbol"></text:span><text:span text:style-name="_5f_livret"> </text:span><text:span text:style-name="_5f_livret"><text:span text:style-name="T247">52 cm</text:span></text:span><text:span text:style-name="_5f_livret"><text:span text:style-name="T232">3</text:span></text:span></text:p>
          </table:table-cell>
        </table:table-row>
        <table:table-row table:style-name="Tableau1.2">
          <table:table-cell table:style-name="Tableau1.A2" office:value-type="string">
            <text:list xml:id="list211104807993026" text:continue-numbering="true" text:style-name="liste_5f_abc">
              <text:list-item>
                <text:list>
                  <text:list-item>
                    <text:p text:style-name="P117"><draw:g text:anchor-type="as-char" svg:y="-0.72cm" draw:z-index="42" draw:name="Forme10" draw:style-name="gr54"><draw:polygon draw:style-name="gr55" draw:text-style-name="P159" svg:width="2.525cm" svg:height="0.848cm" svg:x="0.032cm" svg:y="1.736cm" svg:viewBox="0 0 2526 849" draw:points="0,849 1697,0 2526,837"><text:p/></draw:polygon><draw:g draw:style-name="gr44"><draw:frame draw:style-name="gr70" draw:text-style-name="P162" svg:width="0.881cm" svg:height="0.414cm" draw:transform="rotate (-1.5707963267949) translate (3.20675cm 1.28873611111111cm)"><draw:text-box><text:p text:style-name="P154"><text:span text:style-name="T292">5 cm</text:span></text:p></draw:text-box></draw:frame><draw:polygon draw:style-name="gr71" draw:text-style-name="P160" svg:width="2.588cm" svg:height="0.862cm" svg:x="0cm" svg:y="0cm" svg:viewBox="0 0 2589 863" draw:points="0,863 2589,863 1727,0"><text:p/></draw:polygon><draw:line draw:style-name="gr72" draw:text-style-name="P161" svg:x1="0cm" svg:y1="0.863cm" svg:x2="0cm" svg:y2="2.59cm"><text:p/></draw:line><draw:line draw:style-name="gr59" draw:text-style-name="P161" svg:x1="1.727cm" svg:y1="0cm" svg:x2="1.727cm" svg:y2="1.727cm"><text:p/></draw:line><draw:line draw:style-name="gr72" draw:text-style-name="P161" svg:x1="2.589cm" svg:y1="0.863cm" svg:x2="2.589cm" svg:y2="2.59cm"><text:p/></draw:line><draw:polyline draw:style-name="gr61" draw:text-style-name="P160" svg:width="2.588cm" svg:height="0.862cm" svg:x="0cm" svg:y="1.727cm" svg:viewBox="0 0 2589 863" draw:points="0,863 1727,0 2589,863"><text:p/></draw:polyline><draw:line draw:style-name="gr72" draw:text-style-name="P161" svg:x1="0cm" svg:y1="2.588cm" svg:x2="2.589cm" svg:y2="2.588cm"><text:p/></draw:line><draw:line draw:style-name="gr73" draw:text-style-name="P161" svg:x1="2.762cm" svg:y1="0.863cm" svg:x2="2.762cm" svg:y2="2.59cm"><text:p/></draw:line><draw:line draw:style-name="gr73" draw:text-style-name="P161" svg:x1="0cm" svg:y1="2.759cm" svg:x2="2.589cm" svg:y2="2.759cm"><text:p/></draw:line><draw:frame draw:style-name="gr70" draw:text-style-name="P162" svg:width="0.881cm" svg:height="0.414cm" svg:x="0.848cm" svg:y="2.783cm"><draw:text-box><text:p text:style-name="P154"><text:span text:style-name="T292">4 cm</text:span></text:p></draw:text-box></draw:frame><draw:line draw:style-name="gr72" draw:text-style-name="P161" svg:x1="1.727cm" svg:y1="1.727cm" svg:x2="1.295cm" svg:y2="2.59cm"><text:p/></draw:line><draw:line draw:style-name="gr72" draw:text-style-name="P161" svg:x1="1.381cm" svg:y1="2.417cm" svg:x2="1.554cm" svg:y2="2.417cm"><text:p/></draw:line><draw:line draw:style-name="gr72" draw:text-style-name="P161" svg:x1="1.554cm" svg:y1="2.417cm" svg:x2="1.468cm" svg:y2="2.59cm"><text:p/></draw:line><draw:line draw:style-name="gr73" draw:text-style-name="P161" svg:x1="1.609cm" svg:y1="1.699cm" svg:x2="1.179cm" svg:y2="2.562cm"><text:p/></draw:line><draw:frame draw:style-name="gr70" draw:text-style-name="P162" svg:width="0.881cm" svg:height="0.414cm" draw:transform="rotate (1.10706234454) translate (0.703791666666667cm 2.35688888888889cm)"><draw:text-box><text:p text:style-name="P154"><text:span text:style-name="T292">3 cm</text:span></text:p></draw:text-box></draw:frame></draw:g></draw:g></text:p>
                  </text:list-item>
                </text:list>
              </text:list-item>
            </text:list>
          </table:table-cell>
          <table:table-cell table:style-name="Tableau1.B2" office:value-type="string">
            <text:p text:style-name="P73">Aire de la base : </text:p>
            <text:p text:style-name="P74"><draw:frame draw:style-name="fr7" draw:name="Objet1" text:anchor-type="as-char" svg:width="0.951cm" svg:height="0.873cm" draw:z-index="38"><draw:object xlink:href="./Object 1" xlink:type="simple" xlink:show="embed" xlink:actuate="onLoad"/><draw:image xlink:href="./ObjectReplacements/Object 1" xlink:type="simple" xlink:show="embed" xlink:actuate="onLoad"/><svg:desc>formule</svg:desc></draw:frame><text:s/><text:span text:style-name="_5f_opensymbol"></text:span> <text:span text:style-name="_5f_pointillés_20_gris"><text:span text:style-name="T140">6</text:span></text:span> cm²</text:p>
            <text:p text:style-name="P73">Volume :</text:p>
            <text:p text:style-name="P63"><text:span text:style-name="_5f_pointillés_20_gris"><text:span text:style-name="T140">6</text:span></text:span> <text:span text:style-name="_5f_opensymbol">×</text:span> <text:span text:style-name="_5f_Correction_5f_surligné"><text:span text:style-name="T30">5</text:span></text:span> <text:span text:style-name="_5f_opensymbol"></text:span> <text:span text:style-name="_5f_Correction_5f_surligné"><text:span text:style-name="T30">30</text:span></text:span> cm<text:span text:style-name="T221">3</text:span></text:p>
          </table:table-cell>
        </table:table-row>
        <table:table-row table:style-name="Tableau1.3">
          <table:table-cell table:style-name="Tableau1.A2" office:value-type="string">
            <text:list xml:id="list211103500509346" text:continue-numbering="true" text:style-name="liste_5f_abc">
              <text:list-item>
                <text:list>
                  <text:list-item>
                    <text:p text:style-name="P119"><draw:g text:anchor-type="as-char" svg:y="-0.494cm" draw:z-index="43" draw:name="Forme11" draw:style-name="gr54"><draw:polygon draw:style-name="gr55" draw:text-style-name="P159" svg:width="2.483cm" svg:height="0.998cm" svg:x="0.004cm" svg:y="0.496cm" svg:viewBox="0 0 2484 999" draw:points="501,0 2484,0 1992,999 0,996"><text:p/></draw:polygon><draw:g draw:style-name="gr44"><draw:frame draw:style-name="gr70" draw:text-style-name="P162" svg:width="0.881cm" svg:height="0.414cm" svg:x="0.566cm" svg:y="1.677cm"><draw:text-box><text:p text:style-name="P154"><text:span text:style-name="T292">4 cm</text:span></text:p></draw:text-box></draw:frame><draw:polygon draw:style-name="gr71" draw:text-style-name="P160" svg:width="2.498cm" svg:height="0.999cm" svg:x="0cm" svg:y="0.499cm" svg:viewBox="0 0 2499 1000" draw:points="0,1000 2000,1000 2499,0 499,0"><text:p/></draw:polygon><draw:line draw:style-name="gr72" draw:text-style-name="P161" svg:x1="0.499cm" svg:y1="0.499cm" svg:x2="2cm" svg:y2="0cm"><text:p/></draw:line><draw:line draw:style-name="gr72" draw:text-style-name="P161" svg:x1="2.499cm" svg:y1="0.499cm" svg:x2="4cm" svg:y2="0cm"><text:p/></draw:line><draw:line draw:style-name="gr72" draw:text-style-name="P161" svg:x1="2cm" svg:y1="1.499cm" svg:x2="3.499cm" svg:y2="1cm"><text:p/></draw:line><draw:line draw:style-name="gr59" draw:text-style-name="P161" svg:x1="0cm" svg:y1="1.499cm" svg:x2="1.499cm" svg:y2="1cm"><text:p/></draw:line><draw:polyline draw:style-name="gr71" draw:text-style-name="P160" svg:width="1.999cm" svg:height="0.999cm" svg:x="2cm" svg:y="0cm" svg:viewBox="0 0 2000 1000" draw:points="0,0 2000,0 1499,1000"><text:p/></draw:polyline><draw:polyline draw:style-name="gr61" draw:text-style-name="P160" svg:width="1.999cm" svg:height="0.999cm" svg:x="1.499cm" svg:y="0cm" svg:viewBox="0 0 2000 1000" draw:points="501,0 0,1000 2000,1000"><text:p/></draw:polyline><draw:line draw:style-name="gr73" draw:text-style-name="P161" svg:x1="0cm" svg:y1="1.681cm" svg:x2="2cm" svg:y2="1.681cm"><text:p/></draw:line><draw:line draw:style-name="gr73" draw:text-style-name="P161" svg:x1="2.081cm" svg:y1="1.621cm" svg:x2="3.58cm" svg:y2="1.122cm"><text:p/></draw:line><draw:line draw:style-name="gr73" draw:text-style-name="P161" svg:x1="0.964cm" svg:y1="0.499cm" svg:x2="0.964cm" svg:y2="1.499cm"><text:p/></draw:line><draw:frame draw:style-name="gr74" draw:text-style-name="P162" svg:width="0.929cm" svg:height="0.414cm" draw:transform="rotate (0.321140582366957) translate (2.46238888888889cm 1.557625cm)"><draw:text-box><text:p text:style-name="P154"><text:span text:style-name="T292">5 cm</text:span></text:p></draw:text-box></draw:frame><draw:frame draw:style-name="gr75" draw:text-style-name="P162" svg:width="0.881cm" svg:height="0.417cm" svg:x="1.15cm" svg:y="0.762cm"><draw:text-box><text:p text:style-name="P154"><text:span text:style-name="T292">2 cm</text:span></text:p></draw:text-box></draw:frame><draw:rect draw:style-name="gr71" draw:text-style-name="P160" svg:width="0.216cm" svg:height="0.219cm" svg:x="0.968cm" svg:y="0.503cm"><text:p/></draw:rect></draw:g></draw:g></text:p>
                  </text:list-item>
                </text:list>
              </text:list-item>
            </text:list>
          </table:table-cell>
          <table:table-cell table:style-name="Tableau1.B2" office:value-type="string">
            <text:p text:style-name="P75">Aire de la base : </text:p>
            <text:p text:style-name="P76"><text:span text:style-name="_5f_Correction_5f_surligné">4</text:span> <text:span text:style-name="_5f_opensymbol">×</text:span> <text:span text:style-name="_5f_Correction_5f_surligné">2</text:span> <text:span text:style-name="_5f_opensymbol"></text:span> <text:span text:style-name="_5f_Correction_5f_surligné">8</text:span> cm<text:span text:style-name="T221">2</text:span></text:p>
            <text:p text:style-name="P74">Volume :</text:p>
            <text:p text:style-name="P62"><text:span text:style-name="_5f_Correction_5f_surligné"><text:span text:style-name="T30">8</text:span></text:span><text:span text:style-name="T31"> </text:span><text:span text:style-name="_5f_opensymbol"><text:span text:style-name="T30">×</text:span></text:span><text:span text:style-name="T31"> </text:span><text:span text:style-name="_5f_Correction_5f_symboles"><text:span text:style-name="T31">5</text:span></text:span><text:span text:style-name="T31"> </text:span><text:span text:style-name="_5f_opensymbol"><text:span text:style-name="T30"></text:span></text:span><text:span text:style-name="T31"> </text:span><text:span text:style-name="_5f_pointillés_20_gris"><text:span text:style-name="T107">40</text:span></text:span><text:span text:style-name="T31"> cm</text:span><text:span text:style-name="T222">3</text:span></text:p>
          </table:table-cell>
        </table:table-row>
        <table:table-row table:style-name="Tableau1.4">
          <table:table-cell table:style-name="Tableau1.A4" office:value-type="string">
            <text:list xml:id="list211105090338224" text:continue-numbering="true" text:style-name="liste_5f_abc">
              <text:list-item>
                <text:p text:style-name="P120"><text:span text:style-name="T248"><text:s/></text:span><text:span text:style-name="T248"><draw:g text:anchor-type="as-char" svg:y="-2.228cm" draw:z-index="49" draw:name="Forme12" draw:style-name="gr54"><draw:polygon draw:style-name="gr55" draw:text-style-name="P159" svg:width="2.341cm" svg:height="1.16cm" svg:x="0.627cm" svg:y="0.863cm" svg:viewBox="0 0 2342 1161" draw:points="0,1155 0,0 2342,1161"><text:p/></draw:polygon><draw:g draw:style-name="gr44"><draw:rect draw:style-name="gr56" draw:text-style-name="P160" svg:width="0.207cm" svg:height="0.207cm" svg:x="0.626cm" svg:y="1.817cm"><text:p/></draw:rect><draw:polygon draw:style-name="gr57" draw:text-style-name="P160" svg:width="2.334cm" svg:height="1.165cm" svg:x="0.623cm" svg:y="0.854cm" svg:viewBox="0 0 2335 1166" draw:points="0,0 0,1166 2335,1166"><text:p/></draw:polygon><draw:line draw:style-name="gr58" draw:text-style-name="P161" svg:x1="0.623cm" svg:y1="0.854cm" svg:x2="1.791cm" svg:y2="0.078cm"><text:p/></draw:line><draw:line draw:style-name="gr59" draw:text-style-name="P161" svg:x1="0.623cm" svg:y1="2.02cm" svg:x2="1.791cm" svg:y2="1.244cm"><text:p/></draw:line><draw:line draw:style-name="gr60" draw:text-style-name="P161" svg:x1="2.957cm" svg:y1="2.02cm" svg:x2="4.125cm" svg:y2="1.244cm"><text:p/></draw:line><draw:polyline draw:style-name="gr61" draw:text-style-name="P160" svg:width="2.334cm" svg:height="1.165cm" svg:x="1.791cm" svg:y="0.078cm" svg:viewBox="0 0 2335 1166" draw:points="0,0 0,1166 2335,1166"><text:p/></draw:polyline><draw:line draw:style-name="gr62" draw:text-style-name="P161" svg:x1="1.791cm" svg:y1="0.078cm" svg:x2="4.126cm" svg:y2="1.244cm"><text:p/></draw:line><draw:frame draw:style-name="gr63" draw:text-style-name="P162" svg:width="0.881cm" svg:height="0.414cm" svg:x="1.353cm" svg:y="2.184cm"><draw:text-box><text:p text:style-name="P154"><text:span text:style-name="T291">8 cm</text:span></text:p></draw:text-box></draw:frame><draw:line draw:style-name="gr64" draw:text-style-name="P161" svg:x1="0.623cm" svg:y1="2.188cm" svg:x2="2.958cm" svg:y2="2.184cm"><text:p/></draw:line><draw:line draw:style-name="gr65" draw:text-style-name="P161" svg:x1="0.468cm" svg:y1="2.02cm" svg:x2="0.468cm" svg:y2="0.854cm"><text:p/></draw:line><draw:frame draw:style-name="gr66" draw:text-style-name="P162" svg:width="0.881cm" svg:height="0.414cm" draw:transform="rotate (1.5707963267949) translate (0cm 1.87522222222222cm)"><draw:text-box><text:p text:style-name="P154"><text:span text:style-name="T291">6 cm</text:span></text:p></draw:text-box></draw:frame><draw:frame draw:style-name="gr67" draw:text-style-name="P162" svg:width="1.105cm" svg:height="0.414cm" draw:transform="rotate (-0.486772328381219) translate (2.66523611111111cm 0.000208333333333485cm)"><draw:text-box><text:p text:style-name="P154"><text:span text:style-name="T291">10 cm</text:span></text:p></draw:text-box></draw:frame><draw:line draw:style-name="gr68" draw:text-style-name="P161" svg:x1="3.036cm" svg:y1="2.122cm" svg:x2="4.229cm" svg:y2="1.314cm"><text:p/></draw:line><draw:frame draw:style-name="gr69" draw:text-style-name="P162" svg:width="0.881cm" svg:height="0.414cm" draw:transform="rotate (0.591492083500878) translate (3.29847222222222cm 1.96518055555556cm)"><draw:text-box><text:p text:style-name="P154"><text:span text:style-name="T291">5 cm</text:span></text:p></draw:text-box></draw:frame></draw:g></draw:g></text:span></text:p>
              </text:list-item>
            </text:list>
          </table:table-cell>
          <table:table-cell table:style-name="Tableau1.B4" office:value-type="string">
            <text:p text:style-name="P78">Aire de la base : </text:p>
            <text:p text:style-name="P77"><text:span text:style-name="_5f_pointillés_20_gris"><text:span text:style-name="T64"><draw:frame draw:style-name="fr5" draw:name="Objet2" text:anchor-type="as-char" svg:width="1.15cm" svg:height="0.873cm" draw:z-index="50"><draw:object xlink:href="./Object 2" xlink:type="simple" xlink:show="embed" xlink:actuate="onLoad"/><draw:image xlink:href="./ObjectReplacements/Object 2" xlink:type="simple" xlink:show="embed" xlink:actuate="onLoad"/><svg:desc>formule</svg:desc></draw:frame></text:span></text:span><text:span text:style-name="_5f_pointillés_20_gris"><text:span text:style-name="T118">= 24 cm²</text:span></text:span></text:p>
            <text:p text:style-name="P79">Volume :</text:p>
            <text:p text:style-name="P80"><text:span text:style-name="_5f_Correction_5f_surligné"><text:span text:style-name="T64">24</text:span></text:span><text:span text:style-name="_5f_Correction_5f_surligné"><text:span text:style-name="T36"> </text:span></text:span><text:span text:style-name="_5f_Correction_5f_surligné"><text:span text:style-name="T75">×</text:span></text:span><text:span text:style-name="_5f_Correction_5f_surligné"><text:span text:style-name="T52"> </text:span></text:span><text:span text:style-name="_5f_Correction_5f_surligné"><text:span text:style-name="T64">5</text:span></text:span><text:span text:style-name="_5f_Correction_5f_surligné"><text:span text:style-name="T36"> </text:span></text:span><text:span text:style-name="_5f_Correction_5f_surligné"><text:span text:style-name="T80">=</text:span></text:span><text:span text:style-name="_5f_Correction_5f_surligné"><text:span text:style-name="T36"> </text:span></text:span><text:span text:style-name="_5f_Correction_5f_surligné"><text:span text:style-name="T64">120 cm</text:span></text:span><text:span text:style-name="_5f_Correction_5f_surligné"><text:span text:style-name="T233">3</text:span></text:span></text:p>
          </table:table-cell>
        </table:table-row>
      </table:table>
      <text:list xml:id="list211104137571024" text:continue-list="list544229338" text:style-name="Num_5f_Exo">
        <text:list-header>
          <text:h text:style-name="P102" text:outline-level="1"/>
        </text:list-header>
        <text:list-item>
          <text:h text:style-name="P103" text:outline-level="1"> Complète les calculs pour déterminer le volume exact de chaque cylindre de révolution.</text:h>
        </text:list-item>
      </text:list>
      <table:table table:name="Tableau9" table:style-name="Tableau9">
        <table:table-column table:style-name="Tableau9.A"/>
        <table:table-column table:style-name="Tableau9.B"/>
        <table:table-row table:style-name="Tableau9.1">
          <table:table-cell table:style-name="Tableau9.A1" office:value-type="string">
            <text:list xml:id="list211105188928556" text:continue-list="list211105090338224" text:style-name="liste_5f_abc">
              <text:list-item>
                <text:list>
                  <text:list-item text:start-value="1">
                    <text:p text:style-name="P118"><draw:g text:anchor-type="as-char" svg:y="0cm" draw:z-index="25" draw:name="Forme13" draw:style-name="gr54"><draw:ellipse draw:style-name="gr233" draw:text-style-name="P187" svg:width="1.918cm" svg:height="0.436cm" svg:x="0.004cm" svg:y="0cm"><text:p/></draw:ellipse><draw:line draw:style-name="gr73" draw:text-style-name="P161" svg:x1="0.901cm" svg:y1="1.998cm" svg:x2="1.908cm" svg:y2="1.982cm"><text:p/></draw:line><draw:frame draw:style-name="gr242" draw:text-style-name="P184" svg:width="0.791cm" svg:height="0.415cm" svg:x="1.009cm" svg:y="1.427cm"><draw:text-box><text:p text:style-name="P154"><text:span text:style-name="T301">2 cm</text:span></text:p></draw:text-box></draw:frame><draw:ellipse draw:style-name="gr235" draw:text-style-name="P186" svg:width="1.918cm" svg:height="0.436cm" svg:x="0.005cm" svg:y="1.773cm"><text:p/></draw:ellipse><draw:line draw:style-name="gr236" draw:text-style-name="P195" svg:x1="0.003cm" svg:y1="0.204cm" svg:x2="0.003cm" svg:y2="1.982cm"><text:p/></draw:line><draw:line draw:style-name="gr236" draw:text-style-name="P195" svg:x1="1.918cm" svg:y1="0.194cm" svg:x2="1.918cm" svg:y2="1.972cm"><text:p/></draw:line><draw:line draw:style-name="gr73" draw:text-style-name="P161" svg:x1="2.169cm" svg:y1="1.951cm" svg:x2="2.169cm" svg:y2="0.247cm"><text:p/></draw:line><draw:ellipse draw:style-name="gr236" draw:text-style-name="P195" svg:width="1.918cm" svg:height="0.424cm" draw:transform="rotate (-3.14159265358979) translate (1.91734722222222cm 2.206625cm)" draw:kind="arc" draw:start-angle="358.93" draw:end-angle="178.51"><text:p/></draw:ellipse><draw:frame draw:style-name="gr241" draw:text-style-name="P184" svg:width="0.876cm" svg:height="0.463cm" draw:transform="rotate (-1.5707963267949) translate (2.67229166666667cm 0.650875cm)"><draw:text-box><text:p text:style-name="P154"><text:span text:style-name="T301">6 cm</text:span></text:p></draw:text-box></draw:frame></draw:g></text:p>
                  </text:list-item>
                </text:list>
              </text:list-item>
            </text:list>
          </table:table-cell>
          <table:table-cell table:style-name="Tableau9.B1" office:value-type="string">
            <text:p text:style-name="P49">Aire de la base : </text:p>
            <text:p text:style-name="P52"><text:span text:style-name="corps"><text:span text:style-name="T9">π</text:span></text:span><text:span text:style-name="T17"> </text:span><text:span text:style-name="_5f_opensymbol"><text:span text:style-name="T220">×</text:span></text:span><text:span text:style-name="T17"> </text:span><text:span text:style-name="_5f_pointillés_20_gris"><text:span text:style-name="T141">2</text:span></text:span><text:span text:style-name="T223">2</text:span><text:span text:style-name="T32"> </text:span><text:span text:style-name="_5f_opensymbol"><text:span text:style-name="T43"></text:span></text:span><text:span text:style-name="T32"> </text:span><text:span text:style-name="_5f_pointillés_20_gris"><text:span text:style-name="T108">4</text:span></text:span><text:span text:style-name="T32"> </text:span><text:span text:style-name="_5f_opensymbol"><text:span text:style-name="T43">×</text:span></text:span><text:span text:style-name="T32"> </text:span><text:span text:style-name="corps"><text:span text:style-name="T44">π</text:span></text:span><text:span text:style-name="T32"> cm</text:span><text:span text:style-name="T223">2</text:span></text:p>
            <text:p text:style-name="P54">Volume du cylindre :</text:p>
            <text:p text:style-name="P67"><text:span text:style-name="_5f_pointillés_20_gris"><text:span text:style-name="T112">4</text:span></text:span><text:span text:style-name="_5f_pointillés_20_gris"> </text:span><text:span text:style-name="_5f_opensymbol"><text:span text:style-name="T55">×</text:span></text:span><text:span text:style-name="T51"> </text:span><text:span text:style-name="corps"><text:span text:style-name="T45">π</text:span></text:span><text:span text:style-name="T35"> </text:span><text:span text:style-name="_5f_opensymbol"><text:span text:style-name="T56">×</text:span></text:span><text:span text:style-name="T35"> </text:span><text:span text:style-name="_5f_pointillés_20_gris"><text:span text:style-name="T112">6</text:span></text:span><text:span text:style-name="T35"> </text:span><text:span text:style-name="_5f_opensymbol"><text:span text:style-name="T56"></text:span></text:span><text:span text:style-name="T35"> </text:span><text:span text:style-name="_5f_Correction_5f_surligné"><text:span text:style-name="T35">24 </text:span></text:span><text:span text:style-name="_5f_Correction_5f_surligné"><text:span text:style-name="T45">π</text:span></text:span><text:span text:style-name="T35"> cm</text:span><text:span text:style-name="T226">3</text:span></text:p>
          </table:table-cell>
        </table:table-row>
        <table:table-row table:style-name="Tableau9.1">
          <table:table-cell table:style-name="Tableau9.A1" office:value-type="string">
            <text:list xml:id="list211105150864620" text:continue-numbering="true" text:style-name="liste_5f_abc">
              <text:list-item>
                <text:list>
                  <text:list-item>
                    <text:p text:style-name="P118"><draw:g text:anchor-type="as-char" draw:z-index="26" draw:name="Forme14" draw:style-name="gr232"><draw:ellipse draw:style-name="gr233" draw:text-style-name="P187" svg:width="1.918cm" svg:height="0.436cm" svg:x="0.004cm" svg:y="0cm"><text:p/></draw:ellipse><draw:line draw:style-name="gr73" draw:text-style-name="P161" svg:x1="0.027cm" svg:y1="1.998cm" svg:x2="1.907cm" svg:y2="1.998cm"><text:p/></draw:line><draw:frame draw:style-name="gr240" draw:text-style-name="P184" svg:width="0.876cm" svg:height="0.415cm" svg:x="0.536cm" svg:y="1.422cm"><draw:text-box><text:p text:style-name="P154"><text:span text:style-name="T301">6 cm</text:span></text:p></draw:text-box></draw:frame><draw:ellipse draw:style-name="gr235" draw:text-style-name="P186" svg:width="1.918cm" svg:height="0.436cm" svg:x="0.005cm" svg:y="1.773cm"><text:p/></draw:ellipse><draw:line draw:style-name="gr236" draw:text-style-name="P195" svg:x1="0.003cm" svg:y1="0.204cm" svg:x2="0.003cm" svg:y2="1.982cm"><text:p/></draw:line><draw:line draw:style-name="gr236" draw:text-style-name="P195" svg:x1="1.918cm" svg:y1="0.194cm" svg:x2="1.918cm" svg:y2="1.972cm"><text:p/></draw:line><draw:line draw:style-name="gr73" draw:text-style-name="P161" svg:x1="2.111cm" svg:y1="1.951cm" svg:x2="2.111cm" svg:y2="0.247cm"><text:p/></draw:line><draw:ellipse draw:style-name="gr236" draw:text-style-name="P195" svg:width="1.918cm" svg:height="0.424cm" draw:transform="rotate (-3.14159265358979) translate (1.91734722222222cm 2.206625cm)" draw:kind="arc" draw:start-angle="358.93" draw:end-angle="183.45"><text:p/></draw:ellipse><draw:frame draw:style-name="gr241" draw:text-style-name="P184" svg:width="0.876cm" svg:height="0.463cm" draw:transform="rotate (-1.5707963267949) translate (2.59820833333333cm 0.661458333333333cm)"><draw:text-box><text:p text:style-name="P154"><text:span text:style-name="T301">4 cm</text:span></text:p></draw:text-box></draw:frame></draw:g></text:p>
                  </text:list-item>
                </text:list>
              </text:list-item>
            </text:list>
          </table:table-cell>
          <table:table-cell table:style-name="Tableau9.B1" office:value-type="string">
            <text:p text:style-name="P49">Aire de la base : </text:p>
            <text:p text:style-name="P67"><text:span text:style-name="corps"><text:span text:style-name="T9">π</text:span></text:span><text:span text:style-name="T17"> </text:span><text:span text:style-name="_5f_opensymbol"><text:span text:style-name="T220">×</text:span></text:span><text:span text:style-name="T17"> </text:span><text:span text:style-name="_5f_Correction_5f_surligné"><text:span text:style-name="T85">3</text:span></text:span><text:span text:style-name="T223">2</text:span><text:span text:style-name="T32"> </text:span><text:span text:style-name="_5f_opensymbol"><text:span text:style-name="T43"></text:span></text:span><text:span text:style-name="T32"> </text:span><text:span text:style-name="_5f_Correction_5f_surligné"><text:span text:style-name="T85">9</text:span></text:span><text:span text:style-name="T32"> </text:span><text:span text:style-name="_5f_opensymbol"><text:span text:style-name="T43">×</text:span></text:span><text:span text:style-name="T32"> </text:span><text:span text:style-name="corps"><text:span text:style-name="T44">π</text:span></text:span><text:span text:style-name="T32"> cm</text:span><text:span text:style-name="T223">2</text:span></text:p>
            <text:p text:style-name="P54">Volume du cylindre :</text:p>
            <text:p text:style-name="P61"><text:span text:style-name="_5f_Correction_5f_surligné"><text:span text:style-name="T85">9</text:span></text:span><text:span text:style-name="T35"> </text:span><text:span text:style-name="_5f_opensymbol"><text:span text:style-name="T56">×</text:span></text:span><text:span text:style-name="T35"> </text:span><text:span text:style-name="corps"><text:span text:style-name="T45">π</text:span></text:span><text:span text:style-name="T35"> </text:span><text:span text:style-name="_5f_opensymbol"><text:span text:style-name="T56">×</text:span></text:span><text:span text:style-name="T35"> </text:span><text:span text:style-name="_5f_pointillés_20_gris"><text:span text:style-name="T112">4</text:span></text:span><text:span text:style-name="T35"> </text:span><text:span text:style-name="_5f_opensymbol"><text:span text:style-name="T56"></text:span></text:span><text:span text:style-name="T35"> </text:span><text:span text:style-name="_5f_Correction_5f_surligné"><text:span text:style-name="T85">36</text:span></text:span><text:span text:style-name="_5f_Correction_5f_surligné"><text:span text:style-name="T35"> </text:span></text:span><text:span text:style-name="_5f_Correction_5f_surligné"><text:span text:style-name="T45">π</text:span></text:span><text:span text:style-name="T35"> cm</text:span><text:span text:style-name="T226">3</text:span></text:p>
          </table:table-cell>
        </table:table-row>
        <table:table-row table:style-name="Tableau9.1">
          <table:table-cell table:style-name="Tableau9.A1" office:value-type="string">
            <text:list xml:id="list211104905347445" text:continue-numbering="true" text:style-name="liste_5f_abc">
              <text:list-item>
                <text:list>
                  <text:list-item>
                    <text:p text:style-name="P118"><draw:g text:anchor-type="as-char" draw:z-index="27" draw:name="Forme15" draw:style-name="gr232"><draw:ellipse draw:style-name="gr233" draw:text-style-name="P187" svg:width="1.918cm" svg:height="0.436cm" svg:x="0.005cm" svg:y="0cm"><text:p/></draw:ellipse><draw:line draw:style-name="gr73" draw:text-style-name="P161" svg:x1="0.902cm" svg:y1="1.998cm" svg:x2="1.909cm" svg:y2="1.982cm"><text:p/></draw:line><draw:frame draw:style-name="gr238" draw:text-style-name="P184" svg:width="1.101cm" svg:height="0.415cm" svg:x="0.826cm" svg:y="1.423cm"><draw:text-box><text:p text:style-name="P154"><text:span text:style-name="T301">50 cm</text:span></text:p></draw:text-box></draw:frame><draw:ellipse draw:style-name="gr235" draw:text-style-name="P186" svg:width="1.92cm" svg:height="0.436cm" svg:x="0.005cm" svg:y="1.773cm"><text:p/></draw:ellipse><draw:line draw:style-name="gr236" draw:text-style-name="P195" svg:x1="0.005cm" svg:y1="0.204cm" svg:x2="0.005cm" svg:y2="1.982cm"><text:p/></draw:line><draw:line draw:style-name="gr236" draw:text-style-name="P195" svg:x1="1.918cm" svg:y1="0.194cm" svg:x2="1.918cm" svg:y2="1.972cm"><text:p/></draw:line><draw:line draw:style-name="gr73" draw:text-style-name="P161" svg:x1="2.171cm" svg:y1="1.951cm" svg:x2="2.171cm" svg:y2="0.247cm"><text:p/></draw:line><draw:ellipse draw:style-name="gr236" draw:text-style-name="P195" svg:width="1.918cm" svg:height="0.426cm" draw:transform="rotate (-3.14159265358979) translate (1.91734722222222cm 2.206625cm)" draw:kind="arc" draw:start-angle="358.93" draw:end-angle="178.51"><text:p/></draw:ellipse><draw:frame draw:style-name="gr239" draw:text-style-name="P184" svg:width="0.906cm" svg:height="0.463cm" draw:transform="rotate (-1.5707963267949) translate (2.67934722222222cm 0.647347222222222cm)"><draw:text-box><text:p text:style-name="P154"><text:span text:style-name="T301">6 dm</text:span></text:p></draw:text-box></draw:frame></draw:g></text:p>
                  </text:list-item>
                </text:list>
              </text:list-item>
            </text:list>
          </table:table-cell>
          <table:table-cell table:style-name="Tableau9.B1" office:value-type="string">
            <text:p text:style-name="P50">Aire de la base : </text:p>
            <text:p text:style-name="P68"><text:span text:style-name="corps"><text:span text:style-name="T100">π</text:span></text:span><text:span text:style-name="_5f_pointillés_20_gris"><text:span text:style-name="T90"> </text:span></text:span><text:span text:style-name="_5f_opensymbol"><text:span text:style-name="T122">×</text:span></text:span><text:span text:style-name="_5f_pointillés_20_gris"><text:span text:style-name="T90"> </text:span></text:span><text:span text:style-name="_5f_Correction_5f_surligné"><text:span text:style-name="T87">5</text:span></text:span><text:span text:style-name="_5f_pointillés_20_gris"><text:span text:style-name="T142">2</text:span></text:span><text:span text:style-name="_5f_pointillés_20_gris"><text:span text:style-name="T90"> </text:span></text:span><text:span text:style-name="_5f_opensymbol"><text:span text:style-name="T122"></text:span></text:span><text:span text:style-name="_5f_pointillés_20_gris"><text:span text:style-name="T90"> </text:span></text:span><text:span text:style-name="_5f_Correction_5f_surligné"><text:span text:style-name="T87">25</text:span></text:span><text:span text:style-name="_5f_pointillés_20_gris"><text:span text:style-name="T90"> </text:span></text:span><text:span text:style-name="_5f_opensymbol"><text:span text:style-name="T122">×</text:span></text:span><text:span text:style-name="_5f_pointillés_20_gris"><text:span text:style-name="T90"> </text:span></text:span><text:span text:style-name="corps"><text:span text:style-name="T100">π</text:span></text:span><text:span text:style-name="_5f_pointillés_20_gris"><text:span text:style-name="T90"> </text:span></text:span><text:span text:style-name="_5f_pointillés_20_gris"><text:span text:style-name="T89">d</text:span></text:span><text:span text:style-name="_5f_pointillés_20_gris"><text:span text:style-name="T90">m</text:span></text:span><text:span text:style-name="_5f_pointillés_20_gris"><text:span text:style-name="T142">2</text:span></text:span></text:p>
            <text:p text:style-name="P54">Volume du cylindre :</text:p>
            <text:p text:style-name="P68"><text:span text:style-name="_5f_Correction_5f_surligné"><text:span text:style-name="T87">25</text:span></text:span><text:span text:style-name="_5f_pointillés_20_gris"><text:span text:style-name="T86"> </text:span></text:span><text:span text:style-name="_5f_opensymbol"><text:span text:style-name="T103">×</text:span></text:span><text:span text:style-name="_5f_pointillés_20_gris"><text:span text:style-name="T86"> </text:span></text:span><text:span text:style-name="corps"><text:span text:style-name="T98">π</text:span></text:span><text:span text:style-name="_5f_pointillés_20_gris"><text:span text:style-name="T86"> </text:span></text:span><text:span text:style-name="_5f_opensymbol"><text:span text:style-name="T103">×</text:span></text:span><text:span text:style-name="_5f_pointillés_20_gris"><text:span text:style-name="T86"> </text:span></text:span><text:span text:style-name="_5f_pointillés_20_gris"><text:span text:style-name="T113">6</text:span></text:span><text:span text:style-name="_5f_pointillés_20_gris"><text:span text:style-name="T86"> </text:span></text:span><text:span text:style-name="_5f_opensymbol"><text:span text:style-name="T103"></text:span></text:span><text:span text:style-name="_5f_pointillés_20_gris"><text:span text:style-name="T86"> </text:span></text:span><text:span text:style-name="_5f_Correction_5f_surligné"><text:span text:style-name="T87">150</text:span></text:span><text:span text:style-name="_5f_Correction_5f_surligné"><text:span text:style-name="T94"> </text:span></text:span><text:span text:style-name="_5f_Correction_5f_surligné"><text:span text:style-name="T98">π</text:span></text:span><text:span text:style-name="_5f_pointillés_20_gris"><text:span text:style-name="T86"> </text:span></text:span><text:span text:style-name="_5f_pointillés_20_gris"><text:span text:style-name="T87">d</text:span></text:span><text:span text:style-name="_5f_pointillés_20_gris"><text:span text:style-name="T86">m</text:span></text:span><text:span text:style-name="_5f_pointillés_20_gris"><text:span text:style-name="T143">3</text:span></text:span></text:p>
          </table:table-cell>
        </table:table-row>
        <table:table-row table:style-name="Tableau9.1">
          <table:table-cell table:style-name="Tableau9.A4" office:value-type="string">
            <text:list xml:id="list211103770067095" text:continue-numbering="true" text:style-name="liste_5f_abc">
              <text:list-item>
                <text:list>
                  <text:list-item>
                    <text:p text:style-name="P121"><text:span text:style-name="_5f_livret"><text:span text:style-name="T235"><draw:g text:anchor-type="as-char" draw:z-index="28" draw:name="Forme16" draw:style-name="gr232"><draw:ellipse draw:style-name="gr233" draw:text-style-name="P187" svg:width="1.918cm" svg:height="0.436cm" svg:x="0.005cm" svg:y="0cm"><text:p/></draw:ellipse><draw:line draw:style-name="gr73" draw:text-style-name="P161" svg:x1="0.027cm" svg:y1="1.998cm" svg:x2="1.907cm" svg:y2="1.998cm"><text:p/></draw:line><draw:frame draw:style-name="gr234" draw:text-style-name="P184" svg:width="1.024cm" svg:height="0.415cm" svg:x="0.462cm" svg:y="1.425cm"><draw:text-box><text:p text:style-name="P154"><text:span text:style-name="T301">9 mm</text:span></text:p></draw:text-box></draw:frame><draw:ellipse draw:style-name="gr235" draw:text-style-name="P186" svg:width="1.92cm" svg:height="0.436cm" svg:x="0.005cm" svg:y="1.773cm"><text:p/></draw:ellipse><draw:line draw:style-name="gr236" draw:text-style-name="P195" svg:x1="0.005cm" svg:y1="0.204cm" svg:x2="0.005cm" svg:y2="1.982cm"><text:p/></draw:line><draw:line draw:style-name="gr236" draw:text-style-name="P195" svg:x1="1.918cm" svg:y1="0.194cm" svg:x2="1.918cm" svg:y2="1.972cm"><text:p/></draw:line><draw:line draw:style-name="gr73" draw:text-style-name="P161" svg:x1="2.112cm" svg:y1="1.951cm" svg:x2="2.112cm" svg:y2="0.247cm"><text:p/></draw:line><draw:ellipse draw:style-name="gr236" draw:text-style-name="P195" svg:width="1.918cm" svg:height="0.424cm" draw:transform="rotate (-3.14159265358979) translate (1.91734722222222cm 2.206625cm)" draw:kind="arc" draw:start-angle="358.93" draw:end-angle="178.51"><text:p/></draw:ellipse><draw:frame draw:style-name="gr237" draw:text-style-name="P184" svg:width="1.211cm" svg:height="0.463cm" draw:transform="rotate (-1.5707963267949) translate (2.59820833333333cm 0.497416666666667cm)"><draw:text-box><text:p text:style-name="P154"><text:span text:style-name="T301">0,4 cm</text:span></text:p></draw:text-box></draw:frame></draw:g></text:span></text:span></text:p>
                  </text:list-item>
                </text:list>
              </text:list-item>
            </text:list>
          </table:table-cell>
          <table:table-cell table:style-name="Tableau9.B4" office:value-type="string">
            <text:p text:style-name="P50">Aire de la base : </text:p>
            <text:p text:style-name="P68"><text:span text:style-name="corps"><text:span text:style-name="T100">π</text:span></text:span><text:span text:style-name="_5f_pointillés_20_gris"><text:span text:style-name="T90"> </text:span></text:span><text:span text:style-name="_5f_opensymbol"><text:span text:style-name="T122">×</text:span></text:span><text:span text:style-name="_5f_pointillés_20_gris"><text:span text:style-name="T90"> </text:span></text:span><text:span text:style-name="_5f_Correction_5f_surligné"><text:span text:style-name="T87">4,5</text:span></text:span><text:span text:style-name="_5f_pointillés_20_gris"><text:span text:style-name="T142">2</text:span></text:span><text:span text:style-name="_5f_pointillés_20_gris"><text:span text:style-name="T90"> </text:span></text:span><text:span text:style-name="_5f_opensymbol"><text:span text:style-name="T122"></text:span></text:span><text:span text:style-name="_5f_pointillés_20_gris"><text:span text:style-name="T90"> </text:span></text:span><text:span text:style-name="_5f_pointillés_20_gris"><text:span text:style-name="T91">20,</text:span></text:span><text:span text:style-name="_5f_Correction_5f_surligné"><text:span text:style-name="T87">25</text:span></text:span><text:span text:style-name="_5f_pointillés_20_gris"><text:span text:style-name="T90"> </text:span></text:span><text:span text:style-name="_5f_opensymbol"><text:span text:style-name="T122">×</text:span></text:span><text:span text:style-name="_5f_pointillés_20_gris"><text:span text:style-name="T90"> </text:span></text:span><text:span text:style-name="corps"><text:span text:style-name="T100">π</text:span></text:span><text:span text:style-name="_5f_pointillés_20_gris"><text:span text:style-name="T90"> </text:span></text:span><text:span text:style-name="_5f_pointillés_20_gris"><text:span text:style-name="T89">m</text:span></text:span><text:span text:style-name="_5f_pointillés_20_gris"><text:span text:style-name="T90">m</text:span></text:span><text:span text:style-name="_5f_pointillés_20_gris"><text:span text:style-name="T142">2</text:span></text:span></text:p>
            <text:p text:style-name="P54">Volume du cylindre :</text:p>
            <text:p text:style-name="P68"><text:span text:style-name="_5f_Correction_5f_surligné"><text:span text:style-name="T87">20,25</text:span></text:span><text:span text:style-name="_5f_pointillés_20_gris"><text:span text:style-name="T86"> </text:span></text:span><text:span text:style-name="_5f_opensymbol"><text:span text:style-name="T103">×</text:span></text:span><text:span text:style-name="_5f_pointillés_20_gris"><text:span text:style-name="T86"> </text:span></text:span><text:span text:style-name="corps"><text:span text:style-name="T98">π</text:span></text:span><text:span text:style-name="_5f_pointillés_20_gris"><text:span text:style-name="T86"> </text:span></text:span><text:span text:style-name="_5f_opensymbol"><text:span text:style-name="T103">×</text:span></text:span><text:span text:style-name="_5f_pointillés_20_gris"><text:span text:style-name="T86"> </text:span></text:span><text:span text:style-name="_5f_pointillés_20_gris"><text:span text:style-name="T113">4</text:span></text:span><text:span text:style-name="_5f_pointillés_20_gris"><text:span text:style-name="T86"> </text:span></text:span><text:span text:style-name="_5f_opensymbol"><text:span text:style-name="T103"></text:span></text:span><text:span text:style-name="_5f_pointillés_20_gris"><text:span text:style-name="T86"> </text:span></text:span><text:span text:style-name="_5f_Correction_5f_surligné"><text:span text:style-name="T87">81</text:span></text:span><text:span text:style-name="_5f_Correction_5f_surligné"><text:span text:style-name="T94"> </text:span></text:span><text:span text:style-name="_5f_Correction_5f_surligné"><text:span text:style-name="T98">π</text:span></text:span><text:span text:style-name="_5f_pointillés_20_gris"><text:span text:style-name="T86"> </text:span></text:span><text:span text:style-name="_5f_pointillés_20_gris"><text:span text:style-name="T87">m</text:span></text:span><text:span text:style-name="_5f_pointillés_20_gris"><text:span text:style-name="T86">m</text:span></text:span><text:span text:style-name="_5f_pointillés_20_gris"><text:span text:style-name="T143">3</text:span></text:span></text:p>
          </table:table-cell>
        </table:table-row>
      </table:table>
      <text:list xml:id="list211103653991269" text:continue-list="list211104137571024" text:style-name="Num_5f_Exo">
        <text:list-item>
          <text:h text:style-name="P104" text:outline-level="1"> <text:span text:style-name="_5f_Consigne"><text:span text:style-name="T214">On considère des cylindres de rayon </text:span></text:span><text:span text:style-name="_5f_Consigne"><text:span text:style-name="T11">r</text:span></text:span><text:span text:style-name="_5f_Consigne"><text:span text:style-name="T214">, de diamètre </text:span></text:span><text:span text:style-name="_5f_Consigne"><text:span text:style-name="T11">D</text:span></text:span><text:span text:style-name="_5f_Consigne"><text:span text:style-name="T214"> et de hauteur </text:span></text:span><text:span text:style-name="_5f_Consigne"><text:span text:style-name="T11">h</text:span></text:span><text:span text:style-name="_5f_Consigne"><text:span text:style-name="T214">. Complète le tableau.</text:span></text:span></text:h>
        </text:list-item>
      </text:list>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table-header-rows>
          <table:table-row table:style-name="Tableau2.1">
            <table:table-cell table:style-name="Tableau2.A1" office:value-type="string">
              <text:p text:style-name="P40"/>
            </table:table-cell>
            <table:table-cell table:style-name="Tableau2.B1" office:value-type="string">
              <text:p text:style-name="P41">r</text:p>
            </table:table-cell>
            <table:table-cell table:style-name="Tableau2.B1" office:value-type="string">
              <text:p text:style-name="P41">D</text:p>
            </table:table-cell>
            <table:table-cell table:style-name="Tableau2.B1" office:value-type="string">
              <text:p text:style-name="P41">h</text:p>
            </table:table-cell>
            <table:table-cell table:style-name="Tableau2.B1" office:value-type="string">
              <text:p text:style-name="P43">Volume <text:s/>exact</text:p>
            </table:table-cell>
            <table:table-cell table:style-name="Tableau2.F1" office:value-type="string">
              <text:p text:style-name="P43">Volume arrondi au centième</text:p>
            </table:table-cell>
          </table:table-row>
        </table:table-header-rows>
        <table:table-row table:style-name="Tableau2.2">
          <table:table-cell table:style-name="Tableau2.A1" office:value-type="string">
            <text:list xml:id="list211103580059006" text:continue-list="list211103770067095" text:style-name="liste_5f_abc">
              <text:list-item>
                <text:list>
                  <text:list-item text:start-value="1">
                    <text:p text:style-name="P134"/>
                  </text:list-item>
                </text:list>
              </text:list-item>
            </text:list>
          </table:table-cell>
          <table:table-cell table:style-name="Tableau2.B2" office:value-type="string">
            <text:p text:style-name="P44">3 cm</text:p>
          </table:table-cell>
          <table:table-cell table:style-name="Tableau2.B2" office:value-type="string">
            <text:p text:style-name="P47">6 cm</text:p>
          </table:table-cell>
          <table:table-cell table:style-name="Tableau2.B2" office:value-type="string">
            <text:p text:style-name="P45"><text:span text:style-name="_5f_Correction_5f_surligné"><text:span text:style-name="T263">5 cm</text:span></text:span></text:p>
          </table:table-cell>
          <table:table-cell table:style-name="Tableau2.B2" office:value-type="string">
            <text:p text:style-name="P56"><text:span text:style-name="T41">45</text:span><text:span text:style-name="corps"><text:span text:style-name="T49">π </text:span></text:span><text:span text:style-name="corps"><text:span text:style-name="T41">cm</text:span></text:span><text:span text:style-name="corps"><text:span text:style-name="T227">3</text:span></text:span></text:p>
          </table:table-cell>
          <table:table-cell table:style-name="Tableau2.F2" office:value-type="string">
            <text:p text:style-name="P45"><text:span text:style-name="_5f_Correction_5f_surligné"><text:span text:style-name="T263">141,37 cm</text:span></text:span><text:span text:style-name="_5f_Correction_5f_surligné"><text:span text:style-name="T234">3</text:span></text:span></text:p>
          </table:table-cell>
        </table:table-row>
        <table:table-row table:style-name="Tableau2.2">
          <table:table-cell table:style-name="Tableau2.A1" office:value-type="string">
            <text:list xml:id="list211104519641674" text:continue-numbering="true" text:style-name="liste_5f_abc">
              <text:list-item>
                <text:list>
                  <text:list-item>
                    <text:p text:style-name="P134"/>
                  </text:list-item>
                </text:list>
              </text:list-item>
            </text:list>
          </table:table-cell>
          <table:table-cell table:style-name="Tableau2.B3" office:value-type="string">
            <text:p text:style-name="P47">1,9 cm</text:p>
          </table:table-cell>
          <table:table-cell table:style-name="Tableau2.B2" office:value-type="string">
            <text:p text:style-name="P44">3,8 <text:span text:style-name="T262">cm</text:span></text:p>
          </table:table-cell>
          <table:table-cell table:style-name="Tableau2.D3" office:value-type="string">
            <text:p text:style-name="P44">4 dm</text:p>
          </table:table-cell>
          <table:table-cell table:style-name="Tableau2.E3" office:value-type="string">
            <text:p text:style-name="P58"><text:span text:style-name="_5f_Correction_5f_surligné"><text:span text:style-name="T72">144,4</text:span></text:span><text:span text:style-name="_5f_Correction_5f_surligné"><text:span text:style-name="T50">π</text:span></text:span><text:span text:style-name="_5f_pointillés_20_gris"><text:span text:style-name="T72"> </text:span></text:span><text:span text:style-name="corps"><text:span text:style-name="T41">cm</text:span></text:span><text:span text:style-name="corps"><text:span text:style-name="T227">3</text:span></text:span></text:p>
          </table:table-cell>
          <table:table-cell table:style-name="Tableau2.F3" office:value-type="string">
            <text:p text:style-name="P48">453,65 cm<text:span text:style-name="T221">3</text:span></text:p>
          </table:table-cell>
        </table:table-row>
        <table:table-row table:style-name="Tableau2.2">
          <table:table-cell table:style-name="Tableau2.A1" office:value-type="string">
            <text:list xml:id="list211104324917631" text:continue-numbering="true" text:style-name="liste_5f_abc">
              <text:list-item>
                <text:list>
                  <text:list-item>
                    <text:p text:style-name="P134"/>
                  </text:list-item>
                </text:list>
              </text:list-item>
            </text:list>
          </table:table-cell>
          <table:table-cell table:style-name="Tableau2.B4" office:value-type="string">
            <text:p text:style-name="P47">7 dm</text:p>
          </table:table-cell>
          <table:table-cell table:style-name="Tableau2.B2" office:value-type="string">
            <text:p text:style-name="P47">14 dm</text:p>
          </table:table-cell>
          <table:table-cell table:style-name="Tableau2.D4" office:value-type="string">
            <text:p text:style-name="P44">8 dm</text:p>
          </table:table-cell>
          <table:table-cell table:style-name="Tableau2.E4" office:value-type="string">
            <text:p text:style-name="P57"><text:span text:style-name="T41">392</text:span><text:span text:style-name="corps"><text:span text:style-name="T49">π </text:span></text:span><text:span text:style-name="corps"><text:span text:style-name="T41">dm</text:span></text:span><text:span text:style-name="corps"><text:span text:style-name="T227">3</text:span></text:span></text:p>
          </table:table-cell>
          <table:table-cell table:style-name="Tableau2.F4" office:value-type="string">
            <text:p text:style-name="P48">1 231,5 dm<text:span text:style-name="T221">3</text:span></text:p>
          </table:table-cell>
        </table:table-row>
        <table:table-row table:style-name="Tableau2.2">
          <table:table-cell table:style-name="Tableau2.A1" office:value-type="string">
            <text:list xml:id="list211103814440008" text:continue-numbering="true" text:style-name="liste_5f_abc">
              <text:list-item>
                <text:list>
                  <text:list-item>
                    <text:p text:style-name="P134"/>
                  </text:list-item>
                </text:list>
              </text:list-item>
            </text:list>
          </table:table-cell>
          <table:table-cell table:style-name="Tableau2.B5" office:value-type="string">
            <text:p text:style-name="P44">2 m</text:p>
          </table:table-cell>
          <table:table-cell table:style-name="Tableau2.B2" office:value-type="string">
            <text:p text:style-name="P47">4 m</text:p>
          </table:table-cell>
          <table:table-cell table:style-name="Tableau2.D5" office:value-type="string">
            <text:p text:style-name="P47">6,3 m</text:p>
          </table:table-cell>
          <table:table-cell table:style-name="Tableau2.E5" office:value-type="string">
            <text:p text:style-name="P57"><text:span text:style-name="T41">25,2</text:span><text:span text:style-name="corps"><text:span text:style-name="T49">π </text:span></text:span><text:span text:style-name="corps"><text:span text:style-name="T41">m</text:span></text:span><text:span text:style-name="corps"><text:span text:style-name="T227">3</text:span></text:span></text:p>
          </table:table-cell>
          <table:table-cell table:style-name="Tableau2.F5" office:value-type="string">
            <text:p text:style-name="P48">79,17 m<text:span text:style-name="T221">3</text:span></text:p>
          </table:table-cell>
        </table:table-row>
        <table:table-row table:style-name="Tableau2.2">
          <table:table-cell table:style-name="Tableau2.A1" office:value-type="string">
            <text:list xml:id="list211104842117565" text:continue-numbering="true" text:style-name="liste_5f_abc">
              <text:list-item>
                <text:list>
                  <text:list-item>
                    <text:p text:style-name="P134"/>
                  </text:list-item>
                </text:list>
              </text:list-item>
            </text:list>
          </table:table-cell>
          <table:table-cell table:style-name="Tableau2.B6" office:value-type="string">
            <text:p text:style-name="P47">6 dam</text:p>
          </table:table-cell>
          <table:table-cell table:style-name="Tableau2.C6" office:value-type="string">
            <text:p text:style-name="P47">12 <text:span text:style-name="T264">dam</text:span></text:p>
          </table:table-cell>
          <table:table-cell table:style-name="Tableau2.D6" office:value-type="string">
            <text:p text:style-name="P47">1 dam</text:p>
          </table:table-cell>
          <table:table-cell table:style-name="Tableau2.E6" office:value-type="string">
            <text:p text:style-name="P57"><text:span text:style-name="T41">36</text:span><text:span text:style-name="corps"><text:span text:style-name="T49">π </text:span></text:span><text:span text:style-name="corps"><text:span text:style-name="T41">dam</text:span></text:span><text:span text:style-name="corps"><text:span text:style-name="T227">3</text:span></text:span></text:p>
          </table:table-cell>
          <table:table-cell table:style-name="Tableau2.F6" office:value-type="string">
            <text:p text:style-name="P46"><text:span text:style-name="T246">113,1 dam</text:span><text:span text:style-name="T231">3</text:span></text:p>
          </table:table-cell>
        </table:table-row>
      </table:table>
      <text:list xml:id="list211104071953667" text:continue-list="list211103653991269" text:style-name="Num_5f_Exo">
        <text:list-header>
          <text:h text:style-name="P112" text:outline-level="1"><text:span text:style-name="_5f_Consigne"><text:span text:style-name="T216">Pour la question e. plusieurs solutions sont possibles : <text:s/>r=1 et h=36 / r=6 et h=1 /r=2 et h=9 / r=3 et h=4 ... sans compter les solutions non entières.Par exemple : <text:s/>r=0,6 et h=100 ,,,</text:span></text:span></text:h>
        </text:list-header>
        <text:list-item>
          <text:h text:style-name="P100" text:outline-level="1"><text:span text:style-name="_5f_Consigne"><text:span text:style-name="T214"> </text:span></text:span><text:span text:style-name="_5f_Consigne"><text:span text:style-name="T215">Un vase cylindrique de 10 cm de diamètre et de 13 cm de hauteur contient 0,7 L d’eau. Peut-on ajouter 0,3 L d’eau sans que cela déborde ?</text:span></text:span></text:h>
        </text:list-item>
      </text:list>
      <text:p text:style-name="P88"><text:span text:style-name="_5f_pointillés_20_gris"><text:span text:style-name="T119">Vol</text:span></text:span><text:span text:style-name="_5f_pointillés_20_gris"><text:span text:style-name="T121">ume du </text:span></text:span><text:span text:style-name="_5f_pointillés_20_gris"><text:span text:style-name="T119">cylindre : </text:span></text:span><text:span text:style-name="_5f_Correction_5f_surligné"><text:span text:style-name="T177">π</text:span></text:span><text:span text:style-name="_5f_Correction_5f_surligné"><text:span text:style-name="T186"> </text:span></text:span><text:span text:style-name="_5f_Correction_5f_symboles"><text:span text:style-name="T183">×</text:span></text:span><text:span text:style-name="_5f_Correction_5f_surligné"><text:span text:style-name="T181"> </text:span></text:span><text:span text:style-name="_5f_Correction_5f_surligné"><text:span text:style-name="T182">5</text:span></text:span><text:span text:style-name="_5f_Correction_5f_surligné"><text:span text:style-name="T193">2 </text:span></text:span><text:span text:style-name="_5f_Correction_5f_surligné"><text:span text:style-name="T172">×</text:span></text:span><text:span text:style-name="_5f_Correction_5f_surligné"><text:span text:style-name="T184"> </text:span></text:span><text:span text:style-name="_5f_Correction_5f_surligné"><text:span text:style-name="T185">13 </text:span></text:span><text:span text:style-name="_5f_Correction_5f_surligné"><text:span text:style-name="T187">=</text:span></text:span><text:span text:style-name="_5f_Correction_5f_surligné"><text:span text:style-name="T165"> </text:span></text:span><text:span text:style-name="_5f_Correction_5f_surligné"><text:span text:style-name="T166">325</text:span></text:span><text:span text:style-name="_5f_Correction_5f_surligné"><text:span text:style-name="T184"> </text:span></text:span><text:span text:style-name="_5f_Correction_5f_surligné"><text:span text:style-name="T180">π</text:span></text:span><text:span text:style-name="_5f_Correction_5f_surligné"><text:span text:style-name="T167"> </text:span></text:span><text:span text:style-name="_5f_Correction_5f_surligné"><text:span text:style-name="T168">(</text:span></text:span><text:span text:style-name="_5f_Correction_5f_surligné"><text:span text:style-name="T160">cm³</text:span></text:span><text:span text:style-name="_5f_Correction_5f_surligné"><text:span text:style-name="T162">)<text:line-break/>soit environ</text:span></text:span><text:span text:style-name="_5f_Correction_5f_surligné"><text:span text:style-name="T160"> </text:span></text:span><text:span text:style-name="_5f_Correction_5f_surligné"><text:span text:style-name="T161">1 021</text:span></text:span><text:span text:style-name="_5f_Correction_5f_surligné"><text:span text:style-name="T160"> cm³. </text:span></text:span><text:span text:style-name="_5f_pointillés_20_gris"><text:span text:style-name="T119">Le volume du verre </text:span></text:span><text:span text:style-name="_5f_pointillés_20_gris"><text:span text:style-name="T110">est</text:span></text:span><text:span text:style-name="_5f_pointillés_20_gris"><text:span text:style-name="T119"> donc d’</text:span></text:span><text:span text:style-name="_5f_pointillés_20_gris"><text:span text:style-name="T109">e</text:span></text:span><text:span text:style-name="_5f_pointillés_20_gris"><text:span text:style-name="T188">nviron</text:span></text:span><text:span text:style-name="_5f_Correction_5f_surligné"><text:span text:style-name="T163"> 1,02</text:span></text:span><text:span text:style-name="_5f_Correction_5f_surligné"><text:span text:style-name="T161">1 dm³ soit 1,021 L.</text:span></text:span></text:p>
      <text:p text:style-name="P87"><text:span text:style-name="_5f_pointillés_20_gris"><text:span text:style-name="T119">Or 0,7 + 0,3 = 1 L et 1 </text:span></text:span><text:span text:style-name="_5f_pointillés_20_gris"><text:span text:style-name="T120">L </text:span></text:span><text:span text:style-name="_5f_pointillés_20_gris"><text:span text:style-name="T119">&lt; 1,021 </text:span></text:span><text:span text:style-name="_5f_pointillés_20_gris"><text:span text:style-name="T120">L</text:span></text:span><text:span text:style-name="_5f_pointillés_20_gris"><text:span text:style-name="T119">. On peut ajouter 0,3 L et il restera 21 </text:span></text:span><text:span text:style-name="_5f_pointillés_20_gris"><text:span text:style-name="T111">cm</text:span></text:span><text:span text:style-name="_5f_pointillés_20_gris"><text:span text:style-name="T144">3</text:span></text:span></text:p>
      <text:list xml:id="list211105496431173" text:continue-numbering="true" text:style-name="Num_5f_Exo">
        <text:list-item>
          <text:h text:style-name="P101" text:outline-level="1"><text:span text:style-name="_5f_Consigne"><text:span text:style-name="T214"> </text:span></text:span>Calcule les volumes des solides suivants.</text:h>
        </text:list-item>
      </text:list>
      <text:list xml:id="list211103932277537" text:continue-list="list211104842117565" text:style-name="liste_5f_abc">
        <text:list-item text:start-value="1">
          <text:h text:style-name="P142" text:outline-level="1" text:restart-numbering="true" text:start-value="-1"><text:span text:style-name="_5f_livret"><text:span text:style-name="T152">Un prisme droit à base rectangulaire de 6,1 cm de long, 42 mm de large et 7 cm de hauteur.</text:span></text:span></text:h>
        </text:list-item>
      </text:list>
      <text:p text:style-name="P65"><text:span text:style-name="_5f_Correction_5f_surligné"><text:span text:style-name="T265">A</text:span></text:span><text:span text:style-name="_5f_Correction_5f_surligné">ire de la base : 6,1</text:span><text:span text:style-name="_5f_Correction_5f_surligné"><text:span text:style-name="T21"> </text:span></text:span><text:span text:style-name="_5f_Correction_5f_surligné"><text:span text:style-name="T249">×</text:span></text:span><text:span text:style-name="_5f_Correction_5f_surligné"><text:span text:style-name="T254"> </text:span></text:span><text:span text:style-name="_5f_Correction_5f_surligné">4,2</text:span><text:span text:style-name="_5f_Correction_5f_surligné"><text:span text:style-name="T23"> </text:span></text:span><text:span text:style-name="_5f_Correction_5f_surligné"><text:span text:style-name="T257">=</text:span></text:span><text:span text:style-name="_5f_Correction_5f_surligné"><text:span text:style-name="T23"> </text:span></text:span><text:span text:style-name="_5f_Correction_5f_surligné">25,62 cm</text:span><text:span text:style-name="_5f_Correction_5f_surligné"><text:span text:style-name="T221">2</text:span></text:span></text:p>
      <text:p text:style-name="P66"><text:span text:style-name="_5f_Correction_5f_surligné"><text:span text:style-name="T64">Volume du prisme : 25,62</text:span></text:span><text:span text:style-name="_5f_Correction_5f_surligné"><text:span text:style-name="T36"> </text:span></text:span><text:span text:style-name="_5f_Correction_5f_surligné"><text:span text:style-name="T75">×</text:span></text:span><text:span text:style-name="_5f_Correction_5f_surligné"><text:span text:style-name="T52"> </text:span></text:span><text:span text:style-name="_5f_Correction_5f_surligné"><text:span text:style-name="T64">7</text:span></text:span><text:span text:style-name="_5f_Correction_5f_surligné"><text:span text:style-name="T36"> </text:span></text:span><text:span text:style-name="_5f_Correction_5f_surligné"><text:span text:style-name="T80">=</text:span></text:span><text:span text:style-name="_5f_Correction_5f_surligné"><text:span text:style-name="T36"> </text:span></text:span><text:span text:style-name="_5f_Correction_5f_surligné"><text:span text:style-name="T64">179,34 cm³</text:span></text:span><text:span text:style-name="_5f_Correction_5f_surligné"><text:span text:style-name="T233">.</text:span></text:span></text:p>
      <text:list xml:id="list211103944712269" text:continue-numbering="true" text:style-name="liste_5f_abc">
        <text:list-item>
          <text:h text:style-name="P143" text:outline-level="1"><text:span text:style-name="_5f_livret"><text:span text:style-name="T152">Un prisme droit de 0,5 dm de hauteur. Le triangle de base a un côté de 0,3 dm et la hauteur relative à ce côté est de 1,3 dm.</text:span></text:span></text:h>
        </text:list-item>
      </text:list>
      <text:p text:style-name="P66"><text:span text:style-name="_5f_Correction_5f_surligné">Aire de la base : </text:span><text:span text:style-name="_5f_Correction_5f_surligné"><draw:frame draw:style-name="fr5" draw:name="Objet4" text:anchor-type="as-char" svg:width="1.82cm" svg:height="0.873cm" draw:z-index="53"><draw:object xlink:href="./Object 4" xlink:type="simple" xlink:show="embed" xlink:actuate="onLoad"/><draw:image xlink:href="./ObjectReplacements/Object 4" xlink:type="simple" xlink:show="embed" xlink:actuate="onLoad"/><svg:desc>formule</svg:desc></draw:frame></text:span><text:span text:style-name="_5f_Correction_5f_symboles">=</text:span><text:span text:style-name="_5f_Correction_5f_surligné">0,195 </text:span><text:span text:style-name="_5f_Correction_5f_surligné"><text:span text:style-name="T266">d</text:span></text:span><text:span text:style-name="_5f_Correction_5f_surligné">m</text:span><text:span text:style-name="_5f_Correction_5f_surligné"><text:span text:style-name="T221">2</text:span></text:span></text:p>
      <text:p text:style-name="P66"><text:span text:style-name="_5f_Correction_5f_surligné"><text:span text:style-name="T64">Volume du prisme : </text:span></text:span><text:span text:style-name="_5f_Correction_5f_surligné"><text:span text:style-name="T36">0,195 </text:span></text:span><text:span text:style-name="_5f_Correction_5f_surligné"><text:span text:style-name="T75">× </text:span></text:span><text:span text:style-name="_5f_Correction_5f_surligné"><text:span text:style-name="T52">0,5 </text:span></text:span><text:span text:style-name="_5f_Correction_5f_surligné"><text:span text:style-name="T80">= </text:span></text:span><text:span text:style-name="_5f_Correction_5f_surligné"><text:span text:style-name="T36">0,097 5</text:span></text:span><text:span text:style-name="_5f_Correction_5f_surligné"><text:span text:style-name="T64"> </text:span></text:span><text:span text:style-name="_5f_Correction_5f_surligné"><text:span text:style-name="T66">d</text:span></text:span><text:span text:style-name="_5f_Correction_5f_surligné"><text:span text:style-name="T64">m³</text:span></text:span></text:p>
      <text:list xml:id="list211103648509798" text:continue-numbering="true" text:style-name="liste_5f_abc">
        <text:list-item>
          <text:h text:style-name="P142" text:outline-level="1"><text:span text:style-name="_5f_livret"><text:span text:style-name="T152">Un cylindre de révolution de 54 mm de hauteur et 2,2 cm de diamètre de base.</text:span></text:span></text:h>
        </text:list-item>
      </text:list>
      <text:p text:style-name="P64"><text:span text:style-name="T246">Ai</text:span><text:span text:style-name="T210">re de la base : </text:span><text:span text:style-name="_5f_Correction_5f_surligné"><text:span text:style-name="T178">π</text:span></text:span><text:span text:style-name="_5f_Correction_5f_surligné"><text:span text:style-name="T169"> </text:span></text:span><text:span text:style-name="_5f_Correction_5f_surligné"><text:span text:style-name="T173">× </text:span></text:span><text:span text:style-name="_5f_Correction_5f_surligné"><text:span text:style-name="T150">1,1</text:span></text:span><text:span text:style-name="_5f_Correction_5f_surligné"><text:span text:style-name="T189">2</text:span></text:span><text:span text:style-name="_5f_Correction_5f_surligné"><text:span text:style-name="T154"> </text:span></text:span><text:span text:style-name="_5f_Correction_5f_surligné"><text:span text:style-name="T209">=</text:span></text:span><text:span text:style-name="_5f_Correction_5f_surligné"><text:span text:style-name="T204"> 1,21</text:span></text:span><text:span text:style-name="_5f_Correction_5f_surligné"><text:span text:style-name="T203"> </text:span></text:span><text:span text:style-name="_5f_Correction_5f_surligné"><text:span text:style-name="T208">×</text:span></text:span><text:span text:style-name="_5f_Correction_5f_surligné"><text:span text:style-name="T153"> </text:span></text:span><text:span text:style-name="_5f_Correction_5f_surligné"><text:span text:style-name="T179">π </text:span></text:span><text:span text:style-name="_5f_Correction_5f_surligné"><text:span text:style-name="T150">cm</text:span></text:span><text:span text:style-name="_5f_Correction_5f_surligné"><text:span text:style-name="T194">2</text:span></text:span></text:p>
      <text:p text:style-name="P64"><text:span text:style-name="_5f_pointillés_20_gris"><text:span text:style-name="T210">Volume du cylindre : </text:span></text:span><text:span text:style-name="_5f_Correction_5f_surligné"><text:span text:style-name="T150">1,21 </text:span></text:span><text:span text:style-name="_5f_Correction_5f_surligné"><text:span text:style-name="T207">π</text:span></text:span><text:span text:style-name="_5f_Correction_5f_surligné"><text:span text:style-name="T205"> </text:span></text:span><text:span text:style-name="_5f_Correction_5f_surligné"><text:span text:style-name="T252">×</text:span></text:span><text:span text:style-name="_5f_Correction_5f_surligné"><text:span text:style-name="T13"> </text:span></text:span><text:span text:style-name="_5f_Correction_5f_surligné">5,4 </text:span><text:span text:style-name="_5f_Correction_5f_surligné"><text:span text:style-name="T257">= </text:span></text:span><text:span text:style-name="_5f_Correction_5f_surligné"><text:span text:style-name="T23">6,534</text:span></text:span><text:span text:style-name="_5f_Correction_5f_surligné"><text:span text:style-name="T254"> </text:span></text:span><text:span text:style-name="_5f_Correction_5f_surligné"><text:span text:style-name="T45">π </text:span></text:span><text:span text:style-name="_5f_Correction_5f_surligné">cm³</text:span></text:p>
      <text:p text:style-name="P64"><text:span text:style-name="_5f_Correction_5f_surligné"><text:span text:style-name="T65">soit environ </text:span></text:span><text:span text:style-name="_5f_opensymbol"><text:span text:style-name="T92">2</text:span></text:span><text:span text:style-name="_5f_opensymbol"><text:span text:style-name="T93">0,53</text:span></text:span><text:span text:style-name="_5f_Correction_5f_surligné"><text:span text:style-name="T164"> cm</text:span></text:span><text:span text:style-name="corps"><text:span text:style-name="T88">³</text:span></text:span></text:p>
      <text:list xml:id="list211105362459376" text:continue-list="list211105496431173" text:style-name="Num_5f_Exo">
        <text:list-item>
          <text:h text:style-name="P105" text:outline-level="1"><text:soft-page-break/><text:span text:style-name="_5f_Consigne"><text:span text:style-name="T214"> </text:span></text:span><text:span text:style-name="_5f_Consigne"><text:span text:style-name="T218">Calcule le volume de cha</text:span></text:span><text:span text:style-name="_5f_Consigne"><text:span text:style-name="T206">cun</text:span></text:span><text:span text:style-name="_5f_Consigne"><text:span text:style-name="T218"> </text:span></text:span><text:span text:style-name="_5f_Consigne"><text:span text:style-name="T219">des </text:span></text:span><text:span text:style-name="_5f_Consigne"><text:span text:style-name="T218">solide</text:span></text:span><text:span text:style-name="_5f_Consigne"><text:span text:style-name="T219">s</text:span></text:span><text:span text:style-name="_5f_Consigne"><text:span text:style-name="T218"> suivant</text:span></text:span><text:span text:style-name="_5f_Consigne"><text:span text:style-name="T219">s</text:span></text:span><text:span text:style-name="_5f_Consigne"><text:span text:style-name="T218">.</text:span></text:span><text:span text:style-name="_5f_Consigne"><text:span text:style-name="T214">(Tu donneras la valeur exacte, puis une valeur arrondie au mm</text:span></text:span><text:span text:style-name="_5f_Consigne"><text:span text:style-name="T224">3</text:span></text:span><text:span text:style-name="_5f_Consigne"><text:span text:style-name="T33">.)</text:span></text:span></text:h>
        </text:list-item>
      </text:list>
      <text:list xml:id="list211104063568973" text:continue-list="list211103648509798" text:style-name="liste_5f_abc">
        <text:list-item text:start-value="1">
          <text:p text:style-name="P126"><text:span text:style-name="_5f_Consigne"><text:span text:style-name="T214"><text:tab/></text:span></text:span><text:span text:style-name="_5f_Consigne"><text:span text:style-name="T214"><draw:g text:anchor-type="as-char" svg:y="-0.335cm" draw:z-index="29" draw:name="Forme17" draw:style-name="gr54"><draw:ellipse draw:style-name="gr214" draw:text-style-name="P193" svg:width="2.509cm" svg:height="0.974cm" svg:x="0.005cm" svg:y="2.078cm"><text:p/></draw:ellipse><draw:rect draw:style-name="gr215" draw:text-style-name="P193" svg:width="2.516cm" svg:height="1.218cm" svg:x="0cm" svg:y="1.378cm"><text:p/></draw:rect><draw:ellipse draw:style-name="gr216" draw:text-style-name="P193" svg:width="2.507cm" svg:height="0.974cm" svg:x="0.007cm" svg:y="0.878cm"><text:p/></draw:ellipse><draw:line draw:style-name="gr217" draw:text-style-name="P180" svg:x1="0.006cm" svg:y1="1.353cm" svg:x2="0.005cm" svg:y2="2.577cm"><text:p/></draw:line><draw:line draw:style-name="gr218" draw:text-style-name="P180" svg:x1="2.516cm" svg:y1="1.406cm" svg:x2="2.506cm" svg:y2="2.635cm"><text:p/></draw:line><draw:ellipse draw:style-name="gr219" draw:text-style-name="P194" svg:width="2.001cm" svg:height="0.777cm" svg:x="0.259cm" svg:y="0.954cm"><text:p/></draw:ellipse><draw:path draw:style-name="gr220" draw:text-style-name="P194" svg:width="2.017cm" svg:height="0.994cm" svg:x="0.249cm" svg:y="0.4cm" svg:viewBox="0 0 2018 995" svg:d="M0 17c2007-34 2018-6 2018-6l-6 984-2007-40z"><text:p/></draw:path><draw:ellipse draw:style-name="gr221" draw:text-style-name="P194" svg:width="1.999cm" svg:height="0.775cm" svg:x="0.261cm" svg:y="0cm"><text:p/></draw:ellipse><draw:line draw:style-name="gr222" draw:text-style-name="P180" svg:x1="0.26cm" svg:y1="0.378cm" svg:x2="0.266cm" svg:y2="1.355cm"><text:p/></draw:line><draw:line draw:style-name="gr223" draw:text-style-name="P180" svg:x1="2.254cm" svg:y1="0.378cm" svg:x2="2.254cm" svg:y2="1.398cm"><text:p/></draw:line><draw:line draw:style-name="gr224" draw:text-style-name="P161" svg:x1="0.254cm" svg:y1="0.383cm" svg:x2="2.244cm" svg:y2="0.383cm"><text:p/></draw:line><draw:frame draw:style-name="gr225" draw:text-style-name="P184" svg:width="0.876cm" svg:height="0.414cm" svg:x="0.855cm" svg:y="0.342cm"><draw:text-box><text:p text:style-name="P154"><text:span text:style-name="T301">3 cm</text:span></text:p></draw:text-box></draw:frame><draw:line draw:style-name="gr226" draw:text-style-name="P161" svg:x1="2.72cm" svg:y1="0.378cm" svg:x2="2.72cm" svg:y2="1.398cm"><text:p/></draw:line><draw:frame draw:style-name="gr227" draw:text-style-name="P184" svg:width="0.876cm" svg:height="0.414cm" draw:transform="rotate (-1.5707963267949) translate (3.254375cm 0.449652777777778cm)"><draw:text-box><text:p text:style-name="P154"><text:span text:style-name="T301">1 cm</text:span></text:p></draw:text-box></draw:frame><draw:line draw:style-name="gr228" draw:text-style-name="P161" svg:x1="2.716cm" svg:y1="1.409cm" svg:x2="2.706cm" svg:y2="2.638cm"><text:p/></draw:line><draw:frame draw:style-name="gr229" draw:text-style-name="P184" svg:width="0.876cm" svg:height="0.414cm" draw:transform="rotate (-1.5707963267949) translate (3.254375cm 1.55384722222222cm)"><draw:text-box><text:p text:style-name="P154"><text:span text:style-name="T301">2 cm</text:span></text:p></draw:text-box></draw:frame><draw:line draw:style-name="gr230" draw:text-style-name="P161" svg:x1="0cm" svg:y1="2.589cm" svg:x2="2.516cm" svg:y2="2.589cm"><text:p/></draw:line><draw:frame draw:style-name="gr231" draw:text-style-name="P184" svg:width="0.876cm" svg:height="0.414cm" svg:x="0.82cm" svg:y="2.17cm"><draw:text-box><text:p text:style-name="P154"><text:span text:style-name="T301">4 cm</text:span></text:p></draw:text-box></draw:frame></draw:g></text:span></text:span></text:p>
        </text:list-item>
      </text:list>
      <text:p text:style-name="P71"><text:span text:style-name="_5f_Correction_5f_surligné">V </text:span><text:span text:style-name="_5f_Correction_5f_surligné"><text:span text:style-name="T267">G</text:span></text:span><text:span text:style-name="_5f_Correction_5f_surligné">rand cylindre : </text:span><text:span text:style-name="_5f_Correction_5f_surligné"><text:span text:style-name="T12">π</text:span></text:span><text:span text:style-name="_5f_Correction_5f_surligné"><text:span text:style-name="T256"> </text:span></text:span><text:span text:style-name="_5f_Correction_5f_symboles">× </text:span><text:span text:style-name="_5f_Correction_5f_surligné">2</text:span><text:span text:style-name="_5f_Correction_5f_surligné"><text:span text:style-name="T221">2 </text:span></text:span><text:span text:style-name="_5f_Correction_5f_surligné"><text:span text:style-name="T249">×</text:span></text:span><text:span text:style-name="_5f_Correction_5f_surligné"><text:span text:style-name="T255"> </text:span></text:span><text:span text:style-name="_5f_Correction_5f_surligné">2 </text:span><text:span text:style-name="_5f_Correction_5f_surligné"><text:span text:style-name="T257">=</text:span></text:span><text:span text:style-name="_5f_Correction_5f_surligné"><text:span text:style-name="T23"> </text:span></text:span><text:span text:style-name="_5f_Correction_5f_surligné">8 </text:span><text:span text:style-name="_5f_Correction_5f_surligné"><text:span text:style-name="T9">π</text:span></text:span><text:span text:style-name="_5f_Correction_5f_surligné"><text:span text:style-name="T28"> </text:span></text:span><text:span text:style-name="_5f_Correction_5f_surligné"><text:span text:style-name="T19">cm³</text:span></text:span></text:p>
      <text:p text:style-name="P72"><text:span text:style-name="_5f_Correction_5f_surligné">V Petit cylindre : </text:span><text:span text:style-name="_5f_Correction_5f_surligné"><text:span text:style-name="T12">π</text:span></text:span><text:span text:style-name="_5f_Correction_5f_surligné"><text:span text:style-name="T256"> </text:span></text:span><text:span text:style-name="_5f_Correction_5f_symboles">× </text:span><text:span text:style-name="_5f_Correction_5f_surligné">1,5</text:span><text:span text:style-name="_5f_Correction_5f_surligné"><text:span text:style-name="T221">2 </text:span></text:span><text:span text:style-name="_5f_Correction_5f_surligné"><text:span text:style-name="T249">× </text:span></text:span><text:span text:style-name="_5f_Correction_5f_surligné"><text:span text:style-name="T254">1 </text:span></text:span><text:span text:style-name="_5f_Correction_5f_surligné"><text:span text:style-name="T257">= </text:span></text:span><text:span text:style-name="_5f_Correction_5f_surligné"><text:span text:style-name="T23">2,25</text:span></text:span><text:span text:style-name="_5f_Correction_5f_surligné"> </text:span><text:span text:style-name="_5f_Correction_5f_surligné"><text:span text:style-name="T9">π </text:span></text:span><text:span text:style-name="_5f_Correction_5f_surligné"><text:span text:style-name="T19">cm</text:span></text:span><text:span text:style-name="_5f_Correction_5f_surligné"><text:span text:style-name="T224">3</text:span></text:span><text:span text:style-name="_5f_Correction_5f_surligné"><text:span text:style-name="T9"> </text:span></text:span></text:p>
      <text:p text:style-name="P72"><text:span text:style-name="_5f_Correction_5f_surligné"><text:span text:style-name="T64">V Solide : 8 </text:span></text:span><text:span text:style-name="_5f_Correction_5f_surligné"><text:span text:style-name="T47">π</text:span></text:span><text:span text:style-name="_5f_Correction_5f_surligné"><text:span text:style-name="T42"> </text:span></text:span><text:span text:style-name="_5f_Correction_5f_surligné"><text:span text:style-name="T53">+ </text:span></text:span><text:span text:style-name="_5f_Correction_5f_surligné"><text:span text:style-name="T64">2,25 </text:span></text:span><text:span text:style-name="_5f_Correction_5f_surligné"><text:span text:style-name="T46">π</text:span></text:span><text:span text:style-name="_5f_Correction_5f_surligné"><text:span text:style-name="T42"> </text:span></text:span><text:span text:style-name="_5f_Correction_5f_surligné"><text:span text:style-name="T81">=</text:span></text:span><text:span text:style-name="_5f_Correction_5f_surligné"><text:span text:style-name="T42"> </text:span></text:span><text:span text:style-name="_5f_Correction_5f_surligné"><text:span text:style-name="T64">10,25 </text:span></text:span><text:span text:style-name="_5f_Correction_5f_surligné"><text:span text:style-name="T47">π</text:span></text:span><text:span text:style-name="_5f_Correction_5f_surligné"><text:span text:style-name="T39"> </text:span></text:span><text:span text:style-name="_5f_Correction_5f_surligné"><text:span text:style-name="T75">≈ </text:span></text:span><text:span text:style-name="_5f_Correction_5f_surligné"><text:span text:style-name="T36">32,201 cm³</text:span></text:span></text:p>
      <text:list xml:id="list211105163972289" text:continue-numbering="true" text:style-name="liste_5f_abc">
        <text:list-item>
          <text:p text:style-name="P130"><text:span text:style-name="_5f_livret"><text:span text:style-name="T244">Parallélépipède troué par un cylindre de révolution.</text:span></text:span></text:p>
        </text:list-item>
      </text:list>
      <text:p text:style-name="P30"><text:span text:style-name="_5f_livret"><draw:g text:anchor-type="as-char" svg:y="0.42cm" draw:z-index="30" draw:name="Forme18" draw:style-name="gr54"><draw:rect draw:style-name="gr191" draw:text-style-name="P189" svg:width="5.017cm" svg:height="1.987cm" svg:x="0.51cm" svg:y="1.192cm"><text:p/></draw:rect><draw:line draw:style-name="gr192" draw:text-style-name="P180" svg:x1="0.512cm" svg:y1="1.192cm" svg:x2="1.72cm" svg:y2="0.183cm"><text:p/></draw:line><draw:line draw:style-name="gr193" draw:text-style-name="P180" svg:x1="0.503cm" svg:y1="3.184cm" svg:x2="1.711cm" svg:y2="2.175cm"><text:p/></draw:line><draw:line draw:style-name="gr194" draw:text-style-name="P180" svg:x1="5.522cm" svg:y1="3.184cm" svg:x2="6.73cm" svg:y2="2.175cm"><text:p/></draw:line><draw:line draw:style-name="gr195" draw:text-style-name="P180" svg:x1="5.506cm" svg:y1="1.2cm" svg:x2="6.714cm" svg:y2="0.206cm"><text:p/></draw:line><draw:line draw:style-name="gr196" draw:text-style-name="P180" svg:x1="1.72cm" svg:y1="0.183cm" svg:x2="6.714cm" svg:y2="0.183cm"><text:p/></draw:line><draw:line draw:style-name="gr197" draw:text-style-name="P180" svg:x1="1.72cm" svg:y1="2.174cm" svg:x2="6.714cm" svg:y2="2.174cm"><text:p/></draw:line><draw:line draw:style-name="gr198" draw:text-style-name="P180" svg:x1="1.72cm" svg:y1="0.183cm" svg:x2="1.72cm" svg:y2="2.159cm"><text:p/></draw:line><draw:line draw:style-name="gr199" draw:text-style-name="P180" svg:x1="6.722cm" svg:y1="0.199cm" svg:x2="6.722cm" svg:y2="2.175cm"><text:p/></draw:line><draw:ellipse draw:style-name="gr200" draw:text-style-name="P189" svg:width="2.678cm" svg:height="0.999cm" draw:transform="skewX (0.875980751575954) translate (3.73415277777778cm 0.18325cm)"><text:p/></draw:ellipse><draw:ellipse draw:style-name="gr201" draw:text-style-name="P189" svg:width="2.678cm" svg:height="0.997cm" draw:transform="skewX (0.877551547902749) translate (3.73415277777778cm 2.17744444444444cm)"><text:p/></draw:ellipse><draw:line draw:style-name="gr202" draw:text-style-name="P180" svg:x1="3.01cm" svg:y1="2.873cm" svg:x2="3.01cm" svg:y2="0.874cm"><text:p/></draw:line><draw:line draw:style-name="gr203" draw:text-style-name="P180" svg:x1="5.938cm" svg:y1="2.492cm" svg:x2="5.938cm" svg:y2="0.493cm"><text:p/></draw:line><draw:rect draw:style-name="gr204" draw:text-style-name="P190" svg:width="5.017cm" svg:height="1.987cm" svg:x="0.524cm" svg:y="1.185cm"><text:p/></draw:rect><draw:line draw:style-name="gr205" draw:text-style-name="P191" svg:x1="0.527cm" svg:y1="1.185cm" svg:x2="1.735cm" svg:y2="0.176cm"><text:p/></draw:line><draw:line draw:style-name="gr206" draw:text-style-name="P191" svg:x1="5.521cm" svg:y1="1.193cm" svg:x2="6.729cm" svg:y2="0.199cm"><text:p/></draw:line><draw:line draw:style-name="gr207" draw:text-style-name="P191" svg:x1="1.735cm" svg:y1="0.176cm" svg:x2="6.729cm" svg:y2="0.176cm"><text:p/></draw:line><draw:polygon draw:style-name="gr208" draw:text-style-name="P190" svg:width="6.228cm" svg:height="1.018cm" svg:x="0.513cm" svg:y="0.169cm" svg:viewBox="0 0 6229 1019" draw:points="0,1019 5029,1019 6229,16 1216,0 1233,0"><text:p/></draw:polygon><draw:ellipse draw:style-name="gr209" draw:text-style-name="P192" svg:width="2.68cm" svg:height="0.999cm" draw:transform="skewX (0.875980751575954) translate (3.74826388888889cm 0.176194444444444cm)"><text:p/></draw:ellipse><draw:polygon draw:style-name="gr210" draw:text-style-name="P190" svg:width="1.18cm" svg:height="2.969cm" svg:x="5.542cm" svg:y="0.199cm" svg:viewBox="0 0 1181 2970" draw:points="0,990 0,2970 1181,1988 1181,0"><text:p/></draw:polygon><draw:frame draw:style-name="gr211" draw:text-style-name="P184" svg:width="1.211cm" svg:height="0.414cm" draw:transform="rotate (1.5707963267949) translate (0cm 2.78498611111111cm)"><draw:text-box><text:p text:style-name="P154"><text:span text:style-name="T301">3,2 cm</text:span></text:p></draw:text-box></draw:frame><draw:frame draw:style-name="gr212" draw:text-style-name="P184" svg:width="1.124cm" svg:height="0.414cm" svg:x="2.422cm" svg:y="3.261cm"><draw:text-box><text:p text:style-name="P154"><text:span text:style-name="T301">7 cm</text:span></text:p></draw:text-box></draw:frame><draw:frame draw:style-name="gr213" draw:text-style-name="P184" svg:width="1.211cm" svg:height="0.414cm" draw:transform="rotate (0.715759526242874) translate (0.280458333333333cm 0.793555555555556cm)"><draw:text-box><text:p text:style-name="P154"><text:span text:style-name="T301">1,6 cm</text:span></text:p></draw:text-box></draw:frame></draw:g></text:span></text:p>
      <text:p text:style-name="P69"><text:span text:style-name="_5f_pointillés_20_gris"><text:span text:style-name="T119">V Parallélépipède : 7 × 3,2 × 1,6 = 35,84 cm³</text:span></text:span></text:p>
      <text:p text:style-name="P69"><text:span text:style-name="_5f_pointillés_20_gris"><text:span text:style-name="T119">V Cylindre : </text:span></text:span><text:span text:style-name="_5f_pointillés_20_gris"><text:span text:style-name="T127">π </text:span></text:span><text:span text:style-name="_5f_pointillés_20_gris"><text:span text:style-name="T119">× 0,8² × 3,2 = 2,048 </text:span></text:span><text:span text:style-name="_5f_pointillés_20_gris"><text:span text:style-name="T127">π </text:span></text:span><text:span text:style-name="_5f_pointillés_20_gris"><text:span text:style-name="T119">cm³</text:span></text:span></text:p>
      <text:p text:style-name="P70"><text:span text:style-name="_5f_pointillés_20_gris"><text:span text:style-name="T119">V Solide : 35,84 − 2,048 </text:span></text:span><text:span text:style-name="_5f_pointillés_20_gris"><text:span text:style-name="T127">π </text:span></text:span><text:span text:style-name="_5f_pointillés_20_gris"><text:span text:style-name="T119">≈ 29,406 cm</text:span></text:span><text:span text:style-name="_5f_pointillés_20_gris"><text:span text:style-name="T146">3</text:span></text:span></text:p>
      <text:list xml:id="list211104723894449" text:continue-list="list211105362459376" text:style-name="Num_5f_Exo">
        <text:list-item>
          <text:h text:style-name="P108" text:outline-level="1"><text:span text:style-name="_5f_Consigne"><text:span text:style-name="T214"> Pour un chantier, un maçon doit construire quatre colonnes en béton de forme cylindrique, de 50 cm</text:span></text:span><text:span text:style-name="_5f_Consigne"><text:span text:style-name="T57"> de rayon et de 4 m de hauteur.</text:span></text:span></text:h>
        </text:list-item>
      </text:list>
      <text:list xml:id="list211103627785461" text:continue-list="list211105163972289" text:style-name="liste_5f_abc">
        <text:list-item text:start-value="1">
          <text:h text:style-name="P142" text:outline-level="1" text:restart-numbering="true" text:start-value="-1"><text:span text:style-name="T150">Quel est le volume d’une colonne (au centième de </text:span><text:span text:style-name="corps"><text:span text:style-name="T155">m</text:span></text:span><text:span text:style-name="corps"><text:span text:style-name="T190">3</text:span></text:span><text:span text:style-name="corps"><text:span text:style-name="T155"> près)</text:span></text:span><text:span text:style-name="T150"> ?</text:span></text:h>
        </text:list-item>
      </text:list>
      <text:p text:style-name="P81"><text:span text:style-name="_5f_Correction_5f_surligné"><text:span text:style-name="T67">V =</text:span></text:span><text:span text:style-name="_5f_Correction_5f_surligné"><text:span text:style-name="T64"> </text:span></text:span><text:span text:style-name="_5f_Correction_5f_surligné"><text:span text:style-name="T47">π</text:span></text:span><text:span text:style-name="_5f_Correction_5f_surligné"><text:span text:style-name="T42"> </text:span></text:span><text:span text:style-name="_5f_Correction_5f_symboles"><text:span text:style-name="T83">×</text:span></text:span><text:span text:style-name="_5f_Correction_5f_surligné"><text:span text:style-name="T46"> </text:span></text:span><text:span text:style-name="_5f_Correction_5f_surligné"><text:span text:style-name="T64">0,5</text:span></text:span><text:span text:style-name="_5f_Correction_5f_surligné"><text:span text:style-name="T233">2 </text:span></text:span><text:span text:style-name="_5f_Correction_5f_surligné"><text:span text:style-name="T75">×</text:span></text:span><text:span text:style-name="_5f_Correction_5f_surligné"><text:span text:style-name="T52"> </text:span></text:span><text:span text:style-name="_5f_Correction_5f_surligné"><text:span text:style-name="T64">4 </text:span></text:span><text:span text:style-name="_5f_Correction_5f_surligné"><text:span text:style-name="T80">=</text:span></text:span><text:span text:style-name="_5f_Correction_5f_surligné"><text:span text:style-name="T36"> </text:span></text:span><text:span text:style-name="_5f_Correction_5f_surligné"><text:span text:style-name="T46">π</text:span></text:span><text:span text:style-name="_5f_Correction_5f_surligné"><text:span text:style-name="T42"> </text:span></text:span><text:span text:style-name="_5f_Correction_5f_surligné"><text:span text:style-name="T77">≈</text:span></text:span><text:span text:style-name="_5f_Correction_5f_surligné"><text:span text:style-name="T42"> </text:span></text:span><text:span text:style-name="_5f_Correction_5f_surligné"><text:span text:style-name="T64">3,14 m</text:span></text:span><text:span text:style-name="_5f_Correction_5f_surligné"><text:span text:style-name="T233">3</text:span></text:span></text:p>
      <text:p text:style-name="P53"><text:span text:style-name="corps"><text:span text:style-name="T59">Pour 1 m</text:span></text:span><text:span text:style-name="corps"><text:span text:style-name="T228">3</text:span></text:span><text:span text:style-name="corps"><text:span text:style-name="T59"> de béton, il faut :</text:span></text:span></text:p>
      <table:table table:name="Tableau7" table:style-name="Tableau7">
        <table:table-column table:style-name="Tableau7.A" table:number-columns-repeated="3"/>
        <table:table-column table:style-name="Tableau7.D"/>
        <table:table-header-rows>
          <table:table-row>
            <table:table-cell table:style-name="Tableau7.A1" office:value-type="string">
              <text:p text:style-name="P42"><text:span text:style-name="T240">C</text:span>iment</text:p>
            </table:table-cell>
            <table:table-cell table:style-name="Tableau7.A1" office:value-type="string">
              <text:p text:style-name="P42"><text:span text:style-name="T240">S</text:span>able</text:p>
            </table:table-cell>
            <table:table-cell table:style-name="Tableau7.A1" office:value-type="string">
              <text:p text:style-name="P42"><text:span text:style-name="T240">G</text:span>ravillons</text:p>
            </table:table-cell>
            <table:table-cell table:style-name="Tableau7.D1" office:value-type="string">
              <text:p text:style-name="P42"><text:span text:style-name="T240">E</text:span>au</text:p>
            </table:table-cell>
          </table:table-row>
        </table:table-header-rows>
        <table:table-row>
          <table:table-cell table:style-name="Tableau7.A2" office:value-type="string">
            <text:p text:style-name="P31">400 kg</text:p>
          </table:table-cell>
          <table:table-cell table:style-name="Tableau7.A2" office:value-type="string">
            <text:p text:style-name="P31">460 L</text:p>
          </table:table-cell>
          <table:table-cell table:style-name="Tableau7.A2" office:value-type="string">
            <text:p text:style-name="P31">780 L</text:p>
          </table:table-cell>
          <table:table-cell table:style-name="Tableau7.D2" office:value-type="string">
            <text:p text:style-name="P31">200 L</text:p>
          </table:table-cell>
        </table:table-row>
      </table:table>
      <text:list xml:id="list211105032704993" text:continue-numbering="true" text:style-name="liste_5f_abc">
        <text:list-item>
          <text:p text:style-name="P122"><text:span text:style-name="corps"><text:span text:style-name="T59">Donne alors l</text:span></text:span><text:span text:style-name="corps"><text:span text:style-name="T104">es</text:span></text:span><text:span text:style-name="corps"><text:span text:style-name="T59"> quantité</text:span></text:span><text:span text:style-name="corps"><text:span text:style-name="T60">s</text:span></text:span><text:span text:style-name="corps"><text:span text:style-name="T59"> de ciment, de sable, de gravillons et d’eau nécessaire</text:span></text:span><text:span text:style-name="corps"><text:span text:style-name="T60">s</text:span></text:span><text:span text:style-name="corps"><text:span text:style-name="T59"> pour les </text:span></text:span><text:span text:style-name="_5f_Consigne"><text:span text:style-name="T57">quatre</text:span></text:span><text:span text:style-name="corps"><text:span text:style-name="T59"> colonnes.</text:span></text:span></text:p>
        </text:list-item>
      </text:list>
      <text:p text:style-name="P83"><text:span text:style-name="_5f_Correction_5f_surligné">Volume de 4 colonnes : </text:span><text:span text:style-name="_5f_Correction_5f_surligné"><text:span text:style-name="T148">environ</text:span></text:span><text:span text:style-name="_5f_Correction_5f_surligné"> </text:span><text:span text:style-name="_5f_Correction_5f_surligné"><text:span text:style-name="T64">3,14 </text:span></text:span><text:span text:style-name="_5f_Correction_5f_surligné"><text:span text:style-name="T68">m³ </text:span></text:span><text:span text:style-name="_5f_Correction_5f_surligné"><text:span text:style-name="T76">×</text:span></text:span><text:span text:style-name="_5f_Correction_5f_surligné"><text:span text:style-name="T54"> </text:span></text:span><text:span text:style-name="_5f_Correction_5f_surligné"><text:span text:style-name="T64">4</text:span></text:span></text:p>
      <text:p text:style-name="P82"><text:span text:style-name="_5f_Correction_5f_surligné"><text:span text:style-name="T68">soit environ</text:span></text:span><text:span text:style-name="_5f_Correction_5f_surligné"><text:span text:style-name="T233"> </text:span></text:span><text:span text:style-name="_5f_Correction_5f_surligné"><text:span text:style-name="T23"><text:s/></text:span></text:span><text:span text:style-name="_5f_Correction_5f_surligné">12,5</text:span><text:span text:style-name="_5f_Correction_5f_surligné"><text:span text:style-name="T148">6</text:span></text:span><text:span text:style-name="_5f_Correction_5f_surligné"> m</text:span><text:span text:style-name="_5f_Correction_5f_surligné"><text:span text:style-name="T221">3</text:span></text:span></text:p>
      <text:p text:style-name="P82"><text:span text:style-name="_5f_Correction_5f_surligné">Ciment : 12,5</text:span><text:span text:style-name="_5f_Correction_5f_surligné"><text:span text:style-name="T148">6</text:span></text:span><text:span text:style-name="_5f_Correction_5f_surligné"><text:span text:style-name="T147"> </text:span></text:span><text:span text:style-name="_5f_Correction_5f_surligné"><text:span text:style-name="T249">×</text:span></text:span><text:span text:style-name="_5f_Correction_5f_surligné"><text:span text:style-name="T255"> </text:span></text:span><text:span text:style-name="_5f_Correction_5f_surligné">400 kg </text:span><text:span text:style-name="_5f_Correction_5f_surligné"><text:span text:style-name="T257">= </text:span></text:span><text:span text:style-name="_5f_Correction_5f_surligné"><text:span text:style-name="T23">5 024 </text:span></text:span><text:span text:style-name="_5f_Correction_5f_surligné">kg</text:span></text:p>
      <text:p text:style-name="P82"><text:span text:style-name="_5f_Correction_5f_surligné">Sable : 12,56 </text:span><text:span text:style-name="_5f_Correction_5f_surligné"><text:span text:style-name="T249">× </text:span></text:span><text:span text:style-name="_5f_Correction_5f_surligné"><text:span text:style-name="T254">460 L</text:span></text:span><text:span text:style-name="_5f_Correction_5f_surligné"><text:span text:style-name="T23"> </text:span></text:span><text:span text:style-name="_5f_Correction_5f_surligné"><text:span text:style-name="T257">=</text:span></text:span><text:span text:style-name="_5f_Correction_5f_surligné"><text:span text:style-name="T23"> </text:span></text:span><text:span text:style-name="_5f_Correction_5f_surligné">5 777,6 L</text:span></text:p>
      <text:p text:style-name="P82"><text:span text:style-name="_5f_Correction_5f_surligné">Gravillons : 12,56</text:span><text:span text:style-name="_5f_Correction_5f_surligné"><text:span text:style-name="T21"> </text:span></text:span><text:span text:style-name="_5f_Correction_5f_surligné"><text:span text:style-name="T249">×</text:span></text:span><text:span text:style-name="_5f_Correction_5f_surligné"><text:span text:style-name="T254"> 780 L</text:span></text:span><text:span text:style-name="_5f_Correction_5f_surligné"><text:span text:style-name="T23"> </text:span></text:span><text:span text:style-name="_5f_Correction_5f_surligné"><text:span text:style-name="T257">=</text:span></text:span><text:span text:style-name="_5f_Correction_5f_surligné"><text:span text:style-name="T23"> </text:span></text:span><text:span text:style-name="_5f_Correction_5f_surligné">9 796,8 L</text:span></text:p>
      <text:p text:style-name="P82"><text:span text:style-name="_5f_Correction_5f_surligné"><text:span text:style-name="T64">Eau : 12,56</text:span></text:span><text:span text:style-name="_5f_Correction_5f_surligné"><text:span text:style-name="T36"> </text:span></text:span><text:span text:style-name="_5f_Correction_5f_surligné"><text:span text:style-name="T75">×</text:span></text:span><text:span text:style-name="_5f_Correction_5f_surligné"><text:span text:style-name="T52"> 200 L</text:span></text:span><text:span text:style-name="_5f_Correction_5f_surligné"><text:span text:style-name="T36"> </text:span></text:span><text:span text:style-name="_5f_Correction_5f_surligné"><text:span text:style-name="T80">=</text:span></text:span><text:span text:style-name="_5f_Correction_5f_surligné"><text:span text:style-name="T36"> </text:span></text:span><text:span text:style-name="_5f_Correction_5f_surligné"><text:span text:style-name="T64">2 512 L</text:span></text:span></text:p>
      <text:p text:style-name="P82"><text:span text:style-name="_5f_Correction_5f_surligné"><text:span text:style-name="T64"/></text:span></text:p>
      <text:list xml:id="list211104283157366" text:continue-list="list211104723894449" text:style-name="Num_5f_Exo">
        <text:list-item>
          <text:h text:style-name="P109" text:outline-level="1"><draw:g text:anchor-type="paragraph" draw:z-index="31" draw:name="Forme19" draw:style-name="gr76"><draw:ellipse draw:style-name="gr154" draw:text-style-name="P186" svg:width="1.119cm" svg:height="0.616cm" svg:x="7.457cm" svg:y="3.827cm"><text:p/></draw:ellipse><draw:ellipse draw:style-name="gr154" draw:text-style-name="P186" svg:width="1.959cm" svg:height="0.438cm" svg:x="4.937cm" svg:y="3.503cm"><text:p/></draw:ellipse><draw:ellipse draw:style-name="gr154" draw:text-style-name="P186" svg:width="1.962cm" svg:height="0.2cm" svg:x="1.959cm" svg:y="3.663cm"><text:p/></draw:ellipse><draw:ellipse draw:style-name="gr154" draw:text-style-name="P186" svg:width="1.117cm" svg:height="0.496cm" svg:x="0.095cm" svg:y="3.947cm"><text:p/></draw:ellipse><draw:line draw:style-name="gr155" draw:text-style-name="P161" svg:x1="7.483cm" svg:y1="1.6cm" svg:x2="8.592cm" svg:y2="1.57cm"><text:p/></draw:line><draw:frame draw:style-name="gr156" draw:text-style-name="P184" svg:width="0.876cm" svg:height="0.414cm" svg:x="7.59cm" svg:y="0.954cm"><draw:text-box><text:p text:style-name="P154"><text:span text:style-name="T299">8 cm</text:span></text:p></draw:text-box></draw:frame><draw:line draw:style-name="gr157" draw:text-style-name="P186" svg:x1="7.455cm" svg:y1="1.614cm" svg:x2="7.455cm" svg:y2="4.12cm"><text:p/></draw:line><draw:line draw:style-name="gr158" draw:text-style-name="P186" svg:x1="8.575cm" svg:y1="1.6cm" svg:x2="8.575cm" svg:y2="4.105cm"><text:p/></draw:line><draw:line draw:style-name="gr159" draw:text-style-name="P161" svg:x1="8.718cm" svg:y1="4.078cm" svg:x2="8.718cm" svg:y2="1.674cm"><text:p/></draw:line><draw:ellipse draw:style-name="gr160" draw:text-style-name="P186" svg:width="1.119cm" svg:height="0.597cm" draw:transform="rotate (-3.14159265358979) translate (8.5725cm 4.43618055555556cm)" draw:kind="arc" draw:start-angle="358.93" draw:end-angle="178.51"><text:p/></draw:ellipse><draw:frame draw:style-name="gr161" draw:text-style-name="P184" svg:width="1.101cm" svg:height="0.414cm" draw:transform="rotate (-1.5707963267949) translate (9.12283333333333cm 2.33186111111111cm)"><draw:text-box><text:p text:style-name="P154"><text:span text:style-name="T299">10 cm</text:span></text:p></draw:text-box></draw:frame><draw:line draw:style-name="gr162" draw:text-style-name="P161" svg:x1="0.097cm" svg:y1="2.153cm" svg:x2="1.227cm" svg:y2="2.138cm"><text:p/></draw:line><draw:frame draw:style-name="gr163" draw:text-style-name="P184" svg:width="0.876cm" svg:height="0.414cm" svg:x="0.312cm" svg:y="1.55cm"><draw:text-box><text:p text:style-name="P154"><text:span text:style-name="T299">8 cm</text:span></text:p></draw:text-box></draw:frame><draw:line draw:style-name="gr164" draw:text-style-name="P186" svg:x1="0.094cm" svg:y1="2.168cm" svg:x2="0.094cm" svg:y2="4.186cm"><text:p/></draw:line><draw:line draw:style-name="gr165" draw:text-style-name="P186" svg:x1="1.21cm" svg:y1="2.152cm" svg:x2="1.21cm" svg:y2="4.17cm"><text:p/></draw:line><draw:line draw:style-name="gr166" draw:text-style-name="P161" svg:x1="1.352cm" svg:y1="4.147cm" svg:x2="1.352cm" svg:y2="2.212cm"><text:p/></draw:line><draw:ellipse draw:style-name="gr167" draw:text-style-name="P186" svg:width="1.117cm" svg:height="0.482cm" draw:transform="rotate (-3.14159265358979) translate (1.21002777777778cm 4.43794444444445cm)" draw:kind="arc" draw:start-angle="358.93" draw:end-angle="178.51"><text:p/></draw:ellipse><draw:frame draw:style-name="gr168" draw:text-style-name="P184" svg:width="0.876cm" svg:height="0.414cm" draw:transform="rotate (-1.5707963267949) translate (1.75683333333333cm 2.75695833333333cm)"><draw:text-box><text:p text:style-name="P154"><text:span text:style-name="T299">8 cm</text:span></text:p></draw:text-box></draw:frame><draw:ellipse draw:style-name="gr169" draw:text-style-name="P187" svg:width="1.117cm" svg:height="0.496cm" svg:x="0.095cm" svg:y="1.901cm"><text:p/></draw:ellipse><draw:line draw:style-name="gr170" draw:text-style-name="P161" svg:x1="2.913cm" svg:y1="2.951cm" svg:x2="3.941cm" svg:y2="2.944cm"><text:p/></draw:line><draw:frame draw:style-name="gr171" draw:text-style-name="P184" svg:width="0.876cm" svg:height="0.414cm" svg:x="3.039cm" svg:y="2.439cm"><draw:text-box><text:p text:style-name="P154"><text:span text:style-name="T299">4 cm</text:span></text:p></draw:text-box></draw:frame><draw:line draw:style-name="gr172" draw:text-style-name="P186" svg:x1="1.957cm" svg:y1="2.96cm" svg:x2="1.957cm" svg:y2="3.761cm"><text:p/></draw:line><draw:line draw:style-name="gr173" draw:text-style-name="P186" svg:x1="3.914cm" svg:y1="2.951cm" svg:x2="3.914cm" svg:y2="3.752cm"><text:p/></draw:line><draw:line draw:style-name="gr174" draw:text-style-name="P161" svg:x1="4.168cm" svg:y1="3.743cm" svg:x2="4.168cm" svg:y2="2.974cm"><text:p/></draw:line><draw:ellipse draw:style-name="gr175" draw:text-style-name="P186" svg:width="1.96cm" svg:height="0.191cm" draw:transform="rotate (-3.14159265358979) translate (3.91583333333333cm 3.85586111111111cm)" draw:kind="arc" draw:start-angle="358.93" draw:end-angle="178.51"><text:p/></draw:ellipse><draw:frame draw:style-name="gr176" draw:text-style-name="P184" svg:width="0.876cm" svg:height="0.414cm" draw:transform="rotate (-1.5707963267949) translate (4.69194444444444cm 2.92981944444444cm)"><draw:text-box><text:p text:style-name="P154"><text:span text:style-name="T299">1 cm</text:span></text:p></draw:text-box></draw:frame><draw:ellipse draw:style-name="gr177" draw:text-style-name="P187" svg:width="1.96cm" svg:height="0.2cm" svg:x="1.956cm" svg:y="2.841cm"><text:p/></draw:ellipse><draw:line draw:style-name="gr178" draw:text-style-name="P161" svg:x1="5.879cm" svg:y1="1.72cm" svg:x2="6.913cm" svg:y2="1.724cm"><text:p/></draw:line><draw:frame draw:style-name="gr179" draw:text-style-name="P184" svg:width="0.876cm" svg:height="0.414cm" svg:x="5.986cm" svg:y="1.115cm"><draw:text-box><text:p text:style-name="P154"><text:span text:style-name="T299">4 cm</text:span></text:p></draw:text-box></draw:frame><draw:line draw:style-name="gr180" draw:text-style-name="P161" svg:x1="7.021cm" svg:y1="3.748cm" svg:x2="7.029cm" svg:y2="1.697cm"><text:p/></draw:line><draw:ellipse draw:style-name="gr181" draw:text-style-name="P186" svg:width="1.953cm" svg:height="0.422cm" draw:transform="rotate (-3.14159265358979) translate (6.88975cm 3.94052777777778cm)" draw:kind="arc" draw:start-angle="358.93" draw:end-angle="184.74"><text:p/></draw:ellipse><draw:frame draw:style-name="gr182" draw:text-style-name="P184" svg:width="0.876cm" svg:height="0.414cm" draw:transform="rotate (-1.5707963267949) translate (7.42773611111111cm 2.39183333333333cm)"><draw:text-box><text:p text:style-name="P154"><text:span text:style-name="T299">5 cm</text:span></text:p></draw:text-box></draw:frame><draw:ellipse draw:style-name="gr183" draw:text-style-name="P187" svg:width="1.959cm" svg:height="0.586cm" svg:x="4.937cm" svg:y="1.441cm"><text:p/></draw:ellipse><draw:ellipse draw:style-name="gr184" draw:text-style-name="P187" svg:width="1.119cm" svg:height="0.616cm" svg:x="7.457cm" svg:y="1.303cm"><text:p/></draw:ellipse><draw:line draw:style-name="gr185" draw:text-style-name="P186" svg:x1="4.938cm" svg:y1="1.734cm" svg:x2="4.938cm" svg:y2="3.752cm"><text:p/></draw:line><draw:line draw:style-name="gr186" draw:text-style-name="P186" svg:x1="6.907cm" svg:y1="1.734cm" svg:x2="6.907cm" svg:y2="3.752cm"><text:p/></draw:line><draw:frame draw:style-name="gr187" draw:text-style-name="P188" svg:width="0.376cm" svg:height="0.414cm" svg:x="0.476cm" svg:y="3.071cm"><draw:text-box><text:p text:style-name="P154"><text:span text:style-name="T300">a.</text:span></text:p></draw:text-box></draw:frame><draw:frame draw:style-name="gr188" draw:text-style-name="P188" svg:width="0.389cm" svg:height="0.414cm" svg:x="2.767cm" svg:y="3.168cm"><draw:text-box><text:p text:style-name="P154"><text:span text:style-name="T300">b.</text:span></text:p></draw:text-box></draw:frame><draw:frame draw:style-name="gr189" draw:text-style-name="P188" svg:width="0.346cm" svg:height="0.414cm" svg:x="5.773cm" svg:y="2.6cm"><draw:text-box><text:p text:style-name="P154"><text:span text:style-name="T300">c.</text:span></text:p></draw:text-box></draw:frame><draw:frame draw:style-name="gr190" draw:text-style-name="P188" svg:width="0.389cm" svg:height="0.414cm" svg:x="7.854cm" svg:y="2.686cm"><draw:text-box><text:p text:style-name="P154"><text:span text:style-name="T300">d.</text:span></text:p></draw:text-box></draw:frame></draw:g> Sans faire de calculs, range les cylindres de révolution dans l’ordre croissant de leur volume. Explique ta réponse.</text:h>
        </text:list-item>
      </text:list>
      <text:p text:style-name="P49"/>
      <text:p text:style-name="P49"/>
      <text:p text:style-name="P49"/>
      <text:p text:style-name="P49"/>
      <text:p text:style-name="P49"/>
      <text:p text:style-name="P51"/>
      <text:p text:style-name="P49"/>
      <text:p text:style-name="P49"/>
      <text:p text:style-name="P84"><text:span text:style-name="_5f_Correction_5f_surligné">Tous ces cylindres ont le même rayon. Leur volume ne dépend donc que de leur hauteur : </text:span></text:p>
      <text:p text:style-name="P84"><text:span text:style-name="_5f_Correction_5f_surligné"><text:span text:style-name="T288">V</text:span></text:span><text:span text:style-name="_5f_Correction_5f_surligné"><text:span text:style-name="T287">b. </text:span></text:span><text:span text:style-name="_5f_Correction_5f_surligné"><text:span text:style-name="T27"> </text:span></text:span><text:span text:style-name="_5f_Correction_5f_surligné"><text:span text:style-name="T260">&lt;</text:span></text:span><text:span text:style-name="_5f_Correction_5f_surligné"><text:span text:style-name="T27"> </text:span></text:span><text:span text:style-name="_5f_Correction_5f_surligné"><text:span text:style-name="T287"> </text:span></text:span><text:span text:style-name="_5f_Correction_5f_surligné"><text:span text:style-name="T288">V</text:span></text:span><text:span text:style-name="_5f_Correction_5f_surligné"><text:span text:style-name="T287">c. </text:span></text:span><text:span text:style-name="_5f_Correction_5f_surligné"><text:span text:style-name="T27"> </text:span></text:span><text:span text:style-name="_5f_Correction_5f_surligné"><text:span text:style-name="T260">&lt;</text:span></text:span><text:span text:style-name="_5f_Correction_5f_surligné"><text:span text:style-name="T27"> </text:span></text:span><text:span text:style-name="_5f_Correction_5f_surligné"><text:span text:style-name="T287"> </text:span></text:span><text:span text:style-name="_5f_Correction_5f_surligné"><text:span text:style-name="T288">V</text:span></text:span><text:span text:style-name="_5f_Correction_5f_surligné"><text:span text:style-name="T287">a. </text:span></text:span><text:span text:style-name="_5f_Correction_5f_surligné"><text:span text:style-name="T27"> </text:span></text:span><text:span text:style-name="_5f_Correction_5f_surligné"><text:span text:style-name="T260">&lt;</text:span></text:span><text:span text:style-name="_5f_Correction_5f_surligné"><text:span text:style-name="T27"> </text:span></text:span><text:span text:style-name="_5f_Correction_5f_surligné"><text:span text:style-name="T287"> </text:span></text:span><text:span text:style-name="_5f_Correction_5f_surligné"><text:span text:style-name="T288">V</text:span></text:span><text:span text:style-name="_5f_Correction_5f_surligné"><text:span text:style-name="T287">d.</text:span></text:span></text:p>
      <text:list xml:id="list211105037184858" text:continue-numbering="true" text:style-name="Num_5f_Exo">
        <text:list-item>
          <text:h text:style-name="P110" text:outline-level="1"><text:span text:style-name="_5f_Consigne"><text:span text:style-name="T214"> Paul dispose de deux seaux d’exactement 3 et 5 litres. Chaque seau a une forme cylindrique et l’aire de leur base est de 200 cm</text:span></text:span><text:span text:style-name="_5f_Consigne"><text:span text:style-name="T229">2</text:span></text:span><text:span text:style-name="_5f_Consigne"><text:span text:style-name="T57">.</text:span></text:span></text:h>
        </text:list-item>
      </text:list>
      <text:list xml:id="list211103678378411" text:continue-list="list211105032704993" text:style-name="liste_5f_abc">
        <text:list-item text:start-value="1">
          <text:p text:style-name="P123"><text:span text:style-name="corps"><text:span text:style-name="T59">Calcule la hauteur de chacun de ces seaux.</text:span></text:span></text:p>
        </text:list-item>
      </text:list>
      <text:p text:style-name="P84"><text:span text:style-name="_5f_Correction_5f_surligné">3 L = 3 000 cm</text:span><text:span text:style-name="_5f_Correction_5f_surligné"><text:span text:style-name="T221">3</text:span></text:span><text:span text:style-name="_5f_Correction_5f_surligné"> et 5 L = 5 000 cm</text:span><text:span text:style-name="_5f_Correction_5f_surligné"><text:span text:style-name="T221">3</text:span></text:span><text:span text:style-name="_5f_Correction_5f_surligné">.</text:span></text:p>
      <text:p text:style-name="P84"><text:span text:style-name="_5f_Correction_5f_surligné">200 </text:span><text:span text:style-name="_5f_Correction_5f_surligné"><text:span text:style-name="T249">×</text:span></text:span><text:span text:style-name="_5f_Correction_5f_surligné"><text:span text:style-name="T255"> </text:span></text:span><text:span text:style-name="_5f_Correction_5f_surligné"><text:span text:style-name="T11">h</text:span></text:span><text:span text:style-name="_5f_Correction_5f_surligné"><text:span text:style-name="T270">1</text:span></text:span><text:span text:style-name="_5f_Correction_5f_surligné"><text:span text:style-name="T272"> </text:span></text:span><text:span text:style-name="_5f_Correction_5f_surligné"><text:span text:style-name="T257">=</text:span></text:span><text:span text:style-name="_5f_Correction_5f_surligné"><text:span text:style-name="T23"> </text:span></text:span><text:span text:style-name="_5f_Correction_5f_surligné">3 000 donc </text:span><text:span text:style-name="_5f_Correction_5f_surligné"><text:span text:style-name="T11">h</text:span></text:span><text:span text:style-name="_5f_Correction_5f_surligné"><text:span text:style-name="T270">1</text:span></text:span><text:span text:style-name="_5f_Correction_5f_surligné"><text:span text:style-name="T273"> </text:span></text:span><text:span text:style-name="_5f_Correction_5f_surligné"><text:span text:style-name="T257">=</text:span></text:span><text:span text:style-name="_5f_Correction_5f_surligné"><text:span text:style-name="T23"> </text:span></text:span><text:span text:style-name="_5f_Correction_5f_surligné">3 000 </text:span><text:span text:style-name="_5f_Correction_5f_surligné"><text:span text:style-name="T249">÷ </text:span></text:span><text:span text:style-name="_5f_Correction_5f_surligné">200 </text:span><text:span text:style-name="_5f_Correction_5f_surligné"><text:span text:style-name="T257">=</text:span></text:span><text:span text:style-name="_5f_Correction_5f_surligné"><text:span text:style-name="T23"> </text:span></text:span><text:span text:style-name="_5f_Correction_5f_surligné">15 </text:span><text:span text:style-name="_5f_Correction_5f_surligné"><text:span text:style-name="T275">cm</text:span></text:span></text:p>
      <text:p text:style-name="P84"><text:span text:style-name="_5f_Correction_5f_surligné"><text:span text:style-name="T64">200 </text:span></text:span><text:span text:style-name="_5f_Correction_5f_surligné"><text:span text:style-name="T75">×</text:span></text:span><text:span text:style-name="_5f_Correction_5f_surligné"><text:span text:style-name="T52"> </text:span></text:span><text:span text:style-name="_5f_Correction_5f_surligné"><text:span text:style-name="T48">h</text:span></text:span><text:span text:style-name="_5f_Correction_5f_surligné"><text:span text:style-name="T271">2</text:span></text:span><text:span text:style-name="_5f_Correction_5f_surligné"><text:span text:style-name="T40"> </text:span></text:span><text:span text:style-name="_5f_Correction_5f_surligné"><text:span text:style-name="T80">=</text:span></text:span><text:span text:style-name="_5f_Correction_5f_surligné"><text:span text:style-name="T36"> </text:span></text:span><text:span text:style-name="_5f_Correction_5f_surligné"><text:span text:style-name="T64">5 000 donc </text:span></text:span><text:span text:style-name="_5f_Correction_5f_surligné"><text:span text:style-name="T48">h</text:span></text:span><text:span text:style-name="_5f_Correction_5f_surligné"><text:span text:style-name="T271">2</text:span></text:span><text:span text:style-name="_5f_Correction_5f_surligné"><text:span text:style-name="T40"> </text:span></text:span><text:span text:style-name="_5f_Correction_5f_surligné"><text:span text:style-name="T80">=</text:span></text:span><text:span text:style-name="_5f_Correction_5f_surligné"><text:span text:style-name="T36"> </text:span></text:span><text:span text:style-name="_5f_Correction_5f_surligné"><text:span text:style-name="T64">5 000 </text:span></text:span><text:span text:style-name="_5f_Correction_5f_surligné"><text:span text:style-name="T75">÷</text:span></text:span><text:span text:style-name="_5f_Correction_5f_surligné"><text:span text:style-name="T52"> </text:span></text:span><text:span text:style-name="_5f_Correction_5f_surligné"><text:span text:style-name="T64">200 </text:span></text:span><text:span text:style-name="_5f_Correction_5f_surligné"><text:span text:style-name="T80">= </text:span></text:span><text:span text:style-name="_5f_Correction_5f_surligné"><text:span text:style-name="T64">25 </text:span></text:span><text:span text:style-name="_5f_Correction_5f_surligné"><text:span text:style-name="T69">cm</text:span></text:span></text:p>
      <text:list xml:id="list211105375373066" text:continue-numbering="true" text:style-name="liste_5f_abc">
        <text:list-item>
          <text:p text:style-name="P124"><text:span text:style-name="corps"><text:span text:style-name="T211">Comment Paul va-</text:span></text:span><text:span text:style-name="corps"><text:span text:style-name="T212">t-il</text:span></text:span><text:span text:style-name="corps"><text:span text:style-name="T211"> procéder pour obtenir 4 L en utilisant uniquement ses seaux de 3 L et 5 L ?</text:span></text:span></text:p>
        </text:list-item>
      </text:list>
      <text:list xml:id="list211105346936708" text:continue-list="list3008463287" text:style-name="_5f_Numérotation_20_des_20_exercices_20_livrets">
        <text:list-item>
          <text:list>
            <text:list-header>
              <text:p text:style-name="P131"><text:span text:style-name="_5f_pointillés_20_gris"><text:span text:style-name="T123">R</text:span></text:span><text:span text:style-name="_5f_pointillés_20_gris"><text:span text:style-name="T124">empli</text:span></text:span><text:span text:style-name="_5f_pointillés_20_gris"><text:span text:style-name="T123">r</text:span></text:span><text:span text:style-name="_5f_pointillés_20_gris"><text:span text:style-name="T124"> le seau de 5L </text:span></text:span><text:span text:style-name="_5f_pointillés_20_gris"><text:span text:style-name="T125">et en</text:span></text:span><text:span text:style-name="_5f_pointillés_20_gris"><text:span text:style-name="T124"> verse</text:span></text:span><text:span text:style-name="_5f_pointillés_20_gris"><text:span text:style-name="T123">r</text:span></text:span><text:span text:style-name="_5f_pointillés_20_gris"><text:span text:style-name="T124"> 3L dans le petit seau. </text:span></text:span><text:span text:style-name="_5f_pointillés_20_gris"><text:span text:style-name="T123">On</text:span></text:span><text:span text:style-name="_5f_pointillés_20_gris"><text:span text:style-name="T124"> obtient </text:span></text:span><text:span text:style-name="_5f_pointillés_20_gris"><text:span text:style-name="T125">ainsi</text:span></text:span><text:span text:style-name="_5f_pointillés_20_gris"><text:span text:style-name="T124"> 2L dans le grand seau. </text:span></text:span><text:span text:style-name="_5f_pointillés_20_gris"><text:span text:style-name="T126">Vider le petit seau et y </text:span></text:span><text:span text:style-name="_5f_pointillés_20_gris"><text:span text:style-name="T125">transvase</text:span></text:span><text:span text:style-name="_5f_pointillés_20_gris"><text:span text:style-name="T126">r</text:span></text:span><text:span text:style-name="_5f_pointillés_20_gris"><text:span text:style-name="T125"> </text:span></text:span><text:span text:style-name="_5f_pointillés_20_gris"><text:span text:style-name="T114">l</text:span></text:span><text:span text:style-name="_5f_pointillés_20_gris"><text:span text:style-name="T125">es 2L. </text:span></text:span><text:span text:style-name="_5f_pointillés_20_gris"><text:span text:style-name="T123">R</text:span></text:span><text:span text:style-name="_5f_pointillés_20_gris"><text:span text:style-name="T125">empli</text:span></text:span><text:span text:style-name="_5f_pointillés_20_gris"><text:span text:style-name="T123">r</text:span></text:span><text:span text:style-name="_5f_pointillés_20_gris"><text:span text:style-name="T125"> à nouveau le seau de 5L </text:span></text:span><text:span text:style-name="_5f_pointillés_20_gris"><text:span text:style-name="T123">et</text:span></text:span><text:span text:style-name="_5f_pointillés_20_gris"><text:span text:style-name="T125"> l’utilise</text:span></text:span><text:span text:style-name="_5f_pointillés_20_gris"><text:span text:style-name="T123">r</text:span></text:span><text:span text:style-name="_5f_pointillés_20_gris"><text:span text:style-name="T125"> pour </text:span></text:span><text:span text:style-name="_5f_pointillés_20_gris"><text:span text:style-name="T126">remplir</text:span></text:span><text:span text:style-name="_5f_pointillés_20_gris"><text:span text:style-name="T125"> le petit seau jusqu’à ras bord. Reste</text:span></text:span><text:span text:style-name="_5f_pointillés_20_gris"><text:span text:style-name="T126">nt</text:span></text:span><text:span text:style-name="_5f_pointillés_20_gris"><text:span text:style-name="T125"> 4L dans le grand.</text:span></text:span></text:p>
            </text:list-header>
          </text:list>
        </text:list-item>
      </text:list>
      <text:list xml:id="list211105346740383" text:continue-list="list211105037184858" text:style-name="Num_5f_Exo">
        <text:list-item>
          <text:h text:style-name="P111" text:outline-level="1"><text:soft-page-break/><text:span text:style-name="_5f_livret"><text:span text:style-name="T150"> Voici la représentation en perspective cavalière d’une maison de poupée. (Toutes les longueurs sont données en centimètres.)</text:span></text:span></text:h>
        </text:list-item>
      </text:list>
      <text:list xml:id="list211105205067343" text:continue-list="list211105375373066" text:style-name="liste_5f_abc">
        <text:list-item text:start-value="1">
          <text:p text:style-name="P132"><draw:g text:anchor-type="paragraph" draw:z-index="51" draw:name="Forme2_0" draw:style-name="gr1"><draw:polygon draw:style-name="gr2" draw:text-style-name="P146" svg:width="1.426cm" svg:height="2.324cm" svg:x="6.752cm" svg:y="1.113cm" svg:viewBox="0 0 1427 2325" draw:points="0,465 8,2325 1427,1868 1411,0"><text:p/></draw:polygon><draw:polygon draw:style-name="gr3" draw:text-style-name="P147" svg:width="2.782cm" svg:height="0.46cm" svg:x="3.985cm" svg:y="2.981cm" svg:viewBox="0 0 2783 461" draw:points="0,457 1371,0 2762,14 2783,461"><text:p/></draw:polygon><draw:polygon draw:style-name="gr4" draw:text-style-name="P148" svg:width="1.41cm" svg:height="2.125cm" svg:x="5.345cm" svg:y="0.866cm" svg:viewBox="0 0 1411 2126" draw:points="344,0 0,265 18,2126 1411,2117 1393,724"><text:p/></draw:polygon><draw:polygon draw:style-name="gr5" draw:text-style-name="P149" svg:width="1.411cm" svg:height="2.336cm" svg:x="3.949cm" svg:y="1.129cm" svg:viewBox="0 0 1412 2337" draw:points="9,459 1394,0 1412,1861 0,2337"><text:p/></draw:polygon><draw:line draw:style-name="gr6" draw:text-style-name="P150" svg:x1="3.948cm" svg:y1="1.584cm" svg:x2="3.948cm" svg:y2="3.459cm"><text:p/></draw:line><draw:line draw:style-name="gr7" draw:text-style-name="P150" svg:x1="3.948cm" svg:y1="3.459cm" svg:x2="6.762cm" svg:y2="3.459cm"><text:p/></draw:line><draw:line draw:style-name="gr8" draw:text-style-name="P150" svg:x1="6.759cm" svg:y1="1.584cm" svg:x2="6.759cm" svg:y2="3.459cm"><text:p/></draw:line><draw:line draw:style-name="gr9" draw:text-style-name="P150" svg:x1="3.948cm" svg:y1="1.58cm" svg:x2="5.354cm" svg:y2="0.642cm"><text:p/></draw:line><draw:line draw:style-name="gr10" draw:text-style-name="P150" svg:x1="5.355cm" svg:y1="0.642cm" svg:x2="6.763cm" svg:y2="1.58cm"><text:p/></draw:line><draw:line draw:style-name="gr11" draw:text-style-name="P150" svg:x1="5.355cm" svg:y1="0.644cm" svg:x2="6.763cm" svg:y2="0.176cm"><text:p/></draw:line><draw:line draw:style-name="gr12" draw:text-style-name="P150" svg:x1="6.759cm" svg:y1="1.581cm" svg:x2="8.165cm" svg:y2="1.113cm"><text:p/></draw:line><draw:line draw:style-name="gr13" draw:text-style-name="P150" svg:x1="6.759cm" svg:y1="3.456cm" svg:x2="8.165cm" svg:y2="2.988cm"><text:p/></draw:line><draw:line draw:style-name="gr14" draw:text-style-name="P150" svg:x1="6.759cm" svg:y1="0.176cm" svg:x2="8.165cm" svg:y2="1.114cm"><text:p/></draw:line><draw:line draw:style-name="gr15" draw:text-style-name="P150" svg:x1="8.169cm" svg:y1="1.113cm" svg:x2="8.169cm" svg:y2="2.988cm"><text:p/></draw:line><draw:line draw:style-name="gr16" draw:text-style-name="P150" svg:x1="3.948cm" svg:y1="1.581cm" svg:x2="5.354cm" svg:y2="1.113cm"><text:p/></draw:line><draw:line draw:style-name="gr17" draw:text-style-name="P150" svg:x1="6.094cm" svg:y1="1.113cm" svg:x2="8.166cm" svg:y2="1.113cm"><text:p/></draw:line><draw:line draw:style-name="gr18" draw:text-style-name="P150" svg:x1="5.355cm" svg:y1="1.113cm" svg:x2="6.049cm" svg:y2="1.114cm"><text:p/></draw:line><draw:line draw:style-name="gr19" draw:text-style-name="P150" svg:x1="5.713cm" svg:y1="0.876cm" svg:x2="6.763cm" svg:y2="0.176cm"><text:p/></draw:line><draw:line draw:style-name="gr20" draw:text-style-name="P150" svg:x1="5.355cm" svg:y1="1.113cm" svg:x2="5.712cm" svg:y2="0.875cm"><text:p/></draw:line><draw:line draw:style-name="gr21" draw:text-style-name="P150" svg:x1="5.355cm" svg:y1="1.113cm" svg:x2="5.355cm" svg:y2="2.988cm"><text:p/></draw:line><draw:line draw:style-name="gr22" draw:text-style-name="P150" svg:x1="3.948cm" svg:y1="3.456cm" svg:x2="5.354cm" svg:y2="2.988cm"><text:p/></draw:line><draw:line draw:style-name="gr23" draw:text-style-name="P150" svg:x1="6.759cm" svg:y1="2.988cm" svg:x2="8.165cm" svg:y2="2.988cm"><text:p/></draw:line><draw:line draw:style-name="gr24" draw:text-style-name="P150" svg:x1="5.355cm" svg:y1="2.988cm" svg:x2="6.763cm" svg:y2="2.988cm"><text:p/></draw:line><draw:polygon draw:style-name="gr25" draw:text-style-name="P151" svg:width="2.813cm" svg:height="1.405cm" svg:x="5.355cm" svg:y="0.176cm" svg:viewBox="0 0 2814 1406" draw:points="0,468 1408,0 2814,938 1408,1406"><text:p/></draw:polygon><draw:polygon draw:style-name="gr26" draw:text-style-name="P152" svg:width="1.762cm" svg:height="0.937cm" svg:x="3.948cm" svg:y="0.642cm" svg:viewBox="0 0 1763 938" draw:points="1406,0 0,938 1406,470 1763,232"><text:p/></draw:polygon><draw:line draw:style-name="gr27" draw:text-style-name="P153" svg:x1="3.948cm" svg:y1="3.93cm" svg:x2="6.762cm" svg:y2="3.93cm"><text:p/></draw:line><draw:line draw:style-name="gr28" draw:text-style-name="P153" svg:x1="7.096cm" svg:y1="3.846cm" svg:x2="8.504cm" svg:y2="3.376cm"><text:p/></draw:line><draw:line draw:style-name="gr29" draw:text-style-name="P153" svg:x1="3.48cm" svg:y1="1.584cm" svg:x2="3.48cm" svg:y2="3.459cm"><text:p/></draw:line><draw:line draw:style-name="gr30" draw:text-style-name="P150" svg:x1="6.759cm" svg:y1="3.456cm" svg:x2="8.165cm" svg:y2="2.988cm"><text:p/></draw:line><draw:line draw:style-name="gr31" draw:text-style-name="P153" svg:x1="3.711cm" svg:y1="1.363cm" svg:x2="5.119cm" svg:y2="0.425cm"><text:p/></draw:line><draw:line draw:style-name="gr32" draw:text-style-name="P153" svg:x1="8.64cm" svg:y1="0.176cm" svg:x2="8.64cm" svg:y2="1.114cm"><text:p/></draw:line><draw:line draw:style-name="gr33" draw:text-style-name="P150" svg:x1="6.759cm" svg:y1="0.176cm" svg:x2="8.634cm" svg:y2="0.176cm"><text:p/></draw:line><draw:line draw:style-name="gr34" draw:text-style-name="P150" svg:x1="8.169cm" svg:y1="1.113cm" svg:x2="8.639cm" svg:y2="1.113cm"><text:p/></draw:line><draw:frame draw:style-name="gr35" draw:text-style-name="P155" svg:width="0.41cm" svg:height="0.375cm" svg:x="5.142cm" svg:y="3.566cm"><draw:text-box><text:p text:style-name="P154"><text:span text:style-name="T289">90</text:span></text:p></draw:text-box></draw:frame><draw:frame draw:style-name="gr36" draw:text-style-name="P155" svg:width="0.41cm" svg:height="0.375cm" draw:transform="rotate (0.313286600732982) translate (7.44361111111111cm 3.31434722222222cm)"><draw:text-box><text:p text:style-name="P154"><text:span text:style-name="T289">40</text:span></text:p></draw:text-box></draw:frame><draw:frame draw:style-name="gr37" draw:text-style-name="P155" svg:width="0.41cm" svg:height="0.375cm" draw:transform="rotate (0.573166126354938) translate (3.984625cm 0.647347222222222cm)"><draw:text-box><text:p text:style-name="P154"><text:span text:style-name="T289">53</text:span></text:p></draw:text-box></draw:frame><draw:frame draw:style-name="gr38" draw:text-style-name="P155" svg:width="0.41cm" svg:height="0.375cm" draw:transform="rotate (1.5707963267949) translate (8.16856944444444cm 0.850194444444445cm)"><draw:text-box><text:p text:style-name="P154"><text:span text:style-name="T289">28</text:span></text:p></draw:text-box></draw:frame><draw:frame draw:style-name="gr39" draw:text-style-name="P155" svg:width="0.41cm" svg:height="0.375cm" draw:transform="rotate (1.5707963267949) translate (3.09386111111111cm 2.72520833333333cm)"><draw:text-box><text:p text:style-name="P154"><text:span text:style-name="T289">60</text:span></text:p></draw:text-box></draw:frame><draw:line draw:style-name="gr40" draw:text-style-name="P156" svg:x1="4.649cm" svg:y1="1.023cm" svg:x2="4.761cm" svg:y2="1.151cm"><text:p/></draw:line><draw:line draw:style-name="gr41" draw:text-style-name="P156" svg:x1="4.703cm" svg:y1="0.993cm" svg:x2="4.815cm" svg:y2="1.121cm"><text:p/></draw:line><draw:line draw:style-name="gr42" draw:text-style-name="P156" svg:x1="6.122cm" svg:y1="1.06cm" svg:x2="6.01cm" svg:y2="1.188cm"><text:p/></draw:line><draw:line draw:style-name="gr43" draw:text-style-name="P156" svg:x1="6.065cm" svg:y1="1.03cm" svg:x2="5.953cm" svg:y2="1.158cm"><text:p/></draw:line><draw:g draw:style-name="gr44"><draw:custom-shape draw:style-name="gr45" draw:text-style-name="P157" svg:width="0.362cm" svg:height="0.371cm" svg:x="5.525cm" svg:y="3.0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158" svg:width="0.228cm" svg:height="0.414cm" svg:x="5.606cm" svg:y="3.012cm"><draw:text-box><text:p text:style-name="P154"><text:span text:style-name="T290">1</text:span></text:p></draw:text-box></draw:frame><draw:custom-shape draw:style-name="gr47" draw:text-style-name="P157" svg:width="0.362cm" svg:height="0.373cm" svg:x="4.523cm" svg:y="1.93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 draw:text-style-name="P158" svg:width="0.228cm" svg:height="0.414cm" svg:x="4.606cm" svg:y="1.912cm"><draw:text-box><text:p text:style-name="P154"><text:span text:style-name="T290">2</text:span></text:p></draw:text-box></draw:frame><draw:custom-shape draw:style-name="gr47" draw:text-style-name="P157" svg:width="0.362cm" svg:height="0.369cm" svg:x="6.227cm" svg:y="1.8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158" svg:width="0.228cm" svg:height="0.414cm" svg:x="6.304cm" svg:y="1.811cm"><draw:text-box><text:p text:style-name="P154"><text:span text:style-name="T290">3</text:span></text:p></draw:text-box></draw:frame><draw:custom-shape draw:style-name="gr47" draw:text-style-name="P157" svg:width="0.362cm" svg:height="0.373cm" svg:x="7.326cm" svg:y="2.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 draw:text-style-name="P158" svg:width="0.228cm" svg:height="0.414cm" svg:x="7.407cm" svg:y="2.012cm"><draw:text-box><text:p text:style-name="P154"><text:span text:style-name="T290">4</text:span></text:p></draw:text-box></draw:frame><draw:custom-shape draw:style-name="gr47" draw:text-style-name="P157" svg:width="0.359cm" svg:height="0.369cm" svg:x="4.927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 draw:text-style-name="P158" svg:width="0.228cm" svg:height="0.414cm" svg:x="5.003cm" svg:y="0.811cm"><draw:text-box><text:p text:style-name="P154"><text:span text:style-name="T290">5</text:span></text:p></draw:text-box></draw:frame><draw:custom-shape draw:style-name="gr47" draw:text-style-name="P157" svg:width="0.366cm" svg:height="0.369cm" svg:x="6.625cm" svg:y="0.62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158" svg:width="0.228cm" svg:height="0.414cm" svg:x="6.705cm" svg:y="0.61cm"><draw:text-box><text:p text:style-name="P154"><text:span text:style-name="T290">6</text:span></text:p></draw:text-box></draw:frame><draw:custom-shape draw:style-name="gr47" draw:text-style-name="P157" svg:width="0.362cm" svg:height="0.369cm" svg:x="5.525cm" svg:y="0.83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3" draw:text-style-name="P158" svg:width="0.228cm" svg:height="0.414cm" svg:x="5.606cm" svg:y="0.811cm"><draw:text-box><text:p text:style-name="P154"><text:span text:style-name="T290">7</text:span></text:p></draw:text-box></draw:frame></draw:g></draw:g>Calcule <text:line-break/>la surface <text:line-break/><text:span text:style-name="T237">de bois nécessaire pour réaliser le modèle <text:line-break/>ci-dessus.</text:span></text:p>
        </text:list-item>
      </text:list>
      <text:p text:style-name="P90"/>
      <text:p text:style-name="P90"/>
      <text:p text:style-name="P60"><text:span text:style-name="_5f_Correction_5f_surligné"><text:span text:style-name="T62">A</text:span></text:span><text:span text:style-name="_5f_Correction_5f_surligné"><text:span text:style-name="T274">1</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90</text:span></text:span><text:span text:style-name="_5f_Correction_5f_surligné"><text:span text:style-name="T34"> </text:span></text:span><text:span text:style-name="_5f_Correction_5f_surligné"><text:span text:style-name="T79">×</text:span></text:span><text:span text:style-name="_5f_Correction_5f_surligné"><text:span text:style-name="T58"> </text:span></text:span><text:span text:style-name="_5f_Correction_5f_surligné"><text:span text:style-name="T62">40</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3 600 </text:span></text:span><text:span text:style-name="_5f_Correction_5f_surligné"><text:span text:style-name="T63">cm²</text:span></text:span></text:p>
      <text:p text:style-name="P60"><text:span text:style-name="_5f_Correction_5f_surligné"><text:span text:style-name="T62">A</text:span></text:span><text:span text:style-name="_5f_Correction_5f_surligné"><text:span text:style-name="T274">2</text:span></text:span><text:span text:style-name="_5f_Correction_5f_surligné"><text:span text:style-name="T34"> </text:span></text:span><text:span text:style-name="_5f_Correction_5f_surligné"><text:span text:style-name="T82">=</text:span></text:span><text:span text:style-name="_5f_Correction_5f_surligné"><text:span text:style-name="T34"> A</text:span></text:span><text:span text:style-name="_5f_Correction_5f_surligné"><text:span text:style-name="T274">4</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60</text:span></text:span><text:span text:style-name="_5f_Correction_5f_surligné"><text:span text:style-name="T34"> </text:span></text:span><text:span text:style-name="_5f_Correction_5f_surligné"><text:span text:style-name="T79">×</text:span></text:span><text:span text:style-name="_5f_Correction_5f_surligné"><text:span text:style-name="T58"> </text:span></text:span><text:span text:style-name="_5f_Correction_5f_surligné"><text:span text:style-name="T62">40</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2 400 </text:span></text:span><text:span text:style-name="_5f_Correction_5f_surligné"><text:span text:style-name="T63">cm²</text:span></text:span></text:p>
      <text:p text:style-name="P60"><text:span text:style-name="_5f_Correction_5f_surligné"><text:span text:style-name="T62">A</text:span></text:span><text:span text:style-name="_5f_Correction_5f_surligné"><text:span text:style-name="T274">3</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90</text:span></text:span><text:span text:style-name="_5f_Correction_5f_surligné"><text:span text:style-name="T34"> </text:span></text:span><text:span text:style-name="_5f_Correction_5f_surligné"><text:span text:style-name="T79">×</text:span></text:span><text:span text:style-name="_5f_Correction_5f_surligné"><text:span text:style-name="T58"> </text:span></text:span><text:span text:style-name="_5f_Correction_5f_surligné"><text:span text:style-name="T62">60</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5 400 </text:span></text:span><text:span text:style-name="_5f_Correction_5f_surligné"><text:span text:style-name="T63">cm²</text:span></text:span></text:p>
      <text:p text:style-name="P60"><text:span text:style-name="_5f_Correction_5f_surligné"><text:span text:style-name="T62">A</text:span></text:span><text:span text:style-name="_5f_Correction_5f_surligné"><text:span text:style-name="T274">5</text:span></text:span><text:span text:style-name="_5f_Correction_5f_surligné"><text:span text:style-name="T34"> </text:span></text:span><text:span text:style-name="_5f_Correction_5f_surligné"><text:span text:style-name="T82">=</text:span></text:span><text:span text:style-name="_5f_Correction_5f_surligné"><text:span text:style-name="T34"> A</text:span></text:span><text:span text:style-name="_5f_Correction_5f_surligné"><text:span text:style-name="T274">6</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53</text:span></text:span><text:span text:style-name="_5f_Correction_5f_surligné"><text:span text:style-name="T34"> </text:span></text:span><text:span text:style-name="_5f_Correction_5f_surligné"><text:span text:style-name="T79">×</text:span></text:span><text:span text:style-name="_5f_Correction_5f_surligné"><text:span text:style-name="T58"> </text:span></text:span><text:span text:style-name="_5f_Correction_5f_surligné"><text:span text:style-name="T62">40</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2 120 </text:span></text:span><text:span text:style-name="_5f_Correction_5f_surligné"><text:span text:style-name="T63">cm²</text:span></text:span></text:p>
      <text:p text:style-name="P60"><text:span text:style-name="_5f_Correction_5f_surligné"><text:span text:style-name="T62">A</text:span></text:span><text:span text:style-name="_5f_Correction_5f_surligné"><text:span text:style-name="T274">7</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90</text:span></text:span><text:span text:style-name="_5f_Correction_5f_surligné"><text:span text:style-name="T34"> </text:span></text:span><text:span text:style-name="_5f_Correction_5f_surligné"><text:span text:style-name="T79">×</text:span></text:span><text:span text:style-name="_5f_Correction_5f_surligné"><text:span text:style-name="T58"> </text:span></text:span><text:span text:style-name="_5f_Correction_5f_surligné"><text:span text:style-name="T62">28</text:span></text:span><text:span text:style-name="_5f_Correction_5f_surligné"><text:span text:style-name="T34"> </text:span></text:span><text:span text:style-name="_5f_Correction_5f_surligné"><text:span text:style-name="T79">÷</text:span></text:span><text:span text:style-name="_5f_Correction_5f_surligné"><text:span text:style-name="T58"> </text:span></text:span><text:span text:style-name="_5f_Correction_5f_surligné"><text:span text:style-name="T62">2</text:span></text:span><text:span text:style-name="_5f_Correction_5f_surligné"><text:span text:style-name="T34"> </text:span></text:span><text:span text:style-name="_5f_Correction_5f_surligné"><text:span text:style-name="T82">=</text:span></text:span><text:span text:style-name="_5f_Correction_5f_surligné"><text:span text:style-name="T34"> </text:span></text:span><text:span text:style-name="_5f_Correction_5f_surligné"><text:span text:style-name="T62">1 260 </text:span></text:span><text:span text:style-name="_5f_Correction_5f_surligné"><text:span text:style-name="T63">cm²</text:span></text:span></text:p>
      <text:p text:style-name="P60"><text:span text:style-name="_5f_Correction_5f_surligné"><text:span text:style-name="T62">Total : 19 300 cm</text:span></text:span><text:span text:style-name="_5f_Correction_5f_surligné"><text:span text:style-name="T230">2 </text:span></text:span><text:span text:style-name="_5f_Correction_5f_symboles"><text:span text:style-name="T59">= </text:span></text:span><text:span text:style-name="_5f_Correction_5f_surligné"><text:span text:style-name="T62">1,93 m</text:span></text:span><text:span text:style-name="_5f_Correction_5f_surligné"><text:span text:style-name="T230">2</text:span></text:span><text:span text:style-name="_5f_Correction_5f_surligné"><text:span text:style-name="T62">.</text:span></text:span></text:p>
      <text:list xml:id="list211105423380949" text:continue-numbering="true" text:style-name="liste_5f_abc">
        <text:list-item>
          <text:p text:style-name="P129"><text:span text:style-name="_5f_livret"><text:span text:style-name="T241">Sachant que le </text:span></text:span><text:span text:style-name="_5f_livret"><text:span text:style-name="T243">bois</text:span></text:span><text:span text:style-name="_5f_livret"><text:span text:style-name="T241"> choisi coûte 28,90 € le m², calcule le montant de sa dépense.</text:span></text:span></text:p>
        </text:list-item>
      </text:list>
      <text:p text:style-name="P85"><text:span text:style-name="_5f_Correction_5f_surligné"><text:span text:style-name="T64">1,93</text:span></text:span><text:span text:style-name="_5f_Correction_5f_surligné"><text:span text:style-name="T36"> </text:span></text:span><text:span text:style-name="_5f_Correction_5f_surligné"><text:span text:style-name="T75">×</text:span></text:span><text:span text:style-name="_5f_Correction_5f_surligné"><text:span text:style-name="T52"> </text:span></text:span><text:span text:style-name="_5f_Correction_5f_surligné"><text:span text:style-name="T64">28,90</text:span></text:span><text:span text:style-name="_5f_Correction_5f_surligné"><text:span text:style-name="T36"> </text:span></text:span><text:span text:style-name="_5f_Correction_5f_surligné"><text:span text:style-name="T75">≈</text:span></text:span><text:span text:style-name="_5f_Correction_5f_surligné"><text:span text:style-name="T36"> </text:span></text:span><text:span text:style-name="_5f_Correction_5f_surligné"><text:span text:style-name="T64">55,78 €. Il dépensera 55,78 €.</text:span></text:span></text:p>
      <text:list xml:id="list211103584073573" text:continue-numbering="true" text:style-name="liste_5f_abc">
        <text:list-item>
          <text:p text:style-name="P123"><text:span text:style-name="_5f_livret">Calcule, au </text:span><text:span text:style-name="_5f_livret"><text:span text:style-name="T30">L</text:span></text:span><text:span text:style-name="_5f_livret"> près, le volume de la maison.</text:span></text:p>
        </text:list-item>
      </text:list>
      <text:p text:style-name="P59"><text:span text:style-name="_5f_Correction_5f_surligné">La maison est un prisme droit. </text:span></text:p>
      <text:p text:style-name="P59"><text:span text:style-name="_5f_Correction_5f_surligné"><text:span text:style-name="T64">La base est formée des surfaces 3 et 7.<text:line-break/>(5 400 </text:span></text:span><text:span text:style-name="_5f_Correction_5f_surligné"><text:span text:style-name="T80"></text:span></text:span><text:span text:style-name="_5f_Correction_5f_surligné"><text:span text:style-name="T36"> </text:span></text:span><text:span text:style-name="_5f_Correction_5f_surligné"><text:span text:style-name="T64">1 260) </text:span></text:span><text:span text:style-name="_5f_Correction_5f_surligné"><text:span text:style-name="T75">×</text:span></text:span><text:span text:style-name="_5f_Correction_5f_surligné"><text:span text:style-name="T52"> </text:span></text:span><text:span text:style-name="_5f_Correction_5f_surligné"><text:span text:style-name="T64">40 </text:span></text:span><text:span text:style-name="_5f_Correction_5f_surligné"><text:span text:style-name="T80">=</text:span></text:span><text:span text:style-name="_5f_Correction_5f_surligné"><text:span text:style-name="T36"> </text:span></text:span><text:span text:style-name="_5f_Correction_5f_surligné"><text:span text:style-name="T64">266 400 cm</text:span></text:span><text:span text:style-name="_5f_Correction_5f_surligné"><text:span text:style-name="T233">3</text:span></text:span><text:span text:style-name="_5f_Correction_5f_surligné"><text:span text:style-name="T36"> </text:span></text:span><text:span text:style-name="_5f_Correction_5f_surligné"><text:span text:style-name="T78">≈</text:span></text:span><text:span text:style-name="_5f_Correction_5f_surligné"><text:span text:style-name="T64"> 266 L</text:span></text:span></text:p>
      <text:list xml:id="list211104458324136" text:continue-list="list211105346740383" text:style-name="Num_5f_Exo">
        <text:list-item>
          <text:h text:style-name="P107" text:outline-level="1"><draw:g text:anchor-type="paragraph" draw:z-index="33" draw:name="Forme21" draw:style-name="gr106"><draw:line draw:style-name="gr107" draw:text-style-name="P180" svg:x1="6.987cm" svg:y1="3.669cm" svg:x2="8.582cm" svg:y2="3.669cm"><text:p/></draw:line><draw:line draw:style-name="gr108" draw:text-style-name="P180" svg:x1="6.996cm" svg:y1="3.668cm" svg:x2="6.996cm" svg:y2="1.674cm"><text:p/></draw:line><draw:line draw:style-name="gr109" draw:text-style-name="P180" svg:x1="8.576cm" svg:y1="3.668cm" svg:x2="8.576cm" svg:y2="1.674cm"><text:p/></draw:line><draw:line draw:style-name="gr110" draw:text-style-name="P180" svg:x1="6.987cm" svg:y1="1.681cm" svg:x2="8.582cm" svg:y2="1.681cm"><text:p/></draw:line><draw:circle draw:style-name="gr111" draw:text-style-name="P180" svg:width="1.579cm" svg:height="1.579cm" svg:x="6.996cm" svg:y="0.881cm" draw:kind="arc" draw:start-angle="359.94" draw:end-angle="180.84"><text:p/></draw:circle><draw:line draw:style-name="gr112" draw:text-style-name="P180" svg:x1="7.466cm" svg:y1="3.265cm" svg:x2="9.061cm" svg:y2="3.265cm"><text:p/></draw:line><draw:line draw:style-name="gr112" draw:text-style-name="P180" svg:x1="7.473cm" svg:y1="3.264cm" svg:x2="7.473cm" svg:y2="1.27cm"><text:p/></draw:line><draw:line draw:style-name="gr113" draw:text-style-name="P180" svg:x1="9.051cm" svg:y1="3.279cm" svg:x2="9.051cm" svg:y2="1.285cm"><text:p/></draw:line><draw:line draw:style-name="gr112" draw:text-style-name="P180" svg:x1="7.466cm" svg:y1="1.285cm" svg:x2="9.061cm" svg:y2="1.285cm"><text:p/></draw:line><draw:circle draw:style-name="gr112" draw:text-style-name="P180" svg:width="1.579cm" svg:height="1.579cm" svg:x="7.474cm" svg:y="0.482cm" draw:kind="arc" draw:start-angle="359.94" draw:end-angle="180.84"><text:p/></draw:circle><draw:line draw:style-name="gr112" draw:text-style-name="P180" svg:x1="6.994cm" svg:y1="1.677cm" svg:x2="7.472cm" svg:y2="1.27cm"><text:p/></draw:line><draw:line draw:style-name="gr112" draw:text-style-name="P180" svg:x1="7.006cm" svg:y1="3.658cm" svg:x2="7.484cm" svg:y2="3.251cm"><text:p/></draw:line><draw:line draw:style-name="gr114" draw:text-style-name="P180" svg:x1="8.578cm" svg:y1="3.665cm" svg:x2="9.056cm" svg:y2="3.258cm"><text:p/></draw:line><draw:line draw:style-name="gr114" draw:text-style-name="P180" svg:x1="8.567cm" svg:y1="1.686cm" svg:x2="9.045cm" svg:y2="1.279cm"><text:p/></draw:line><draw:circle draw:style-name="gr115" draw:text-style-name="P180" svg:width="1.579cm" svg:height="1.579cm" svg:x="7.474cm" svg:y="0.484cm" draw:kind="arc" draw:start-angle="359.94" draw:end-angle="132"><text:p/></draw:circle><draw:line draw:style-name="gr114" draw:text-style-name="P180" svg:x1="7.257cm" svg:y1="1.078cm" svg:x2="7.769cm" svg:y2="0.651cm"><text:p/></draw:line></draw:g> Une borne kilométrique est un parallélépipède rectangle surmonté d’un demi‑cylindre. <text:line-break/>La hauteur totale de la borne est de 650 mm ; sa largeur est de 470 mm et sa profondeur est de 380 mm.</text:h>
        </text:list-item>
      </text:list>
      <text:list xml:id="list211104656423446" text:continue-list="list211103584073573" text:style-name="liste_5f_abc">
        <text:list-item text:start-value="1">
          <text:h text:style-name="P144" text:outline-level="1" text:restart-numbering="true" text:start-value="-1"><text:span text:style-name="_5f_livret"><text:span text:style-name="T151">Calcule le volume d’une borne.</text:span></text:span></text:h>
        </text:list-item>
      </text:list>
      <text:list xml:id="list211103608318319" text:continue-list="list211105346936708" text:style-name="_5f_Numérotation_20_des_20_exercices_20_livrets">
        <text:list-header>
          <text:p text:style-name="P135"><text:span text:style-name="_5f_Correction_5f_surligné"><text:span text:style-name="T276">Rayon du demi-cylindre : </text:span></text:span><text:span text:style-name="_5f_Correction_5f_surligné"><text:span text:style-name="T285">R = </text:span></text:span><text:span text:style-name="_5f_Correction_5f_surligné"><text:span text:style-name="T276">47 </text:span></text:span><text:span text:style-name="_5f_Correction_5f_surligné"><text:span text:style-name="T279"> </text:span></text:span><text:span text:style-name="_5f_Correction_5f_surligné"><text:span text:style-name="T280">2 </text:span></text:span><text:span text:style-name="_5f_Correction_5f_surligné"><text:span text:style-name="T281">= 23,5 </text:span></text:span><text:span text:style-name="_5f_Correction_5f_surligné"><text:span text:style-name="T282">(</text:span></text:span><text:span text:style-name="_5f_Correction_5f_surligné"><text:span text:style-name="T281">cm</text:span></text:span><text:span text:style-name="_5f_Correction_5f_surligné"><text:span text:style-name="T282">)</text:span></text:span></text:p>
          <text:p text:style-name="P136"><text:span text:style-name="_5f_Correction_5f_surligné"><text:span text:style-name="T278">Hauteur du p</text:span></text:span><text:span text:style-name="_5f_Correction_5f_surligné">arallélépipède : </text:span><text:span text:style-name="_5f_Correction_5f_surligné"><text:span text:style-name="T278">H </text:span></text:span><text:span text:style-name="_5f_Correction_5f_surligné"><text:span text:style-name="T236">totale</text:span></text:span><text:span text:style-name="_5f_Correction_5f_surligné"><text:span text:style-name="T278"> </text:span></text:span><text:span text:style-name="_5f_Correction_5f_surligné"><text:span text:style-name="T284">−</text:span></text:span><text:span text:style-name="_5f_Correction_5f_surligné"><text:span text:style-name="T278"> </text:span></text:span><text:span text:style-name="_5f_Correction_5f_surligné"><text:span text:style-name="T285">R</text:span></text:span><text:span text:style-name="_5f_Correction_5f_surligné"><text:span text:style-name="T149">ayon </text:span></text:span></text:p>
          <text:p text:style-name="P136"><text:span text:style-name="_5f_Correction_5f_surligné"><text:span text:style-name="T149">soit : </text:span></text:span><text:span text:style-name="_5f_Correction_5f_surligné"><text:span text:style-name="T280">65 </text:span></text:span><text:span text:style-name="_5f_Correction_5f_surligné"><text:span text:style-name="T284">−</text:span></text:span><text:span text:style-name="_5f_Correction_5f_surligné"><text:span text:style-name="T280"> 23,5 = 41,5 (cm)</text:span></text:span></text:p>
          <text:p text:style-name="P135"><text:span text:style-name="_5f_Correction_5f_surligné"><text:span text:style-name="T277">V p</text:span></text:span><text:span text:style-name="_5f_Correction_5f_surligné">arallélépipède : </text:span><text:span text:style-name="_5f_Correction_5f_surligné"><text:span text:style-name="T278">41,5 </text:span></text:span><text:span text:style-name="_5f_Correction_5f_surligné"><text:span text:style-name="T249">×</text:span></text:span><text:span text:style-name="_5f_Correction_5f_surligné"><text:span text:style-name="T255"> </text:span></text:span><text:span text:style-name="_5f_Correction_5f_surligné">47 </text:span><text:span text:style-name="_5f_Correction_5f_surligné"><text:span text:style-name="T249">×</text:span></text:span><text:span text:style-name="_5f_Correction_5f_surligné"><text:span text:style-name="T255"> </text:span></text:span><text:span text:style-name="_5f_Correction_5f_surligné">38 </text:span><text:span text:style-name="_5f_Correction_5f_surligné"><text:span text:style-name="T257">=</text:span></text:span><text:span text:style-name="_5f_Correction_5f_surligné"><text:span text:style-name="T23"> </text:span></text:span><text:span text:style-name="_5f_Correction_5f_surligné"><text:span text:style-name="T24">74 119 (</text:span></text:span><text:span text:style-name="_5f_Correction_5f_surligné">cm</text:span><text:span text:style-name="_5f_Correction_5f_surligné"><text:span text:style-name="T221">3</text:span></text:span><text:span text:style-name="_5f_Correction_5f_surligné"><text:span text:style-name="T73">)</text:span></text:span></text:p>
        </text:list-header>
      </text:list>
      <text:p text:style-name="P97"><text:span text:style-name="_5f_Correction_5f_surligné"><text:span text:style-name="T277">V d</text:span></text:span><text:span text:style-name="_5f_Correction_5f_surligné">emi-cylindre : </text:span><text:span text:style-name="_5f_Correction_5f_surligné"><text:span text:style-name="T14">π</text:span></text:span><text:span text:style-name="_5f_Correction_5f_surligné"><text:span text:style-name="T20"> </text:span></text:span><text:span text:style-name="_5f_Correction_5f_surligné"><text:span text:style-name="T251">× </text:span></text:span><text:span text:style-name="_5f_Correction_5f_surligné"><text:span text:style-name="T213">23,5</text:span></text:span><text:span text:style-name="_5f_Correction_5f_surligné"><text:span text:style-name="T228">2</text:span></text:span><text:span text:style-name="_5f_Correction_5f_surligné"><text:span text:style-name="T225"> </text:span></text:span><text:span text:style-name="_5f_Correction_5f_surligné"><text:span text:style-name="T251">× </text:span></text:span><text:span text:style-name="_5f_Correction_5f_surligné"><text:span text:style-name="T213">38</text:span></text:span><text:span text:style-name="_5f_Correction_5f_surligné"><text:span text:style-name="T20"> </text:span></text:span><text:span text:style-name="_5f_Correction_5f_surligné"><text:span text:style-name="T251">÷</text:span></text:span><text:span text:style-name="_5f_Correction_5f_surligné"><text:span text:style-name="T217"> </text:span></text:span><text:span text:style-name="_5f_Correction_5f_surligné"><text:span text:style-name="T213">2</text:span></text:span><text:span text:style-name="_5f_Correction_5f_surligné"><text:span text:style-name="T19"> </text:span></text:span></text:p>
      <text:p text:style-name="P97"><text:span text:style-name="_5f_Correction_5f_surligné"><text:span text:style-name="T261">= </text:span></text:span><text:span text:style-name="_5f_Correction_5f_surligné"><text:span text:style-name="T19">10 </text:span></text:span><text:span text:style-name="_5f_Correction_5f_surligné"><text:span text:style-name="T213">492,75 </text:span></text:span><text:span text:style-name="_5f_Correction_5f_surligné"><text:span text:style-name="T14">π </text:span></text:span><text:span text:style-name="_5f_Correction_5f_surligné"><text:span text:style-name="T15">(</text:span></text:span><text:span text:style-name="_5f_Correction_5f_surligné"><text:span text:style-name="T213">cm</text:span></text:span><text:span text:style-name="_5f_Correction_5f_surligné"><text:span text:style-name="T228">3</text:span></text:span><text:span text:style-name="_5f_Correction_5f_surligné"><text:span text:style-name="T61">)</text:span></text:span></text:p>
      <text:p text:style-name="P96"><text:span text:style-name="_5f_Correction_5f_surligné"><text:span text:style-name="T70">V </text:span></text:span><text:span text:style-name="_5f_Correction_5f_surligné"><text:span text:style-name="T64">Borne : </text:span></text:span><text:span text:style-name="_5f_Correction_5f_surligné"><text:span text:style-name="T71">74 119 </text:span></text:span><text:span text:style-name="_5f_Correction_5f_surligné"><text:span text:style-name="T80"> </text:span></text:span><text:span text:style-name="_5f_Correction_5f_surligné"><text:span text:style-name="T36">10 492,75</text:span></text:span><text:span text:style-name="_5f_Correction_5f_surligné"><text:span text:style-name="T52"> </text:span></text:span><text:span text:style-name="_5f_Correction_5f_surligné"><text:span text:style-name="T47">π</text:span></text:span><text:span text:style-name="_5f_Correction_5f_surligné"><text:span text:style-name="T39"> </text:span></text:span><text:span text:style-name="_5f_Correction_5f_surligné"><text:span text:style-name="T78">≈ </text:span></text:span><text:span text:style-name="_5f_Correction_5f_surligné"><text:span text:style-name="T36">1</text:span></text:span><text:span text:style-name="_5f_Correction_5f_surligné"><text:span text:style-name="T37">07 08</text:span></text:span><text:span text:style-name="_5f_Correction_5f_surligné"><text:span text:style-name="T38">3</text:span></text:span><text:span text:style-name="_5f_Correction_5f_surligné"><text:span text:style-name="T37"> (</text:span></text:span><text:span text:style-name="_5f_Correction_5f_surligné"><text:span text:style-name="T64">cm</text:span></text:span><text:span text:style-name="_5f_Correction_5f_surligné"><text:span text:style-name="T233">3</text:span></text:span><text:span text:style-name="_5f_Correction_5f_surligné"><text:span text:style-name="T74">)</text:span></text:span></text:p>
      <text:list xml:id="list211104056106470" text:continue-list="list211104656423446" text:style-name="liste_5f_abc">
        <text:list-item>
          <text:h text:style-name="P145" text:outline-level="1"><text:span text:style-name="_5f_livret"><text:span text:style-name="T151">Sur les routes nationales, le demi‑cylindre est rouge. Calcule la surface à peindre en rouge.</text:span></text:span></text:h>
        </text:list-item>
      </text:list>
      <text:p text:style-name="P92"><text:span text:style-name="_5f_Correction_5f_surligné"><text:span text:style-name="T277">A. </text:span></text:span><text:span text:style-name="_5f_Correction_5f_surligné"><text:span text:style-name="T149">deux demi-disques</text:span></text:span><text:span text:style-name="_5f_Correction_5f_surligné"> : </text:span><text:span text:style-name="_5f_Correction_5f_surligné"><text:span text:style-name="T9">π</text:span></text:span><text:span text:style-name="_5f_Correction_5f_surligné"><text:span text:style-name="T22"> </text:span></text:span><text:span text:style-name="_5f_Correction_5f_surligné"><text:span text:style-name="T249">×</text:span></text:span><text:span text:style-name="_5f_Correction_5f_surligné"><text:span text:style-name="T255"> </text:span></text:span><text:span text:style-name="_5f_Correction_5f_surligné">23,5</text:span><text:span text:style-name="_5f_Correction_5f_surligné"><text:span text:style-name="T221">2 </text:span></text:span><text:span text:style-name="_5f_Correction_5f_surligné"><text:span text:style-name="T257">=</text:span></text:span><text:span text:style-name="_5f_Correction_5f_surligné"><text:span text:style-name="T23"> </text:span></text:span><text:span text:style-name="_5f_Correction_5f_surligné">552,25 </text:span><text:span text:style-name="_5f_Correction_5f_surligné"><text:span text:style-name="T9">π</text:span></text:span><text:span text:style-name="_5f_Correction_5f_surligné"> cm</text:span><text:span text:style-name="_5f_Correction_5f_surligné"><text:span text:style-name="T221">2</text:span></text:span><text:span text:style-name="_5f_Correction_5f_surligné">.</text:span></text:p>
      <text:p text:style-name="P92"><text:span text:style-name="_5f_Correction_5f_surligné"><text:span text:style-name="T277">A. f</text:span></text:span><text:span text:style-name="_5f_Correction_5f_surligné">ace supérieure </text:span><text:span text:style-name="_5f_Correction_5f_surligné"><text:span text:style-name="T285">(demi </text:span></text:span><text:span text:style-name="_5f_Correction_5f_surligné"><text:span text:style-name="T149">aire</text:span></text:span><text:span text:style-name="_5f_Correction_5f_surligné"><text:span text:style-name="T285"> latérale du cylindre)</text:span></text:span><text:span text:style-name="_5f_Correction_5f_surligné"> :</text:span></text:p>
      <text:p text:style-name="P86"><text:span text:style-name="_5f_Correction_5f_surligné">38 </text:span><text:span text:style-name="_5f_Correction_5f_surligné"><text:span text:style-name="T249">×</text:span></text:span><text:span text:style-name="_5f_Correction_5f_surligné"><text:span text:style-name="T255"> </text:span></text:span><text:span text:style-name="_5f_Correction_5f_surligné"><text:span text:style-name="T12">π</text:span></text:span><text:span text:style-name="_5f_Correction_5f_surligné"><text:span text:style-name="T22"> </text:span></text:span><text:span text:style-name="_5f_Correction_5f_surligné"><text:span text:style-name="T249">×</text:span></text:span><text:span text:style-name="_5f_Correction_5f_surligné"><text:span text:style-name="T255"> </text:span></text:span><text:span text:style-name="_5f_Correction_5f_surligné">23,5 </text:span><text:span text:style-name="_5f_Correction_5f_surligné"><text:span text:style-name="T257">=</text:span></text:span><text:span text:style-name="_5f_Correction_5f_surligné"><text:span text:style-name="T23"> </text:span></text:span><text:span text:style-name="_5f_Correction_5f_surligné">893 </text:span><text:span text:style-name="_5f_Correction_5f_surligné"><text:span text:style-name="T9">π </text:span></text:span><text:span text:style-name="_5f_Correction_5f_surligné">cm</text:span><text:span text:style-name="_5f_Correction_5f_surligné"><text:span text:style-name="T221">2</text:span></text:span><text:span text:style-name="_5f_Correction_5f_surligné">. <text:line-break/></text:span><text:span text:style-name="_5f_Correction_5f_surligné"><text:span text:style-name="T277">Aire </text:span></text:span><text:span text:style-name="_5f_Correction_5f_surligné">Total</text:span><text:span text:style-name="_5f_Correction_5f_surligné"><text:span text:style-name="T277">e</text:span></text:span><text:span text:style-name="_5f_Correction_5f_surligné"> : </text:span></text:p>
      <text:p text:style-name="P86"><text:span text:style-name="_5f_Correction_5f_surligné"><text:span text:style-name="T64">552,25 </text:span></text:span><text:span text:style-name="_5f_Correction_5f_surligné"><text:span text:style-name="T47">π</text:span></text:span><text:span text:style-name="_5f_Correction_5f_surligné"><text:span text:style-name="T39"> </text:span></text:span><text:span text:style-name="_5f_Correction_5f_surligné"><text:span text:style-name="T80"></text:span></text:span><text:span text:style-name="_5f_Correction_5f_surligné"><text:span text:style-name="T36"> </text:span></text:span><text:span text:style-name="_5f_Correction_5f_surligné"><text:span text:style-name="T64">893 </text:span></text:span><text:span text:style-name="_5f_Correction_5f_surligné"><text:span text:style-name="T47">π</text:span></text:span><text:span text:style-name="_5f_Correction_5f_surligné"><text:span text:style-name="T39"> </text:span></text:span><text:span text:style-name="_5f_Correction_5f_surligné"><text:span text:style-name="T80">=</text:span></text:span><text:span text:style-name="_5f_Correction_5f_surligné"><text:span text:style-name="T36"> </text:span></text:span><text:span text:style-name="_5f_Correction_5f_surligné"><text:span text:style-name="T64">1 445,25 </text:span></text:span><text:span text:style-name="_5f_Correction_5f_surligné"><text:span text:style-name="T47">π</text:span></text:span><text:span text:style-name="_5f_Correction_5f_surligné"><text:span text:style-name="T42"> </text:span></text:span><text:span text:style-name="_5f_Correction_5f_surligné"><text:span text:style-name="T78">≈</text:span></text:span><text:span text:style-name="_5f_Correction_5f_surligné"><text:span text:style-name="T42"> </text:span></text:span><text:span text:style-name="_5f_Correction_5f_surligné"><text:span text:style-name="T64">4 540 cm²</text:span></text:span></text:p>
      <text:list xml:id="list211105138368160" text:continue-list="list211104458324136" text:style-name="Num_5f_Exo">
        <text:list-item>
          <text:h text:style-name="P106" text:outline-level="1"> <text:span text:style-name="T245">Voici la représentation en perspective d’une piscine. (Les proportions ne sont pas respectées.)</text:span></text:h>
        </text:list-item>
      </text:list>
      <text:p text:style-name="P93"><draw:g text:anchor-type="paragraph" draw:z-index="32" draw:name="Forme22" draw:style-name="gr116"><draw:g draw:style-name="gr44"><draw:polygon draw:style-name="gr117" draw:text-style-name="P181" svg:width="6.055cm" svg:height="0.652cm" svg:x="1.277cm" svg:y="0.938cm" svg:viewBox="0 0 6056 653" draw:points="1456,653 998,637 596,590 283,521 75,433 0,329 75,225 284,135 603,64 1006,18 1342,2 1471,0 1471,0 4747,0 6056,327 5072,653"><text:p/></draw:polygon><draw:line draw:style-name="gr118" draw:text-style-name="P161" svg:x1="2.749cm" svg:y1="0.939cm" svg:x2="6.026cm" svg:y2="0.939cm"><text:p/></draw:line><draw:line draw:style-name="gr119" draw:text-style-name="P161" svg:x1="2.751cm" svg:y1="1.591cm" svg:x2="6.354cm" svg:y2="1.591cm"><text:p/></draw:line><draw:line draw:style-name="gr120" draw:text-style-name="P161" svg:x1="6.351cm" svg:y1="2.896cm" svg:x2="7.335cm" svg:y2="2.567cm"><text:p/></draw:line><draw:line draw:style-name="gr121" draw:text-style-name="P161" svg:x1="7.335cm" svg:y1="1.26cm" svg:x2="7.335cm" svg:y2="2.566cm"><text:p/></draw:line><draw:line draw:style-name="gr122" draw:text-style-name="P161" svg:x1="6.351cm" svg:y1="1.591cm" svg:x2="6.351cm" svg:y2="2.899cm"><text:p/></draw:line><draw:line draw:style-name="gr123" draw:text-style-name="P161" svg:x1="2.749cm" svg:y1="1.591cm" svg:x2="2.749cm" svg:y2="2.899cm"><text:p/></draw:line><draw:ellipse draw:style-name="gr124" draw:text-style-name="P161" svg:width="2.946cm" svg:height="0.664cm" draw:transform="skewX (-0.00523598775598299) rotate (0.00122173047639603) translate (1.27881944444444cm 0.936625cm)" draw:kind="arc" draw:start-angle="90.03" draw:end-angle="269.42"><text:p/></draw:ellipse><draw:line draw:style-name="gr125" draw:text-style-name="P161" svg:x1="6.026cm" svg:y1="0.939cm" svg:x2="7.337cm" svg:y2="1.266cm"><text:p/></draw:line><draw:line draw:style-name="gr126" draw:text-style-name="P161" svg:x1="6.351cm" svg:y1="1.586cm" svg:x2="7.335cm" svg:y2="1.26cm"><text:p/></draw:line><draw:line draw:style-name="gr127" draw:text-style-name="P161" svg:x1="2.749cm" svg:y1="2.891cm" svg:x2="6.352cm" svg:y2="2.891cm"><text:p/></draw:line><draw:line draw:style-name="gr128" draw:text-style-name="P161" svg:x1="2.749cm" svg:y1="2.891cm" svg:x2="2.275cm" svg:y2="2.891cm"><text:p/></draw:line><draw:g draw:style-name="gr44"><draw:line draw:style-name="gr129" draw:text-style-name="P161" svg:x1="2.275cm" svg:y1="2.901cm" svg:x2="1.875cm" svg:y2="2.854cm"><text:p/></draw:line><draw:line draw:style-name="gr130" draw:text-style-name="P161" svg:x1="1.873cm" svg:y1="2.854cm" svg:x2="1.556cm" svg:y2="2.784cm"><text:p/></draw:line><draw:line draw:style-name="gr131" draw:text-style-name="P161" svg:x1="1.558cm" svg:y1="2.784cm" svg:x2="1.35cm" svg:y2="2.694cm"><text:p/></draw:line><draw:line draw:style-name="gr132" draw:text-style-name="P161" svg:x1="1.35cm" svg:y1="2.696cm" svg:x2="1.279cm" svg:y2="2.597cm"><text:p/></draw:line></draw:g><draw:line draw:style-name="gr133" draw:text-style-name="P161" svg:x1="1.277cm" svg:y1="1.24cm" svg:x2="1.277cm" svg:y2="2.584cm"><text:p/></draw:line><draw:line draw:style-name="gr134" draw:text-style-name="P161" svg:x1="2.424cm" svg:y1="0.939cm" svg:x2="2.424cm" svg:y2="1.592cm"><text:p/></draw:line><draw:line draw:style-name="gr135" draw:text-style-name="P161" svg:x1="6.026cm" svg:y1="0.939cm" svg:x2="6.026cm" svg:y2="1.592cm"><text:p/></draw:line><draw:line draw:style-name="gr136" draw:text-style-name="P182" svg:x1="2.774cm" svg:y1="3.369cm" svg:x2="6.375cm" svg:y2="3.369cm"><text:p/></draw:line><draw:line draw:style-name="gr137" draw:text-style-name="P182" svg:x1="6.576cm" svg:y1="3.332cm" svg:x2="7.562cm" svg:y2="3.001cm"><text:p/></draw:line><draw:line draw:style-name="gr138" draw:text-style-name="P182" svg:x1="2.424cm" svg:y1="0.939cm" svg:x2="2.75cm" svg:y2="1.588cm"><text:p/></draw:line><draw:frame draw:style-name="gr139" draw:text-style-name="P183" svg:width="1.183cm" svg:height="0.664cm" svg:x="2.593cm" svg:y="1.025cm"><draw:text-box><text:p text:style-name="P154"><text:span text:style-name="T297">5 m</text:span></text:p></draw:text-box></draw:frame><draw:frame draw:style-name="gr140" draw:text-style-name="P184" svg:width="0.906cm" svg:height="0.414cm" svg:x="4.15cm" svg:y="2.967cm"><draw:text-box><text:p text:style-name="P154"><text:span text:style-name="T298">10 m</text:span></text:p></draw:text-box></draw:frame><draw:frame draw:style-name="gr141" draw:text-style-name="P184" svg:width="0.682cm" svg:height="0.414cm" draw:transform="rotate (0.316777259236971) translate (6.57048611111111cm 2.81693055555556cm)"><draw:text-box><text:p text:style-name="P154"><text:span text:style-name="T298">4 m</text:span></text:p></draw:text-box></draw:frame><draw:line draw:style-name="gr142" draw:text-style-name="P182" svg:x1="7.872cm" svg:y1="1.26cm" svg:x2="7.872cm" svg:y2="2.555cm"><text:p/></draw:line><draw:frame draw:style-name="gr143" draw:text-style-name="P184" svg:width="1.017cm" svg:height="0.414cm" draw:transform="rotate (1.5707963267949) translate (7.40480555555556cm 2.42181944444444cm)"><draw:text-box><text:p text:style-name="P154"><text:span text:style-name="T298">1,2 m</text:span></text:p></draw:text-box></draw:frame><draw:line draw:style-name="gr144" draw:text-style-name="P180" svg:x1="6.579cm" svg:y1="1.406cm" svg:x2="6.706cm" svg:y2="1.579cm"><text:p/></draw:line><draw:line draw:style-name="gr145" draw:text-style-name="P180" svg:x1="6.678cm" svg:y1="1.406cm" svg:x2="6.805cm" svg:y2="1.579cm"><text:p/></draw:line><draw:line draw:style-name="gr146" draw:text-style-name="P180" svg:x1="6.597cm" svg:y1="1.189cm" svg:x2="6.724cm" svg:y2="1.016cm"><text:p/></draw:line><draw:line draw:style-name="gr147" draw:text-style-name="P180" svg:x1="6.696cm" svg:y1="1.189cm" svg:x2="6.823cm" svg:y2="1.016cm"><text:p/></draw:line><draw:line draw:style-name="gr148" draw:text-style-name="P182" svg:x1="6.193cm" svg:y1="0.774cm" svg:x2="7.308cm" svg:y2="0.774cm"><text:p/></draw:line><draw:frame draw:style-name="gr149" draw:text-style-name="P184" svg:width="1.017cm" svg:height="0.414cm" svg:x="6.234cm" svg:y="0.199cm"><draw:text-box><text:p text:style-name="P154"><text:span text:style-name="T298">3,1 m</text:span></text:p></draw:text-box></draw:frame></draw:g><draw:line draw:style-name="gr150" draw:text-style-name="P182" svg:x1="6.026cm" svg:y1="0.935cm" svg:x2="6.352cm" svg:y2="1.584cm"><text:p/></draw:line><draw:line draw:style-name="gr151" draw:text-style-name="P185" svg:x1="7.28cm" svg:y1="1.266cm" svg:x2="6.203cm" svg:y2="1.266cm"><text:p/></draw:line><draw:line draw:style-name="gr152" draw:text-style-name="P185" svg:x1="6.259cm" svg:y1="1.194cm" svg:x2="6.156cm" svg:y2="1.194cm"><text:p/></draw:line><draw:line draw:style-name="gr153" draw:text-style-name="P182" svg:x1="6.259cm" svg:y1="1.194cm" svg:x2="6.294cm" svg:y2="1.266cm"><text:p/></draw:line></draw:g><text:span text:style-name="corps"/></text:p>
      <text:p text:style-name="P93"><text:span text:style-name="corps"/></text:p>
      <text:p text:style-name="P95"><text:span text:style-name="corps"/></text:p>
      <text:p text:style-name="P93"><text:span text:style-name="corps"/></text:p>
      <text:p text:style-name="P93"><text:span text:style-name="corps"/></text:p>
      <text:list xml:id="list211104686687708" text:continue-list="list211104056106470" text:style-name="liste_5f_abc">
        <text:list-item text:start-value="1">
          <text:p text:style-name="P127">Calcule l’aire latérale de la piscine.</text:p>
        </text:list-item>
      </text:list>
      <text:p text:style-name="P92"><text:span text:style-name="_5f_Correction_5f_surligné">Périmètre : 10 </text:span><text:span text:style-name="_5f_Correction_5f_surligné"><text:span text:style-name="T249">×</text:span></text:span><text:span text:style-name="_5f_Correction_5f_surligné"><text:span text:style-name="T255"> </text:span></text:span><text:span text:style-name="_5f_Correction_5f_surligné">2 </text:span><text:span text:style-name="_5f_Correction_5f_surligné"><text:span text:style-name="T258"></text:span></text:span><text:span text:style-name="_5f_Correction_5f_surligné"><text:span text:style-name="T21"> </text:span></text:span><text:span text:style-name="_5f_Correction_5f_surligné">4 </text:span><text:span text:style-name="_5f_Correction_5f_surligné"><text:span text:style-name="T249">×</text:span></text:span><text:span text:style-name="_5f_Correction_5f_surligné"><text:span text:style-name="T255"> </text:span></text:span><text:span text:style-name="_5f_Correction_5f_surligné">2 </text:span><text:span text:style-name="_5f_Correction_5f_surligné"><text:span text:style-name="T258"></text:span></text:span><text:span text:style-name="_5f_Correction_5f_surligné"><text:span text:style-name="T21"> </text:span></text:span><text:span text:style-name="_5f_Correction_5f_surligné"><text:span text:style-name="T9">π</text:span></text:span><text:span text:style-name="_5f_Correction_5f_surligné"><text:span text:style-name="T22"> </text:span></text:span><text:span text:style-name="_5f_Correction_5f_surligné"><text:span text:style-name="T249">×</text:span></text:span><text:span text:style-name="_5f_Correction_5f_surligné"><text:span text:style-name="T255"> </text:span></text:span><text:span text:style-name="_5f_Correction_5f_surligné">2,5 </text:span><text:span text:style-name="_5f_Correction_5f_surligné"><text:span text:style-name="T257">=</text:span></text:span><text:span text:style-name="_5f_Correction_5f_surligné"><text:span text:style-name="T23"> </text:span></text:span><text:span text:style-name="_5f_Correction_5f_surligné">28 </text:span><text:span text:style-name="_5f_Correction_5f_surligné"><text:span text:style-name="T258"> </text:span></text:span><text:span text:style-name="_5f_Correction_5f_surligné">2,5 </text:span><text:span text:style-name="_5f_Correction_5f_surligné"><text:span text:style-name="T9">π.</text:span></text:span></text:p>
      <text:p text:style-name="P91"><text:span text:style-name="_5f_Correction_5f_surligné"><text:span text:style-name="T95">Aire latérale : (28 + 2,5 </text:span></text:span><text:span text:style-name="_5f_Correction_5f_surligné"><text:span text:style-name="T99">π</text:span></text:span><text:span text:style-name="_5f_Correction_5f_surligné"><text:span text:style-name="T95">) </text:span></text:span><text:span text:style-name="_5f_Correction_5f_surligné"><text:span text:style-name="T131">×</text:span></text:span><text:span text:style-name="_5f_Correction_5f_surligné"><text:span text:style-name="T130"> </text:span></text:span><text:span text:style-name="_5f_Correction_5f_surligné"><text:span text:style-name="T117">1,2</text:span></text:span><text:span text:style-name="_5f_Correction_5f_surligné"><text:span text:style-name="T95"> </text:span></text:span><text:span text:style-name="_5f_Correction_5f_surligné"><text:span text:style-name="T131">≈</text:span></text:span><text:span text:style-name="_5f_Correction_5f_surligné"><text:span text:style-name="T95"> </text:span></text:span><text:span text:style-name="_5f_Correction_5f_surligné"><text:span text:style-name="T117">43 m</text:span></text:span><text:span text:style-name="_5f_Correction_5f_surligné"><text:span text:style-name="T145">2</text:span></text:span><text:span text:style-name="_5f_Correction_5f_surligné"><text:span text:style-name="T117">.</text:span></text:span></text:p>
      <text:list xml:id="list211103715752227" text:continue-numbering="true" text:style-name="liste_5f_abc">
        <text:list-item>
          <text:p text:style-name="P133">Sur <text:span text:style-name="T139">un</text:span> pot de peinture, il est noté : « 1 L pour 1,3 m<text:span text:style-name="T221">2.</text:span> » Combien de pots de peinture de 1 L faudra-t-il pour peindre l’aire latérale de la piscine ?</text:p>
        </text:list-item>
      </text:list>
      <text:p text:style-name="P92"><text:span text:style-name="_5f_Correction_5f_surligné">43 </text:span><text:span text:style-name="_5f_Correction_5f_surligné"><text:span text:style-name="T277">m²</text:span></text:span><text:span text:style-name="_5f_Correction_5f_surligné"><text:span text:style-name="T21"> </text:span></text:span><text:span text:style-name="_5f_Correction_5f_surligné"><text:span text:style-name="T249">÷</text:span></text:span><text:span text:style-name="_5f_Correction_5f_surligné"><text:span text:style-name="T254"> </text:span></text:span><text:span text:style-name="_5f_Correction_5f_surligné">1,3</text:span><text:span text:style-name="_5f_Correction_5f_surligné"><text:span text:style-name="T23"> </text:span></text:span><text:span text:style-name="_5f_Correction_5f_surligné"><text:span text:style-name="T25">m² </text:span></text:span><text:span text:style-name="_5f_Correction_5f_surligné"><text:span text:style-name="T250">≈</text:span></text:span><text:span text:style-name="_5f_Correction_5f_surligné"><text:span text:style-name="T23"> </text:span></text:span><text:span text:style-name="_5f_Correction_5f_surligné">33,1</text:span></text:p>
      <text:p text:style-name="P91"><text:span text:style-name="_5f_Correction_5f_surligné"><text:span text:style-name="T115">33 pots ne suffiront pas, il faudra 34 pots de peinture pour peindre l'aire latérale de la piscine.</text:span></text:span></text:p>
      <text:list xml:id="list211105578981079" text:continue-numbering="true" text:style-name="liste_5f_abc">
        <text:list-item>
          <text:p text:style-name="P128"><text:span text:style-name="_5f_livret">R</text:span><text:span text:style-name="_5f_livret"><text:span text:style-name="T241">estera-t-il assez de peinture pour peindre le fond de la piscine ?</text:span></text:span></text:p>
        </text:list-item>
      </text:list>
      <text:p text:style-name="P38"><text:span text:style-name="_5f_Correction_5f_surligné">A</text:span><text:span text:style-name="_5f_Correction_5f_surligné"><text:span text:style-name="T269">demi-cercle </text:span></text:span><text:span text:style-name="_5f_Correction_5f_surligné"><text:span text:style-name="T257">=</text:span></text:span><text:span text:style-name="_5f_Correction_5f_surligné"><draw:frame draw:style-name="fr5" draw:name="Objet6" text:anchor-type="as-char" svg:width="1.605cm" svg:height="0.919cm" draw:z-index="54"><draw:object xlink:href="./Object 5" xlink:type="simple" xlink:show="embed" xlink:actuate="onLoad"/><draw:image xlink:href="./ObjectReplacements/Object 5" xlink:type="simple" xlink:show="embed" xlink:actuate="onLoad"/><svg:desc>formule</svg:desc></draw:frame></text:span><text:span text:style-name="_5f_Correction_5f_surligné"> </text:span><text:span text:style-name="_5f_Correction_5f_surligné"><text:span text:style-name="T257">=</text:span></text:span><text:span text:style-name="_5f_Correction_5f_surligné"><text:span text:style-name="T23"> </text:span></text:span><text:span text:style-name="_5f_Correction_5f_surligné">3,125 </text:span><text:span text:style-name="_5f_Correction_5f_surligné"><text:span text:style-name="T9">π </text:span></text:span><text:span text:style-name="_5f_Correction_5f_surligné"><text:span text:style-name="T18">m²</text:span></text:span></text:p>
      <text:p text:style-name="P38"><text:span text:style-name="_5f_Correction_5f_surligné">A</text:span><text:span text:style-name="_5f_Correction_5f_surligné"><text:span text:style-name="T269">rectangle </text:span></text:span><text:span text:style-name="_5f_Correction_5f_surligné"><text:span text:style-name="T257">=</text:span></text:span><text:span text:style-name="_5f_Correction_5f_surligné"><text:span text:style-name="T23"> </text:span></text:span><text:span text:style-name="_5f_Correction_5f_surligné">5 </text:span><text:span text:style-name="_5f_Correction_5f_surligné"><text:span text:style-name="T249">×</text:span></text:span><text:span text:style-name="_5f_Correction_5f_surligné"><text:span text:style-name="T255"> </text:span></text:span><text:span text:style-name="_5f_Correction_5f_surligné">10 </text:span><text:span text:style-name="_5f_Correction_5f_surligné"><text:span text:style-name="T257">=</text:span></text:span><text:span text:style-name="_5f_Correction_5f_surligné"><text:span text:style-name="T23"> </text:span></text:span><text:span text:style-name="_5f_Correction_5f_surligné">50 </text:span><text:span text:style-name="_5f_Correction_5f_surligné"><text:span text:style-name="T286">m²</text:span></text:span></text:p>
      <text:p text:style-name="P38"><text:span text:style-name="_5f_Correction_5f_surligné">A</text:span><text:span text:style-name="_5f_Correction_5f_surligné"><text:span text:style-name="T269">triangle </text:span></text:span><text:span text:style-name="_5f_Correction_5f_surligné"><text:span text:style-name="T257">=</text:span></text:span><text:span text:style-name="_5f_Correction_5f_surligné"><draw:frame draw:style-name="fr5" draw:name="Objet7" text:anchor-type="as-char" svg:width="1.485cm" svg:height="0.873cm" draw:z-index="55"><draw:object xlink:href="./Object 6" xlink:type="simple" xlink:show="embed" xlink:actuate="onLoad"/><draw:image xlink:href="./ObjectReplacements/Object 6" xlink:type="simple" xlink:show="embed" xlink:actuate="onLoad"/><svg:desc>formule</svg:desc></draw:frame></text:span><text:span text:style-name="_5f_Correction_5f_surligné"><text:span text:style-name="T257">= </text:span></text:span><text:span text:style-name="_5f_Correction_5f_surligné"><text:span text:style-name="T23">7</text:span></text:span><text:span text:style-name="_5f_Correction_5f_surligné">,75 </text:span><text:span text:style-name="_5f_Correction_5f_surligné"><text:span text:style-name="T286">m²</text:span></text:span></text:p>
      <text:p text:style-name="P38"><text:span text:style-name="_5f_Correction_5f_surligné">A</text:span><text:span text:style-name="_5f_Correction_5f_surligné"><text:span text:style-name="T269">piscine</text:span></text:span><text:span text:style-name="_5f_Correction_5f_surligné"><text:span text:style-name="T23"> </text:span></text:span><text:span text:style-name="_5f_Correction_5f_surligné"><text:span text:style-name="T257">=</text:span></text:span><text:span text:style-name="_5f_Correction_5f_surligné"><text:span text:style-name="T23"> </text:span></text:span><text:span text:style-name="_5f_Correction_5f_surligné"><text:span text:style-name="T268">3,125 </text:span></text:span><text:span text:style-name="_5f_Correction_5f_surligné"><text:span text:style-name="T10">π</text:span></text:span><text:span text:style-name="_5f_Correction_5f_surligné"><text:span text:style-name="T22"> </text:span></text:span><text:span text:style-name="_5f_Correction_5f_surligné"><text:span text:style-name="T259"></text:span></text:span><text:span text:style-name="_5f_Correction_5f_surligné"><text:span text:style-name="T26"> </text:span></text:span><text:span text:style-name="_5f_Correction_5f_surligné"><text:span text:style-name="T23">50</text:span></text:span><text:span text:style-name="_5f_Correction_5f_surligné"><text:span text:style-name="T21"> </text:span></text:span><text:span text:style-name="_5f_Correction_5f_surligné"><text:span text:style-name="T258"></text:span></text:span><text:span text:style-name="_5f_Correction_5f_surligné"><text:span text:style-name="T23"> 7</text:span></text:span><text:span text:style-name="_5f_Correction_5f_surligné">,75</text:span><text:span text:style-name="_5f_Correction_5f_surligné"><text:span text:style-name="T23"> </text:span></text:span><text:span text:style-name="_5f_Correction_5f_surligné"><text:span text:style-name="T250">≈</text:span></text:span><text:span text:style-name="_5f_Correction_5f_surligné"><text:span text:style-name="T23"> 67,56</text:span></text:span><text:span text:style-name="_5f_Correction_5f_surligné"> m</text:span><text:span text:style-name="_5f_Correction_5f_surligné"><text:span text:style-name="T221">2</text:span></text:span></text:p>
      <text:p text:style-name="P38"><text:span text:style-name="_5f_Correction_5f_surligné"><text:span text:style-name="T64">Il faudrait plus de peinture pour peindre le fond de la piscine q</text:span></text:span><text:span text:style-name="_5f_Correction_5f_surligné"><text:span text:style-name="T70">ue</text:span></text:span><text:span text:style-name="_5f_Correction_5f_surligné"><text:span text:style-name="T64"> pour peindre son aire latérale.</text:span></text:span></text:p>
      <text:list xml:id="list211103964303085" text:continue-numbering="true" text:style-name="liste_5f_abc">
        <text:list-item>
          <text:p text:style-name="P122"><text:span text:style-name="_5f_livret"><text:span text:style-name="T220">Calcule, au litre près, le volume d’eau que peut contenir la piscine.</text:span></text:span></text:p>
        </text:list-item>
      </text:list>
      <text:p text:style-name="P39"><text:span text:style-name="_5f_Correction_5f_surligné">V </text:span><text:span text:style-name="_5f_Correction_5f_surligné"><text:span text:style-name="T257">=</text:span></text:span><text:span text:style-name="_5f_Correction_5f_surligné"><text:span text:style-name="T23"> </text:span></text:span><text:span text:style-name="_5f_Correction_5f_surligné">A</text:span><text:span text:style-name="_5f_Correction_5f_surligné"><text:span text:style-name="T269">piscine </text:span></text:span><text:span text:style-name="_5f_Correction_5f_surligné"><text:span text:style-name="T249">×</text:span></text:span><text:span text:style-name="_5f_Correction_5f_surligné"><text:span text:style-name="T255"> </text:span></text:span><text:span text:style-name="_5f_Correction_5f_surligné">hauteur </text:span><text:span text:style-name="_5f_Correction_5f_surligné"><text:span text:style-name="T250">≈ </text:span></text:span><text:span text:style-name="_5f_Correction_5f_surligné"><text:span text:style-name="T23">67</text:span></text:span><text:span text:style-name="_5f_Correction_5f_surligné">,56 </text:span><text:span text:style-name="_5f_Correction_5f_surligné"><text:span text:style-name="T249">×</text:span></text:span><text:span text:style-name="_5f_Correction_5f_surligné"><text:span text:style-name="T255"> </text:span></text:span><text:span text:style-name="_5f_Correction_5f_surligné">1,2 </text:span><text:span text:style-name="_5f_Correction_5f_surligné"><text:span text:style-name="T250">≈</text:span></text:span><text:span text:style-name="_5f_Correction_5f_surligné"><text:span text:style-name="T23"> </text:span></text:span><text:span text:style-name="_5f_Correction_5f_surligné">81,07</text:span><text:span text:style-name="_5f_Correction_5f_surligné"><text:span text:style-name="T277">2 </text:span></text:span><text:span text:style-name="_5f_Correction_5f_surligné">m</text:span><text:span text:style-name="_5f_Correction_5f_surligné"><text:span text:style-name="T221">3</text:span></text:span></text:p>
      <text:p text:style-name="P39"><text:span text:style-name="_5f_Correction_5f_surligné"><text:span text:style-name="T64">La piscine peut contenir 81 072 L.</text:span></text:span></text:p>
      <text:list xml:id="list211105453832751" text:continue-numbering="true" text:style-name="liste_5f_abc">
        <text:list-item>
          <text:p text:style-name="P125"><text:span text:style-name="_5f_livret">La piscine est remplie aux </text:span><text:span text:style-name="_5f_livret"><draw:frame draw:style-name="fr6" draw:name="Objet3" text:anchor-type="as-char" svg:y="-0.542cm" svg:width="0.295cm" svg:height="0.873cm" draw:z-index="24"><draw:object xlink:href="./Object 3" xlink:type="simple" xlink:show="embed" xlink:actuate="onLoad"/><draw:image xlink:href="./ObjectReplacements/Object 3" xlink:type="simple" xlink:show="embed" xlink:actuate="onLoad"/><svg:desc>formule</svg:desc></draw:frame></text:span><text:span text:style-name="_5f_livret"><text:s/>de sa hauteur.</text:span></text:p>
        </text:list-item>
      </text:list>
      <text:p text:style-name="P55"><text:span text:style-name="_5f_livret">En France, en moyenne 1 m</text:span><text:span text:style-name="_5f_livret"><text:span text:style-name="T221">3</text:span></text:span><text:span text:style-name="_5f_livret"> d’eau coûte 2,95 €.</text:span></text:p>
      <text:p text:style-name="P55"><text:span text:style-name="_5f_livret">Combien coûte le remplissage de la piscine ?</text:span></text:p>
      <text:p text:style-name="P37"><text:span text:style-name="_5f_Correction_5f_surligné"><text:span text:style-name="T21"><draw:frame draw:style-name="fr5" draw:name="Objet8" text:anchor-type="as-char" svg:width="0.494cm" svg:height="0.873cm" draw:z-index="52"><draw:object xlink:href="./Object 7" xlink:type="simple" xlink:show="embed" xlink:actuate="onLoad"/><draw:image xlink:href="./ObjectReplacements/Object 7" xlink:type="simple" xlink:show="embed" xlink:actuate="onLoad"/><svg:desc>formule</svg:desc></draw:frame></text:span></text:span><text:span text:style-name="_5f_Correction_5f_surligné"><text:span text:style-name="T21"><text:s/></text:span></text:span><text:span text:style-name="_5f_Correction_5f_surligné"><text:span text:style-name="T249">×</text:span></text:span><text:span text:style-name="_5f_Correction_5f_surligné"><text:span text:style-name="T255"> </text:span></text:span><text:span text:style-name="_5f_Correction_5f_surligné">81,072 m</text:span><text:span text:style-name="_5f_Correction_5f_surligné"><text:span text:style-name="T221">3</text:span></text:span><text:span text:style-name="_5f_Correction_5f_surligné"><text:span text:style-name="T277"> </text:span></text:span><text:span text:style-name="_5f_Correction_5f_surligné"><text:span text:style-name="T253">≈</text:span></text:span><text:span text:style-name="_5f_Correction_5f_surligné"> 67,</text:span><text:span text:style-name="_5f_Correction_5f_surligné"><text:span text:style-name="T283">5</text:span></text:span><text:span text:style-name="_5f_Correction_5f_surligné">6 m</text:span><text:span text:style-name="_5f_Correction_5f_surligné"><text:span text:style-name="T221">3</text:span></text:span></text:p>
      <text:p text:style-name="P89"><text:span text:style-name="_5f_Correction_5f_surligné"><text:span text:style-name="T129">6</text:span></text:span><text:span text:style-name="_5f_Correction_5f_surligné"><text:span text:style-name="T128">7,</text:span></text:span><text:span text:style-name="_5f_Correction_5f_surligné"><text:span text:style-name="T105">5</text:span></text:span><text:span text:style-name="_5f_Correction_5f_surligné"><text:span text:style-name="T128">6 </text:span></text:span><text:span text:style-name="_5f_Correction_5f_surligné"><text:span text:style-name="T129">m³ </text:span></text:span><text:span text:style-name="_5f_Correction_5f_surligné"><text:span text:style-name="T128">× </text:span></text:span><text:span text:style-name="_5f_Correction_5f_surligné"><text:span text:style-name="T115">2,95 </text:span></text:span><text:span text:style-name="_5f_Correction_5f_surligné"><text:span text:style-name="T116">€/m³ </text:span></text:span><text:span text:style-name="_5f_Correction_5f_surligné"><text:span text:style-name="T132">≈</text:span></text:span><text:span text:style-name="_5f_Correction_5f_surligné"><text:span text:style-name="T128"> 19</text:span></text:span><text:span text:style-name="_5f_Correction_5f_surligné"><text:span text:style-name="T106">9</text:span></text:span><text:span text:style-name="_5f_Correction_5f_surligné"><text:span text:style-name="T128">,</text:span></text:span><text:span text:style-name="_5f_Correction_5f_surligné"><text:span text:style-name="T106">30</text:span></text:span><text:span text:style-name="_5f_Correction_5f_surligné"><text:span text:style-name="T128"> </text:span></text:span><text:span text:style-name="_5f_Correction_5f_surligné"><text:span text:style-name="T129">€</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pple Chancery" svg:font-family="'Apple Chancery'" style:font-adornments="Gra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face style:name="Bitstream Vera Sans6"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pitch="variable"/>
    <style:font-face style:name="OpenSymbol1" svg:font-family="OpenSymbol" style:font-pitch="variable" style:font-charset="x-symbol"/>
    <style:font-face style:name="OpenSymbol2"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adornments="Roman"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marker draw:name="Arrow_20_concave" draw:display-name="Arrow concave" svg:viewBox="0 0 1131 1580" svg:d="M1013 1491l118 89-567-1580-564 1580 114-85 136-68 148-46 161-17 161 13 153 46z"/>
    <draw:marker draw:name="Short_20_line_20_Arrow" draw:display-name="Short line Arrow" svg:viewBox="0 0 3000 3000" svg:d="M1500 0l1500 2789v211h-114l-1286-2392v2392h-200v-2392l-1286 2392h-114v-211z"/>
    <draw:stroke-dash draw:name="Dashed_20__28_var_29__20_2313" draw:display-name="Dashed (var) 2313" draw:style="rect" draw:dots1="1" draw:dots1-length="0.011cm" draw:dots2="1" draw:dots2-length="0.011cm" draw:distance="0.011cm"/>
    <draw:stroke-dash draw:name="Dashed_20__28_var_29__20_5672" draw:display-name="Dashed (var) 5672" draw:style="rect" draw:dots1="1" draw:dots1-length="0.011cm" draw:dots2="1" draw:dots2-length="0.011cm" draw:distance="0.011cm"/>
    <draw:stroke-dash draw:name="Dashed_20__28_var_29__20_7304" draw:display-name="Dashed (var) 7304" draw:style="rect" draw:dots1="1" draw:dots1-length="0.051cm" draw:dots2="1" draw:dots2-length="0.051cm" draw:distance="0.051cm"/>
    <draw:stroke-dash draw:name="Dashed_20__28_var_29__20_7305" draw:display-name="Dashed (var) 7305" draw:style="rect" draw:dots1="1" draw:dots1-length="0.051cm" draw:dots2="1" draw:dots2-length="0.051cm" draw:distance="0.051cm"/>
    <draw:stroke-dash draw:name="Dashed_20__28_var_29__20_7306" draw:display-name="Dashed (var) 7306" draw:style="rect" draw:dots1="1" draw:dots1-length="0.051cm" draw:dots2="1" draw:dots2-length="0.051cm" draw:distance="0.051cm"/>
    <draw:stroke-dash draw:name="Dashed_20__28_var_29__20_7307" draw:display-name="Dashed (var) 7307" draw:style="rect" draw:dots1="1" draw:dots1-length="0.051cm" draw:dots2="1" draw:dots2-length="0.051cm" draw:distance="0.051cm"/>
    <draw:stroke-dash draw:name="Dashed_20__28_var_29__20_7308" draw:display-name="Dashed (var) 7308" draw:style="rect" draw:dots1="1" draw:dots1-length="0.051cm" draw:dots2="1" draw:dots2-length="0.051cm" draw:distance="0.051cm"/>
    <draw:stroke-dash draw:name="Dashed_20__28_var_29__20_7309" draw:display-name="Dashed (var) 7309" draw:style="rect" draw:dots1="1" draw:dots1-length="0.051cm" draw:dots2="1" draw:dots2-length="0.051cm" draw:distance="0.051cm"/>
    <draw:stroke-dash draw:name="Dashed_20__28_var_29__20_7310" draw:display-name="Dashed (var) 7310" draw:style="rect" draw:dots1="1" draw:dots1-length="0.051cm" draw:dots2="1" draw:dots2-length="0.051cm" draw:distance="0.051cm"/>
    <draw:stroke-dash draw:name="Dashed_20__28_var_29__20_7311" draw:display-name="Dashed (var) 7311" draw:style="rect" draw:dots1="1" draw:dots1-length="0.051cm" draw:dots2="1" draw:dots2-length="0.051cm" draw:distance="0.051cm"/>
    <draw:stroke-dash draw:name="Dashed_20__28_var_29__20_7312" draw:display-name="Dashed (var) 7312" draw:style="rect" draw:dots1="1" draw:dots1-length="0.051cm" draw:dots2="1" draw:dots2-length="0.051cm" draw:distance="0.051cm"/>
    <draw:stroke-dash draw:name="Dashed_20__28_var_29__20_7313" draw:display-name="Dashed (var) 7313" draw:style="rect" draw:dots1="1" draw:dots1-length="0.051cm" draw:dots2="1" draw:dots2-length="0.051cm" draw:distance="0.051cm"/>
    <draw:stroke-dash draw:name="Dashed_20__28_var_29__20_7314" draw:display-name="Dashed (var) 7314" draw:style="rect" draw:dots1="1" draw:dots1-length="0.051cm" draw:dots2="1" draw:dots2-length="0.051cm" draw:distance="0.05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06cm" draw:dots2="1" draw:dots2-length="0.006cm" draw:distance="0.006cm"/>
    <draw:stroke-dash draw:name="Dashed_20__28_var_29__20_7334" draw:display-name="Dashed (var) 7334" draw:style="rect" draw:dots1="1" draw:dots1-length="0.006cm" draw:dots2="1" draw:dots2-length="0.006cm" draw:distance="0.006cm"/>
    <draw:stroke-dash draw:name="Dashed_20__28_var_29__20_7335" draw:display-name="Dashed (var) 7335" draw:style="rect" draw:dots1="1" draw:dots1-length="0.016cm" draw:dots2="1" draw:dots2-length="0.016cm" draw:distance="0.016cm"/>
    <draw:stroke-dash draw:name="Dashed_20__28_var_29__20_7336" draw:display-name="Dashed (var) 7336" draw:style="rect" draw:dots1="1" draw:dots1-length="0.006cm" draw:dots2="1" draw:dots2-length="0.006cm" draw:distance="0.006cm"/>
    <draw:stroke-dash draw:name="Dashed_20__28_var_29__20_7337" draw:display-name="Dashed (var) 7337" draw:style="rect" draw:dots1="1" draw:dots1-length="0.006cm" draw:dots2="1" draw:dots2-length="0.006cm" draw:distance="0.006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16cm" draw:dots2="1" draw:dots2-length="0.016cm" draw:distance="0.016cm"/>
    <draw:stroke-dash draw:name="Dashed_20__28_var_29__20_7340" draw:display-name="Dashed (var) 7340" draw:style="rect" draw:dots1="1" draw:dots1-length="0.016cm" draw:dots2="1" draw:dots2-length="0.016cm" draw:distance="0.01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6cm" draw:dots2="1" draw:dots2-length="0.016cm" draw:distance="0.016cm"/>
    <draw:stroke-dash draw:name="Dashed_20__28_var_29__20_7344" draw:display-name="Dashed (var) 7344" draw:style="rect" draw:dots1="1" draw:dots1-length="0.016cm" draw:dots2="1" draw:dots2-length="0.016cm" draw:distance="0.016cm"/>
    <draw:stroke-dash draw:name="Dashed_20__28_var_29__20_7345" draw:display-name="Dashed (var) 7345" draw:style="rect" draw:dots1="1" draw:dots1-length="0.016cm" draw:dots2="1" draw:dots2-length="0.016cm" draw:distance="0.016cm"/>
    <draw:stroke-dash draw:name="Dashed_20__28_var_29__20_7346" draw:display-name="Dashed (var) 7346" draw:style="rect" draw:dots1="1" draw:dots1-length="0.006cm" draw:dots2="1" draw:dots2-length="0.006cm" draw:distance="0.006cm"/>
    <draw:stroke-dash draw:name="Dashed_20__28_var_29__20_7347" draw:display-name="Dashed (var) 7347" draw:style="rect" draw:dots1="1" draw:dots1-length="0.006cm" draw:dots2="1" draw:dots2-length="0.006cm" draw:distance="0.006cm"/>
    <draw:stroke-dash draw:name="Dashed_20__28_var_29__20_7348" draw:display-name="Dashed (var) 7348" draw:style="rect" draw:dots1="1" draw:dots1-length="0.006cm" draw:dots2="1" draw:dots2-length="0.006cm" draw:distance="0.006cm"/>
    <draw:stroke-dash draw:name="Dashed_20__28_var_29__20_7349" draw:display-name="Dashed (var) 7349" draw:style="rect" draw:dots1="1" draw:dots1-length="0.006cm" draw:dots2="1" draw:dots2-length="0.006cm" draw:distance="0.006cm"/>
    <draw:stroke-dash draw:name="Dashed_20__28_var_29__20_7350" draw:display-name="Dashed (var) 7350" draw:style="rect" draw:dots1="1" draw:dots1-length="0.006cm" draw:dots2="1" draw:dots2-length="0.006cm" draw:distance="0.006cm"/>
    <draw:stroke-dash draw:name="Dashed_20__28_var_29__20_7351" draw:display-name="Dashed (var) 7351" draw:style="rect" draw:dots1="1" draw:dots1-length="0.006cm" draw:dots2="1" draw:dots2-length="0.006cm" draw:distance="0.006cm"/>
    <draw:stroke-dash draw:name="Dashed_20__28_var_29__20_7352" draw:display-name="Dashed (var) 7352" draw:style="rect" draw:dots1="1" draw:dots1-length="0.006cm" draw:dots2="1" draw:dots2-length="0.006cm" draw:distance="0.006cm"/>
    <draw:stroke-dash draw:name="Dashed_20__28_var_29__20_7353" draw:display-name="Dashed (var) 7353" draw:style="rect" draw:dots1="1" draw:dots1-length="0.006cm" draw:dots2="1" draw:dots2-length="0.006cm" draw:distance="0.006cm"/>
    <draw:stroke-dash draw:name="Dashed_20__28_var_29__20_7354" draw:display-name="Dashed (var) 7354" draw:style="rect" draw:dots1="1" draw:dots1-length="0.006cm" draw:dots2="1" draw:dots2-length="0.006cm" draw:distance="0.006cm"/>
    <draw:stroke-dash draw:name="Dashed_20__28_var_29__20_7355" draw:display-name="Dashed (var) 7355" draw:style="rect" draw:dots1="1" draw:dots1-length="0.006cm" draw:dots2="1" draw:dots2-length="0.006cm" draw:distance="0.006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11cm" draw:dots2="1" draw:dots2-length="0.011cm" draw:distance="0.011cm"/>
    <draw:stroke-dash draw:name="Dashed_20__28_var_29__20_7419" draw:display-name="Dashed (var) 7419" draw:style="rect" draw:dots1="1" draw:dots1-length="0.011cm" draw:dots2="1" draw:dots2-length="0.011cm" draw:distance="0.011cm"/>
    <draw:stroke-dash draw:name="Dashed_20__28_var_29__20_7420" draw:display-name="Dashed (var) 7420" draw:style="rect" draw:dots1="1" draw:dots1-length="0.011cm" draw:dots2="1" draw:dots2-length="0.011cm" draw:distance="0.011cm"/>
    <draw:stroke-dash draw:name="Dashed_20__28_var_29__20_7421" draw:display-name="Dashed (var) 7421" draw:style="rect" draw:dots1="1" draw:dots1-length="0.011cm" draw:dots2="1" draw:dots2-length="0.011cm" draw:distance="0.011cm"/>
    <draw:stroke-dash draw:name="Dashed_20__28_var_29__20_7422" draw:display-name="Dashed (var) 7422" draw:style="rect" draw:dots1="1" draw:dots1-length="0.011cm" draw:dots2="1" draw:dots2-length="0.011cm" draw:distance="0.011cm"/>
    <draw:stroke-dash draw:name="Dashed_20__28_var_29__20_7430" draw:display-name="Dashed (var) 7430" draw:style="rect" draw:dots1="1" draw:dots1-length="0.006cm" draw:dots2="1" draw:dots2-length="0.006cm" draw:distance="0.006cm"/>
    <draw:stroke-dash draw:name="Dashed_20__28_var_29__20_7442" draw:display-name="Dashed (var) 7442" draw:style="rect" draw:dots1="1" draw:dots1-length="0.011cm" draw:dots2="1" draw:dots2-length="0.011cm" draw:distance="0.011cm"/>
    <draw:stroke-dash draw:name="Dashed_20__28_var_29__20_7443" draw:display-name="Dashed (var) 7443" draw:style="rect" draw:dots1="1" draw:dots1-length="0.011cm" draw:dots2="1" draw:dots2-length="0.011cm" draw:distance="0.011cm"/>
    <draw:stroke-dash draw:name="Dashed_20__28_var_29__20_7444" draw:display-name="Dashed (var) 7444" draw:style="rect" draw:dots1="1" draw:dots1-length="0.011cm" draw:dots2="1" draw:dots2-length="0.011cm" draw:distance="0.011cm"/>
    <draw:stroke-dash draw:name="Dashed_20__28_var_29__20_7445" draw:display-name="Dashed (var) 7445" draw:style="rect" draw:dots1="1" draw:dots1-length="0.011cm" draw:dots2="1" draw:dots2-length="0.011cm" draw:distance="0.011cm"/>
    <draw:stroke-dash draw:name="Dashed_20__28_var_29__20_7446" draw:display-name="Dashed (var) 7446" draw:style="rect" draw:dots1="1" draw:dots1-length="0.011cm" draw:dots2="1" draw:dots2-length="0.011cm" draw:distance="0.011cm"/>
    <draw:stroke-dash draw:name="Dashed_20__28_var_29__20_7447" draw:display-name="Dashed (var) 7447" draw:style="rect" draw:dots1="1" draw:dots1-length="0.011cm" draw:dots2="1" draw:dots2-length="0.011cm" draw:distance="0.011cm"/>
    <draw:stroke-dash draw:name="Dashed_20__28_var_29__20_7448" draw:display-name="Dashed (var) 7448" draw:style="rect" draw:dots1="1" draw:dots1-length="0.011cm" draw:dots2="1" draw:dots2-length="0.011cm" draw:distance="0.011cm"/>
    <draw:stroke-dash draw:name="Dashed_20__28_var_29__20_7449" draw:display-name="Dashed (var) 7449" draw:style="rect" draw:dots1="1" draw:dots1-length="0.011cm" draw:dots2="1" draw:dots2-length="0.011cm" draw:distance="0.011cm"/>
    <draw:stroke-dash draw:name="Dashed_20__28_var_29__20_7450" draw:display-name="Dashed (var) 7450" draw:style="rect" draw:dots1="1" draw:dots1-length="0.011cm" draw:dots2="1" draw:dots2-length="0.011cm" draw:distance="0.011cm"/>
    <draw:stroke-dash draw:name="Dashed_20__28_var_29__20_7451" draw:display-name="Dashed (var) 7451" draw:style="rect" draw:dots1="1" draw:dots1-length="0.011cm" draw:dots2="1" draw:dots2-length="0.011cm" draw:distance="0.011cm"/>
    <draw:stroke-dash draw:name="Dashed_20__28_var_29__20_7452" draw:display-name="Dashed (var) 7452" draw:style="rect" draw:dots1="1" draw:dots1-length="0.011cm" draw:dots2="1" draw:dots2-length="0.011cm" draw:distance="0.011cm"/>
    <draw:stroke-dash draw:name="Dashed_20__28_var_29__20_7453" draw:display-name="Dashed (var) 7453" draw:style="rect" draw:dots1="1" draw:dots1-length="0.011cm" draw:dots2="1" draw:dots2-length="0.011cm" draw:distance="0.011cm"/>
    <draw:stroke-dash draw:name="Dashed_20__28_var_29__20_7454" draw:display-name="Dashed (var) 7454" draw:style="rect" draw:dots1="1" draw:dots1-length="0.011cm" draw:dots2="1" draw:dots2-length="0.011cm" draw:distance="0.011cm"/>
    <draw:stroke-dash draw:name="Dashed_20__28_var_29__20_7455" draw:display-name="Dashed (var) 7455" draw:style="rect" draw:dots1="1" draw:dots1-length="0.011cm" draw:dots2="1" draw:dots2-length="0.011cm" draw:distance="0.011cm"/>
    <draw:stroke-dash draw:name="Dashed_20__28_var_29__20_7456" draw:display-name="Dashed (var) 7456" draw:style="rect" draw:dots1="1" draw:dots1-length="0.011cm" draw:dots2="1" draw:dots2-length="0.011cm" draw:distance="0.011cm"/>
    <draw:stroke-dash draw:name="Dashed_20__28_var_29__20_7457" draw:display-name="Dashed (var) 7457" draw:style="rect" draw:dots1="1" draw:dots1-length="0.011cm" draw:dots2="1" draw:dots2-length="0.011cm" draw:distance="0.011cm"/>
    <draw:stroke-dash draw:name="Dashed_20__28_var_29__20_7458" draw:display-name="Dashed (var) 7458" draw:style="rect" draw:dots1="1" draw:dots1-length="0.011cm" draw:dots2="1" draw:dots2-length="0.011cm" draw:distance="0.011cm"/>
    <draw:stroke-dash draw:name="Dashed_20__28_var_29__20_7459" draw:display-name="Dashed (var) 7459" draw:style="rect" draw:dots1="1" draw:dots1-length="0.011cm" draw:dots2="1" draw:dots2-length="0.011cm" draw:distance="0.011cm"/>
    <draw:stroke-dash draw:name="Dashed_20__28_var_29__20_7460" draw:display-name="Dashed (var) 7460" draw:style="rect" draw:dots1="1" draw:dots1-length="0.011cm" draw:dots2="1" draw:dots2-length="0.011cm" draw:distance="0.011cm"/>
    <draw:stroke-dash draw:name="Dashed_20__28_var_29__20_7461" draw:display-name="Dashed (var) 7461" draw:style="rect" draw:dots1="1" draw:dots1-length="0.011cm" draw:dots2="1" draw:dots2-length="0.011cm" draw:distance="0.011cm"/>
    <draw:stroke-dash draw:name="Dashed_20__28_var_29__20_7462" draw:display-name="Dashed (var) 7462" draw:style="rect" draw:dots1="1" draw:dots1-length="0.011cm" draw:dots2="1" draw:dots2-length="0.011cm" draw:distance="0.011cm"/>
    <draw:stroke-dash draw:name="Dashed_20__28_var_29__20_7463" draw:display-name="Dashed (var) 7463" draw:style="rect" draw:dots1="1" draw:dots1-length="0.011cm" draw:dots2="1" draw:dots2-length="0.011cm" draw:distance="0.011cm"/>
    <draw:stroke-dash draw:name="Dashed_20__28_var_29__20_7464" draw:display-name="Dashed (var) 7464" draw:style="rect" draw:dots1="1" draw:dots1-length="0.011cm" draw:dots2="1" draw:dots2-length="0.011cm" draw:distance="0.011cm"/>
    <draw:stroke-dash draw:name="Dashed_20__28_var_29__20_7465" draw:display-name="Dashed (var) 7465" draw:style="rect" draw:dots1="1" draw:dots1-length="0.011cm" draw:dots2="1" draw:dots2-length="0.011cm" draw:distance="0.011cm"/>
    <draw:stroke-dash draw:name="Dashed_20__28_var_29__20_7466" draw:display-name="Dashed (var) 7466" draw:style="rect" draw:dots1="1" draw:dots1-length="0.011cm" draw:dots2="1" draw:dots2-length="0.011cm" draw:distance="0.011cm"/>
    <draw:stroke-dash draw:name="Dashed_20__28_var_29__20_7467" draw:display-name="Dashed (var) 7467" draw:style="rect" draw:dots1="1" draw:dots1-length="0.011cm" draw:dots2="1" draw:dots2-length="0.011cm" draw:distance="0.011cm"/>
    <draw:stroke-dash draw:name="Dashed_20__28_var_29__20_7468" draw:display-name="Dashed (var) 7468" draw:style="rect" draw:dots1="1" draw:dots1-length="0.011cm" draw:dots2="1" draw:dots2-length="0.011cm" draw:distance="0.011cm"/>
    <draw:stroke-dash draw:name="Dashed_20__28_var_29__20_7469" draw:display-name="Dashed (var) 7469" draw:style="rect" draw:dots1="1" draw:dots1-length="0.011cm" draw:dots2="1" draw:dots2-length="0.011cm" draw:distance="0.011cm"/>
    <draw:stroke-dash draw:name="Dashed_20__28_var_29__20_7470" draw:display-name="Dashed (var) 7470" draw:style="rect" draw:dots1="1" draw:dots1-length="0.011cm" draw:dots2="1" draw:dots2-length="0.011cm" draw:distance="0.011cm"/>
    <draw:stroke-dash draw:name="Dashed_20__28_var_29__20_7471" draw:display-name="Dashed (var) 7471" draw:style="rect" draw:dots1="1" draw:dots1-length="0.011cm" draw:dots2="1" draw:dots2-length="0.011cm" draw:distance="0.011cm"/>
    <draw:stroke-dash draw:name="Dashed_20__28_var_29__20_7472" draw:display-name="Dashed (var) 7472" draw:style="rect" draw:dots1="1" draw:dots1-length="0.011cm" draw:dots2="1" draw:dots2-length="0.011cm" draw:distance="0.011cm"/>
    <draw:stroke-dash draw:name="Dashed_20__28_var_29__20_7473" draw:display-name="Dashed (var) 7473" draw:style="rect" draw:dots1="1" draw:dots1-length="0.011cm" draw:dots2="1" draw:dots2-length="0.011cm" draw:distance="0.011cm"/>
    <draw:stroke-dash draw:name="Dashed_20__28_var_29__20_7474" draw:display-name="Dashed (var) 7474" draw:style="rect" draw:dots1="1" draw:dots1-length="0.011cm" draw:dots2="1" draw:dots2-length="0.011cm" draw:distance="0.011cm"/>
    <draw:stroke-dash draw:name="Dashed_20__28_var_29__20_7475" draw:display-name="Dashed (var) 7475" draw:style="rect" draw:dots1="1" draw:dots1-length="0.011cm" draw:dots2="1" draw:dots2-length="0.011cm" draw:distance="0.011cm"/>
    <draw:stroke-dash draw:name="Dashed_20__28_var_29__20_7476" draw:display-name="Dashed (var) 7476" draw:style="rect" draw:dots1="1" draw:dots1-length="0.011cm" draw:dots2="1" draw:dots2-length="0.011cm" draw:distance="0.011cm"/>
    <draw:stroke-dash draw:name="Dashed_20__28_var_29__20_7477" draw:display-name="Dashed (var) 7477" draw:style="rect" draw:dots1="1" draw:dots1-length="0.011cm" draw:dots2="1" draw:dots2-length="0.011cm" draw:distance="0.011cm"/>
    <draw:stroke-dash draw:name="Dashed_20__28_var_29__20_7478" draw:display-name="Dashed (var) 7478" draw:style="rect" draw:dots1="1" draw:dots1-length="0.011cm" draw:dots2="1" draw:dots2-length="0.011cm" draw:distance="0.011cm"/>
    <draw:stroke-dash draw:name="Dashed_20__28_var_29__20_7479" draw:display-name="Dashed (var) 7479" draw:style="rect" draw:dots1="1" draw:dots1-length="0.011cm" draw:dots2="1" draw:dots2-length="0.011cm" draw:distance="0.011cm"/>
    <draw:stroke-dash draw:name="Dashed_20__28_var_29__20_7488" draw:display-name="Dashed (var) 7488" draw:style="rect" draw:dots1="1" draw:dots1-length="0.016cm" draw:dots2="1" draw:dots2-length="0.016cm" draw:distance="0.016cm"/>
    <draw:stroke-dash draw:name="Dashed_20__28_var_29__20_7489" draw:display-name="Dashed (var) 7489" draw:style="rect" draw:dots1="1" draw:dots1-length="0.016cm" draw:dots2="1" draw:dots2-length="0.016cm" draw:distance="0.016cm"/>
    <draw:stroke-dash draw:name="Dashed_20__28_var_29__20_7490" draw:display-name="Dashed (var) 7490" draw:style="rect" draw:dots1="1" draw:dots1-length="0.016cm" draw:dots2="1" draw:dots2-length="0.016cm" draw:distance="0.016cm"/>
    <draw:stroke-dash draw:name="Dashed_20__28_var_29__20_7491" draw:display-name="Dashed (var) 7491" draw:style="rect" draw:dots1="1" draw:dots1-length="0.016cm" draw:dots2="1" draw:dots2-length="0.016cm" draw:distance="0.016cm"/>
    <draw:stroke-dash draw:name="Dashed_20__28_var_29__20_7492" draw:display-name="Dashed (var) 7492" draw:style="rect" draw:dots1="1" draw:dots1-length="0.016cm" draw:dots2="1" draw:dots2-length="0.016cm" draw:distance="0.016cm"/>
    <draw:stroke-dash draw:name="Dashed_20__28_var_29__20_7493" draw:display-name="Dashed (var) 7493" draw:style="rect" draw:dots1="1" draw:dots1-length="0.016cm" draw:dots2="1" draw:dots2-length="0.016cm" draw:distance="0.016cm"/>
    <draw:stroke-dash draw:name="Dashed_20__28_var_29__20_7494" draw:display-name="Dashed (var) 7494" draw:style="rect" draw:dots1="1" draw:dots1-length="0.016cm" draw:dots2="1" draw:dots2-length="0.016cm" draw:distance="0.016cm"/>
    <draw:stroke-dash draw:name="Dashed_20__28_var_29__20_7495" draw:display-name="Dashed (var) 7495" draw:style="rect" draw:dots1="1" draw:dots1-length="0.016cm" draw:dots2="1" draw:dots2-length="0.016cm" draw:distance="0.016cm"/>
    <draw:stroke-dash draw:name="Dashed_20__28_var_29__20_7496" draw:display-name="Dashed (var) 7496" draw:style="rect" draw:dots1="1" draw:dots1-length="0.011cm" draw:dots2="1" draw:dots2-length="0.011cm" draw:distance="0.011cm"/>
    <draw:stroke-dash draw:name="Dashed_20__28_var_29__20_7497" draw:display-name="Dashed (var) 7497" draw:style="rect" draw:dots1="1" draw:dots1-length="0.011cm" draw:dots2="1" draw:dots2-length="0.011cm" draw:distance="0.011cm"/>
    <draw:stroke-dash draw:name="Dashed_20__28_var_29__20_7498" draw:display-name="Dashed (var) 7498" draw:style="rect" draw:dots1="1" draw:dots1-length="0.011cm" draw:dots2="1" draw:dots2-length="0.011cm" draw:distance="0.011cm"/>
    <draw:stroke-dash draw:name="Dashed_20__28_var_29__20_7499" draw:display-name="Dashed (var) 7499" draw:style="rect" draw:dots1="1" draw:dots1-length="0.011cm" draw:dots2="1" draw:dots2-length="0.011cm" draw:distance="0.011cm"/>
    <draw:stroke-dash draw:name="Dashed_20__28_var_29__20_7500" draw:display-name="Dashed (var) 7500" draw:style="rect" draw:dots1="1" draw:dots1-length="0.011cm" draw:dots2="1" draw:dots2-length="0.011cm" draw:distance="0.011cm"/>
    <draw:stroke-dash draw:name="Dashed_20__28_var_29__20_7501" draw:display-name="Dashed (var) 7501" draw:style="rect" draw:dots1="1" draw:dots1-length="0.011cm" draw:dots2="1" draw:dots2-length="0.011cm" draw:distance="0.011cm"/>
    <draw:stroke-dash draw:name="Dashed_20__28_var_29__20_7502" draw:display-name="Dashed (var) 7502" draw:style="rect" draw:dots1="1" draw:dots1-length="0.011cm" draw:dots2="1" draw:dots2-length="0.011cm" draw:distance="0.011cm"/>
    <draw:stroke-dash draw:name="Dashed_20__28_var_29__20_7503" draw:display-name="Dashed (var) 7503" draw:style="rect" draw:dots1="1" draw:dots1-length="0.011cm" draw:dots2="1" draw:dots2-length="0.011cm" draw:distance="0.011cm"/>
    <draw:stroke-dash draw:name="Dashed_20__28_var_29__20_7504" draw:display-name="Dashed (var) 7504" draw:style="rect" draw:dots1="1" draw:dots1-length="0.011cm" draw:dots2="1" draw:dots2-length="0.011cm" draw:distance="0.011cm"/>
    <draw:stroke-dash draw:name="Dashed_20__28_var_29__20_7505" draw:display-name="Dashed (var) 7505" draw:style="rect" draw:dots1="1" draw:dots1-length="0.011cm" draw:dots2="1" draw:dots2-length="0.011cm" draw:distance="0.011cm"/>
    <draw:stroke-dash draw:name="Dashed_20__28_var_29__20_7506" draw:display-name="Dashed (var) 7506" draw:style="rect" draw:dots1="1" draw:dots1-length="0.011cm" draw:dots2="1" draw:dots2-length="0.011cm" draw:distance="0.011cm"/>
    <draw:stroke-dash draw:name="Dashed_20__28_var_29__20_7507" draw:display-name="Dashed (var) 7507" draw:style="rect" draw:dots1="1" draw:dots1-length="0.011cm" draw:dots2="1" draw:dots2-length="0.011cm" draw:distance="0.011cm"/>
    <draw:stroke-dash draw:name="Dashed_20__28_var_29__20_7581" draw:display-name="Dashed (var) 7581" draw:style="rect" draw:dots1="1" draw:dots1-length="0.009cm" draw:dots2="1" draw:dots2-length="0.009cm" draw:distance="0.009cm"/>
    <draw:stroke-dash draw:name="Dashed_20__28_var_29__20_7582" draw:display-name="Dashed (var) 7582" draw:style="rect" draw:dots1="1" draw:dots1-length="0.016cm" draw:dots2="1" draw:dots2-length="0.016cm" draw:distance="0.016cm"/>
    <draw:stroke-dash draw:name="Dashed_20__28_var_29__20_7583" draw:display-name="Dashed (var) 7583" draw:style="rect" draw:dots1="1" draw:dots1-length="0.016cm" draw:dots2="1" draw:dots2-length="0.016cm" draw:distance="0.016cm"/>
    <draw:stroke-dash draw:name="Dashed_20__28_var_29__20_7584" draw:display-name="Dashed (var) 7584" draw:style="rect" draw:dots1="1" draw:dots1-length="0.016cm" draw:dots2="1" draw:dots2-length="0.016cm" draw:distance="0.016cm"/>
    <draw:stroke-dash draw:name="Dashed_20__28_var_29__20_7585" draw:display-name="Dashed (var) 7585" draw:style="rect" draw:dots1="1" draw:dots1-length="0.016cm" draw:dots2="1" draw:dots2-length="0.016cm" draw:distance="0.016cm"/>
    <draw:stroke-dash draw:name="Dashed_20__28_var_29__20_7586" draw:display-name="Dashed (var) 7586" draw:style="rect" draw:dots1="1" draw:dots1-length="0.016cm" draw:dots2="1" draw:dots2-length="0.016cm" draw:distance="0.016cm"/>
    <draw:stroke-dash draw:name="Dashed_20__28_var_29__20_7587" draw:display-name="Dashed (var) 7587" draw:style="rect" draw:dots1="1" draw:dots1-length="0.016cm" draw:dots2="1" draw:dots2-length="0.016cm" draw:distance="0.016cm"/>
    <draw:stroke-dash draw:name="Dashed_20__28_var_29__20_7588" draw:display-name="Dashed (var) 7588" draw:style="rect" draw:dots1="1" draw:dots1-length="0.016cm" draw:dots2="1" draw:dots2-length="0.016cm" draw:distance="0.016cm"/>
    <draw:stroke-dash draw:name="Dashed_20__28_var_29__20_7589" draw:display-name="Dashed (var) 7589" draw:style="rect" draw:dots1="1" draw:dots1-length="0.016cm" draw:dots2="1" draw:dots2-length="0.016cm" draw:distance="0.016cm"/>
    <draw:stroke-dash draw:name="Dashed_20__28_var_29__20_7590" draw:display-name="Dashed (var) 7590" draw:style="rect" draw:dots1="1" draw:dots1-length="0.016cm" draw:dots2="1" draw:dots2-length="0.016cm" draw:distance="0.016cm"/>
    <draw:stroke-dash draw:name="Dashed_20__28_var_29__20_7591" draw:display-name="Dashed (var) 7591" draw:style="rect" draw:dots1="1" draw:dots1-length="0.016cm" draw:dots2="1" draw:dots2-length="0.016cm" draw:distance="0.016cm"/>
    <draw:stroke-dash draw:name="Dashed_20__28_var_29__20_7592" draw:display-name="Dashed (var) 7592" draw:style="rect" draw:dots1="1" draw:dots1-length="0.016cm" draw:dots2="1" draw:dots2-length="0.016cm" draw:distance="0.016cm"/>
    <draw:stroke-dash draw:name="Dashed_20__28_var_29__20_7593" draw:display-name="Dashed (var) 7593" draw:style="rect" draw:dots1="1" draw:dots1-length="0.016cm" draw:dots2="1" draw:dots2-length="0.016cm" draw:distance="0.016cm"/>
    <draw:stroke-dash draw:name="Dashed_20__28_var_29__20_7594" draw:display-name="Dashed (var) 7594" draw:style="rect" draw:dots1="1" draw:dots1-length="0.016cm" draw:dots2="1" draw:dots2-length="0.016cm" draw:distance="0.016cm"/>
    <draw:stroke-dash draw:name="Dashed_20__28_var_29__20_7595" draw:display-name="Dashed (var) 7595" draw:style="rect" draw:dots1="1" draw:dots1-length="0.016cm" draw:dots2="1" draw:dots2-length="0.016cm" draw:distance="0.016cm"/>
    <draw:stroke-dash draw:name="Dashed_20__28_var_29__20_7596" draw:display-name="Dashed (var) 7596" draw:style="rect" draw:dots1="1" draw:dots1-length="0.016cm" draw:dots2="1" draw:dots2-length="0.016cm" draw:distance="0.016cm"/>
    <draw:stroke-dash draw:name="Dashed_20__28_var_29__20_7597" draw:display-name="Dashed (var) 7597" draw:style="rect" draw:dots1="1" draw:dots1-length="0.016cm" draw:dots2="1" draw:dots2-length="0.016cm" draw:distance="0.016cm"/>
    <draw:stroke-dash draw:name="Dashed_20__28_var_29__20_7598" draw:display-name="Dashed (var) 7598" draw:style="rect" draw:dots1="1" draw:dots1-length="0.016cm" draw:dots2="1" draw:dots2-length="0.016cm" draw:distance="0.016cm"/>
    <draw:stroke-dash draw:name="Dashed_20__28_var_29__20_7599" draw:display-name="Dashed (var) 7599" draw:style="rect" draw:dots1="1" draw:dots1-length="0.016cm" draw:dots2="1" draw:dots2-length="0.016cm" draw:distance="0.016cm"/>
    <draw:stroke-dash draw:name="Dashed_20__28_var_29__20_7600" draw:display-name="Dashed (var) 7600" draw:style="rect" draw:dots1="1" draw:dots1-length="0.016cm" draw:dots2="1" draw:dots2-length="0.016cm" draw:distance="0.016cm"/>
    <draw:stroke-dash draw:name="Dashed_20__28_var_29__20_7601" draw:display-name="Dashed (var) 7601" draw:style="rect" draw:dots1="1" draw:dots1-length="0.016cm" draw:dots2="1" draw:dots2-length="0.016cm" draw:distance="0.016cm"/>
    <draw:stroke-dash draw:name="Dashed_20__28_var_29__20_7602" draw:display-name="Dashed (var) 7602" draw:style="rect" draw:dots1="1" draw:dots1-length="0.016cm" draw:dots2="1" draw:dots2-length="0.016cm" draw:distance="0.016cm"/>
    <draw:stroke-dash draw:name="Dashed_20__28_var_29__20_7603" draw:display-name="Dashed (var) 7603" draw:style="rect" draw:dots1="1" draw:dots1-length="0.016cm" draw:dots2="1" draw:dots2-length="0.016cm" draw:distance="0.016cm"/>
    <draw:stroke-dash draw:name="Dashed_20__28_var_29__20_7604" draw:display-name="Dashed (var) 7604" draw:style="rect" draw:dots1="1" draw:dots1-length="0.016cm" draw:dots2="1" draw:dots2-length="0.016cm" draw:distance="0.016cm"/>
    <draw:stroke-dash draw:name="Dashed_20__28_var_29__20_7605" draw:display-name="Dashed (var) 7605" draw:style="rect" draw:dots1="1" draw:dots1-length="0.016cm" draw:dots2="1" draw:dots2-length="0.016cm" draw:distance="0.016cm"/>
    <draw:stroke-dash draw:name="Dashed_20__28_var_29__20_7606" draw:display-name="Dashed (var) 7606" draw:style="rect" draw:dots1="1" draw:dots1-length="0.016cm" draw:dots2="1" draw:dots2-length="0.016cm" draw:distance="0.016cm"/>
    <draw:stroke-dash draw:name="Dashed_20__28_var_29__20_7607" draw:display-name="Dashed (var) 7607" draw:style="rect" draw:dots1="1" draw:dots1-length="0.016cm" draw:dots2="1" draw:dots2-length="0.016cm" draw:distance="0.016cm"/>
    <draw:stroke-dash draw:name="Dashed_20__28_var_29__20_7608" draw:display-name="Dashed (var) 7608" draw:style="rect" draw:dots1="1" draw:dots1-length="0.016cm" draw:dots2="1" draw:dots2-length="0.016cm" draw:distance="0.016cm"/>
    <draw:stroke-dash draw:name="Dashed_20__28_var_29__20_7609" draw:display-name="Dashed (var) 7609" draw:style="rect" draw:dots1="1" draw:dots1-length="0.016cm" draw:dots2="1" draw:dots2-length="0.016cm" draw:distance="0.016cm"/>
    <draw:stroke-dash draw:name="Dashed_20__28_var_29__20_7610" draw:display-name="Dashed (var) 7610" draw:style="rect" draw:dots1="1" draw:dots1-length="0.016cm" draw:dots2="1" draw:dots2-length="0.016cm" draw:distance="0.016cm"/>
    <draw:stroke-dash draw:name="Dashed_20__28_var_29__20_7611" draw:display-name="Dashed (var) 7611" draw:style="rect" draw:dots1="1" draw:dots1-length="0.016cm" draw:dots2="1" draw:dots2-length="0.016cm" draw:distance="0.016cm"/>
    <draw:stroke-dash draw:name="Dashed_20__28_var_29__20_7612" draw:display-name="Dashed (var) 7612" draw:style="rect" draw:dots1="1" draw:dots1-length="0.016cm" draw:dots2="1" draw:dots2-length="0.016cm" draw:distance="0.016cm"/>
    <draw:stroke-dash draw:name="Dashed_20__28_var_29__20_7613" draw:display-name="Dashed (var) 7613" draw:style="rect" draw:dots1="1" draw:dots1-length="0.016cm" draw:dots2="1" draw:dots2-length="0.016cm" draw:distance="0.016cm"/>
    <draw:stroke-dash draw:name="Dashed_20__28_var_29__20_7614" draw:display-name="Dashed (var) 7614" draw:style="rect" draw:dots1="1" draw:dots1-length="0.016cm" draw:dots2="1" draw:dots2-length="0.016cm" draw:distance="0.016cm"/>
    <draw:stroke-dash draw:name="Dashed_20__28_var_29__20_7615" draw:display-name="Dashed (var) 7615" draw:style="rect" draw:dots1="1" draw:dots1-length="0.016cm" draw:dots2="1" draw:dots2-length="0.016cm" draw:distance="0.016cm"/>
    <draw:stroke-dash draw:name="Dashed_20__28_var_29__20_7616" draw:display-name="Dashed (var) 7616" draw:style="rect" draw:dots1="1" draw:dots1-length="0.016cm" draw:dots2="1" draw:dots2-length="0.016cm" draw:distance="0.016cm"/>
    <draw:stroke-dash draw:name="Dashed_20__28_var_29__20_7617" draw:display-name="Dashed (var) 7617" draw:style="rect" draw:dots1="1" draw:dots1-length="0.016cm" draw:dots2="1" draw:dots2-length="0.016cm" draw:distance="0.016cm"/>
    <draw:stroke-dash draw:name="Dashed_20__28_var_29__20_7618" draw:display-name="Dashed (var) 7618" draw:style="rect" draw:dots1="1" draw:dots1-length="0.016cm" draw:dots2="1" draw:dots2-length="0.016cm" draw:distance="0.016cm"/>
    <draw:stroke-dash draw:name="Dashed_20__28_var_29__20_7619" draw:display-name="Dashed (var) 7619" draw:style="rect" draw:dots1="1" draw:dots1-length="0.003cm" draw:dots2="1" draw:dots2-length="0.003cm" draw:distance="0.003cm"/>
    <draw:stroke-dash draw:name="Dashed_20__28_var_29__20_7620" draw:display-name="Dashed (var) 7620" draw:style="rect" draw:dots1="1" draw:dots1-length="0.003cm" draw:dots2="1" draw:dots2-length="0.003cm" draw:distance="0.003cm"/>
    <draw:stroke-dash draw:name="Dashed_20__28_var_29__20_7621" draw:display-name="Dashed (var) 7621" draw:style="rect" draw:dots1="1" draw:dots1-length="0.003cm" draw:dots2="1" draw:dots2-length="0.003cm" draw:distance="0.003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6"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loext:opacity="100%" style:font-name="Bitstream Vera Sans1"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6" fo:font-family="'Bitstream Vera Sans'" style:font-style-name="Roman" style:font-family-generic="swiss" style:font-pitch="variable" fo:font-size="11pt"/>
    </style:style>
    <style:style style:name="En-tête_5f_C15J40" style:display-name="En-tête_C15J40" style:family="paragraph" style:parent-style-name="Header" style:class="extra">
      <loext:graphic-properties draw:fill="solid" draw:fill-color="#f2e5ff" draw:opacity="100%"/>
      <style:paragraph-properties fo:text-align="center" style:justify-single-word="false" fo:background-color="#f2e5ff" fo:padding="0.019cm" fo:border="0.99pt solid #bf33ff"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style: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style:contextual-spacing="false" style:line-height-at-least="0.801cm"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6"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 fo:font-family="'Bitstream Vera Sans'" style:font-family-generic="roman" style:font-pitch="variable" fo:font-size="10pt" fo:font-style="normal" fo:font-weight="normal" style:font-size-asian="10pt" style:font-style-asian="normal" style:font-weight-asian="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6"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6"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6"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2d_Numéros_20_de_20_s_27_entraîner" style:display-name="-Numéros de s'entraîner" style:family="text">
      <style:text-properties fo:color="#ffffff" loext:opacity="100%" style:font-name="Bitstream Vera Sans6"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 style:family="text">
      <style:text-properties style:font-name="Bitstream Vera Sans6" fo:font-family="'Bitstream Vera Sans'" style:font-style-name="Roman" style:font-family-generic="swiss" style:font-pitch="variable" fo:font-size="10pt" fo:font-weight="bold" officeooo:rsid="0019262b" style:font-size-asian="10.5pt" style:font-weight-asian="bold" style:font-weight-complex="normal"/>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Consigne" style:display-name="_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_5f_numéros" style:display-name="_numéros" style:family="text" style:parent-style-name="corps">
      <style:text-properties fo:color="#ffffff" loext:opacity="100%" style:font-name="Bitstream Vera Sans6"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_5f_opensymbol" style:display-name="_opensymbol" style:family="text">
      <style:text-properties style:font-name="OpenSymbol1" fo:font-family="OpenSymbol" style:font-pitch="variable" style:font-charset="x-symbol" fo:font-size="10pt" fo:font-style="normal"/>
    </style:style>
    <style:style style:name="_5f_Titre_20_d_27_exercice" style:display-name="_Titre d'exercice" style:family="text">
      <style:text-properties fo:color="#52cc00" loext:opacity="1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_2d_Numéros_20_de_20_s_27_entraîner_20_et_20_approfondir" style:display-name="-Numéros de s'entraîner et approfondir" style:family="text">
      <style:text-properties fo:color="#ffffff" loext:opacity="100%"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Consigne" style:family="text">
      <style:text-properties style:use-window-font-color="true" loext:opacity="0%" style:font-name="Bitstream Vera Sans4" fo:font-family="'Bitstream Vera Sans'" style:font-style-name="Oblique" style:font-family-generic="swiss" style:font-pitch="variable" fo:font-size="11pt" fo:font-style="italic" style:text-underline-style="none"/>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6"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6"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Bold_5f_niv2" style:display-name="Bold_niv2" style:family="text">
      <style:text-properties fo:color="#d3802b" loext:opacity="100%" style:font-name="Bitstream Vera Sans6"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6"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6"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 fo:font-family="'Bitstream Vera Sans'" style:font-family-generic="roman" style:font-pitch="variable" fo:font-size="13pt" fo:text-shadow="none" fo:font-weight="bold" fo:background-color="#800080" style:font-size-asian="13pt" style:font-weight-asian="bold"/>
    </style:style>
    <style:style style:name="_5f_Niveau_5f_jaune" style:display-name="_Niveau_jaune" style:family="text">
      <style:text-properties fo:color="#000000" loext:opacity="100%" style:font-name="Bitstream Vera Sans"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 fo:font-family="'Bitstream Vera Sans'" style:font-family-generic="roman" style:font-pitch="variable" fo:font-size="9pt" fo:font-weight="bold" style:font-size-asian="9pt" style:font-weight-asian="bold"/>
    </style:style>
    <style:style style:name="_5f_Correction_5f_symboles" style:display-name="_Correction_symboles" style:family="text">
      <style:text-properties style:font-name="OpenSymbol" fo:font-family="OpenSymbol" style:font-pitch="variable" fo:font-size="10pt" fo:font-style="normal" fo:background-color="#ffff00" style:font-name-asian="OpenSymbol1" style:font-family-asian="OpenSymbol" style:font-pitch-asian="variable" style:font-charset-asian="x-symbol" style:font-style-asian="normal" style:font-name-complex="OpenSymbol1" style:font-family-complex="OpenSymbol" style:font-pitch-complex="variable" style:font-charset-complex="x-symbo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puce_5f_exemple" style:display-name="liste_puce_exemple">
      <text:list-level-style-bullet text:level="1" text:style-name="Bullet_20_Symbols" loext:num-list-format="%1%" text:bullet-char="•">
        <style:list-level-properties text:list-level-position-and-space-mode="label-alignment">
          <style:list-level-label-alignment text:label-followed-by="listtab" text:list-tab-stop-position="0.349cm" fo:text-indent="-0.349cm" fo:margin-left="0.349cm"/>
        </style:list-level-properties>
        <style:text-properties style:font-name="Bitstream Vera Sans5"/>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349cm" fo:text-indent="-0.349cm" fo:margin-left="0.349cm"/>
        </style:list-level-properties>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consecutive-numbering="true">
      <text:list-level-style-number text:level="1" text:style-name="Bold_5f_niv1"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0"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_5f_En-tête">
      <style:text-properties fo:font-variant="normal" fo:text-transform="none" fo:color="#7fb241" loext:opacity="100%" style:font-name="Bitstream Vera Sans1" fo:font-size="16pt" fo:font-style="normal" fo:text-shadow="none" fo:font-weight="bold" officeooo:rsid="006b66e5" officeooo:paragraph-rsid="0083f2e1" style:font-size-asian="16pt" style:font-style-asian="normal" style:font-size-complex="16pt" style:font-style-complex="normal"/>
    </style:style>
    <style:style style:name="MP27" style:family="paragraph">
      <loext:graphic-properties draw:fill="solid" draw:fill-color="#7fb241"/>
    </style:style>
    <style:style style:name="MP28" style:family="paragraph">
      <style:paragraph-properties fo:text-align="center"/>
    </style:style>
    <style:style style:name="MP29"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aa84d"/>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1" fo:font-size="16pt" fo:font-weight="bold" style:font-size-asian="16pt" style:font-weight-asian="bold" style:font-size-complex="16pt" style:font-weight-complex="bold"/>
    </style:style>
    <style:style style:name="MT5" style:family="text">
      <style:text-properties officeooo:rsid="0083f2e1"/>
    </style:style>
    <style:style style:name="MT6" style:family="text">
      <style:text-properties fo:text-transform="uppercase" fo:color="#808080" loext:opacity="100%" style:font-name="Bitstream Vera Sans6" fo:font-size="9pt" officeooo:rsid="0084bac9" fo:background-color="transparent" loext:char-shading-value="0"/>
    </style:style>
    <style:style style:name="MT7" style:family="text">
      <style:text-properties fo:text-transform="uppercase" fo:color="#808080" loext:opacity="100%" style:font-name="Bitstream Vera Sans6" fo:font-size="9pt" officeooo:rsid="00861fb3" fo:background-color="transparent" loext:char-shading-value="0"/>
    </style:style>
    <style:style style:name="MT8" style:family="text">
      <style:text-properties officeooo:rsid="008d9992"/>
    </style:style>
    <style:style style:name="MT9" style:family="text">
      <style:text-properties officeooo:rsid="002aa84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draw:style-name="Mdp2"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draw:style-name="Mdp2" style:next-style-name="_5f_Fiche_20_éditeur_20_série_20_2_20_paire_20__28_G_29_">
      <style:header>
        <text:p text:style-name="MP3"><text:span text:style-name="MT1">Série 2 :</text:span> <text:span text:style-name="MT1">???</text:span></text:p>
      </style:header>
      <style:footer>
        <text:p text:style-name="MP8">Chapitre ? : ...</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draw:style-name="Mdp2"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draw:style-name="Mdp2"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draw:style-name="Mdp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3_20_paire_20__28_G_29_" style:display-name="_Fiche éditeur série 3 paire (G)" style:page-layout-name="Mpm8" draw:style-name="Mdp2"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draw:style-name="Mdp2"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du_20_livret_20_pair" style:display-name="_Fiche du livret pair" style:page-layout-name="Mpm13"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4">N4 : Fractions</text:p>
              </table:table-cell>
              <table:table-cell table:style-name="Tableau18.A1" office:value-type="string">
                <text:p text:style-name="MP14"/>
              </table:table-cell>
            </table:table-row>
          </table:table-header-rows>
          <table:table-row table:style-name="Tableau18.1">
            <table:covered-table-cell table:style-name="Tableau18.A1"/>
            <table:table-cell table:style-name="Tableau18.A1" office:value-type="string">
              <text:p text:style-name="MP15">Série 1 : Fractions et parts</text:p>
            </table:table-cell>
            <table:table-cell table:style-name="Tableau18.A1" office:value-type="string">
              <text:p text:style-name="MP15"/>
            </table:table-cell>
          </table:table-row>
        </table:table>
        <text:p text:style-name="MP16"/>
      </style:header>
    </style:master-page>
    <style:master-page style:name="_5f_Fiche_20_format_20_Site" style:display-name="_Fiche format Site" style:page-layout-name="Mpm14" draw:style-name="Mdp2">
      <style:header>
        <text:p text:style-name="MP17"/>
        <text:p text:style-name="MP18"><text:span text:style-name="MT2">Chapitre N3 :</text:span> <text:span text:style-name="MT3">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0" draw:style-name="Mdp2" style:next-style-name="_5f_Fiche_20_éditeur_20_synthèse_20_paire_20__28_G_29_">
      <style:header>
        <text:p text:style-name="MP10">Synthèse</text:p>
      </style:header>
      <style:footer>
        <text:p text:style-name="MP8">Chapitre ? : ...</text:p>
      </style:footer>
      <style:footer-left>
        <text:p text:style-name="MP20"/>
      </style:footer-left>
    </style:master-page>
    <style:master-page style:name="_5f_Fiche_20_éditeur_20_synthèse_20_paire_20__28_G_29_" style:display-name="_Fiche éditeur synthèse paire (G)" style:page-layout-name="Mpm8" draw:style-name="Mdp2"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draw:style-name="Mdp2">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draw:style-name="Mdp2"/>
    <style:master-page style:name="Left_20_Page" style:display-name="Left Page" style:page-layout-name="Mpm17" draw:style-name="Mdp2" style:next-style-name="Right_20_Page"/>
    <style:master-page style:name="_5f_Fiche_20_éditeur_20_série_20_5_20_paire_20__28_D_29_" style:display-name="_Fiche éditeur série 5 paire (D)" style:page-layout-name="Mpm18" draw:style-name="Mdp2" style:next-style-name="_5f_Fiche_20_éditeur_20_série_20_1_20_paire_20__28_G_29_">
      <style:header>
        <text:p text:style-name="Header">Série 5 : Déterminer une fonction linéaire ou affine par le calcul</text:p>
      </style:header>
      <style:footer>
        <text:p text:style-name="MP24">Chapitre G2 : Triangles</text:p>
      </style:footer>
      <style:footer-left>
        <text:p text:style-name="MP25">Fonctions linéaires et affines : Chapitre D2</text:p>
      </style:footer-left>
    </style:master-page>
    <style:master-page style:name="First_20_Page" style:display-name="First Page" style:page-layout-name="Mpm19" draw:style-name="Mdp2" style:next-style-name="Standard"/>
    <style:master-page style:name="Envelope" style:page-layout-name="Mpm20" draw:style-name="Mdp2"/>
    <style:master-page style:name="Index" style:page-layout-name="Mpm19" draw:style-name="Mdp2"/>
    <style:master-page style:name="Footnote" style:page-layout-name="Mpm21" draw:style-name="Mdp2"/>
    <style:master-page style:name="Landscape" style:page-layout-name="Mpm22" draw:style-name="Mdp2"/>
    <style:master-page style:name="_5f_Fiche_20_éditeur_20_série_20_2_20_une_20_colonne_20_impaire_20__28_G_29_" style:display-name="_Fiche éditeur série 2 une colonne impaire (G)" style:page-layout-name="Mpm23" draw:style-name="Mdp1">
      <style:header>
        <text:p text:style-name="MP26"><draw:path text:anchor-type="paragraph" draw:z-index="7" draw:name="Forme1" draw:style-name="Mgr1" draw:text-style-name="MP27" svg:width="4.329cm" svg:height="2.24cm" svg:x="-1.499cm" svg:y="-1cm" svg:viewBox="0 0 4330 2241" svg:d="M0 2241l3984-288c209-15 363-168 345-342l-170-1611h-4159z"><text:p/></draw:path><draw:frame text:anchor-type="paragraph" draw:z-index="11" draw:name="Forme2" draw:style-name="Mgr2" draw:text-style-name="MP29" svg:width="2.703cm" svg:height="0.715cm" draw:transform="rotate (0.0872664625997165) translate (-0.172861111111111cm 0.218722222222222cm)"><draw:text-box><text:p text:style-name="MP28"><text:span text:style-name="MT4">Série 4</text:span></text:p></draw:text-box></draw:frame><draw:line text:anchor-type="paragraph" draw:z-index="23" draw:name="Forme3" draw:style-name="Mgr3" draw:text-style-name="MP28" svg:x1="20.766cm" svg:y1="0.367cm" svg:x2="31.117cm" svg:y2="0.367cm"><text:p/></draw:line>C<text:span text:style-name="MT5">alculer des volumes</text:span></text:p>
      </style:header>
      <style:footer>
        <text:p text:style-name="MP30"><draw:frame draw:style-name="Mfr1" draw:name="Cadre1" text:anchor-type="paragraph" svg:y="-0.06cm" draw:z-index="15"><draw:text-box fo:min-height="0.499cm" fo:min-width="2cm"><draw:frame draw:style-name="Mfr2" draw:name="Cadre2" text:anchor-type="frame" svg:x="0.45cm" svg:y="0.079cm" svg:width="0.817cm" draw:z-index="19"><draw:text-box fo:min-height="0.355cm"><text:p text:style-name="MP31"><draw:g text:anchor-type="paragraph" draw:z-index="3" draw:name="Forme4" draw:style-name="Mgr4"><draw:path draw:style-name="Mgr5" draw:text-style-name="MP32" svg:width="0.855cm" svg:height="1.172cm" svg:x="-0.03cm" svg:y="-0.194cm" svg:viewBox="0 0 856 1173" svg:d="M856 1173h-856v-991c0-100 79-182 175-182h505c97 0 176 82 176 182z"><text:p/></draw:path></draw:g><text:page-number text:select-page="current">85</text:page-number></text:p></draw:text-box></draw:frame><text:p text:style-name="MP33"><text:span text:style-name="MT6">M</text:span><text:span text:style-name="MT7">esure</text:span><text:span text:style-name="MT8">s </text:span>• <text:span text:style-name="MT9">C2</text:span></text:p></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3-06-08T21:11:02.764000000</dc:date>
    <meta:printed-by>Katia Hache</meta:printed-by>
    <meta:print-date>2008-12-06T20:07:18</meta:print-date>
    <meta:editing-cycles>156</meta:editing-cycles>
    <meta:editing-duration>P1DT8H44M4S</meta:editing-duration>
    <meta:document-statistic meta:table-count="5" meta:image-count="5" meta:object-count="7" meta:page-count="4" meta:paragraph-count="236" meta:word-count="1893" meta:character-count="8337" meta:non-whitespace-character-count="6287"/>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row>
        <mn>4</mn>
        <mrow>
          <mspace width="0.5em"/>
          <mo stretchy="false">×</mo>
          <mspace width="0.5em"/>
        </mrow>
        <mn>3</mn>
      </mrow>
      <mn>2</mn>
    </mfrac>
    <annotation encoding="StarMath 5.0">{  4 `times` 3 } over {2}</annotation>
  </semantics>
</math>
</file>

<file path=Object 2/content.xml><?xml version="1.0" encoding="utf-8"?>
<math xmlns="http://www.w3.org/1998/Math/MathML" display="block">
  <semantics>
    <mfrac>
      <mrow>
        <mn>6</mn>
        <mrow>
          <mspace width="0.5em"/>
          <mo stretchy="false">×</mo>
          <mspace width="0.5em"/>
        </mrow>
        <mn>8</mn>
      </mrow>
      <mn>2</mn>
    </mfrac>
    <annotation encoding="StarMath 5.0">{{6}` times` {8}} over {2}</annotation>
  </semantics>
</math>
</file>

<file path=Object 3/content.xml><?xml version="1.0" encoding="utf-8"?>
<math xmlns="http://www.w3.org/1998/Math/MathML" display="block">
  <semantics>
    <mfrac>
      <mn>5</mn>
      <mn>6</mn>
    </mfrac>
    <annotation encoding="StarMath 5.0">{5} over {6}</annotation>
  </semantics>
</math>
</file>

<file path=Object 4/content.xml><?xml version="1.0" encoding="utf-8"?>
<math xmlns="http://www.w3.org/1998/Math/MathML" display="block">
  <semantics>
    <mfrac>
      <mrow>
        <mn>0,3</mn>
        <mrow>
          <mspace width="0.5em"/>
          <mo stretchy="false">×</mo>
          <mspace width="0.5em"/>
        </mrow>
        <mn>1,3</mn>
      </mrow>
      <mn>2</mn>
    </mfrac>
    <annotation encoding="StarMath 5.0">{{0,3} `times` {1,3}} over {2}</annotation>
  </semantics>
</math>
</file>

<file path=Object 5/content.xml><?xml version="1.0" encoding="utf-8"?>
<math xmlns="http://www.w3.org/1998/Math/MathML" display="block">
  <semantics>
    <mfrac>
      <mrow>
        <mi mathvariant="normal">π</mi>
        <mrow>
          <mspace width="0.5em"/>
          <mo stretchy="false">×</mo>
          <mspace width="0.5em"/>
        </mrow>
        <msup>
          <mn>2,5</mn>
          <mn>2</mn>
        </msup>
      </mrow>
      <mn>2</mn>
    </mfrac>
    <annotation encoding="StarMath 5.0">{%pi ` times  `{2,5}^{2}} over {2}</annotation>
  </semantics>
</math>
</file>

<file path=Object 6/content.xml><?xml version="1.0" encoding="utf-8"?>
<math xmlns="http://www.w3.org/1998/Math/MathML" display="block">
  <semantics>
    <mfrac>
      <mrow>
        <mn>5</mn>
        <mrow>
          <mspace width="0.5em"/>
          <mo stretchy="false">×</mo>
          <mspace width="0.5em"/>
        </mrow>
        <mn>3,1</mn>
      </mrow>
      <mn>2</mn>
    </mfrac>
    <annotation encoding="StarMath 5.0">{{5} `times` {3,1}} over {2}</annotation>
  </semantics>
</math>
</file>

<file path=Object 7/content.xml><?xml version="1.0" encoding="utf-8"?>
<math xmlns="http://www.w3.org/1998/Math/MathML" display="block">
  <semantics>
    <mfrac>
      <mn>5</mn>
      <mn>6</mn>
    </mfrac>
    <annotation encoding="StarMath 5.0">{5} over {6}</annotation>
  </semantics>
</math>
</file>